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25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row table:style-name="ro1">
          <table:table-cell office:value-type="string">
            <text:p>uugagucguagucguagucggagucgu</text:p>
          </table:table-cell>
          <table:table-cell/>
          <table:table-cell table:style-name="ce1" office:value-type="string" table:number-columns-spanned="12" table:number-rows-spanned="1">
            <text:p>overdangle</text:p>
          </table:table-cell>
          <table:covered-table-cell table:number-columns-repeated="10"/>
          <table:covered-table-cell table:style-name="ce3"/>
          <table:table-cell/>
          <table:table-cell table:style-name="ce4" office:value-type="string" table:number-columns-spanned="12" table:number-rows-spanned="1">
            <text:p>microstates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office:value-type="string">
            <text:p>TRUTH: noLP</text:p>
          </table:table-cell>
          <table:table-cell office:value-type="string">
            <text:p>gapc noLP</text:p>
          </table:table-cell>
          <table:table-cell office:value-type="string">
            <text:p>RNAfold noLP</text:p>
          </table:table-cell>
          <table:table-cell/>
          <table:table-cell office:value-type="string">
            <text:p>TRUTH: LP</text:p>
          </table:table-cell>
          <table:table-cell office:value-type="string">
            <text:p>gapc LP</text:p>
          </table:table-cell>
          <table:table-cell office:value-type="string">
            <text:p>RNAfold LP</text:p>
          </table:table-cell>
          <table:table-cell/>
          <table:table-cell table:formula="of:=SUM([.K3:.K10000])" office:value-type="float" office:value="0.000465359788160268">
            <text:p>0.0004653598</text:p>
          </table:table-cell>
          <table:table-cell table:formula="of:=SUM([.L3:.L10000])" office:value-type="float" office:value="0.220079242455201">
            <text:p>0.2200792425</text:p>
          </table:table-cell>
          <table:table-cell table:formula="of:=SUM([.M3:.M10000])" office:value-type="float" office:value="0.00278682745929532">
            <text:p>0.0027868275</text:p>
          </table:table-cell>
          <table:table-cell table:style-name="ce3" table:formula="of:=SUM([.N3:.N10000])" office:value-type="float" office:value="0.000000122202408529393">
            <text:p>0.00000012</text:p>
          </table:table-cell>
          <table:table-cell/>
          <table:table-cell office:value-type="string">
            <text:p>Truth: noLP</text:p>
          </table:table-cell>
          <table:table-cell office:value-type="string">
            <text:p>gapc: noLP</text:p>
          </table:table-cell>
          <table:table-cell office:value-type="string">
            <text:p>RNAfold: noLP</text:p>
          </table:table-cell>
          <table:table-cell/>
          <table:table-cell office:value-type="string">
            <text:p>Truth: LP</text:p>
          </table:table-cell>
          <table:table-cell office:value-type="string">
            <text:p>gapc: LP</text:p>
          </table:table-cell>
          <table:table-cell office:value-type="string">
            <text:p>RNAfold: LP</text:p>
          </table:table-cell>
          <table:table-cell/>
          <table:table-cell table:formula="of:=SUM([.X3:.X999])" office:value-type="float" office:value="0.12722402920161">
            <text:p>0.1272240292</text:p>
          </table:table-cell>
          <table:table-cell table:formula="of:=SUM([.Y3:.Y999])" office:value-type="float" office:value="0.307121114840681">
            <text:p>0.3071211148</text:p>
          </table:table-cell>
          <table:table-cell table:formula="of:=SUM([.Z3:.Z999])" office:value-type="float" office:value="0.492051155185768">
            <text:p>0.4920511552</text:p>
          </table:table-cell>
          <table:table-cell table:formula="of:=SUM([.AA3:.AA999])" office:value-type="float" office:value="2.72092424206484">
            <text:p>2.7209242421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]-[.D3])" office:value-type="float" office:value="0">
            <text:p>0</text:p>
          </table:table-cell>
          <table:table-cell table:formula="of:=ABS([.C3]-[.E3])" office:value-type="float" office:value="0">
            <text:p>0</text:p>
          </table:table-cell>
          <table:table-cell table:formula="of:=ABS([.G3]-[.H3])" office:value-type="float" office:value="0">
            <text:p>0</text:p>
          </table:table-cell>
          <table:table-cell table:formula="of:=ABS([.G3]-[.I3]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]-[.Q3])" office:value-type="float" office:value="0">
            <text:p>0</text:p>
          </table:table-cell>
          <table:table-cell table:formula="of:=ABS([.P3]-[.R3])" office:value-type="float" office:value="0">
            <text:p>0</text:p>
          </table:table-cell>
          <table:table-cell table:formula="of:=ABS([.T3]-[.U3])" office:value-type="float" office:value="0">
            <text:p>0</text:p>
          </table:table-cell>
          <table:table-cell table:formula="of:=ABS([.T3]-[.V3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4]-[.D4])" office:value-type="float" office:value="0">
            <text:p>0</text:p>
          </table:table-cell>
          <table:table-cell table:formula="of:=ABS([.C4]-[.E4])" office:value-type="float" office:value="0">
            <text:p>0</text:p>
          </table:table-cell>
          <table:table-cell table:formula="of:=ABS([.G4]-[.H4])" office:value-type="float" office:value="0">
            <text:p>0</text:p>
          </table:table-cell>
          <table:table-cell table:formula="of:=ABS([.G4]-[.I4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4]-[.Q4])" office:value-type="float" office:value="0">
            <text:p>0</text:p>
          </table:table-cell>
          <table:table-cell table:formula="of:=ABS([.P4]-[.R4])" office:value-type="float" office:value="0">
            <text:p>0</text:p>
          </table:table-cell>
          <table:table-cell table:formula="of:=ABS([.T4]-[.U4])" office:value-type="float" office:value="0">
            <text:p>0</text:p>
          </table:table-cell>
          <table:table-cell table:formula="of:=ABS([.T4]-[.V4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5]-[.D5])" office:value-type="float" office:value="0">
            <text:p>0</text:p>
          </table:table-cell>
          <table:table-cell table:formula="of:=ABS([.C5]-[.E5])" office:value-type="float" office:value="0">
            <text:p>0</text:p>
          </table:table-cell>
          <table:table-cell table:formula="of:=ABS([.G5]-[.H5])" office:value-type="float" office:value="0">
            <text:p>0</text:p>
          </table:table-cell>
          <table:table-cell table:formula="of:=ABS([.G5]-[.I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5]-[.Q5])" office:value-type="float" office:value="0">
            <text:p>0</text:p>
          </table:table-cell>
          <table:table-cell table:formula="of:=ABS([.P5]-[.R5])" office:value-type="float" office:value="0">
            <text:p>0</text:p>
          </table:table-cell>
          <table:table-cell table:formula="of:=ABS([.T5]-[.U5])" office:value-type="float" office:value="0">
            <text:p>0</text:p>
          </table:table-cell>
          <table:table-cell table:formula="of:=ABS([.T5]-[.V5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6]-[.D6])" office:value-type="float" office:value="0">
            <text:p>0</text:p>
          </table:table-cell>
          <table:table-cell table:formula="of:=ABS([.C6]-[.E6])" office:value-type="float" office:value="0">
            <text:p>0</text:p>
          </table:table-cell>
          <table:table-cell table:formula="of:=ABS([.G6]-[.H6])" office:value-type="float" office:value="0">
            <text:p>0</text:p>
          </table:table-cell>
          <table:table-cell table:formula="of:=ABS([.G6]-[.I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6]-[.Q6])" office:value-type="float" office:value="0">
            <text:p>0</text:p>
          </table:table-cell>
          <table:table-cell table:formula="of:=ABS([.P6]-[.R6])" office:value-type="float" office:value="0">
            <text:p>0</text:p>
          </table:table-cell>
          <table:table-cell table:formula="of:=ABS([.T6]-[.U6])" office:value-type="float" office:value="0">
            <text:p>0</text:p>
          </table:table-cell>
          <table:table-cell table:formula="of:=ABS([.T6]-[.V6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0.00000810721569921745">
            <text:p>8.11E-00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.00000758368913263286">
            <text:p>7.58E-006</text:p>
          </table:table-cell>
          <table:table-cell office:value-type="float" office:value="0.0000075813767649">
            <text:p>7.5813767649E-006</text:p>
          </table:table-cell>
          <table:table-cell office:value-type="float" office:value="0.0000075836898225">
            <text:p>7.5836898225E-006</text:p>
          </table:table-cell>
          <table:table-cell/>
          <table:table-cell table:formula="of:=ABS([.C7]-[.D7])" office:value-type="float" office:value="0.00000810721569921745">
            <text:p>8.10721569921745E-006</text:p>
          </table:table-cell>
          <table:table-cell table:formula="of:=ABS([.C7]-[.E7])" office:value-type="float" office:value="0.00000810721569921745">
            <text:p>8.10721569921745E-006</text:p>
          </table:table-cell>
          <table:table-cell table:formula="of:=ABS([.G7]-[.H7])" office:value-type="float" office:value="0.00000000231236773286014">
            <text:p>2.31236773286014E-009</text:p>
          </table:table-cell>
          <table:table-cell table:formula="of:=ABS([.G7]-[.I7])" office:value-type="float" office:value="0.000000000000689867140091238">
            <text:p>6.89867140091238E-013</text:p>
          </table:table-cell>
          <table:table-cell/>
          <table:table-cell table:style-name="ce2" office:value-type="float" office:value="0.00000729467477938775">
            <text:p>7.29E-00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.00000707767241601179">
            <text:p>7.08E-006</text:p>
          </table:table-cell>
          <table:table-cell office:value-type="float" office:value="0.0000101145625156">
            <text:p>1.01145625156E-005</text:p>
          </table:table-cell>
          <table:table-cell office:value-type="float" office:value="0">
            <text:p>0</text:p>
          </table:table-cell>
          <table:table-cell/>
          <table:table-cell table:formula="of:=ABS([.P7]-[.Q7])" office:value-type="float" office:value="0.00000729467477938775">
            <text:p>7.29467477938775E-006</text:p>
          </table:table-cell>
          <table:table-cell table:formula="of:=ABS([.P7]-[.R7])" office:value-type="float" office:value="0.00000729467477938775">
            <text:p>7.29467477938775E-006</text:p>
          </table:table-cell>
          <table:table-cell table:formula="of:=ABS([.T7]-[.U7])" office:value-type="float" office:value="0.00000303689009958821">
            <text:p>3.03689009958821E-006</text:p>
          </table:table-cell>
          <table:table-cell table:formula="of:=ABS([.T7]-[.V7])" office:value-type="float" office:value="0.00000707767241601179">
            <text:p>7.07767241601179E-00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8]-[.D8])" office:value-type="float" office:value="0">
            <text:p>0</text:p>
          </table:table-cell>
          <table:table-cell table:formula="of:=ABS([.C8]-[.E8])" office:value-type="float" office:value="0">
            <text:p>0</text:p>
          </table:table-cell>
          <table:table-cell table:formula="of:=ABS([.G8]-[.H8])" office:value-type="float" office:value="0">
            <text:p>0</text:p>
          </table:table-cell>
          <table:table-cell table:formula="of:=ABS([.G8]-[.I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8]-[.Q8])" office:value-type="float" office:value="0">
            <text:p>0</text:p>
          </table:table-cell>
          <table:table-cell table:formula="of:=ABS([.P8]-[.R8])" office:value-type="float" office:value="0">
            <text:p>0</text:p>
          </table:table-cell>
          <table:table-cell table:formula="of:=ABS([.T8]-[.U8])" office:value-type="float" office:value="0">
            <text:p>0</text:p>
          </table:table-cell>
          <table:table-cell table:formula="of:=ABS([.T8]-[.V8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]-[.D9])" office:value-type="float" office:value="0">
            <text:p>0</text:p>
          </table:table-cell>
          <table:table-cell table:formula="of:=ABS([.C9]-[.E9])" office:value-type="float" office:value="0">
            <text:p>0</text:p>
          </table:table-cell>
          <table:table-cell table:formula="of:=ABS([.G9]-[.H9])" office:value-type="float" office:value="0">
            <text:p>0</text:p>
          </table:table-cell>
          <table:table-cell table:formula="of:=ABS([.G9]-[.I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]-[.Q9])" office:value-type="float" office:value="0">
            <text:p>0</text:p>
          </table:table-cell>
          <table:table-cell table:formula="of:=ABS([.P9]-[.R9])" office:value-type="float" office:value="0">
            <text:p>0</text:p>
          </table:table-cell>
          <table:table-cell table:formula="of:=ABS([.T9]-[.U9])" office:value-type="float" office:value="0">
            <text:p>0</text:p>
          </table:table-cell>
          <table:table-cell table:formula="of:=ABS([.T9]-[.V9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1926729996489">
            <text:p>1.926729996489E-006</text:p>
          </table:table-cell>
          <table:table-cell/>
          <table:table-cell table:style-name="ce2" office:value-type="float" office:value="0.00000137773510804181">
            <text:p>1.38E-006</text:p>
          </table:table-cell>
          <table:table-cell office:value-type="float" office:value="0.0000013781586025">
            <text:p>1.3781586025E-006</text:p>
          </table:table-cell>
          <table:table-cell office:value-type="float" office:value="0.0000013777360129">
            <text:p>1.3777360129E-006</text:p>
          </table:table-cell>
          <table:table-cell/>
          <table:table-cell table:formula="of:=ABS([.C10]-[.D10])" office:value-type="float" office:value="0">
            <text:p>0</text:p>
          </table:table-cell>
          <table:table-cell table:formula="of:=ABS([.C10]-[.E10])" office:value-type="float" office:value="0.000001926729996489">
            <text:p>1.926729996489E-006</text:p>
          </table:table-cell>
          <table:table-cell table:formula="of:=ABS([.G10]-[.H10])" office:value-type="float" office:value="0.000000000423494458189895">
            <text:p>4.23494458189895E-010</text:p>
          </table:table-cell>
          <table:table-cell table:formula="of:=ABS([.G10]-[.I10])" office:value-type="float" office:value="0.000000000000904858189956358">
            <text:p>9.04858189956358E-0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01926729996489">
            <text:p>1.926729996489E-006</text:p>
          </table:table-cell>
          <table:table-cell/>
          <table:table-cell table:style-name="ce2" office:value-type="float" office:value="0.00000153375788419597">
            <text:p>1.53E-006</text:p>
          </table:table-cell>
          <table:table-cell office:value-type="float" office:value="0.0000023625534436">
            <text:p>2.3625534436E-006</text:p>
          </table:table-cell>
          <table:table-cell office:value-type="float" office:value="0">
            <text:p>0</text:p>
          </table:table-cell>
          <table:table-cell/>
          <table:table-cell table:formula="of:=ABS([.P10]-[.Q10])" office:value-type="float" office:value="0">
            <text:p>0</text:p>
          </table:table-cell>
          <table:table-cell table:formula="of:=ABS([.P10]-[.R10])" office:value-type="float" office:value="0.000001926729996489">
            <text:p>1.926729996489E-006</text:p>
          </table:table-cell>
          <table:table-cell table:formula="of:=ABS([.T10]-[.U10])" office:value-type="float" office:value="0.00000082879555940403">
            <text:p>8.2879555940403E-007</text:p>
          </table:table-cell>
          <table:table-cell table:formula="of:=ABS([.T10]-[.V10])" office:value-type="float" office:value="0.00000153375788419597">
            <text:p>1.53375788419597E-00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1]-[.D11])" office:value-type="float" office:value="0">
            <text:p>0</text:p>
          </table:table-cell>
          <table:table-cell table:formula="of:=ABS([.C11]-[.E11])" office:value-type="float" office:value="0">
            <text:p>0</text:p>
          </table:table-cell>
          <table:table-cell table:formula="of:=ABS([.G11]-[.H11])" office:value-type="float" office:value="0">
            <text:p>0</text:p>
          </table:table-cell>
          <table:table-cell table:formula="of:=ABS([.G11]-[.I1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1]-[.Q11])" office:value-type="float" office:value="0">
            <text:p>0</text:p>
          </table:table-cell>
          <table:table-cell table:formula="of:=ABS([.P11]-[.R11])" office:value-type="float" office:value="0">
            <text:p>0</text:p>
          </table:table-cell>
          <table:table-cell table:formula="of:=ABS([.T11]-[.U11])" office:value-type="float" office:value="0">
            <text:p>0</text:p>
          </table:table-cell>
          <table:table-cell table:formula="of:=ABS([.T11]-[.V11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16175591128321">
            <text:p>1.6175591128321E-005</text:p>
          </table:table-cell>
          <table:table-cell/>
          <table:table-cell table:style-name="ce2" office:value-type="float" office:value="0.00000938959831701592">
            <text:p>9.39E-006</text:p>
          </table:table-cell>
          <table:table-cell office:value-type="float" office:value="0.0000093928764484">
            <text:p>9.3928764484E-006</text:p>
          </table:table-cell>
          <table:table-cell office:value-type="float" office:value="0.000009389597420025">
            <text:p>9.389597420025E-006</text:p>
          </table:table-cell>
          <table:table-cell/>
          <table:table-cell table:formula="of:=ABS([.C12]-[.D12])" office:value-type="float" office:value="0">
            <text:p>0</text:p>
          </table:table-cell>
          <table:table-cell table:formula="of:=ABS([.C12]-[.E12])" office:value-type="float" office:value="0.000016175591128321">
            <text:p>1.6175591128321E-005</text:p>
          </table:table-cell>
          <table:table-cell table:formula="of:=ABS([.G12]-[.H12])" office:value-type="float" office:value="0.00000000327813138408032">
            <text:p>3.27813138408032E-009</text:p>
          </table:table-cell>
          <table:table-cell table:formula="of:=ABS([.G12]-[.I12])" office:value-type="float" office:value="0.000000000000896990918296107">
            <text:p>8.96990918296107E-0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16175591128321">
            <text:p>1.6175591128321E-005</text:p>
          </table:table-cell>
          <table:table-cell/>
          <table:table-cell table:style-name="ce2" office:value-type="float" office:value="0.0000105979227354658">
            <text:p>1.06E-005</text:p>
          </table:table-cell>
          <table:table-cell office:value-type="float" office:value="0.0000098942331601">
            <text:p>9.8942331601E-006</text:p>
          </table:table-cell>
          <table:table-cell office:value-type="float" office:value="0">
            <text:p>0</text:p>
          </table:table-cell>
          <table:table-cell/>
          <table:table-cell table:formula="of:=ABS([.P12]-[.Q12])" office:value-type="float" office:value="0">
            <text:p>0</text:p>
          </table:table-cell>
          <table:table-cell table:formula="of:=ABS([.P12]-[.R12])" office:value-type="float" office:value="0.000016175591128321">
            <text:p>1.6175591128321E-005</text:p>
          </table:table-cell>
          <table:table-cell table:formula="of:=ABS([.T12]-[.U12])" office:value-type="float" office:value="0.000000703689575365799">
            <text:p>7.03689575365799E-007</text:p>
          </table:table-cell>
          <table:table-cell table:formula="of:=ABS([.T12]-[.V12])" office:value-type="float" office:value="0.0000105979227354658">
            <text:p>1.05979227354658E-0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" office:value-type="float" office:value="0.0000252069361727528">
            <text:p>2.52E-005</text:p>
          </table:table-cell>
          <table:table-cell office:value-type="float" office:value="0.0000251864463321">
            <text:p>2.51864463321E-005</text:p>
          </table:table-cell>
          <table:table-cell office:value-type="float" office:value="0.000024103121517049">
            <text:p>2.4103121517049E-005</text:p>
          </table:table-cell>
          <table:table-cell/>
          <table:table-cell table:style-name="ce2" office:value-type="float" office:value="0.0000138902037669041">
            <text:p>1.39E-005</text:p>
          </table:table-cell>
          <table:table-cell office:value-type="float" office:value="0.0000138952999696">
            <text:p>1.38952999696E-005</text:p>
          </table:table-cell>
          <table:table-cell office:value-type="float" office:value="0.000013890201025936">
            <text:p>1.3890201025936E-005</text:p>
          </table:table-cell>
          <table:table-cell/>
          <table:table-cell table:formula="of:=ABS([.C13]-[.D13])" office:value-type="float" office:value="0.0000000204898406528011">
            <text:p>2.04898406528011E-008</text:p>
          </table:table-cell>
          <table:table-cell table:formula="of:=ABS([.C13]-[.E13])" office:value-type="float" office:value="0.0000011038146557038">
            <text:p>1.1038146557038E-006</text:p>
          </table:table-cell>
          <table:table-cell table:formula="of:=ABS([.G13]-[.H13])" office:value-type="float" office:value="0.00000000509620269589913">
            <text:p>5.09620269589913E-009</text:p>
          </table:table-cell>
          <table:table-cell table:formula="of:=ABS([.G13]-[.I13])" office:value-type="float" office:value="0.00000000000274096810041189">
            <text:p>2.74096810041189E-012</text:p>
          </table:table-cell>
          <table:table-cell/>
          <table:table-cell table:style-name="ce2" office:value-type="float" office:value="0.0000273737374642753">
            <text:p>2.74E-005</text:p>
          </table:table-cell>
          <table:table-cell office:value-type="float" office:value="0.00002552371441">
            <text:p>2.552371441E-005</text:p>
          </table:table-cell>
          <table:table-cell office:value-type="float" office:value="0.000024103121517049">
            <text:p>2.4103121517049E-005</text:p>
          </table:table-cell>
          <table:table-cell/>
          <table:table-cell table:style-name="ce2" office:value-type="float" office:value="0.0000152141959288228">
            <text:p>1.52E-005</text:p>
          </table:table-cell>
          <table:table-cell office:value-type="float" office:value="0.00001500865081">
            <text:p>1.500865081E-005</text:p>
          </table:table-cell>
          <table:table-cell office:value-type="float" office:value="0.00002552371441">
            <text:p>2.552371441E-005</text:p>
          </table:table-cell>
          <table:table-cell/>
          <table:table-cell table:formula="of:=ABS([.P13]-[.Q13])" office:value-type="float" office:value="0.0000018500230542753">
            <text:p>0.00000185</text:p>
          </table:table-cell>
          <table:table-cell table:formula="of:=ABS([.P13]-[.R13])" office:value-type="float" office:value="0.0000032706159472263">
            <text:p>3.2706159472263E-006</text:p>
          </table:table-cell>
          <table:table-cell table:formula="of:=ABS([.T13]-[.U13])" office:value-type="float" office:value="0.000000205545118822803">
            <text:p>2.05545118822803E-007</text:p>
          </table:table-cell>
          <table:table-cell table:formula="of:=ABS([.T13]-[.V13])" office:value-type="float" office:value="0.0000103095184811772">
            <text:p>1.03095184811772E-0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4]-[.D14])" office:value-type="float" office:value="0">
            <text:p>0</text:p>
          </table:table-cell>
          <table:table-cell table:formula="of:=ABS([.C14]-[.E14])" office:value-type="float" office:value="0">
            <text:p>0</text:p>
          </table:table-cell>
          <table:table-cell table:formula="of:=ABS([.G14]-[.H14])" office:value-type="float" office:value="0">
            <text:p>0</text:p>
          </table:table-cell>
          <table:table-cell table:formula="of:=ABS([.G14]-[.I1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4]-[.Q14])" office:value-type="float" office:value="0">
            <text:p>0</text:p>
          </table:table-cell>
          <table:table-cell table:formula="of:=ABS([.P14]-[.R14])" office:value-type="float" office:value="0">
            <text:p>0</text:p>
          </table:table-cell>
          <table:table-cell table:formula="of:=ABS([.T14]-[.U14])" office:value-type="float" office:value="0">
            <text:p>0</text:p>
          </table:table-cell>
          <table:table-cell table:formula="of:=ABS([.T14]-[.V14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]-[.D15])" office:value-type="float" office:value="0">
            <text:p>0</text:p>
          </table:table-cell>
          <table:table-cell table:formula="of:=ABS([.C15]-[.E15])" office:value-type="float" office:value="0">
            <text:p>0</text:p>
          </table:table-cell>
          <table:table-cell table:formula="of:=ABS([.G15]-[.H15])" office:value-type="float" office:value="0">
            <text:p>0</text:p>
          </table:table-cell>
          <table:table-cell table:formula="of:=ABS([.G15]-[.I1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]-[.Q15])" office:value-type="float" office:value="0">
            <text:p>0</text:p>
          </table:table-cell>
          <table:table-cell table:formula="of:=ABS([.P15]-[.R15])" office:value-type="float" office:value="0">
            <text:p>0</text:p>
          </table:table-cell>
          <table:table-cell table:formula="of:=ABS([.T15]-[.U15])" office:value-type="float" office:value="0">
            <text:p>0</text:p>
          </table:table-cell>
          <table:table-cell table:formula="of:=ABS([.T15]-[.V15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16926270201">
            <text:p>1.6926270201E-006</text:p>
          </table:table-cell>
          <table:table-cell/>
          <table:table-cell table:style-name="ce2" office:value-type="float" office:value="0.00000153303232990778">
            <text:p>1.53E-006</text:p>
          </table:table-cell>
          <table:table-cell office:value-type="float" office:value="0.00000153412996">
            <text:p>1.53412996E-006</text:p>
          </table:table-cell>
          <table:table-cell office:value-type="float" office:value="0.000001533032756649">
            <text:p>0.000001533</text:p>
          </table:table-cell>
          <table:table-cell/>
          <table:table-cell table:formula="of:=ABS([.C16]-[.D16])" office:value-type="float" office:value="0">
            <text:p>0</text:p>
          </table:table-cell>
          <table:table-cell table:formula="of:=ABS([.C16]-[.E16])" office:value-type="float" office:value="0.0000016926270201">
            <text:p>1.6926270201E-006</text:p>
          </table:table-cell>
          <table:table-cell table:formula="of:=ABS([.G16]-[.H16])" office:value-type="float" office:value="0.00000000109763009221961">
            <text:p>1.09763009221961E-009</text:p>
          </table:table-cell>
          <table:table-cell table:formula="of:=ABS([.G16]-[.I16])" office:value-type="float" office:value="0.000000000000426741220383939">
            <text:p>4.26741220383939E-0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016926270201">
            <text:p>1.6926270201E-006</text:p>
          </table:table-cell>
          <table:table-cell/>
          <table:table-cell table:style-name="ce2" office:value-type="float" office:value="0.00000139611963212545">
            <text:p>1.40E-006</text:p>
          </table:table-cell>
          <table:table-cell office:value-type="float" office:value="0.0000016668875664">
            <text:p>1.6668875664E-006</text:p>
          </table:table-cell>
          <table:table-cell office:value-type="float" office:value="0">
            <text:p>0</text:p>
          </table:table-cell>
          <table:table-cell/>
          <table:table-cell table:formula="of:=ABS([.P16]-[.Q16])" office:value-type="float" office:value="0">
            <text:p>0</text:p>
          </table:table-cell>
          <table:table-cell table:formula="of:=ABS([.P16]-[.R16])" office:value-type="float" office:value="0.0000016926270201">
            <text:p>1.6926270201E-006</text:p>
          </table:table-cell>
          <table:table-cell table:formula="of:=ABS([.T16]-[.U16])" office:value-type="float" office:value="0.00000027076793427455">
            <text:p>2.7076793427455E-007</text:p>
          </table:table-cell>
          <table:table-cell table:formula="of:=ABS([.T16]-[.V16])" office:value-type="float" office:value="0.00000139611963212545">
            <text:p>1.39611963212545E-00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7]-[.D17])" office:value-type="float" office:value="0">
            <text:p>0</text:p>
          </table:table-cell>
          <table:table-cell table:formula="of:=ABS([.C17]-[.E17])" office:value-type="float" office:value="0">
            <text:p>0</text:p>
          </table:table-cell>
          <table:table-cell table:formula="of:=ABS([.G17]-[.H17])" office:value-type="float" office:value="0">
            <text:p>0</text:p>
          </table:table-cell>
          <table:table-cell table:formula="of:=ABS([.G17]-[.I1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7]-[.Q17])" office:value-type="float" office:value="0">
            <text:p>0</text:p>
          </table:table-cell>
          <table:table-cell table:formula="of:=ABS([.P17]-[.R17])" office:value-type="float" office:value="0">
            <text:p>0</text:p>
          </table:table-cell>
          <table:table-cell table:formula="of:=ABS([.T17]-[.U17])" office:value-type="float" office:value="0">
            <text:p>0</text:p>
          </table:table-cell>
          <table:table-cell table:formula="of:=ABS([.T17]-[.V17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41367176519824">
            <text:p>4.1367176519824E-005</text:p>
          </table:table-cell>
          <table:table-cell/>
          <table:table-cell table:style-name="ce2" office:value-type="float" office:value="0.0000374465817249184">
            <text:p>3.74E-005</text:p>
          </table:table-cell>
          <table:table-cell office:value-type="float" office:value="0.0000374655392281">
            <text:p>3.74655392281E-005</text:p>
          </table:table-cell>
          <table:table-cell office:value-type="float" office:value="0.000037446579048321">
            <text:p>3.7446579048321E-005</text:p>
          </table:table-cell>
          <table:table-cell/>
          <table:table-cell table:formula="of:=ABS([.C18]-[.D18])" office:value-type="float" office:value="0">
            <text:p>0</text:p>
          </table:table-cell>
          <table:table-cell table:formula="of:=ABS([.C18]-[.E18])" office:value-type="float" office:value="0.000041367176519824">
            <text:p>4.1367176519824E-005</text:p>
          </table:table-cell>
          <table:table-cell table:formula="of:=ABS([.G18]-[.H18])" office:value-type="float" office:value="0.0000000189575031816062">
            <text:p>0.000000019</text:p>
          </table:table-cell>
          <table:table-cell table:formula="of:=ABS([.G18]-[.I18])" office:value-type="float" office:value="0.0000000000026765973945163">
            <text:p>2.6765973945163E-0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41367176519824">
            <text:p>4.1367176519824E-005</text:p>
          </table:table-cell>
          <table:table-cell/>
          <table:table-cell table:style-name="ce2" office:value-type="float" office:value="0.0000338465867211304">
            <text:p>3.38E-005</text:p>
          </table:table-cell>
          <table:table-cell office:value-type="float" office:value="0.0000286678859776">
            <text:p>2.86678859776E-005</text:p>
          </table:table-cell>
          <table:table-cell office:value-type="float" office:value="0">
            <text:p>0</text:p>
          </table:table-cell>
          <table:table-cell/>
          <table:table-cell table:formula="of:=ABS([.P18]-[.Q18])" office:value-type="float" office:value="0">
            <text:p>0</text:p>
          </table:table-cell>
          <table:table-cell table:formula="of:=ABS([.P18]-[.R18])" office:value-type="float" office:value="0.000041367176519824">
            <text:p>4.1367176519824E-005</text:p>
          </table:table-cell>
          <table:table-cell table:formula="of:=ABS([.T18]-[.U18])" office:value-type="float" office:value="0.00000517870074353041">
            <text:p>5.17870074353041E-006</text:p>
          </table:table-cell>
          <table:table-cell table:formula="of:=ABS([.T18]-[.V18])" office:value-type="float" office:value="0.0000338465867211304">
            <text:p>3.38465867211304E-0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2" office:value-type="float" office:value="0.0000160314091408731">
            <text:p>1.60E-005</text:p>
          </table:table-cell>
          <table:table-cell office:value-type="float" office:value="0.0000160132827556">
            <text:p>1.60132827556E-005</text:p>
          </table:table-cell>
          <table:table-cell office:value-type="float" office:value="0.000018253641015184">
            <text:p>1.8253641015184E-005</text:p>
          </table:table-cell>
          <table:table-cell/>
          <table:table-cell table:style-name="ce2" office:value-type="float" office:value="0.0000691101860721982">
            <text:p>6.91E-005</text:p>
          </table:table-cell>
          <table:table-cell office:value-type="float" office:value="0.00006914587716">
            <text:p>6.914587716E-005</text:p>
          </table:table-cell>
          <table:table-cell office:value-type="float" office:value="0.000069110192068516">
            <text:p>6.9110192068516E-005</text:p>
          </table:table-cell>
          <table:table-cell/>
          <table:table-cell table:formula="of:=ABS([.C19]-[.D19])" office:value-type="float" office:value="0.0000000181263852731022">
            <text:p>1.81263852731022E-008</text:p>
          </table:table-cell>
          <table:table-cell table:formula="of:=ABS([.C19]-[.E19])" office:value-type="float" office:value="0.0000022222318743109">
            <text:p>2.2222318743109E-006</text:p>
          </table:table-cell>
          <table:table-cell table:formula="of:=ABS([.G19]-[.H19])" office:value-type="float" office:value="0.0000000356910878017809">
            <text:p>3.56910878017809E-008</text:p>
          </table:table-cell>
          <table:table-cell table:formula="of:=ABS([.G19]-[.I19])" office:value-type="float" office:value="0.00000000000599631782215952">
            <text:p>5.99631782215952E-012</text:p>
          </table:table-cell>
          <table:table-cell/>
          <table:table-cell table:style-name="ce2" office:value-type="float" office:value="0.0000144233257354267">
            <text:p>1.44E-005</text:p>
          </table:table-cell>
          <table:table-cell office:value-type="float" office:value="0.0000140778792025">
            <text:p>1.40778792025E-005</text:p>
          </table:table-cell>
          <table:table-cell office:value-type="float" office:value="0.000018253641015184">
            <text:p>1.8253641015184E-005</text:p>
          </table:table-cell>
          <table:table-cell/>
          <table:table-cell table:style-name="ce2" office:value-type="float" office:value="0.0000629705908845261">
            <text:p>6.30E-005</text:p>
          </table:table-cell>
          <table:table-cell office:value-type="float" office:value="0.0000645744030724">
            <text:p>6.45744030724E-005</text:p>
          </table:table-cell>
          <table:table-cell office:value-type="float" office:value="0.0000140778792025">
            <text:p>1.40778792025E-005</text:p>
          </table:table-cell>
          <table:table-cell/>
          <table:table-cell table:formula="of:=ABS([.P19]-[.Q19])" office:value-type="float" office:value="0.000000345446532926699">
            <text:p>3.45446532926699E-007</text:p>
          </table:table-cell>
          <table:table-cell table:formula="of:=ABS([.P19]-[.R19])" office:value-type="float" office:value="0.0000038303152797573">
            <text:p>3.8303152797573E-006</text:p>
          </table:table-cell>
          <table:table-cell table:formula="of:=ABS([.T19]-[.U19])" office:value-type="float" office:value="0.00000160381218787391">
            <text:p>1.60381218787391E-006</text:p>
          </table:table-cell>
          <table:table-cell table:formula="of:=ABS([.T19]-[.V19])" office:value-type="float" office:value="0.0000488927116820261">
            <text:p>4.88927116820261E-0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0]-[.D20])" office:value-type="float" office:value="0">
            <text:p>0</text:p>
          </table:table-cell>
          <table:table-cell table:formula="of:=ABS([.C20]-[.E20])" office:value-type="float" office:value="0">
            <text:p>0</text:p>
          </table:table-cell>
          <table:table-cell table:formula="of:=ABS([.G20]-[.H20])" office:value-type="float" office:value="0">
            <text:p>0</text:p>
          </table:table-cell>
          <table:table-cell table:formula="of:=ABS([.G20]-[.I2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0]-[.Q20])" office:value-type="float" office:value="0">
            <text:p>0</text:p>
          </table:table-cell>
          <table:table-cell table:formula="of:=ABS([.P20]-[.R20])" office:value-type="float" office:value="0">
            <text:p>0</text:p>
          </table:table-cell>
          <table:table-cell table:formula="of:=ABS([.T20]-[.U20])" office:value-type="float" office:value="0">
            <text:p>0</text:p>
          </table:table-cell>
          <table:table-cell table:formula="of:=ABS([.T20]-[.V20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]-[.D21])" office:value-type="float" office:value="0">
            <text:p>0</text:p>
          </table:table-cell>
          <table:table-cell table:formula="of:=ABS([.C21]-[.E21])" office:value-type="float" office:value="0">
            <text:p>0</text:p>
          </table:table-cell>
          <table:table-cell table:formula="of:=ABS([.G21]-[.H21])" office:value-type="float" office:value="0">
            <text:p>0</text:p>
          </table:table-cell>
          <table:table-cell table:formula="of:=ABS([.G21]-[.I2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]-[.Q21])" office:value-type="float" office:value="0">
            <text:p>0</text:p>
          </table:table-cell>
          <table:table-cell table:formula="of:=ABS([.P21]-[.R21])" office:value-type="float" office:value="0">
            <text:p>0</text:p>
          </table:table-cell>
          <table:table-cell table:formula="of:=ABS([.T21]-[.U21])" office:value-type="float" office:value="0">
            <text:p>0</text:p>
          </table:table-cell>
          <table:table-cell table:formula="of:=ABS([.T21]-[.V21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255379633201">
            <text:p>0.000025538</text:p>
          </table:table-cell>
          <table:table-cell/>
          <table:table-cell office:value-type="float" office:value="0.000125458556854674">
            <text:p>0.0001254586</text:p>
          </table:table-cell>
          <table:table-cell office:value-type="float" office:value="0.00012550048729">
            <text:p>0.0001255005</text:p>
          </table:table-cell>
          <table:table-cell office:value-type="float" office:value="0.000125458547885584">
            <text:p>0.0001254585</text:p>
          </table:table-cell>
          <table:table-cell/>
          <table:table-cell table:formula="of:=ABS([.C22]-[.D22])" office:value-type="float" office:value="0">
            <text:p>0</text:p>
          </table:table-cell>
          <table:table-cell table:formula="of:=ABS([.C22]-[.E22])" office:value-type="float" office:value="0.0000255379633201">
            <text:p>0.000025538</text:p>
          </table:table-cell>
          <table:table-cell table:formula="of:=ABS([.G22]-[.H22])" office:value-type="float" office:value="0.0000000419304353259755">
            <text:p>4.19304353259755E-008</text:p>
          </table:table-cell>
          <table:table-cell table:formula="of:=ABS([.G22]-[.I22])" office:value-type="float" office:value="0.00000000000896908998351646">
            <text:p>8.96908998351646E-0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255379633201">
            <text:p>0.000025538</text:p>
          </table:table-cell>
          <table:table-cell/>
          <table:table-cell office:value-type="float" office:value="0.000113970727150042">
            <text:p>0.0001139707</text:p>
          </table:table-cell>
          <table:table-cell office:value-type="float" office:value="0.0000685698268761">
            <text:p>6.85698268761E-005</text:p>
          </table:table-cell>
          <table:table-cell office:value-type="float" office:value="0">
            <text:p>0</text:p>
          </table:table-cell>
          <table:table-cell/>
          <table:table-cell table:formula="of:=ABS([.P22]-[.Q22])" office:value-type="float" office:value="0">
            <text:p>0</text:p>
          </table:table-cell>
          <table:table-cell table:formula="of:=ABS([.P22]-[.R22])" office:value-type="float" office:value="0.0000255379633201">
            <text:p>0.000025538</text:p>
          </table:table-cell>
          <table:table-cell table:formula="of:=ABS([.T22]-[.U22])" office:value-type="float" office:value="0.000045400900273942">
            <text:p>4.5400900273942E-005</text:p>
          </table:table-cell>
          <table:table-cell table:formula="of:=ABS([.T22]-[.V22])" office:value-type="float" office:value="0.000113970727150042">
            <text:p>0.00011397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0180447323923775">
            <text:p>0.0180447324</text:p>
          </table:table-cell>
          <table:table-cell office:value-type="float" office:value="0.018045892225">
            <text:p>0.0180458922</text:p>
          </table:table-cell>
          <table:table-cell office:value-type="float" office:value="0.0172833614795076">
            <text:p>0.0172833615</text:p>
          </table:table-cell>
          <table:table-cell/>
          <table:table-cell office:value-type="float" office:value="0.126441508964543">
            <text:p>0.126441509</text:p>
          </table:table-cell>
          <table:table-cell office:value-type="float" office:value="0.126473408161">
            <text:p>0.1264734082</text:p>
          </table:table-cell>
          <table:table-cell office:value-type="float" office:value="0.126441508649478">
            <text:p>0.1264415086</text:p>
          </table:table-cell>
          <table:table-cell/>
          <table:table-cell table:formula="of:=ABS([.C23]-[.D23])" office:value-type="float" office:value="0.00000115983262249583">
            <text:p>1.15983262249583E-006</text:p>
          </table:table-cell>
          <table:table-cell table:formula="of:=ABS([.C23]-[.E23])" office:value-type="float" office:value="0.000761370912869899">
            <text:p>0.0007613709</text:p>
          </table:table-cell>
          <table:table-cell table:formula="of:=ABS([.G23]-[.H23])" office:value-type="float" office:value="0.0000318991964569637">
            <text:p>3.18991964569637E-005</text:p>
          </table:table-cell>
          <table:table-cell table:formula="of:=ABS([.G23]-[.I23])" office:value-type="float" office:value="0.00000000031506508513246">
            <text:p>3.1506508513246E-010</text:p>
          </table:table-cell>
          <table:table-cell/>
          <table:table-cell office:value-type="float" office:value="0.016236209713303">
            <text:p>0.0162362097</text:p>
          </table:table-cell>
          <table:table-cell office:value-type="float" office:value="0.00939792586041">
            <text:p>0.0093979259</text:p>
          </table:table-cell>
          <table:table-cell office:value-type="float" office:value="0.0172833614795076">
            <text:p>0.0172833615</text:p>
          </table:table-cell>
          <table:table-cell/>
          <table:table-cell office:value-type="float" office:value="0.114973426785628">
            <text:p>0.1149734268</text:p>
          </table:table-cell>
          <table:table-cell office:value-type="float" office:value="0.069167948004">
            <text:p>0.069167948</text:p>
          </table:table-cell>
          <table:table-cell office:value-type="float" office:value="0.00939792586041">
            <text:p>0.0093979259</text:p>
          </table:table-cell>
          <table:table-cell/>
          <table:table-cell table:formula="of:=ABS([.P23]-[.Q23])" office:value-type="float" office:value="0.006838283852893">
            <text:p>0.0068382839</text:p>
          </table:table-cell>
          <table:table-cell table:formula="of:=ABS([.P23]-[.R23])" office:value-type="float" office:value="0.0010471517662046">
            <text:p>0.0010471518</text:p>
          </table:table-cell>
          <table:table-cell table:formula="of:=ABS([.T23]-[.U23])" office:value-type="float" office:value="0.045805478781628">
            <text:p>0.0458054788</text:p>
          </table:table-cell>
          <table:table-cell table:formula="of:=ABS([.T23]-[.V23])" office:value-type="float" office:value="0.105575500925218">
            <text:p>0.105575500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.000201713645240887">
            <text:p>0.0002017136</text:p>
          </table:table-cell>
          <table:table-cell office:value-type="float" office:value="0.00020172804961">
            <text:p>0.000201728</text:p>
          </table:table-cell>
          <table:table-cell office:value-type="float" office:value="0.000341773494971689">
            <text:p>0.0003417735</text:p>
          </table:table-cell>
          <table:table-cell/>
          <table:table-cell office:value-type="float" office:value="0.00205351190910415">
            <text:p>0.0020535119</text:p>
          </table:table-cell>
          <table:table-cell office:value-type="float" office:value="0.002052633636">
            <text:p>0.0020526336</text:p>
          </table:table-cell>
          <table:table-cell office:value-type="float" office:value="0.0020535117601761">
            <text:p>0.0020535118</text:p>
          </table:table-cell>
          <table:table-cell/>
          <table:table-cell table:formula="of:=ABS([.C24]-[.D24])" office:value-type="float" office:value="0.000000014404369112986">
            <text:p>1.4404369112986E-008</text:p>
          </table:table-cell>
          <table:table-cell table:formula="of:=ABS([.C24]-[.E24])" office:value-type="float" office:value="0.000140059849730802">
            <text:p>0.0001400598</text:p>
          </table:table-cell>
          <table:table-cell table:formula="of:=ABS([.G24]-[.H24])" office:value-type="float" office:value="0.000000878273104150135">
            <text:p>8.78273104150135E-007</text:p>
          </table:table-cell>
          <table:table-cell table:formula="of:=ABS([.G24]-[.I24])" office:value-type="float" office:value="0.000000000148928049580055">
            <text:p>1.48928049580055E-010</text:p>
          </table:table-cell>
          <table:table-cell/>
          <table:table-cell office:value-type="float" office:value="0.000181496978466367">
            <text:p>0.000181497</text:p>
          </table:table-cell>
          <table:table-cell office:value-type="float" office:value="0.00010505430016">
            <text:p>0.0001050543</text:p>
          </table:table-cell>
          <table:table-cell office:value-type="float" office:value="0.000341773494971689">
            <text:p>0.0003417735</text:p>
          </table:table-cell>
          <table:table-cell/>
          <table:table-cell office:value-type="float" office:value="0.00186781018331735">
            <text:p>0.0018678102</text:p>
          </table:table-cell>
          <table:table-cell office:value-type="float" office:value="0.00112368425796">
            <text:p>0.0011236843</text:p>
          </table:table-cell>
          <table:table-cell office:value-type="float" office:value="0.00010505430016">
            <text:p>0.0001050543</text:p>
          </table:table-cell>
          <table:table-cell/>
          <table:table-cell table:formula="of:=ABS([.P24]-[.Q24])" office:value-type="float" office:value="0.000076442678306367">
            <text:p>7.6442678306367E-005</text:p>
          </table:table-cell>
          <table:table-cell table:formula="of:=ABS([.P24]-[.R24])" office:value-type="float" office:value="0.000160276516505322">
            <text:p>0.0001602765</text:p>
          </table:table-cell>
          <table:table-cell table:formula="of:=ABS([.T24]-[.U24])" office:value-type="float" office:value="0.00074412592535735">
            <text:p>0.0007441259</text:p>
          </table:table-cell>
          <table:table-cell table:formula="of:=ABS([.T24]-[.V24])" office:value-type="float" office:value="0.00176275588315735">
            <text:p>0.001762755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2" office:value-type="float" office:value="0.0000103984292384484">
            <text:p>1.04E-005</text:p>
          </table:table-cell>
          <table:table-cell office:value-type="float" office:value="0.0000103991415529">
            <text:p>1.03991415529E-005</text:p>
          </table:table-cell>
          <table:table-cell office:value-type="float" office:value="0.0000189923383204">
            <text:p>1.89923383204E-005</text:p>
          </table:table-cell>
          <table:table-cell/>
          <table:table-cell office:value-type="float" office:value="0.000100689030162974">
            <text:p>0.000100689</text:p>
          </table:table-cell>
          <table:table-cell office:value-type="float" office:value="0.00010064503684">
            <text:p>0.000100645</text:p>
          </table:table-cell>
          <table:table-cell office:value-type="float" office:value="0.000100689022809664">
            <text:p>0.000100689</text:p>
          </table:table-cell>
          <table:table-cell/>
          <table:table-cell table:formula="of:=ABS([.C25]-[.D25])" office:value-type="float" office:value="0.000000000712314451599256">
            <text:p>7.12314451599256E-010</text:p>
          </table:table-cell>
          <table:table-cell table:formula="of:=ABS([.C25]-[.E25])" office:value-type="float" office:value="0.00000859390908195161">
            <text:p>8.59390908195161E-006</text:p>
          </table:table-cell>
          <table:table-cell table:formula="of:=ABS([.G25]-[.H25])" office:value-type="float" office:value="0.0000000439933229740041">
            <text:p>0.000000044</text:p>
          </table:table-cell>
          <table:table-cell table:formula="of:=ABS([.G25]-[.I25])" office:value-type="float" office:value="0.00000000000735330997752182">
            <text:p>7.35330997752182E-012</text:p>
          </table:table-cell>
          <table:table-cell/>
          <table:table-cell table:style-name="ce2" office:value-type="float" office:value="0.00000935625279074287">
            <text:p>9.36E-006</text:p>
          </table:table-cell>
          <table:table-cell office:value-type="float" office:value="0.0000075842956816">
            <text:p>7.5842956816E-006</text:p>
          </table:table-cell>
          <table:table-cell office:value-type="float" office:value="0.0000189923383204">
            <text:p>1.89923383204E-005</text:p>
          </table:table-cell>
          <table:table-cell/>
          <table:table-cell table:style-name="ce2" office:value-type="float" office:value="0.0000915868066580822">
            <text:p>9.16E-005</text:p>
          </table:table-cell>
          <table:table-cell office:value-type="float" office:value="0.0000771679673209">
            <text:p>0.000077168</text:p>
          </table:table-cell>
          <table:table-cell office:value-type="float" office:value="0.0000075842956816">
            <text:p>7.5842956816E-006</text:p>
          </table:table-cell>
          <table:table-cell/>
          <table:table-cell table:formula="of:=ABS([.P25]-[.Q25])" office:value-type="float" office:value="0.00000177195710914287">
            <text:p>0.000001772</text:p>
          </table:table-cell>
          <table:table-cell table:formula="of:=ABS([.P25]-[.R25])" office:value-type="float" office:value="0.00000963608552965714">
            <text:p>9.63608552965714E-006</text:p>
          </table:table-cell>
          <table:table-cell table:formula="of:=ABS([.T25]-[.U25])" office:value-type="float" office:value="0.0000144188393371822">
            <text:p>1.44188393371822E-005</text:p>
          </table:table-cell>
          <table:table-cell table:formula="of:=ABS([.T25]-[.V25])" office:value-type="float" office:value="0.0000840025109764822">
            <text:p>8.40025109764822E-0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6]-[.D26])" office:value-type="float" office:value="0">
            <text:p>0</text:p>
          </table:table-cell>
          <table:table-cell table:formula="of:=ABS([.C26]-[.E26])" office:value-type="float" office:value="0">
            <text:p>0</text:p>
          </table:table-cell>
          <table:table-cell table:formula="of:=ABS([.G26]-[.H26])" office:value-type="float" office:value="0">
            <text:p>0</text:p>
          </table:table-cell>
          <table:table-cell table:formula="of:=ABS([.G26]-[.I2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6]-[.Q26])" office:value-type="float" office:value="0">
            <text:p>0</text:p>
          </table:table-cell>
          <table:table-cell table:formula="of:=ABS([.P26]-[.R26])" office:value-type="float" office:value="0">
            <text:p>0</text:p>
          </table:table-cell>
          <table:table-cell table:formula="of:=ABS([.T26]-[.U26])" office:value-type="float" office:value="0">
            <text:p>0</text:p>
          </table:table-cell>
          <table:table-cell table:formula="of:=ABS([.T26]-[.V26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]-[.D27])" office:value-type="float" office:value="0">
            <text:p>0</text:p>
          </table:table-cell>
          <table:table-cell table:formula="of:=ABS([.C27]-[.E27])" office:value-type="float" office:value="0">
            <text:p>0</text:p>
          </table:table-cell>
          <table:table-cell table:formula="of:=ABS([.G27]-[.H27])" office:value-type="float" office:value="0">
            <text:p>0</text:p>
          </table:table-cell>
          <table:table-cell table:formula="of:=ABS([.G27]-[.I2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]-[.Q27])" office:value-type="float" office:value="0">
            <text:p>0</text:p>
          </table:table-cell>
          <table:table-cell table:formula="of:=ABS([.P27]-[.R27])" office:value-type="float" office:value="0">
            <text:p>0</text:p>
          </table:table-cell>
          <table:table-cell table:formula="of:=ABS([.T27]-[.U27])" office:value-type="float" office:value="0">
            <text:p>0</text:p>
          </table:table-cell>
          <table:table-cell table:formula="of:=ABS([.T27]-[.V27])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485937936">
            <text:p>0.0004859379</text:p>
          </table:table-cell>
          <table:table-cell/>
          <table:table-cell office:value-type="float" office:value="0.00040312711197991">
            <text:p>0.0004031271</text:p>
          </table:table-cell>
          <table:table-cell office:value-type="float" office:value="0.00040295343169">
            <text:p>0.0004029534</text:p>
          </table:table-cell>
          <table:table-cell office:value-type="float" office:value="0.000403127128056676">
            <text:p>0.0004031271</text:p>
          </table:table-cell>
          <table:table-cell/>
          <table:table-cell table:formula="of:=ABS([.C28]-[.D28])" office:value-type="float" office:value="0">
            <text:p>0</text:p>
          </table:table-cell>
          <table:table-cell table:formula="of:=ABS([.C28]-[.E28])" office:value-type="float" office:value="0.000485937936">
            <text:p>0.0004859379</text:p>
          </table:table-cell>
          <table:table-cell table:formula="of:=ABS([.G28]-[.H28])" office:value-type="float" office:value="0.00000017368028991003">
            <text:p>1.7368028991003E-007</text:p>
          </table:table-cell>
          <table:table-cell table:formula="of:=ABS([.G28]-[.I28])" office:value-type="float" office:value="0.0000000000160767660577384">
            <text:p>1.60767660577384E-0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485937936">
            <text:p>0.0004859379</text:p>
          </table:table-cell>
          <table:table-cell/>
          <table:table-cell office:value-type="float" office:value="0.000366675296565676">
            <text:p>0.0003666753</text:p>
          </table:table-cell>
          <table:table-cell office:value-type="float" office:value="0.00030893686756">
            <text:p>0.0003089369</text:p>
          </table:table-cell>
          <table:table-cell office:value-type="float" office:value="0">
            <text:p>0</text:p>
          </table:table-cell>
          <table:table-cell/>
          <table:table-cell table:formula="of:=ABS([.P28]-[.Q28])" office:value-type="float" office:value="0">
            <text:p>0</text:p>
          </table:table-cell>
          <table:table-cell table:formula="of:=ABS([.P28]-[.R28])" office:value-type="float" office:value="0.000485937936">
            <text:p>0.0004859379</text:p>
          </table:table-cell>
          <table:table-cell table:formula="of:=ABS([.T28]-[.U28])" office:value-type="float" office:value="0.0000577384290056761">
            <text:p>5.77384290056761E-005</text:p>
          </table:table-cell>
          <table:table-cell table:formula="of:=ABS([.T28]-[.V28])" office:value-type="float" office:value="0.000366675296565676">
            <text:p>0.000366675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9]-[.D29])" office:value-type="float" office:value="0">
            <text:p>0</text:p>
          </table:table-cell>
          <table:table-cell table:formula="of:=ABS([.C29]-[.E29])" office:value-type="float" office:value="0">
            <text:p>0</text:p>
          </table:table-cell>
          <table:table-cell table:formula="of:=ABS([.G29]-[.H29])" office:value-type="float" office:value="0">
            <text:p>0</text:p>
          </table:table-cell>
          <table:table-cell table:formula="of:=ABS([.G29]-[.I2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9]-[.Q29])" office:value-type="float" office:value="0">
            <text:p>0</text:p>
          </table:table-cell>
          <table:table-cell table:formula="of:=ABS([.P29]-[.R29])" office:value-type="float" office:value="0">
            <text:p>0</text:p>
          </table:table-cell>
          <table:table-cell table:formula="of:=ABS([.T29]-[.U29])" office:value-type="float" office:value="0">
            <text:p>0</text:p>
          </table:table-cell>
          <table:table-cell table:formula="of:=ABS([.T29]-[.V29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0]-[.D30])" office:value-type="float" office:value="0">
            <text:p>0</text:p>
          </table:table-cell>
          <table:table-cell table:formula="of:=ABS([.C30]-[.E30])" office:value-type="float" office:value="0">
            <text:p>0</text:p>
          </table:table-cell>
          <table:table-cell table:formula="of:=ABS([.G30]-[.H30])" office:value-type="float" office:value="0">
            <text:p>0</text:p>
          </table:table-cell>
          <table:table-cell table:formula="of:=ABS([.G30]-[.I3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]-[.Q30])" office:value-type="float" office:value="0">
            <text:p>0</text:p>
          </table:table-cell>
          <table:table-cell table:formula="of:=ABS([.P30]-[.R30])" office:value-type="float" office:value="0">
            <text:p>0</text:p>
          </table:table-cell>
          <table:table-cell table:formula="of:=ABS([.T30]-[.U30])" office:value-type="float" office:value="0">
            <text:p>0</text:p>
          </table:table-cell>
          <table:table-cell table:formula="of:=ABS([.T30]-[.V3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]-[.D31])" office:value-type="float" office:value="0">
            <text:p>0</text:p>
          </table:table-cell>
          <table:table-cell table:formula="of:=ABS([.C31]-[.E31])" office:value-type="float" office:value="0">
            <text:p>0</text:p>
          </table:table-cell>
          <table:table-cell table:formula="of:=ABS([.G31]-[.H31])" office:value-type="float" office:value="0">
            <text:p>0</text:p>
          </table:table-cell>
          <table:table-cell table:formula="of:=ABS([.G31]-[.I31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1]-[.Q31])" office:value-type="float" office:value="0">
            <text:p>0</text:p>
          </table:table-cell>
          <table:table-cell table:formula="of:=ABS([.P31]-[.R31])" office:value-type="float" office:value="0">
            <text:p>0</text:p>
          </table:table-cell>
          <table:table-cell table:formula="of:=ABS([.T31]-[.U31])" office:value-type="float" office:value="0">
            <text:p>0</text:p>
          </table:table-cell>
          <table:table-cell table:formula="of:=ABS([.T31]-[.V31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2]-[.D32])" office:value-type="float" office:value="0">
            <text:p>0</text:p>
          </table:table-cell>
          <table:table-cell table:formula="of:=ABS([.C32]-[.E32])" office:value-type="float" office:value="0">
            <text:p>0</text:p>
          </table:table-cell>
          <table:table-cell table:formula="of:=ABS([.G32]-[.H32])" office:value-type="float" office:value="0">
            <text:p>0</text:p>
          </table:table-cell>
          <table:table-cell table:formula="of:=ABS([.G32]-[.I3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2]-[.Q32])" office:value-type="float" office:value="0">
            <text:p>0</text:p>
          </table:table-cell>
          <table:table-cell table:formula="of:=ABS([.P32]-[.R32])" office:value-type="float" office:value="0">
            <text:p>0</text:p>
          </table:table-cell>
          <table:table-cell table:formula="of:=ABS([.T32]-[.U32])" office:value-type="float" office:value="0">
            <text:p>0</text:p>
          </table:table-cell>
          <table:table-cell table:formula="of:=ABS([.T32]-[.V32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3]-[.D33])" office:value-type="float" office:value="0">
            <text:p>0</text:p>
          </table:table-cell>
          <table:table-cell table:formula="of:=ABS([.C33]-[.E33])" office:value-type="float" office:value="0">
            <text:p>0</text:p>
          </table:table-cell>
          <table:table-cell table:formula="of:=ABS([.G33]-[.H33])" office:value-type="float" office:value="0">
            <text:p>0</text:p>
          </table:table-cell>
          <table:table-cell table:formula="of:=ABS([.G33]-[.I3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3]-[.Q33])" office:value-type="float" office:value="0">
            <text:p>0</text:p>
          </table:table-cell>
          <table:table-cell table:formula="of:=ABS([.P33]-[.R33])" office:value-type="float" office:value="0">
            <text:p>0</text:p>
          </table:table-cell>
          <table:table-cell table:formula="of:=ABS([.T33]-[.U33])" office:value-type="float" office:value="0">
            <text:p>0</text:p>
          </table:table-cell>
          <table:table-cell table:formula="of:=ABS([.T33]-[.V33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4]-[.D34])" office:value-type="float" office:value="0">
            <text:p>0</text:p>
          </table:table-cell>
          <table:table-cell table:formula="of:=ABS([.C34]-[.E34])" office:value-type="float" office:value="0">
            <text:p>0</text:p>
          </table:table-cell>
          <table:table-cell table:formula="of:=ABS([.G34]-[.H34])" office:value-type="float" office:value="0">
            <text:p>0</text:p>
          </table:table-cell>
          <table:table-cell table:formula="of:=ABS([.G34]-[.I3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4]-[.Q34])" office:value-type="float" office:value="0">
            <text:p>0</text:p>
          </table:table-cell>
          <table:table-cell table:formula="of:=ABS([.P34]-[.R34])" office:value-type="float" office:value="0">
            <text:p>0</text:p>
          </table:table-cell>
          <table:table-cell table:formula="of:=ABS([.T34]-[.U34])" office:value-type="float" office:value="0">
            <text:p>0</text:p>
          </table:table-cell>
          <table:table-cell table:formula="of:=ABS([.T34]-[.V34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5]-[.D35])" office:value-type="float" office:value="0">
            <text:p>0</text:p>
          </table:table-cell>
          <table:table-cell table:formula="of:=ABS([.C35]-[.E35])" office:value-type="float" office:value="0">
            <text:p>0</text:p>
          </table:table-cell>
          <table:table-cell table:formula="of:=ABS([.G35]-[.H35])" office:value-type="float" office:value="0">
            <text:p>0</text:p>
          </table:table-cell>
          <table:table-cell table:formula="of:=ABS([.G35]-[.I3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5]-[.Q35])" office:value-type="float" office:value="0">
            <text:p>0</text:p>
          </table:table-cell>
          <table:table-cell table:formula="of:=ABS([.P35]-[.R35])" office:value-type="float" office:value="0">
            <text:p>0</text:p>
          </table:table-cell>
          <table:table-cell table:formula="of:=ABS([.T35]-[.U35])" office:value-type="float" office:value="0">
            <text:p>0</text:p>
          </table:table-cell>
          <table:table-cell table:formula="of:=ABS([.T35]-[.V35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2" office:value-type="float" office:value="0.000031337508671537">
            <text:p>3.13E-005</text:p>
          </table:table-cell>
          <table:table-cell office:value-type="float" office:value="0.0000313119704041">
            <text:p>0.000031312</text:p>
          </table:table-cell>
          <table:table-cell office:value-type="float" office:value="0.000033769882726596">
            <text:p>3.3769882726596E-005</text:p>
          </table:table-cell>
          <table:table-cell/>
          <table:table-cell table:style-name="ce2" office:value-type="float" office:value="0.0000240362368998403">
            <text:p>2.40E-005</text:p>
          </table:table-cell>
          <table:table-cell office:value-type="float" office:value="0.0000240438219025">
            <text:p>2.40438219025E-005</text:p>
          </table:table-cell>
          <table:table-cell office:value-type="float" office:value="0.000024036241766329">
            <text:p>2.4036241766329E-005</text:p>
          </table:table-cell>
          <table:table-cell/>
          <table:table-cell table:formula="of:=ABS([.C36]-[.D36])" office:value-type="float" office:value="0.0000000255382674369979">
            <text:p>2.55382674369979E-008</text:p>
          </table:table-cell>
          <table:table-cell table:formula="of:=ABS([.C36]-[.E36])" office:value-type="float" office:value="0.000002432374055059">
            <text:p>2.432374055059E-006</text:p>
          </table:table-cell>
          <table:table-cell table:formula="of:=ABS([.G36]-[.H36])" office:value-type="float" office:value="0.00000000758500265969907">
            <text:p>7.58500265969907E-009</text:p>
          </table:table-cell>
          <table:table-cell table:formula="of:=ABS([.G36]-[.I36])" office:value-type="float" office:value="0.00000000000486648869869898">
            <text:p>4.86648869869898E-012</text:p>
          </table:table-cell>
          <table:table-cell/>
          <table:table-cell table:style-name="ce2" office:value-type="float" office:value="0.0000377498210058736">
            <text:p>3.77E-005</text:p>
          </table:table-cell>
          <table:table-cell office:value-type="float" office:value="0.0000779475328641">
            <text:p>7.79475328641E-005</text:p>
          </table:table-cell>
          <table:table-cell office:value-type="float" office:value="0.000033769882726596">
            <text:p>3.3769882726596E-005</text:p>
          </table:table-cell>
          <table:table-cell/>
          <table:table-cell table:style-name="ce2" office:value-type="float" office:value="0.0000257782841757928">
            <text:p>2.58E-005</text:p>
          </table:table-cell>
          <table:table-cell office:value-type="float" office:value="0.0000565367144281">
            <text:p>5.65367144281E-005</text:p>
          </table:table-cell>
          <table:table-cell office:value-type="float" office:value="0.0000779475328641">
            <text:p>7.79475328641E-005</text:p>
          </table:table-cell>
          <table:table-cell/>
          <table:table-cell table:formula="of:=ABS([.P36]-[.Q36])" office:value-type="float" office:value="0.0000401977118582264">
            <text:p>4.01977118582264E-005</text:p>
          </table:table-cell>
          <table:table-cell table:formula="of:=ABS([.P36]-[.R36])" office:value-type="float" office:value="0.0000039799382792776">
            <text:p>3.9799382792776E-006</text:p>
          </table:table-cell>
          <table:table-cell table:formula="of:=ABS([.T36]-[.U36])" office:value-type="float" office:value="0.0000307584302523072">
            <text:p>3.07584302523072E-005</text:p>
          </table:table-cell>
          <table:table-cell table:formula="of:=ABS([.T36]-[.V36])" office:value-type="float" office:value="0.0000521692486883072">
            <text:p>5.21692486883072E-0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7]-[.D37])" office:value-type="float" office:value="0">
            <text:p>0</text:p>
          </table:table-cell>
          <table:table-cell table:formula="of:=ABS([.C37]-[.E37])" office:value-type="float" office:value="0">
            <text:p>0</text:p>
          </table:table-cell>
          <table:table-cell table:formula="of:=ABS([.G37]-[.H37])" office:value-type="float" office:value="0">
            <text:p>0</text:p>
          </table:table-cell>
          <table:table-cell table:formula="of:=ABS([.G37]-[.I3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7]-[.Q37])" office:value-type="float" office:value="0">
            <text:p>0</text:p>
          </table:table-cell>
          <table:table-cell table:formula="of:=ABS([.P37]-[.R37])" office:value-type="float" office:value="0">
            <text:p>0</text:p>
          </table:table-cell>
          <table:table-cell table:formula="of:=ABS([.T37]-[.U37])" office:value-type="float" office:value="0">
            <text:p>0</text:p>
          </table:table-cell>
          <table:table-cell table:formula="of:=ABS([.T37]-[.V37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2" office:value-type="float" office:value="0.0000476877570672476">
            <text:p>4.77E-005</text:p>
          </table:table-cell>
          <table:table-cell office:value-type="float" office:value="0.0000476490620089">
            <text:p>4.76490620089E-005</text:p>
          </table:table-cell>
          <table:table-cell office:value-type="float" office:value="0.000047232644505201">
            <text:p>4.7232644505201E-005</text:p>
          </table:table-cell>
          <table:table-cell/>
          <table:table-cell table:style-name="ce2" office:value-type="float" office:value="0.0000274148611530256">
            <text:p>2.74E-005</text:p>
          </table:table-cell>
          <table:table-cell office:value-type="float" office:value="0.0000274244931856">
            <text:p>2.74244931856E-005</text:p>
          </table:table-cell>
          <table:table-cell office:value-type="float" office:value="0.0000274148582464">
            <text:p>2.74148582464E-005</text:p>
          </table:table-cell>
          <table:table-cell/>
          <table:table-cell table:formula="of:=ABS([.C38]-[.D38])" office:value-type="float" office:value="0.0000000386950583476035">
            <text:p>3.86950583476035E-008</text:p>
          </table:table-cell>
          <table:table-cell table:formula="of:=ABS([.C38]-[.E38])" office:value-type="float" office:value="0.000000455112562046599">
            <text:p>4.55112562046599E-007</text:p>
          </table:table-cell>
          <table:table-cell table:formula="of:=ABS([.G38]-[.H38])" office:value-type="float" office:value="0.00000000963203257440187">
            <text:p>9.63203257440187E-009</text:p>
          </table:table-cell>
          <table:table-cell table:formula="of:=ABS([.G38]-[.I38])" office:value-type="float" office:value="0.00000000000290662559667733">
            <text:p>2.90662559667733E-012</text:p>
          </table:table-cell>
          <table:table-cell/>
          <table:table-cell table:style-name="ce2" office:value-type="float" office:value="0.0000530880063260176">
            <text:p>5.31E-005</text:p>
          </table:table-cell>
          <table:table-cell office:value-type="float" office:value="0.0000739940599204">
            <text:p>7.39940599204E-005</text:p>
          </table:table-cell>
          <table:table-cell office:value-type="float" office:value="0.000047232644505201">
            <text:p>4.7232644505201E-005</text:p>
          </table:table-cell>
          <table:table-cell/>
          <table:table-cell table:style-name="ce2" office:value-type="float" office:value="0.0000305269580963159">
            <text:p>3.05E-005</text:p>
          </table:table-cell>
          <table:table-cell office:value-type="float" office:value="0.0000455996325625">
            <text:p>4.55996325625E-005</text:p>
          </table:table-cell>
          <table:table-cell office:value-type="float" office:value="0.0000739940599204">
            <text:p>7.39940599204E-005</text:p>
          </table:table-cell>
          <table:table-cell/>
          <table:table-cell table:formula="of:=ABS([.P38]-[.Q38])" office:value-type="float" office:value="0.0000209060535943824">
            <text:p>2.09060535943824E-005</text:p>
          </table:table-cell>
          <table:table-cell table:formula="of:=ABS([.P38]-[.R38])" office:value-type="float" office:value="0.0000058553618208166">
            <text:p>5.8553618208166E-006</text:p>
          </table:table-cell>
          <table:table-cell table:formula="of:=ABS([.T38]-[.U38])" office:value-type="float" office:value="0.0000150726744661841">
            <text:p>1.50726744661841E-005</text:p>
          </table:table-cell>
          <table:table-cell table:formula="of:=ABS([.T38]-[.V38])" office:value-type="float" office:value="0.0000434671018240841">
            <text:p>4.34671018240841E-0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657458501260988">
            <text:p>6.57E-006</text:p>
          </table:table-cell>
          <table:table-cell office:value-type="float" office:value="0.0000065770192849">
            <text:p>0.000006577</text:p>
          </table:table-cell>
          <table:table-cell office:value-type="float" office:value="0.000006574583169025">
            <text:p>6.574583169025E-006</text:p>
          </table:table-cell>
          <table:table-cell/>
          <table:table-cell table:formula="of:=ABS([.C39]-[.D39])" office:value-type="float" office:value="0">
            <text:p>0</text:p>
          </table:table-cell>
          <table:table-cell table:formula="of:=ABS([.C39]-[.E39])" office:value-type="float" office:value="0">
            <text:p>0</text:p>
          </table:table-cell>
          <table:table-cell table:formula="of:=ABS([.G39]-[.H39])" office:value-type="float" office:value="0.00000000243427229011978">
            <text:p>2.43427229011978E-009</text:p>
          </table:table-cell>
          <table:table-cell table:formula="of:=ABS([.G39]-[.I39])" office:value-type="float" office:value="0.00000000000184358487880626">
            <text:p>1.84358487880626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661580105499107">
            <text:p>6.62E-006</text:p>
          </table:table-cell>
          <table:table-cell office:value-type="float" office:value="0.0000096497830881">
            <text:p>9.6497830881E-006</text:p>
          </table:table-cell>
          <table:table-cell office:value-type="float" office:value="0">
            <text:p>0</text:p>
          </table:table-cell>
          <table:table-cell/>
          <table:table-cell table:formula="of:=ABS([.P39]-[.Q39])" office:value-type="float" office:value="0">
            <text:p>0</text:p>
          </table:table-cell>
          <table:table-cell table:formula="of:=ABS([.P39]-[.R39])" office:value-type="float" office:value="0">
            <text:p>0</text:p>
          </table:table-cell>
          <table:table-cell table:formula="of:=ABS([.T39]-[.U39])" office:value-type="float" office:value="0.00000303398203310893">
            <text:p>0.000003034</text:p>
          </table:table-cell>
          <table:table-cell table:formula="of:=ABS([.T39]-[.V39])" office:value-type="float" office:value="0.00000661580105499107">
            <text:p>6.61580105499107E-00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40]-[.D40])" office:value-type="float" office:value="0">
            <text:p>0</text:p>
          </table:table-cell>
          <table:table-cell table:formula="of:=ABS([.C40]-[.E40])" office:value-type="float" office:value="0">
            <text:p>0</text:p>
          </table:table-cell>
          <table:table-cell table:formula="of:=ABS([.G40]-[.H40])" office:value-type="float" office:value="0">
            <text:p>0</text:p>
          </table:table-cell>
          <table:table-cell table:formula="of:=ABS([.G40]-[.I4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40]-[.Q40])" office:value-type="float" office:value="0">
            <text:p>0</text:p>
          </table:table-cell>
          <table:table-cell table:formula="of:=ABS([.P40]-[.R40])" office:value-type="float" office:value="0">
            <text:p>0</text:p>
          </table:table-cell>
          <table:table-cell table:formula="of:=ABS([.T40]-[.U40])" office:value-type="float" office:value="0">
            <text:p>0</text:p>
          </table:table-cell>
          <table:table-cell table:formula="of:=ABS([.T40]-[.V4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41]-[.D41])" office:value-type="float" office:value="0">
            <text:p>0</text:p>
          </table:table-cell>
          <table:table-cell table:formula="of:=ABS([.C41]-[.E41])" office:value-type="float" office:value="0">
            <text:p>0</text:p>
          </table:table-cell>
          <table:table-cell table:formula="of:=ABS([.G41]-[.H41])" office:value-type="float" office:value="0">
            <text:p>0</text:p>
          </table:table-cell>
          <table:table-cell table:formula="of:=ABS([.G41]-[.I4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41]-[.Q41])" office:value-type="float" office:value="0">
            <text:p>0</text:p>
          </table:table-cell>
          <table:table-cell table:formula="of:=ABS([.P41]-[.R41])" office:value-type="float" office:value="0">
            <text:p>0</text:p>
          </table:table-cell>
          <table:table-cell table:formula="of:=ABS([.T41]-[.U41])" office:value-type="float" office:value="0">
            <text:p>0</text:p>
          </table:table-cell>
          <table:table-cell table:formula="of:=ABS([.T41]-[.V41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0155524583113699">
            <text:p>0.0015552458</text:p>
          </table:table-cell>
          <table:table-cell office:value-type="float" office:value="0.00155348704449">
            <text:p>0.001553487</text:p>
          </table:table-cell>
          <table:table-cell office:value-type="float" office:value="0.00147683915201223">
            <text:p>0.0014768392</text:p>
          </table:table-cell>
          <table:table-cell/>
          <table:table-cell office:value-type="float" office:value="0.00133384561736291">
            <text:p>0.0013338456</text:p>
          </table:table-cell>
          <table:table-cell office:value-type="float" office:value="0.00133479161104">
            <text:p>0.0013347916</text:p>
          </table:table-cell>
          <table:table-cell office:value-type="float" office:value="0.0013338456735099">
            <text:p>0.0013338457</text:p>
          </table:table-cell>
          <table:table-cell/>
          <table:table-cell table:formula="of:=ABS([.C42]-[.D42])" office:value-type="float" office:value="0.00000175878664699031">
            <text:p>1.75878664699031E-006</text:p>
          </table:table-cell>
          <table:table-cell table:formula="of:=ABS([.C42]-[.E42])" office:value-type="float" office:value="0.0000784066791247651">
            <text:p>7.84066791247651E-005</text:p>
          </table:table-cell>
          <table:table-cell table:formula="of:=ABS([.G42]-[.H42])" office:value-type="float" office:value="0.000000945993677089856">
            <text:p>0.000000946</text:p>
          </table:table-cell>
          <table:table-cell table:formula="of:=ABS([.G42]-[.I42])" office:value-type="float" office:value="0.0000000000561469939552167">
            <text:p>5.61469939552167E-011</text:p>
          </table:table-cell>
          <table:table-cell/>
          <table:table-cell office:value-type="float" office:value="0.0013993722334584">
            <text:p>0.0013993722</text:p>
          </table:table-cell>
          <table:table-cell office:value-type="float" office:value="0.00220584272896">
            <text:p>0.0022058427</text:p>
          </table:table-cell>
          <table:table-cell office:value-type="float" office:value="0.00147683915201223">
            <text:p>0.0014768392</text:p>
          </table:table-cell>
          <table:table-cell/>
          <table:table-cell office:value-type="float" office:value="0.00121407304082906">
            <text:p>0.001214073</text:p>
          </table:table-cell>
          <table:table-cell office:value-type="float" office:value="0.00199845655681">
            <text:p>0.0019984566</text:p>
          </table:table-cell>
          <table:table-cell office:value-type="float" office:value="0.00220584272896">
            <text:p>0.0022058427</text:p>
          </table:table-cell>
          <table:table-cell/>
          <table:table-cell table:formula="of:=ABS([.P42]-[.Q42])" office:value-type="float" office:value="0.0008064704955016">
            <text:p>0.0008064705</text:p>
          </table:table-cell>
          <table:table-cell table:formula="of:=ABS([.P42]-[.R42])" office:value-type="float" office:value="0.000077466918553825">
            <text:p>7.7466918553825E-005</text:p>
          </table:table-cell>
          <table:table-cell table:formula="of:=ABS([.T42]-[.U42])" office:value-type="float" office:value="0.000784383515980939">
            <text:p>0.0007843835</text:p>
          </table:table-cell>
          <table:table-cell table:formula="of:=ABS([.T42]-[.V42])" office:value-type="float" office:value="0.00099176968813094">
            <text:p>0.000991769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43]-[.D43])" office:value-type="float" office:value="0">
            <text:p>0</text:p>
          </table:table-cell>
          <table:table-cell table:formula="of:=ABS([.C43]-[.E43])" office:value-type="float" office:value="0">
            <text:p>0</text:p>
          </table:table-cell>
          <table:table-cell table:formula="of:=ABS([.G43]-[.H43])" office:value-type="float" office:value="0">
            <text:p>0</text:p>
          </table:table-cell>
          <table:table-cell table:formula="of:=ABS([.G43]-[.I4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43]-[.Q43])" office:value-type="float" office:value="0">
            <text:p>0</text:p>
          </table:table-cell>
          <table:table-cell table:formula="of:=ABS([.P43]-[.R43])" office:value-type="float" office:value="0">
            <text:p>0</text:p>
          </table:table-cell>
          <table:table-cell table:formula="of:=ABS([.T43]-[.U43])" office:value-type="float" office:value="0">
            <text:p>0</text:p>
          </table:table-cell>
          <table:table-cell table:formula="of:=ABS([.T43]-[.V43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2" office:value-type="float" office:value="0.0000300723064226139">
            <text:p>3.01E-005</text:p>
          </table:table-cell>
          <table:table-cell office:value-type="float" office:value="0.0000300382917184">
            <text:p>3.00382917184E-005</text:p>
          </table:table-cell>
          <table:table-cell office:value-type="float" office:value="0.000030781469091025">
            <text:p>3.0781469091025E-005</text:p>
          </table:table-cell>
          <table:table-cell/>
          <table:table-cell office:value-type="float" office:value="0.000133508888545767">
            <text:p>0.0001335089</text:p>
          </table:table-cell>
          <table:table-cell office:value-type="float" office:value="0.00013357811776">
            <text:p>0.0001335781</text:p>
          </table:table-cell>
          <table:table-cell office:value-type="float" office:value="0.000133508896706025">
            <text:p>0.0001335089</text:p>
          </table:table-cell>
          <table:table-cell/>
          <table:table-cell table:formula="of:=ABS([.C44]-[.D44])" office:value-type="float" office:value="0.0000000340147042139071">
            <text:p>0.000000034</text:p>
          </table:table-cell>
          <table:table-cell table:formula="of:=ABS([.C44]-[.E44])" office:value-type="float" office:value="0.000000709162668411103">
            <text:p>7.09162668411103E-007</text:p>
          </table:table-cell>
          <table:table-cell table:formula="of:=ABS([.G44]-[.H44])" office:value-type="float" office:value="0.0000000692292142329912">
            <text:p>6.92292142329912E-008</text:p>
          </table:table-cell>
          <table:table-cell table:formula="of:=ABS([.G44]-[.I44])" office:value-type="float" office:value="0.0000000000081602580053429">
            <text:p>8.1602580053429E-012</text:p>
          </table:table-cell>
          <table:table-cell/>
          <table:table-cell table:style-name="ce2" office:value-type="float" office:value="0.0000270555918209669">
            <text:p>2.71E-005</text:p>
          </table:table-cell>
          <table:table-cell office:value-type="float" office:value="0.0000354109495041">
            <text:p>3.54109495041E-005</text:p>
          </table:table-cell>
          <table:table-cell office:value-type="float" office:value="0.000030781469091025">
            <text:p>3.0781469091025E-005</text:p>
          </table:table-cell>
          <table:table-cell/>
          <table:table-cell office:value-type="float" office:value="0.000121230772220748">
            <text:p>0.0001212308</text:p>
          </table:table-cell>
          <table:table-cell office:value-type="float" office:value="0.00016955425369">
            <text:p>0.0001695543</text:p>
          </table:table-cell>
          <table:table-cell office:value-type="float" office:value="0.0000354109495041">
            <text:p>3.54109495041E-005</text:p>
          </table:table-cell>
          <table:table-cell/>
          <table:table-cell table:formula="of:=ABS([.P44]-[.Q44])" office:value-type="float" office:value="0.00000835535768313311">
            <text:p>8.35535768313311E-006</text:p>
          </table:table-cell>
          <table:table-cell table:formula="of:=ABS([.P44]-[.R44])" office:value-type="float" office:value="0.00000372587727005811">
            <text:p>3.72587727005811E-006</text:p>
          </table:table-cell>
          <table:table-cell table:formula="of:=ABS([.T44]-[.U44])" office:value-type="float" office:value="0.000048323481469252">
            <text:p>4.8323481469252E-005</text:p>
          </table:table-cell>
          <table:table-cell table:formula="of:=ABS([.T44]-[.V44])" office:value-type="float" office:value="0.000085819822716648">
            <text:p>8.5819822716648E-0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09629128898708">
            <text:p>1.10E-005</text:p>
          </table:table-cell>
          <table:table-cell office:value-type="float" office:value="0.0000109685491344">
            <text:p>1.09685491344E-005</text:p>
          </table:table-cell>
          <table:table-cell office:value-type="float" office:value="0.000010962913038841">
            <text:p>1.0962913038841E-005</text:p>
          </table:table-cell>
          <table:table-cell/>
          <table:table-cell table:formula="of:=ABS([.C45]-[.D45])" office:value-type="float" office:value="0">
            <text:p>0</text:p>
          </table:table-cell>
          <table:table-cell table:formula="of:=ABS([.C45]-[.E45])" office:value-type="float" office:value="0">
            <text:p>0</text:p>
          </table:table-cell>
          <table:table-cell table:formula="of:=ABS([.G45]-[.H45])" office:value-type="float" office:value="0.00000000563624452920011">
            <text:p>5.63624452920011E-009</text:p>
          </table:table-cell>
          <table:table-cell table:formula="of:=ABS([.G45]-[.I45])" office:value-type="float" office:value="0.000000000000148970200121467">
            <text:p>1.48970200121467E-01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998852882265715">
            <text:p>9.99E-006</text:p>
          </table:table-cell>
          <table:table-cell office:value-type="float" office:value="0.0000140561257225">
            <text:p>1.40561257225E-005</text:p>
          </table:table-cell>
          <table:table-cell office:value-type="float" office:value="0">
            <text:p>0</text:p>
          </table:table-cell>
          <table:table-cell/>
          <table:table-cell table:formula="of:=ABS([.P45]-[.Q45])" office:value-type="float" office:value="0">
            <text:p>0</text:p>
          </table:table-cell>
          <table:table-cell table:formula="of:=ABS([.P45]-[.R45])" office:value-type="float" office:value="0">
            <text:p>0</text:p>
          </table:table-cell>
          <table:table-cell table:formula="of:=ABS([.T45]-[.U45])" office:value-type="float" office:value="0.00000406759689984285">
            <text:p>4.06759689984285E-006</text:p>
          </table:table-cell>
          <table:table-cell table:formula="of:=ABS([.T45]-[.V45])" office:value-type="float" office:value="0.00000998852882265715">
            <text:p>9.98852882265715E-00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46]-[.D46])" office:value-type="float" office:value="0">
            <text:p>0</text:p>
          </table:table-cell>
          <table:table-cell table:formula="of:=ABS([.C46]-[.E46])" office:value-type="float" office:value="0">
            <text:p>0</text:p>
          </table:table-cell>
          <table:table-cell table:formula="of:=ABS([.G46]-[.H46])" office:value-type="float" office:value="0">
            <text:p>0</text:p>
          </table:table-cell>
          <table:table-cell table:formula="of:=ABS([.G46]-[.I4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46]-[.Q46])" office:value-type="float" office:value="0">
            <text:p>0</text:p>
          </table:table-cell>
          <table:table-cell table:formula="of:=ABS([.P46]-[.R46])" office:value-type="float" office:value="0">
            <text:p>0</text:p>
          </table:table-cell>
          <table:table-cell table:formula="of:=ABS([.T46]-[.U46])" office:value-type="float" office:value="0">
            <text:p>0</text:p>
          </table:table-cell>
          <table:table-cell table:formula="of:=ABS([.T46]-[.V46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47]-[.D47])" office:value-type="float" office:value="0">
            <text:p>0</text:p>
          </table:table-cell>
          <table:table-cell table:formula="of:=ABS([.C47]-[.E47])" office:value-type="float" office:value="0">
            <text:p>0</text:p>
          </table:table-cell>
          <table:table-cell table:formula="of:=ABS([.G47]-[.H47])" office:value-type="float" office:value="0">
            <text:p>0</text:p>
          </table:table-cell>
          <table:table-cell table:formula="of:=ABS([.G47]-[.I4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47]-[.Q47])" office:value-type="float" office:value="0">
            <text:p>0</text:p>
          </table:table-cell>
          <table:table-cell table:formula="of:=ABS([.P47]-[.R47])" office:value-type="float" office:value="0">
            <text:p>0</text:p>
          </table:table-cell>
          <table:table-cell table:formula="of:=ABS([.T47]-[.U47])" office:value-type="float" office:value="0">
            <text:p>0</text:p>
          </table:table-cell>
          <table:table-cell table:formula="of:=ABS([.T47]-[.V47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260696294588055">
            <text:p>0.0260696295</text:p>
          </table:table-cell>
          <table:table-cell office:value-type="float" office:value="0.026059322041">
            <text:p>0.026059322</text:p>
          </table:table-cell>
          <table:table-cell office:value-type="float" office:value="0.0249344687426974">
            <text:p>0.0249344687</text:p>
          </table:table-cell>
          <table:table-cell/>
          <table:table-cell office:value-type="float" office:value="0.182531025238315">
            <text:p>0.1825310252</text:p>
          </table:table-cell>
          <table:table-cell office:value-type="float" office:value="0.182581871616">
            <text:p>0.1825818716</text:p>
          </table:table-cell>
          <table:table-cell office:value-type="float" office:value="0.182531028641196">
            <text:p>0.1825310286</text:p>
          </table:table-cell>
          <table:table-cell/>
          <table:table-cell table:formula="of:=ABS([.C48]-[.D48])" office:value-type="float" office:value="0.0000103074178055031">
            <text:p>1.03074178055031E-005</text:p>
          </table:table-cell>
          <table:table-cell table:formula="of:=ABS([.C48]-[.E48])" office:value-type="float" office:value="0.00113516071610813">
            <text:p>0.0011351607</text:p>
          </table:table-cell>
          <table:table-cell table:formula="of:=ABS([.G48]-[.H48])" office:value-type="float" office:value="0.0000508463776849322">
            <text:p>5.08463776849322E-005</text:p>
          </table:table-cell>
          <table:table-cell table:formula="of:=ABS([.G48]-[.I48])" office:value-type="float" office:value="0.00000000340288100475483">
            <text:p>3.40288100475483E-009</text:p>
          </table:table-cell>
          <table:table-cell/>
          <table:table-cell office:value-type="float" office:value="0.0234500045446439">
            <text:p>0.0234500045</text:p>
          </table:table-cell>
          <table:table-cell office:value-type="float" office:value="0.018133046281">
            <text:p>0.0181330463</text:p>
          </table:table-cell>
          <table:table-cell office:value-type="float" office:value="0.0249344687426974">
            <text:p>0.0249344687</text:p>
          </table:table-cell>
          <table:table-cell/>
          <table:table-cell office:value-type="float" office:value="0.165936052022482">
            <text:p>0.165936052</text:p>
          </table:table-cell>
          <table:table-cell office:value-type="float" office:value="0.133238870361">
            <text:p>0.1332388704</text:p>
          </table:table-cell>
          <table:table-cell office:value-type="float" office:value="0.018133046281">
            <text:p>0.0181330463</text:p>
          </table:table-cell>
          <table:table-cell/>
          <table:table-cell table:formula="of:=ABS([.P48]-[.Q48])" office:value-type="float" office:value="0.0053169582636439">
            <text:p>0.0053169583</text:p>
          </table:table-cell>
          <table:table-cell table:formula="of:=ABS([.P48]-[.R48])" office:value-type="float" office:value="0.00148446419805347">
            <text:p>0.0014844642</text:p>
          </table:table-cell>
          <table:table-cell table:formula="of:=ABS([.T48]-[.U48])" office:value-type="float" office:value="0.032697181661482">
            <text:p>0.0326971817</text:p>
          </table:table-cell>
          <table:table-cell table:formula="of:=ABS([.T48]-[.V48])" office:value-type="float" office:value="0.147803005741482">
            <text:p>0.147803005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201713645240887">
            <text:p>0.0002017136</text:p>
          </table:table-cell>
          <table:table-cell office:value-type="float" office:value="0.00020172804961">
            <text:p>0.000201728</text:p>
          </table:table-cell>
          <table:table-cell office:value-type="float" office:value="0.000225237182473216">
            <text:p>0.0002252372</text:p>
          </table:table-cell>
          <table:table-cell/>
          <table:table-cell office:value-type="float" office:value="0.00116714665929734">
            <text:p>0.0011671467</text:p>
          </table:table-cell>
          <table:table-cell office:value-type="float" office:value="0.00116673480625">
            <text:p>0.0011667348</text:p>
          </table:table-cell>
          <table:table-cell office:value-type="float" office:value="0.00116714657707973">
            <text:p>0.0011671466</text:p>
          </table:table-cell>
          <table:table-cell/>
          <table:table-cell table:formula="of:=ABS([.C49]-[.D49])" office:value-type="float" office:value="0.000000014404369112986">
            <text:p>1.4404369112986E-008</text:p>
          </table:table-cell>
          <table:table-cell table:formula="of:=ABS([.C49]-[.E49])" office:value-type="float" office:value="0.000023523537232329">
            <text:p>2.3523537232329E-005</text:p>
          </table:table-cell>
          <table:table-cell table:formula="of:=ABS([.G49]-[.H49])" office:value-type="float" office:value="0.000000411853047340089">
            <text:p>4.11853047340089E-007</text:p>
          </table:table-cell>
          <table:table-cell table:formula="of:=ABS([.G49]-[.I49])" office:value-type="float" office:value="0.0000000000822176109745859">
            <text:p>8.22176109745859E-011</text:p>
          </table:table-cell>
          <table:table-cell/>
          <table:table-cell office:value-type="float" office:value="0.000181496978466367">
            <text:p>0.000181497</text:p>
          </table:table-cell>
          <table:table-cell office:value-type="float" office:value="0.00010505430016">
            <text:p>0.0001050543</text:p>
          </table:table-cell>
          <table:table-cell office:value-type="float" office:value="0.000225237182473216">
            <text:p>0.0002252372</text:p>
          </table:table-cell>
          <table:table-cell/>
          <table:table-cell office:value-type="float" office:value="0.00106156842837658">
            <text:p>0.0010615684</text:p>
          </table:table-cell>
          <table:table-cell office:value-type="float" office:value="0.00071423097001">
            <text:p>0.000714231</text:p>
          </table:table-cell>
          <table:table-cell office:value-type="float" office:value="0.00010505430016">
            <text:p>0.0001050543</text:p>
          </table:table-cell>
          <table:table-cell/>
          <table:table-cell table:formula="of:=ABS([.P49]-[.Q49])" office:value-type="float" office:value="0.000076442678306367">
            <text:p>7.6442678306367E-005</text:p>
          </table:table-cell>
          <table:table-cell table:formula="of:=ABS([.P49]-[.R49])" office:value-type="float" office:value="0.000043740204006849">
            <text:p>4.3740204006849E-005</text:p>
          </table:table-cell>
          <table:table-cell table:formula="of:=ABS([.T49]-[.U49])" office:value-type="float" office:value="0.00034733745836658">
            <text:p>0.0003473375</text:p>
          </table:table-cell>
          <table:table-cell table:formula="of:=ABS([.T49]-[.V49])" office:value-type="float" office:value="0.00095651412821658">
            <text:p>0.000956514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2" office:value-type="float" office:value="0.0000103984292384484">
            <text:p>1.04E-005</text:p>
          </table:table-cell>
          <table:table-cell office:value-type="float" office:value="0.0000103991415529">
            <text:p>1.03991415529E-005</text:p>
          </table:table-cell>
          <table:table-cell office:value-type="float" office:value="0.000020078115301321">
            <text:p>2.0078115301321E-005</text:p>
          </table:table-cell>
          <table:table-cell/>
          <table:table-cell table:style-name="ce2" office:value-type="float" office:value="0.0000769740263118927">
            <text:p>7.70E-005</text:p>
          </table:table-cell>
          <table:table-cell office:value-type="float" office:value="0.0000769411419921">
            <text:p>7.69411419921E-005</text:p>
          </table:table-cell>
          <table:table-cell office:value-type="float" office:value="0.000076974021498256">
            <text:p>0.000076974</text:p>
          </table:table-cell>
          <table:table-cell/>
          <table:table-cell table:formula="of:=ABS([.C50]-[.D50])" office:value-type="float" office:value="0.000000000712314451599256">
            <text:p>7.12314451599256E-010</text:p>
          </table:table-cell>
          <table:table-cell table:formula="of:=ABS([.C50]-[.E50])" office:value-type="float" office:value="0.0000096796860628726">
            <text:p>9.6796860628726E-006</text:p>
          </table:table-cell>
          <table:table-cell table:formula="of:=ABS([.G50]-[.H50])" office:value-type="float" office:value="0.0000000328843197927023">
            <text:p>3.28843197927023E-008</text:p>
          </table:table-cell>
          <table:table-cell table:formula="of:=ABS([.G50]-[.I50])" office:value-type="float" office:value="0.00000000000481363671253794">
            <text:p>4.81363671253794E-012</text:p>
          </table:table-cell>
          <table:table-cell/>
          <table:table-cell table:style-name="ce2" office:value-type="float" office:value="0.00000935625279074287">
            <text:p>9.36E-006</text:p>
          </table:table-cell>
          <table:table-cell office:value-type="float" office:value="0.0000075842956816">
            <text:p>7.5842956816E-006</text:p>
          </table:table-cell>
          <table:table-cell office:value-type="float" office:value="0.000020078115301321">
            <text:p>2.0078115301321E-005</text:p>
          </table:table-cell>
          <table:table-cell/>
          <table:table-cell table:style-name="ce2" office:value-type="float" office:value="0.0000700144034253713">
            <text:p>7.00E-005</text:p>
          </table:table-cell>
          <table:table-cell office:value-type="float" office:value="0.0000735784812841">
            <text:p>7.35784812841E-005</text:p>
          </table:table-cell>
          <table:table-cell office:value-type="float" office:value="0.0000075842956816">
            <text:p>7.5842956816E-006</text:p>
          </table:table-cell>
          <table:table-cell/>
          <table:table-cell table:formula="of:=ABS([.P50]-[.Q50])" office:value-type="float" office:value="0.00000177195710914287">
            <text:p>0.000001772</text:p>
          </table:table-cell>
          <table:table-cell table:formula="of:=ABS([.P50]-[.R50])" office:value-type="float" office:value="0.0000107218625105781">
            <text:p>1.07218625105781E-005</text:p>
          </table:table-cell>
          <table:table-cell table:formula="of:=ABS([.T50]-[.U50])" office:value-type="float" office:value="0.0000035640778587287">
            <text:p>3.5640778587287E-006</text:p>
          </table:table-cell>
          <table:table-cell table:formula="of:=ABS([.T50]-[.V50])" office:value-type="float" office:value="0.0000624301077437713">
            <text:p>6.24301077437713E-0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74781780207393">
            <text:p>1.75E-005</text:p>
          </table:table-cell>
          <table:table-cell office:value-type="float" office:value="0.00001747072804">
            <text:p>1.747072804E-005</text:p>
          </table:table-cell>
          <table:table-cell office:value-type="float" office:value="0.000017478177237481">
            <text:p>1.7478177237481E-005</text:p>
          </table:table-cell>
          <table:table-cell/>
          <table:table-cell table:formula="of:=ABS([.C51]-[.D51])" office:value-type="float" office:value="0">
            <text:p>0</text:p>
          </table:table-cell>
          <table:table-cell table:formula="of:=ABS([.C51]-[.E51])" office:value-type="float" office:value="0">
            <text:p>0</text:p>
          </table:table-cell>
          <table:table-cell table:formula="of:=ABS([.G51]-[.H51])" office:value-type="float" office:value="0.00000000744998073930027">
            <text:p>7.44998073930027E-009</text:p>
          </table:table-cell>
          <table:table-cell table:formula="of:=ABS([.G51]-[.I51])" office:value-type="float" office:value="0.000000000000783258298443692">
            <text:p>7.83258298443692E-01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58980145706379">
            <text:p>1.59E-005</text:p>
          </table:table-cell>
          <table:table-cell office:value-type="float" office:value="0.0000186869456656">
            <text:p>1.86869456656E-005</text:p>
          </table:table-cell>
          <table:table-cell office:value-type="float" office:value="0">
            <text:p>0</text:p>
          </table:table-cell>
          <table:table-cell/>
          <table:table-cell table:formula="of:=ABS([.P51]-[.Q51])" office:value-type="float" office:value="0">
            <text:p>0</text:p>
          </table:table-cell>
          <table:table-cell table:formula="of:=ABS([.P51]-[.R51])" office:value-type="float" office:value="0">
            <text:p>0</text:p>
          </table:table-cell>
          <table:table-cell table:formula="of:=ABS([.T51]-[.U51])" office:value-type="float" office:value="0.00000278893109496209">
            <text:p>2.78893109496209E-006</text:p>
          </table:table-cell>
          <table:table-cell table:formula="of:=ABS([.T51]-[.V51])" office:value-type="float" office:value="0.0000158980145706379">
            <text:p>0.00001589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52]-[.D52])" office:value-type="float" office:value="0">
            <text:p>0</text:p>
          </table:table-cell>
          <table:table-cell table:formula="of:=ABS([.C52]-[.E52])" office:value-type="float" office:value="0">
            <text:p>0</text:p>
          </table:table-cell>
          <table:table-cell table:formula="of:=ABS([.G52]-[.H52])" office:value-type="float" office:value="0">
            <text:p>0</text:p>
          </table:table-cell>
          <table:table-cell table:formula="of:=ABS([.G52]-[.I5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52]-[.Q52])" office:value-type="float" office:value="0">
            <text:p>0</text:p>
          </table:table-cell>
          <table:table-cell table:formula="of:=ABS([.P52]-[.R52])" office:value-type="float" office:value="0">
            <text:p>0</text:p>
          </table:table-cell>
          <table:table-cell table:formula="of:=ABS([.T52]-[.U52])" office:value-type="float" office:value="0">
            <text:p>0</text:p>
          </table:table-cell>
          <table:table-cell table:formula="of:=ABS([.T52]-[.V52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53]-[.D53])" office:value-type="float" office:value="0">
            <text:p>0</text:p>
          </table:table-cell>
          <table:table-cell table:formula="of:=ABS([.C53]-[.E53])" office:value-type="float" office:value="0">
            <text:p>0</text:p>
          </table:table-cell>
          <table:table-cell table:formula="of:=ABS([.G53]-[.H53])" office:value-type="float" office:value="0">
            <text:p>0</text:p>
          </table:table-cell>
          <table:table-cell table:formula="of:=ABS([.G53]-[.I5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53]-[.Q53])" office:value-type="float" office:value="0">
            <text:p>0</text:p>
          </table:table-cell>
          <table:table-cell table:formula="of:=ABS([.P53]-[.R53])" office:value-type="float" office:value="0">
            <text:p>0</text:p>
          </table:table-cell>
          <table:table-cell table:formula="of:=ABS([.T53]-[.U53])" office:value-type="float" office:value="0">
            <text:p>0</text:p>
          </table:table-cell>
          <table:table-cell table:formula="of:=ABS([.T53]-[.V53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430213250479457">
            <text:p>0.4302132505</text:p>
          </table:table-cell>
          <table:table-cell office:value-type="float" office:value="0.4302441649">
            <text:p>0.4302441649</text:p>
          </table:table-cell>
          <table:table-cell office:value-type="float" office:value="0.43382760909524">
            <text:p>0.4338276091</text:p>
          </table:table-cell>
          <table:table-cell/>
          <table:table-cell office:value-type="float" office:value="0.355208642081119">
            <text:p>0.3552086421</text:p>
          </table:table-cell>
          <table:table-cell office:value-type="float" office:value="0.355056289956">
            <text:p>0.35505629</text:p>
          </table:table-cell>
          <table:table-cell office:value-type="float" office:value="0.355208635862168">
            <text:p>0.3552086359</text:p>
          </table:table-cell>
          <table:table-cell/>
          <table:table-cell table:formula="of:=ABS([.C54]-[.D54])" office:value-type="float" office:value="0.0000309144205429823">
            <text:p>3.09144205429823E-005</text:p>
          </table:table-cell>
          <table:table-cell table:formula="of:=ABS([.C54]-[.E54])" office:value-type="float" office:value="0.00361435861578302">
            <text:p>0.0036143586</text:p>
          </table:table-cell>
          <table:table-cell table:formula="of:=ABS([.G54]-[.H54])" office:value-type="float" office:value="0.000152352125118993">
            <text:p>0.0001523521</text:p>
          </table:table-cell>
          <table:table-cell table:formula="of:=ABS([.G54]-[.I54])" office:value-type="float" office:value="0.00000000621895124286453">
            <text:p>6.21895124286453E-009</text:p>
          </table:table-cell>
          <table:table-cell/>
          <table:table-cell office:value-type="float" office:value="0.387095378335622">
            <text:p>0.3870953783</text:p>
          </table:table-cell>
          <table:table-cell office:value-type="float" office:value="0.437796602244">
            <text:p>0.4377966022</text:p>
          </table:table-cell>
          <table:table-cell office:value-type="float" office:value="0.43382760909524">
            <text:p>0.4338276091</text:p>
          </table:table-cell>
          <table:table-cell/>
          <table:table-cell office:value-type="float" office:value="0.32309460279393">
            <text:p>0.3230946028</text:p>
          </table:table-cell>
          <table:table-cell office:value-type="float" office:value="0.379796108176">
            <text:p>0.3797961082</text:p>
          </table:table-cell>
          <table:table-cell office:value-type="float" office:value="0.437796602244">
            <text:p>0.4377966022</text:p>
          </table:table-cell>
          <table:table-cell/>
          <table:table-cell table:formula="of:=ABS([.P54]-[.Q54])" office:value-type="float" office:value="0.0507012239083779">
            <text:p>0.0507012239</text:p>
          </table:table-cell>
          <table:table-cell table:formula="of:=ABS([.P54]-[.R54])" office:value-type="float" office:value="0.046732230759618">
            <text:p>0.0467322308</text:p>
          </table:table-cell>
          <table:table-cell table:formula="of:=ABS([.T54]-[.U54])" office:value-type="float" office:value="0.0567015053820699">
            <text:p>0.0567015054</text:p>
          </table:table-cell>
          <table:table-cell table:formula="of:=ABS([.T54]-[.V54])" office:value-type="float" office:value="0.11470199945007">
            <text:p>0.11470199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55]-[.D55])" office:value-type="float" office:value="0">
            <text:p>0</text:p>
          </table:table-cell>
          <table:table-cell table:formula="of:=ABS([.C55]-[.E55])" office:value-type="float" office:value="0">
            <text:p>0</text:p>
          </table:table-cell>
          <table:table-cell table:formula="of:=ABS([.G55]-[.H55])" office:value-type="float" office:value="0">
            <text:p>0</text:p>
          </table:table-cell>
          <table:table-cell table:formula="of:=ABS([.G55]-[.I5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55]-[.Q55])" office:value-type="float" office:value="0">
            <text:p>0</text:p>
          </table:table-cell>
          <table:table-cell table:formula="of:=ABS([.P55]-[.R55])" office:value-type="float" office:value="0">
            <text:p>0</text:p>
          </table:table-cell>
          <table:table-cell table:formula="of:=ABS([.T55]-[.U55])" office:value-type="float" office:value="0">
            <text:p>0</text:p>
          </table:table-cell>
          <table:table-cell table:formula="of:=ABS([.T55]-[.V55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56]-[.D56])" office:value-type="float" office:value="0">
            <text:p>0</text:p>
          </table:table-cell>
          <table:table-cell table:formula="of:=ABS([.C56]-[.E56])" office:value-type="float" office:value="0">
            <text:p>0</text:p>
          </table:table-cell>
          <table:table-cell table:formula="of:=ABS([.G56]-[.H56])" office:value-type="float" office:value="0">
            <text:p>0</text:p>
          </table:table-cell>
          <table:table-cell table:formula="of:=ABS([.G56]-[.I5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56]-[.Q56])" office:value-type="float" office:value="0">
            <text:p>0</text:p>
          </table:table-cell>
          <table:table-cell table:formula="of:=ABS([.P56]-[.R56])" office:value-type="float" office:value="0">
            <text:p>0</text:p>
          </table:table-cell>
          <table:table-cell table:formula="of:=ABS([.T56]-[.U56])" office:value-type="float" office:value="0">
            <text:p>0</text:p>
          </table:table-cell>
          <table:table-cell table:formula="of:=ABS([.T56]-[.V56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57]-[.D57])" office:value-type="float" office:value="0">
            <text:p>0</text:p>
          </table:table-cell>
          <table:table-cell table:formula="of:=ABS([.C57]-[.E57])" office:value-type="float" office:value="0">
            <text:p>0</text:p>
          </table:table-cell>
          <table:table-cell table:formula="of:=ABS([.G57]-[.H57])" office:value-type="float" office:value="0">
            <text:p>0</text:p>
          </table:table-cell>
          <table:table-cell table:formula="of:=ABS([.G57]-[.I57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57]-[.Q57])" office:value-type="float" office:value="0">
            <text:p>0</text:p>
          </table:table-cell>
          <table:table-cell table:formula="of:=ABS([.P57]-[.R57])" office:value-type="float" office:value="0">
            <text:p>0</text:p>
          </table:table-cell>
          <table:table-cell table:formula="of:=ABS([.T57]-[.U57])" office:value-type="float" office:value="0">
            <text:p>0</text:p>
          </table:table-cell>
          <table:table-cell table:formula="of:=ABS([.T57]-[.V57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58]-[.D58])" office:value-type="float" office:value="0">
            <text:p>0</text:p>
          </table:table-cell>
          <table:table-cell table:formula="of:=ABS([.C58]-[.E58])" office:value-type="float" office:value="0">
            <text:p>0</text:p>
          </table:table-cell>
          <table:table-cell table:formula="of:=ABS([.G58]-[.H58])" office:value-type="float" office:value="0">
            <text:p>0</text:p>
          </table:table-cell>
          <table:table-cell table:formula="of:=ABS([.G58]-[.I5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58]-[.Q58])" office:value-type="float" office:value="0">
            <text:p>0</text:p>
          </table:table-cell>
          <table:table-cell table:formula="of:=ABS([.P58]-[.R58])" office:value-type="float" office:value="0">
            <text:p>0</text:p>
          </table:table-cell>
          <table:table-cell table:formula="of:=ABS([.T58]-[.U58])" office:value-type="float" office:value="0">
            <text:p>0</text:p>
          </table:table-cell>
          <table:table-cell table:formula="of:=ABS([.T58]-[.V58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59]-[.D59])" office:value-type="float" office:value="0">
            <text:p>0</text:p>
          </table:table-cell>
          <table:table-cell table:formula="of:=ABS([.C59]-[.E59])" office:value-type="float" office:value="0">
            <text:p>0</text:p>
          </table:table-cell>
          <table:table-cell table:formula="of:=ABS([.G59]-[.H59])" office:value-type="float" office:value="0">
            <text:p>0</text:p>
          </table:table-cell>
          <table:table-cell table:formula="of:=ABS([.G59]-[.I5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59]-[.Q59])" office:value-type="float" office:value="0">
            <text:p>0</text:p>
          </table:table-cell>
          <table:table-cell table:formula="of:=ABS([.P59]-[.R59])" office:value-type="float" office:value="0">
            <text:p>0</text:p>
          </table:table-cell>
          <table:table-cell table:formula="of:=ABS([.T59]-[.U59])" office:value-type="float" office:value="0">
            <text:p>0</text:p>
          </table:table-cell>
          <table:table-cell table:formula="of:=ABS([.T59]-[.V59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2" office:value-type="float" office:value="0.0000496023964287077">
            <text:p>4.96E-005</text:p>
          </table:table-cell>
          <table:table-cell office:value-type="float" office:value="0.0000313119704041">
            <text:p>0.000031312</text:p>
          </table:table-cell>
          <table:table-cell office:value-type="float" office:value="0.000053036612325376">
            <text:p>5.3036612325376E-005</text:p>
          </table:table-cell>
          <table:table-cell/>
          <table:table-cell table:style-name="ce2" office:value-type="float" office:value="0.0000381279886943231">
            <text:p>3.81E-005</text:p>
          </table:table-cell>
          <table:table-cell office:value-type="float" office:value="0.0000381445817769">
            <text:p>3.81445817769E-005</text:p>
          </table:table-cell>
          <table:table-cell office:value-type="float" office:value="0.000038127994495369">
            <text:p>0.000038128</text:p>
          </table:table-cell>
          <table:table-cell/>
          <table:table-cell table:formula="of:=ABS([.C60]-[.D60])" office:value-type="float" office:value="0.0000182904260246077">
            <text:p>1.82904260246077E-005</text:p>
          </table:table-cell>
          <table:table-cell table:formula="of:=ABS([.C60]-[.E60])" office:value-type="float" office:value="0.00000343421589666831">
            <text:p>3.43421589666831E-006</text:p>
          </table:table-cell>
          <table:table-cell table:formula="of:=ABS([.G60]-[.H60])" office:value-type="float" office:value="0.0000000165930825768998">
            <text:p>1.65930825768998E-008</text:p>
          </table:table-cell>
          <table:table-cell table:formula="of:=ABS([.G60]-[.I60])" office:value-type="float" office:value="0.00000000000580104589581812">
            <text:p>5.80104589581812E-012</text:p>
          </table:table-cell>
          <table:table-cell/>
          <table:table-cell table:style-name="ce2" office:value-type="float" office:value="0.0000686858549806633">
            <text:p>6.87E-005</text:p>
          </table:table-cell>
          <table:table-cell office:value-type="float" office:value="0.0000779475328641">
            <text:p>7.79475328641E-005</text:p>
          </table:table-cell>
          <table:table-cell office:value-type="float" office:value="0.000053036612325376">
            <text:p>5.3036612325376E-005</text:p>
          </table:table-cell>
          <table:table-cell/>
          <table:table-cell table:style-name="ce2" office:value-type="float" office:value="0.0000449732231890526">
            <text:p>4.50E-005</text:p>
          </table:table-cell>
          <table:table-cell office:value-type="float" office:value="0.0000878553785344">
            <text:p>8.78553785344E-005</text:p>
          </table:table-cell>
          <table:table-cell office:value-type="float" office:value="0.0000779475328641">
            <text:p>7.79475328641E-005</text:p>
          </table:table-cell>
          <table:table-cell/>
          <table:table-cell table:formula="of:=ABS([.P60]-[.Q60])" office:value-type="float" office:value="0.00000926167788343669">
            <text:p>9.26167788343669E-006</text:p>
          </table:table-cell>
          <table:table-cell table:formula="of:=ABS([.P60]-[.R60])" office:value-type="float" office:value="0.0000156492426552873">
            <text:p>1.56492426552873E-005</text:p>
          </table:table-cell>
          <table:table-cell table:formula="of:=ABS([.T60]-[.U60])" office:value-type="float" office:value="0.0000428821553453474">
            <text:p>4.28821553453474E-005</text:p>
          </table:table-cell>
          <table:table-cell table:formula="of:=ABS([.T60]-[.V60])" office:value-type="float" office:value="0.0000329743096750474">
            <text:p>3.29743096750474E-0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61]-[.D61])" office:value-type="float" office:value="0">
            <text:p>0</text:p>
          </table:table-cell>
          <table:table-cell table:formula="of:=ABS([.C61]-[.E61])" office:value-type="float" office:value="0">
            <text:p>0</text:p>
          </table:table-cell>
          <table:table-cell table:formula="of:=ABS([.G61]-[.H61])" office:value-type="float" office:value="0">
            <text:p>0</text:p>
          </table:table-cell>
          <table:table-cell table:formula="of:=ABS([.G61]-[.I6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61]-[.Q61])" office:value-type="float" office:value="0">
            <text:p>0</text:p>
          </table:table-cell>
          <table:table-cell table:formula="of:=ABS([.P61]-[.R61])" office:value-type="float" office:value="0">
            <text:p>0</text:p>
          </table:table-cell>
          <table:table-cell table:formula="of:=ABS([.T61]-[.U61])" office:value-type="float" office:value="0">
            <text:p>0</text:p>
          </table:table-cell>
          <table:table-cell table:formula="of:=ABS([.T61]-[.V61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2" office:value-type="float" office:value="0.000044960441227765">
            <text:p>4.50E-005</text:p>
          </table:table-cell>
          <table:table-cell office:value-type="float" office:value="0.0000449239084009">
            <text:p>4.49239084009E-005</text:p>
          </table:table-cell>
          <table:table-cell office:value-type="float" office:value="0.000045747001904409">
            <text:p>0.000045747</text:p>
          </table:table-cell>
          <table:table-cell/>
          <table:table-cell table:style-name="ce2" office:value-type="float" office:value="0.0000267131259675552">
            <text:p>2.67E-005</text:p>
          </table:table-cell>
          <table:table-cell office:value-type="float" office:value="0.0000267219726489">
            <text:p>0.000026722</text:p>
          </table:table-cell>
          <table:table-cell office:value-type="float" office:value="0.000026713123488676">
            <text:p>2.6713123488676E-005</text:p>
          </table:table-cell>
          <table:table-cell/>
          <table:table-cell table:formula="of:=ABS([.C62]-[.D62])" office:value-type="float" office:value="0.0000000365328268650043">
            <text:p>3.65328268650043E-008</text:p>
          </table:table-cell>
          <table:table-cell table:formula="of:=ABS([.C62]-[.E62])" office:value-type="float" office:value="0.000000786560676644004">
            <text:p>7.86560676644004E-007</text:p>
          </table:table-cell>
          <table:table-cell table:formula="of:=ABS([.G62]-[.H62])" office:value-type="float" office:value="0.00000000884668134479329">
            <text:p>8.84668134479329E-009</text:p>
          </table:table-cell>
          <table:table-cell table:formula="of:=ABS([.G62]-[.I62])" office:value-type="float" office:value="0.00000000000247887920314192">
            <text:p>2.47887920314192E-012</text:p>
          </table:table-cell>
          <table:table-cell/>
          <table:table-cell table:style-name="ce2" office:value-type="float" office:value="0.0000501262490041239">
            <text:p>5.01E-005</text:p>
          </table:table-cell>
          <table:table-cell office:value-type="float" office:value="0.0000712324184049">
            <text:p>7.12324184049E-005</text:p>
          </table:table-cell>
          <table:table-cell office:value-type="float" office:value="0.000045747001904409">
            <text:p>0.000045747</text:p>
          </table:table-cell>
          <table:table-cell/>
          <table:table-cell table:style-name="ce2" office:value-type="float" office:value="0.0000305071040330942">
            <text:p>3.05E-005</text:p>
          </table:table-cell>
          <table:table-cell office:value-type="float" office:value="0.0000471280877001">
            <text:p>4.71280877001E-005</text:p>
          </table:table-cell>
          <table:table-cell office:value-type="float" office:value="0.0000712324184049">
            <text:p>7.12324184049E-005</text:p>
          </table:table-cell>
          <table:table-cell/>
          <table:table-cell table:formula="of:=ABS([.P62]-[.Q62])" office:value-type="float" office:value="0.0000211061694007761">
            <text:p>2.11061694007761E-005</text:p>
          </table:table-cell>
          <table:table-cell table:formula="of:=ABS([.P62]-[.R62])" office:value-type="float" office:value="0.0000043792470997149">
            <text:p>4.3792470997149E-006</text:p>
          </table:table-cell>
          <table:table-cell table:formula="of:=ABS([.T62]-[.U62])" office:value-type="float" office:value="0.0000166209836670058">
            <text:p>0.000016621</text:p>
          </table:table-cell>
          <table:table-cell table:formula="of:=ABS([.T62]-[.V62])" office:value-type="float" office:value="0.0000407253143718058">
            <text:p>4.07253143718058E-0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63]-[.D63])" office:value-type="float" office:value="0">
            <text:p>0</text:p>
          </table:table-cell>
          <table:table-cell table:formula="of:=ABS([.C63]-[.E63])" office:value-type="float" office:value="0">
            <text:p>0</text:p>
          </table:table-cell>
          <table:table-cell table:formula="of:=ABS([.G63]-[.H63])" office:value-type="float" office:value="0">
            <text:p>0</text:p>
          </table:table-cell>
          <table:table-cell table:formula="of:=ABS([.G63]-[.I6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63]-[.Q63])" office:value-type="float" office:value="0">
            <text:p>0</text:p>
          </table:table-cell>
          <table:table-cell table:formula="of:=ABS([.P63]-[.R63])" office:value-type="float" office:value="0">
            <text:p>0</text:p>
          </table:table-cell>
          <table:table-cell table:formula="of:=ABS([.T63]-[.U63])" office:value-type="float" office:value="0">
            <text:p>0</text:p>
          </table:table-cell>
          <table:table-cell table:formula="of:=ABS([.T63]-[.V63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64]-[.D64])" office:value-type="float" office:value="0">
            <text:p>0</text:p>
          </table:table-cell>
          <table:table-cell table:formula="of:=ABS([.C64]-[.E64])" office:value-type="float" office:value="0">
            <text:p>0</text:p>
          </table:table-cell>
          <table:table-cell table:formula="of:=ABS([.G64]-[.H64])" office:value-type="float" office:value="0">
            <text:p>0</text:p>
          </table:table-cell>
          <table:table-cell table:formula="of:=ABS([.G64]-[.I6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64]-[.Q64])" office:value-type="float" office:value="0">
            <text:p>0</text:p>
          </table:table-cell>
          <table:table-cell table:formula="of:=ABS([.P64]-[.R64])" office:value-type="float" office:value="0">
            <text:p>0</text:p>
          </table:table-cell>
          <table:table-cell table:formula="of:=ABS([.T64]-[.U64])" office:value-type="float" office:value="0">
            <text:p>0</text:p>
          </table:table-cell>
          <table:table-cell table:formula="of:=ABS([.T64]-[.V64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239262109435244">
            <text:p>2.39E-006</text:p>
          </table:table-cell>
          <table:table-cell office:value-type="float" office:value="0.0000023939206729">
            <text:p>2.3939206729E-006</text:p>
          </table:table-cell>
          <table:table-cell office:value-type="float" office:value="0.0000023926211761">
            <text:p>2.3926211761E-006</text:p>
          </table:table-cell>
          <table:table-cell/>
          <table:table-cell table:formula="of:=ABS([.C65]-[.D65])" office:value-type="float" office:value="0">
            <text:p>0</text:p>
          </table:table-cell>
          <table:table-cell table:formula="of:=ABS([.C65]-[.E65])" office:value-type="float" office:value="0">
            <text:p>0</text:p>
          </table:table-cell>
          <table:table-cell table:formula="of:=ABS([.G65]-[.H65])" office:value-type="float" office:value="0.00000000129957854756047">
            <text:p>1.29957854756047E-009</text:p>
          </table:table-cell>
          <table:table-cell table:formula="of:=ABS([.G65]-[.I65])" office:value-type="float" office:value="0.0000000000000817475601269755">
            <text:p>8.17475601269755E-01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21503196643995">
            <text:p>2.15E-006</text:p>
          </table:table-cell>
          <table:table-cell office:value-type="float" office:value="0.0000027928425924">
            <text:p>2.7928425924E-006</text:p>
          </table:table-cell>
          <table:table-cell office:value-type="float" office:value="0">
            <text:p>0</text:p>
          </table:table-cell>
          <table:table-cell/>
          <table:table-cell table:formula="of:=ABS([.P65]-[.Q65])" office:value-type="float" office:value="0">
            <text:p>0</text:p>
          </table:table-cell>
          <table:table-cell table:formula="of:=ABS([.P65]-[.R65])" office:value-type="float" office:value="0">
            <text:p>0</text:p>
          </table:table-cell>
          <table:table-cell table:formula="of:=ABS([.T65]-[.U65])" office:value-type="float" office:value="0.0000006425229280005">
            <text:p>6.425229280005E-007</text:p>
          </table:table-cell>
          <table:table-cell table:formula="of:=ABS([.T65]-[.V65])" office:value-type="float" office:value="0.0000021503196643995">
            <text:p>2.1503196643995E-0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00249353577893912">
            <text:p>0.0024935358</text:p>
          </table:table-cell>
          <table:table-cell office:value-type="float" office:value="0.00249071863041">
            <text:p>0.0024907186</text:p>
          </table:table-cell>
          <table:table-cell office:value-type="float" office:value="0.00237848724704917">
            <text:p>0.0023784872</text:p>
          </table:table-cell>
          <table:table-cell/>
          <table:table-cell office:value-type="float" office:value="0.002148913288414">
            <text:p>0.0021489133</text:p>
          </table:table-cell>
          <table:table-cell office:value-type="float" office:value="0.00215050150225">
            <text:p>0.0021505015</text:p>
          </table:table-cell>
          <table:table-cell office:value-type="float" office:value="0.00214891322500238">
            <text:p>0.0021489132</text:p>
          </table:table-cell>
          <table:table-cell/>
          <table:table-cell table:formula="of:=ABS([.C66]-[.D66])" office:value-type="float" office:value="0.00000281714852912044">
            <text:p>2.81714852912044E-006</text:p>
          </table:table-cell>
          <table:table-cell table:formula="of:=ABS([.C66]-[.E66])" office:value-type="float" office:value="0.000115048531889951">
            <text:p>0.0001150485</text:p>
          </table:table-cell>
          <table:table-cell table:formula="of:=ABS([.G66]-[.H66])" office:value-type="float" office:value="0.00000158821383599954">
            <text:p>1.58821383599954E-006</text:p>
          </table:table-cell>
          <table:table-cell table:formula="of:=ABS([.G66]-[.I66])" office:value-type="float" office:value="0.0000000000634116162356868">
            <text:p>6.34116162356868E-011</text:p>
          </table:table-cell>
          <table:table-cell/>
          <table:table-cell office:value-type="float" office:value="0.00256672974687211">
            <text:p>0.0025667297</text:p>
          </table:table-cell>
          <table:table-cell office:value-type="float" office:value="0.00362166850809">
            <text:p>0.0036216685</text:p>
          </table:table-cell>
          <table:table-cell office:value-type="float" office:value="0.00237848724704917">
            <text:p>0.0023784872</text:p>
          </table:table-cell>
          <table:table-cell/>
          <table:table-cell office:value-type="float" office:value="0.00223123600305516">
            <text:p>0.002231236</text:p>
          </table:table-cell>
          <table:table-cell office:value-type="float" office:value="0.00330064038144">
            <text:p>0.0033006404</text:p>
          </table:table-cell>
          <table:table-cell office:value-type="float" office:value="0.00362166850809">
            <text:p>0.0036216685</text:p>
          </table:table-cell>
          <table:table-cell/>
          <table:table-cell table:formula="of:=ABS([.P66]-[.Q66])" office:value-type="float" office:value="0.00105493876121789">
            <text:p>0.0010549388</text:p>
          </table:table-cell>
          <table:table-cell table:formula="of:=ABS([.P66]-[.R66])" office:value-type="float" office:value="0.000188242499822941">
            <text:p>0.0001882425</text:p>
          </table:table-cell>
          <table:table-cell table:formula="of:=ABS([.T66]-[.U66])" office:value-type="float" office:value="0.00106940437838484">
            <text:p>0.0010694044</text:p>
          </table:table-cell>
          <table:table-cell table:formula="of:=ABS([.T66]-[.V66])" office:value-type="float" office:value="0.00139043250503484">
            <text:p>0.00139043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67]-[.D67])" office:value-type="float" office:value="0">
            <text:p>0</text:p>
          </table:table-cell>
          <table:table-cell table:formula="of:=ABS([.C67]-[.E67])" office:value-type="float" office:value="0">
            <text:p>0</text:p>
          </table:table-cell>
          <table:table-cell table:formula="of:=ABS([.G67]-[.H67])" office:value-type="float" office:value="0">
            <text:p>0</text:p>
          </table:table-cell>
          <table:table-cell table:formula="of:=ABS([.G67]-[.I6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67]-[.Q67])" office:value-type="float" office:value="0">
            <text:p>0</text:p>
          </table:table-cell>
          <table:table-cell table:formula="of:=ABS([.P67]-[.R67])" office:value-type="float" office:value="0">
            <text:p>0</text:p>
          </table:table-cell>
          <table:table-cell table:formula="of:=ABS([.T67]-[.U67])" office:value-type="float" office:value="0">
            <text:p>0</text:p>
          </table:table-cell>
          <table:table-cell table:formula="of:=ABS([.T67]-[.V67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2" office:value-type="float" office:value="0.0000280813200344179">
            <text:p>2.81E-005</text:p>
          </table:table-cell>
          <table:table-cell office:value-type="float" office:value="0.0000280496285161">
            <text:p>2.80496285161E-005</text:p>
          </table:table-cell>
          <table:table-cell office:value-type="float" office:value="0.000028854043587216">
            <text:p>0.000028854</text:p>
          </table:table-cell>
          <table:table-cell/>
          <table:table-cell office:value-type="float" office:value="0.000138299975805968">
            <text:p>0.0001383</text:p>
          </table:table-cell>
          <table:table-cell office:value-type="float" office:value="0.00013837287424">
            <text:p>0.0001383729</text:p>
          </table:table-cell>
          <table:table-cell office:value-type="float" office:value="0.000138299975530201">
            <text:p>0.0001383</text:p>
          </table:table-cell>
          <table:table-cell/>
          <table:table-cell table:formula="of:=ABS([.C68]-[.D68])" office:value-type="float" office:value="0.0000000316915183179025">
            <text:p>3.16915183179025E-008</text:p>
          </table:table-cell>
          <table:table-cell table:formula="of:=ABS([.C68]-[.E68])" office:value-type="float" office:value="0.000000772723552798099">
            <text:p>7.72723552798099E-007</text:p>
          </table:table-cell>
          <table:table-cell table:formula="of:=ABS([.G68]-[.H68])" office:value-type="float" office:value="0.0000000728984340319728">
            <text:p>7.28984340319728E-008</text:p>
          </table:table-cell>
          <table:table-cell table:formula="of:=ABS([.G68]-[.I68])" office:value-type="float" office:value="0.000000000000275767012307068">
            <text:p>2.75767012307068E-013</text:p>
          </table:table-cell>
          <table:table-cell/>
          <table:table-cell table:style-name="ce2" office:value-type="float" office:value="0.0000252643178936776">
            <text:p>2.53E-005</text:p>
          </table:table-cell>
          <table:table-cell office:value-type="float" office:value="0.0000336626238025">
            <text:p>3.36626238025E-005</text:p>
          </table:table-cell>
          <table:table-cell office:value-type="float" office:value="0.000028854043587216">
            <text:p>0.000028854</text:p>
          </table:table-cell>
          <table:table-cell/>
          <table:table-cell office:value-type="float" office:value="0.000129335759191519">
            <text:p>0.0001293358</text:p>
          </table:table-cell>
          <table:table-cell office:value-type="float" office:value="0.00018242013969">
            <text:p>0.0001824201</text:p>
          </table:table-cell>
          <table:table-cell office:value-type="float" office:value="0.0000336626238025">
            <text:p>3.36626238025E-005</text:p>
          </table:table-cell>
          <table:table-cell/>
          <table:table-cell table:formula="of:=ABS([.P68]-[.Q68])" office:value-type="float" office:value="0.0000083983059088224">
            <text:p>8.3983059088224E-006</text:p>
          </table:table-cell>
          <table:table-cell table:formula="of:=ABS([.P68]-[.R68])" office:value-type="float" office:value="0.0000035897256935384">
            <text:p>3.5897256935384E-006</text:p>
          </table:table-cell>
          <table:table-cell table:formula="of:=ABS([.T68]-[.U68])" office:value-type="float" office:value="0.000053084380498481">
            <text:p>5.3084380498481E-005</text:p>
          </table:table-cell>
          <table:table-cell table:formula="of:=ABS([.T68]-[.V68])" office:value-type="float" office:value="0.000095673135389019">
            <text:p>9.5673135389019E-0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69]-[.D69])" office:value-type="float" office:value="0">
            <text:p>0</text:p>
          </table:table-cell>
          <table:table-cell table:formula="of:=ABS([.C69]-[.E69])" office:value-type="float" office:value="0">
            <text:p>0</text:p>
          </table:table-cell>
          <table:table-cell table:formula="of:=ABS([.G69]-[.H69])" office:value-type="float" office:value="0">
            <text:p>0</text:p>
          </table:table-cell>
          <table:table-cell table:formula="of:=ABS([.G69]-[.I6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69]-[.Q69])" office:value-type="float" office:value="0">
            <text:p>0</text:p>
          </table:table-cell>
          <table:table-cell table:formula="of:=ABS([.P69]-[.R69])" office:value-type="float" office:value="0">
            <text:p>0</text:p>
          </table:table-cell>
          <table:table-cell table:formula="of:=ABS([.T69]-[.U69])" office:value-type="float" office:value="0">
            <text:p>0</text:p>
          </table:table-cell>
          <table:table-cell table:formula="of:=ABS([.T69]-[.V69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70]-[.D70])" office:value-type="float" office:value="0">
            <text:p>0</text:p>
          </table:table-cell>
          <table:table-cell table:formula="of:=ABS([.C70]-[.E70])" office:value-type="float" office:value="0">
            <text:p>0</text:p>
          </table:table-cell>
          <table:table-cell table:formula="of:=ABS([.G70]-[.H70])" office:value-type="float" office:value="0">
            <text:p>0</text:p>
          </table:table-cell>
          <table:table-cell table:formula="of:=ABS([.G70]-[.I7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70]-[.Q70])" office:value-type="float" office:value="0">
            <text:p>0</text:p>
          </table:table-cell>
          <table:table-cell table:formula="of:=ABS([.P70]-[.R70])" office:value-type="float" office:value="0">
            <text:p>0</text:p>
          </table:table-cell>
          <table:table-cell table:formula="of:=ABS([.T70]-[.U70])" office:value-type="float" office:value="0">
            <text:p>0</text:p>
          </table:table-cell>
          <table:table-cell table:formula="of:=ABS([.T70]-[.V70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768366101962966">
            <text:p>7.68E-005</text:p>
          </table:table-cell>
          <table:table-cell office:value-type="float" office:value="0.0000768750182656">
            <text:p>0.000076875</text:p>
          </table:table-cell>
          <table:table-cell office:value-type="float" office:value="0.000076836602391201">
            <text:p>7.6836602391201E-005</text:p>
          </table:table-cell>
          <table:table-cell/>
          <table:table-cell table:formula="of:=ABS([.C71]-[.D71])" office:value-type="float" office:value="0">
            <text:p>0</text:p>
          </table:table-cell>
          <table:table-cell table:formula="of:=ABS([.C71]-[.E71])" office:value-type="float" office:value="0">
            <text:p>0</text:p>
          </table:table-cell>
          <table:table-cell table:formula="of:=ABS([.G71]-[.H71])" office:value-type="float" office:value="0.0000000384080693033935">
            <text:p>3.84080693033935E-008</text:p>
          </table:table-cell>
          <table:table-cell table:formula="of:=ABS([.G71]-[.I71])" office:value-type="float" office:value="0.00000000000780509561333371">
            <text:p>7.80509561333371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570339751015489">
            <text:p>5.70E-005</text:p>
          </table:table-cell>
          <table:table-cell office:value-type="float" office:value="0.0000569203855936">
            <text:p>5.69203855936E-005</text:p>
          </table:table-cell>
          <table:table-cell office:value-type="float" office:value="0">
            <text:p>0</text:p>
          </table:table-cell>
          <table:table-cell/>
          <table:table-cell table:formula="of:=ABS([.P71]-[.Q71])" office:value-type="float" office:value="0">
            <text:p>0</text:p>
          </table:table-cell>
          <table:table-cell table:formula="of:=ABS([.P71]-[.R71])" office:value-type="float" office:value="0">
            <text:p>0</text:p>
          </table:table-cell>
          <table:table-cell table:formula="of:=ABS([.T71]-[.U71])" office:value-type="float" office:value="0.000000113589507948896">
            <text:p>1.13589507948896E-007</text:p>
          </table:table-cell>
          <table:table-cell table:formula="of:=ABS([.T71]-[.V71])" office:value-type="float" office:value="0.0000570339751015489">
            <text:p>0.00005703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296645755517343">
            <text:p>0.0296645756</text:p>
          </table:table-cell>
          <table:table-cell office:value-type="float" office:value="0.0296493961">
            <text:p>0.0296493961</text:p>
          </table:table-cell>
          <table:table-cell office:value-type="float" office:value="0.0286252777563241">
            <text:p>0.0286252778</text:p>
          </table:table-cell>
          <table:table-cell/>
          <table:table-cell office:value-type="float" office:value="0.209689569827366">
            <text:p>0.2096895698</text:p>
          </table:table-cell>
          <table:table-cell office:value-type="float" office:value="0.209764">
            <text:p>0.209764</text:p>
          </table:table-cell>
          <table:table-cell office:value-type="float" office:value="0.209689572443188">
            <text:p>0.2096895724</text:p>
          </table:table-cell>
          <table:table-cell/>
          <table:table-cell table:formula="of:=ABS([.C72]-[.D72])" office:value-type="float" office:value="0.0000151794517342964">
            <text:p>1.51794517342964E-005</text:p>
          </table:table-cell>
          <table:table-cell table:formula="of:=ABS([.C72]-[.E72])" office:value-type="float" office:value="0.0010392977954102">
            <text:p>0.0010392978</text:p>
          </table:table-cell>
          <table:table-cell table:formula="of:=ABS([.G72]-[.H72])" office:value-type="float" office:value="0.0000744301726339769">
            <text:p>7.44301726339769E-005</text:p>
          </table:table-cell>
          <table:table-cell table:formula="of:=ABS([.G72]-[.I72])" office:value-type="float" office:value="0.00000000261582161487084">
            <text:p>2.61582161487084E-009</text:p>
          </table:table-cell>
          <table:table-cell/>
          <table:table-cell office:value-type="float" office:value="0.0278792958569295">
            <text:p>0.0278792959</text:p>
          </table:table-cell>
          <table:table-cell office:value-type="float" office:value="0.021950792964">
            <text:p>0.021950793</text:p>
          </table:table-cell>
          <table:table-cell office:value-type="float" office:value="0.0286252777563241">
            <text:p>0.0286252778</text:p>
          </table:table-cell>
          <table:table-cell/>
          <table:table-cell office:value-type="float" office:value="0.199153101940351">
            <text:p>0.1991531019</text:p>
          </table:table-cell>
          <table:table-cell office:value-type="float" office:value="0.162826776324">
            <text:p>0.1628267763</text:p>
          </table:table-cell>
          <table:table-cell office:value-type="float" office:value="0.021950792964">
            <text:p>0.021950793</text:p>
          </table:table-cell>
          <table:table-cell/>
          <table:table-cell table:formula="of:=ABS([.P72]-[.Q72])" office:value-type="float" office:value="0.0059285028929295">
            <text:p>0.0059285029</text:p>
          </table:table-cell>
          <table:table-cell table:formula="of:=ABS([.P72]-[.R72])" office:value-type="float" office:value="0.000745981899394597">
            <text:p>0.0007459819</text:p>
          </table:table-cell>
          <table:table-cell table:formula="of:=ABS([.T72]-[.U72])" office:value-type="float" office:value="0.036326325616351">
            <text:p>0.0363263256</text:p>
          </table:table-cell>
          <table:table-cell table:formula="of:=ABS([.T72]-[.V72])" office:value-type="float" office:value="0.177202308976351">
            <text:p>0.1772023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73]-[.D73])" office:value-type="float" office:value="0">
            <text:p>0</text:p>
          </table:table-cell>
          <table:table-cell table:formula="of:=ABS([.C73]-[.E73])" office:value-type="float" office:value="0">
            <text:p>0</text:p>
          </table:table-cell>
          <table:table-cell table:formula="of:=ABS([.G73]-[.H73])" office:value-type="float" office:value="0">
            <text:p>0</text:p>
          </table:table-cell>
          <table:table-cell table:formula="of:=ABS([.G73]-[.I7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73]-[.Q73])" office:value-type="float" office:value="0">
            <text:p>0</text:p>
          </table:table-cell>
          <table:table-cell table:formula="of:=ABS([.P73]-[.R73])" office:value-type="float" office:value="0">
            <text:p>0</text:p>
          </table:table-cell>
          <table:table-cell table:formula="of:=ABS([.T73]-[.U73])" office:value-type="float" office:value="0">
            <text:p>0</text:p>
          </table:table-cell>
          <table:table-cell table:formula="of:=ABS([.T73]-[.V73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74]-[.D74])" office:value-type="float" office:value="0">
            <text:p>0</text:p>
          </table:table-cell>
          <table:table-cell table:formula="of:=ABS([.C74]-[.E74])" office:value-type="float" office:value="0">
            <text:p>0</text:p>
          </table:table-cell>
          <table:table-cell table:formula="of:=ABS([.G74]-[.H74])" office:value-type="float" office:value="0">
            <text:p>0</text:p>
          </table:table-cell>
          <table:table-cell table:formula="of:=ABS([.G74]-[.I7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74]-[.Q74])" office:value-type="float" office:value="0">
            <text:p>0</text:p>
          </table:table-cell>
          <table:table-cell table:formula="of:=ABS([.P74]-[.R74])" office:value-type="float" office:value="0">
            <text:p>0</text:p>
          </table:table-cell>
          <table:table-cell table:formula="of:=ABS([.T74]-[.U74])" office:value-type="float" office:value="0">
            <text:p>0</text:p>
          </table:table-cell>
          <table:table-cell table:formula="of:=ABS([.T74]-[.V74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75]-[.D75])" office:value-type="float" office:value="0">
            <text:p>0</text:p>
          </table:table-cell>
          <table:table-cell table:formula="of:=ABS([.C75]-[.E75])" office:value-type="float" office:value="0">
            <text:p>0</text:p>
          </table:table-cell>
          <table:table-cell table:formula="of:=ABS([.G75]-[.H75])" office:value-type="float" office:value="0">
            <text:p>0</text:p>
          </table:table-cell>
          <table:table-cell table:formula="of:=ABS([.G75]-[.I7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75]-[.Q75])" office:value-type="float" office:value="0">
            <text:p>0</text:p>
          </table:table-cell>
          <table:table-cell table:formula="of:=ABS([.P75]-[.R75])" office:value-type="float" office:value="0">
            <text:p>0</text:p>
          </table:table-cell>
          <table:table-cell table:formula="of:=ABS([.T75]-[.U75])" office:value-type="float" office:value="0">
            <text:p>0</text:p>
          </table:table-cell>
          <table:table-cell table:formula="of:=ABS([.T75]-[.V75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76]-[.D76])" office:value-type="float" office:value="0">
            <text:p>0</text:p>
          </table:table-cell>
          <table:table-cell table:formula="of:=ABS([.C76]-[.E76])" office:value-type="float" office:value="0">
            <text:p>0</text:p>
          </table:table-cell>
          <table:table-cell table:formula="of:=ABS([.G76]-[.H76])" office:value-type="float" office:value="0">
            <text:p>0</text:p>
          </table:table-cell>
          <table:table-cell table:formula="of:=ABS([.G76]-[.I7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76]-[.Q76])" office:value-type="float" office:value="0">
            <text:p>0</text:p>
          </table:table-cell>
          <table:table-cell table:formula="of:=ABS([.P76]-[.R76])" office:value-type="float" office:value="0">
            <text:p>0</text:p>
          </table:table-cell>
          <table:table-cell table:formula="of:=ABS([.T76]-[.U76])" office:value-type="float" office:value="0">
            <text:p>0</text:p>
          </table:table-cell>
          <table:table-cell table:formula="of:=ABS([.T76]-[.V76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330651855140439">
            <text:p>3.31E-005</text:p>
          </table:table-cell>
          <table:table-cell office:value-type="float" office:value="0.000033051001">
            <text:p>0.000033051</text:p>
          </table:table-cell>
          <table:table-cell office:value-type="float" office:value="0.000033065191054756">
            <text:p>3.3065191054756E-005</text:p>
          </table:table-cell>
          <table:table-cell/>
          <table:table-cell table:formula="of:=ABS([.C77]-[.D77])" office:value-type="float" office:value="0">
            <text:p>0</text:p>
          </table:table-cell>
          <table:table-cell table:formula="of:=ABS([.C77]-[.E77])" office:value-type="float" office:value="0">
            <text:p>0</text:p>
          </table:table-cell>
          <table:table-cell table:formula="of:=ABS([.G77]-[.H77])" office:value-type="float" office:value="0.0000000141845140439129">
            <text:p>1.41845140439129E-008</text:p>
          </table:table-cell>
          <table:table-cell table:formula="of:=ABS([.G77]-[.I77])" office:value-type="float" office:value="0.00000000000554071210163683">
            <text:p>5.54071210163683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300762591384354">
            <text:p>3.01E-005</text:p>
          </table:table-cell>
          <table:table-cell office:value-type="float" office:value="0.0000309510857569">
            <text:p>3.09510857569E-005</text:p>
          </table:table-cell>
          <table:table-cell office:value-type="float" office:value="0">
            <text:p>0</text:p>
          </table:table-cell>
          <table:table-cell/>
          <table:table-cell table:formula="of:=ABS([.P77]-[.Q77])" office:value-type="float" office:value="0">
            <text:p>0</text:p>
          </table:table-cell>
          <table:table-cell table:formula="of:=ABS([.P77]-[.R77])" office:value-type="float" office:value="0">
            <text:p>0</text:p>
          </table:table-cell>
          <table:table-cell table:formula="of:=ABS([.T77]-[.U77])" office:value-type="float" office:value="0.000000874826618464595">
            <text:p>8.74826618464595E-007</text:p>
          </table:table-cell>
          <table:table-cell table:formula="of:=ABS([.T77]-[.V77])" office:value-type="float" office:value="0.0000300762591384354">
            <text:p>3.00762591384354E-0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693149124621927">
            <text:p>0.6931491246</text:p>
          </table:table-cell>
          <table:table-cell office:value-type="float" office:value="0.693197782225">
            <text:p>0.6931977822</text:p>
          </table:table-cell>
          <table:table-cell office:value-type="float" office:value="0.700852215849812">
            <text:p>0.7008522158</text:p>
          </table:table-cell>
          <table:table-cell/>
          <table:table-cell office:value-type="float" office:value="0.573841726733792">
            <text:p>0.5738417267</text:p>
          </table:table-cell>
          <table:table-cell office:value-type="float" office:value="0.573595684321">
            <text:p>0.5735956843</text:p>
          </table:table-cell>
          <table:table-cell office:value-type="float" office:value="0.573841750029059">
            <text:p>0.57384175</text:p>
          </table:table-cell>
          <table:table-cell/>
          <table:table-cell table:formula="of:=ABS([.C78]-[.D78])" office:value-type="float" office:value="0.0000486576030728214">
            <text:p>4.86576030728214E-005</text:p>
          </table:table-cell>
          <table:table-cell table:formula="of:=ABS([.C78]-[.E78])" office:value-type="float" office:value="0.00770309122788537">
            <text:p>0.0077030912</text:p>
          </table:table-cell>
          <table:table-cell table:formula="of:=ABS([.G78]-[.H78])" office:value-type="float" office:value="0.000246042412792136">
            <text:p>0.0002460424</text:p>
          </table:table-cell>
          <table:table-cell table:formula="of:=ABS([.G78]-[.I78])" office:value-type="float" office:value="0.000000023295266604606">
            <text:p>2.3295266604606E-008</text:p>
          </table:table-cell>
          <table:table-cell/>
          <table:table-cell office:value-type="float" office:value="0.714372284455419">
            <text:p>0.7143722845</text:p>
          </table:table-cell>
          <table:table-cell office:value-type="float" office:value="0.722688712321">
            <text:p>0.7226887123</text:p>
          </table:table-cell>
          <table:table-cell office:value-type="float" office:value="0.700852215849812">
            <text:p>0.7008522158</text:p>
          </table:table-cell>
          <table:table-cell/>
          <table:table-cell office:value-type="float" office:value="0.598076266927804">
            <text:p>0.5980762669</text:p>
          </table:table-cell>
          <table:table-cell office:value-type="float" office:value="0.628554038596">
            <text:p>0.6285540386</text:p>
          </table:table-cell>
          <table:table-cell office:value-type="float" office:value="0.722688712321">
            <text:p>0.7226887123</text:p>
          </table:table-cell>
          <table:table-cell/>
          <table:table-cell table:formula="of:=ABS([.P78]-[.Q78])" office:value-type="float" office:value="0.00831642786558096">
            <text:p>0.0083164279</text:p>
          </table:table-cell>
          <table:table-cell table:formula="of:=ABS([.P78]-[.R78])" office:value-type="float" office:value="0.0135200686056066">
            <text:p>0.0135200686</text:p>
          </table:table-cell>
          <table:table-cell table:formula="of:=ABS([.T78]-[.U78])" office:value-type="float" office:value="0.030477771668196">
            <text:p>0.0304777717</text:p>
          </table:table-cell>
          <table:table-cell table:formula="of:=ABS([.T78]-[.V78])" office:value-type="float" office:value="0.124612445393196">
            <text:p>0.12461244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79]-[.D79])" office:value-type="float" office:value="0">
            <text:p>0</text:p>
          </table:table-cell>
          <table:table-cell table:formula="of:=ABS([.C79]-[.E79])" office:value-type="float" office:value="0">
            <text:p>0</text:p>
          </table:table-cell>
          <table:table-cell table:formula="of:=ABS([.G79]-[.H79])" office:value-type="float" office:value="0">
            <text:p>0</text:p>
          </table:table-cell>
          <table:table-cell table:formula="of:=ABS([.G79]-[.I7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79]-[.Q79])" office:value-type="float" office:value="0">
            <text:p>0</text:p>
          </table:table-cell>
          <table:table-cell table:formula="of:=ABS([.P79]-[.R79])" office:value-type="float" office:value="0">
            <text:p>0</text:p>
          </table:table-cell>
          <table:table-cell table:formula="of:=ABS([.T79]-[.U79])" office:value-type="float" office:value="0">
            <text:p>0</text:p>
          </table:table-cell>
          <table:table-cell table:formula="of:=ABS([.T79]-[.V79]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872463424">
            <text:p>5.872463424E-005</text:p>
          </table:table-cell>
          <table:table-cell/>
          <table:table-cell table:style-name="ce2" office:value-type="float" office:value="0.0000933099799625873">
            <text:p>9.33E-005</text:p>
          </table:table-cell>
          <table:table-cell office:value-type="float" office:value="0.00017848692801">
            <text:p>0.0001784869</text:p>
          </table:table-cell>
          <table:table-cell office:value-type="float" office:value="0.000093309977964681">
            <text:p>0.00009331</text:p>
          </table:table-cell>
          <table:table-cell/>
          <table:table-cell table:formula="of:=ABS([.C80]-[.D80])" office:value-type="float" office:value="0">
            <text:p>0</text:p>
          </table:table-cell>
          <table:table-cell table:formula="of:=ABS([.C80]-[.E80])" office:value-type="float" office:value="0.00005872463424">
            <text:p>5.872463424E-005</text:p>
          </table:table-cell>
          <table:table-cell table:formula="of:=ABS([.G80]-[.H80])" office:value-type="float" office:value="0.0000851769480474127">
            <text:p>8.51769480474127E-005</text:p>
          </table:table-cell>
          <table:table-cell table:formula="of:=ABS([.G80]-[.I80])" office:value-type="float" office:value="0.00000000000199790630274563">
            <text:p>1.99790630274563E-0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5872463424">
            <text:p>5.872463424E-005</text:p>
          </table:table-cell>
          <table:table-cell/>
          <table:table-cell table:style-name="ce2" office:value-type="float" office:value="0.0000848642999320759">
            <text:p>8.49E-005</text:p>
          </table:table-cell>
          <table:table-cell office:value-type="float" office:value="0.0000665949027249">
            <text:p>6.65949027249E-005</text:p>
          </table:table-cell>
          <table:table-cell office:value-type="float" office:value="0">
            <text:p>0</text:p>
          </table:table-cell>
          <table:table-cell/>
          <table:table-cell table:formula="of:=ABS([.P80]-[.Q80])" office:value-type="float" office:value="0">
            <text:p>0</text:p>
          </table:table-cell>
          <table:table-cell table:formula="of:=ABS([.P80]-[.R80])" office:value-type="float" office:value="0.00005872463424">
            <text:p>5.872463424E-005</text:p>
          </table:table-cell>
          <table:table-cell table:formula="of:=ABS([.T80]-[.U80])" office:value-type="float" office:value="0.0000182693972071759">
            <text:p>1.82693972071759E-005</text:p>
          </table:table-cell>
          <table:table-cell table:formula="of:=ABS([.T80]-[.V80])" office:value-type="float" office:value="0.0000848642999320759">
            <text:p>8.48642999320759E-00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81]-[.D81])" office:value-type="float" office:value="0">
            <text:p>0</text:p>
          </table:table-cell>
          <table:table-cell table:formula="of:=ABS([.C81]-[.E81])" office:value-type="float" office:value="0">
            <text:p>0</text:p>
          </table:table-cell>
          <table:table-cell table:formula="of:=ABS([.G81]-[.H81])" office:value-type="float" office:value="0">
            <text:p>0</text:p>
          </table:table-cell>
          <table:table-cell table:formula="of:=ABS([.G81]-[.I8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81]-[.Q81])" office:value-type="float" office:value="0">
            <text:p>0</text:p>
          </table:table-cell>
          <table:table-cell table:formula="of:=ABS([.P81]-[.R81])" office:value-type="float" office:value="0">
            <text:p>0</text:p>
          </table:table-cell>
          <table:table-cell table:formula="of:=ABS([.T81]-[.U81])" office:value-type="float" office:value="0">
            <text:p>0</text:p>
          </table:table-cell>
          <table:table-cell table:formula="of:=ABS([.T81]-[.V81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82]-[.D82])" office:value-type="float" office:value="0">
            <text:p>0</text:p>
          </table:table-cell>
          <table:table-cell table:formula="of:=ABS([.C82]-[.E82])" office:value-type="float" office:value="0">
            <text:p>0</text:p>
          </table:table-cell>
          <table:table-cell table:formula="of:=ABS([.G82]-[.H82])" office:value-type="float" office:value="0">
            <text:p>0</text:p>
          </table:table-cell>
          <table:table-cell table:formula="of:=ABS([.G82]-[.I82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82]-[.Q82])" office:value-type="float" office:value="0">
            <text:p>0</text:p>
          </table:table-cell>
          <table:table-cell table:formula="of:=ABS([.P82]-[.R82])" office:value-type="float" office:value="0">
            <text:p>0</text:p>
          </table:table-cell>
          <table:table-cell table:formula="of:=ABS([.T82]-[.U82])" office:value-type="float" office:value="0">
            <text:p>0</text:p>
          </table:table-cell>
          <table:table-cell table:formula="of:=ABS([.T82]-[.V82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83]-[.D83])" office:value-type="float" office:value="0">
            <text:p>0</text:p>
          </table:table-cell>
          <table:table-cell table:formula="of:=ABS([.C83]-[.E83])" office:value-type="float" office:value="0">
            <text:p>0</text:p>
          </table:table-cell>
          <table:table-cell table:formula="of:=ABS([.G83]-[.H83])" office:value-type="float" office:value="0">
            <text:p>0</text:p>
          </table:table-cell>
          <table:table-cell table:formula="of:=ABS([.G83]-[.I8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83]-[.Q83])" office:value-type="float" office:value="0">
            <text:p>0</text:p>
          </table:table-cell>
          <table:table-cell table:formula="of:=ABS([.P83]-[.R83])" office:value-type="float" office:value="0">
            <text:p>0</text:p>
          </table:table-cell>
          <table:table-cell table:formula="of:=ABS([.T83]-[.U83])" office:value-type="float" office:value="0">
            <text:p>0</text:p>
          </table:table-cell>
          <table:table-cell table:formula="of:=ABS([.T83]-[.V83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84]-[.D84])" office:value-type="float" office:value="0">
            <text:p>0</text:p>
          </table:table-cell>
          <table:table-cell table:formula="of:=ABS([.C84]-[.E84])" office:value-type="float" office:value="0">
            <text:p>0</text:p>
          </table:table-cell>
          <table:table-cell table:formula="of:=ABS([.G84]-[.H84])" office:value-type="float" office:value="0">
            <text:p>0</text:p>
          </table:table-cell>
          <table:table-cell table:formula="of:=ABS([.G84]-[.I8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84]-[.Q84])" office:value-type="float" office:value="0">
            <text:p>0</text:p>
          </table:table-cell>
          <table:table-cell table:formula="of:=ABS([.P84]-[.R84])" office:value-type="float" office:value="0">
            <text:p>0</text:p>
          </table:table-cell>
          <table:table-cell table:formula="of:=ABS([.T84]-[.U84])" office:value-type="float" office:value="0">
            <text:p>0</text:p>
          </table:table-cell>
          <table:table-cell table:formula="of:=ABS([.T84]-[.V84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85]-[.D85])" office:value-type="float" office:value="0">
            <text:p>0</text:p>
          </table:table-cell>
          <table:table-cell table:formula="of:=ABS([.C85]-[.E85])" office:value-type="float" office:value="0">
            <text:p>0</text:p>
          </table:table-cell>
          <table:table-cell table:formula="of:=ABS([.G85]-[.H85])" office:value-type="float" office:value="0">
            <text:p>0</text:p>
          </table:table-cell>
          <table:table-cell table:formula="of:=ABS([.G85]-[.I8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85]-[.Q85])" office:value-type="float" office:value="0">
            <text:p>0</text:p>
          </table:table-cell>
          <table:table-cell table:formula="of:=ABS([.P85]-[.R85])" office:value-type="float" office:value="0">
            <text:p>0</text:p>
          </table:table-cell>
          <table:table-cell table:formula="of:=ABS([.T85]-[.U85])" office:value-type="float" office:value="0">
            <text:p>0</text:p>
          </table:table-cell>
          <table:table-cell table:formula="of:=ABS([.T85]-[.V85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60736784983261">
            <text:p>1.61E-005</text:p>
          </table:table-cell>
          <table:table-cell office:value-type="float" office:value="0.0000160717602816">
            <text:p>1.60717602816E-005</text:p>
          </table:table-cell>
          <table:table-cell office:value-type="float" office:value="0.000016073676621601">
            <text:p>1.6073676621601E-005</text:p>
          </table:table-cell>
          <table:table-cell/>
          <table:table-cell table:formula="of:=ABS([.C86]-[.D86])" office:value-type="float" office:value="0">
            <text:p>0</text:p>
          </table:table-cell>
          <table:table-cell table:formula="of:=ABS([.C86]-[.E86])" office:value-type="float" office:value="0">
            <text:p>0</text:p>
          </table:table-cell>
          <table:table-cell table:formula="of:=ABS([.G86]-[.H86])" office:value-type="float" office:value="0.00000000191821672610538">
            <text:p>1.91821672610538E-009</text:p>
          </table:table-cell>
          <table:table-cell table:formula="of:=ABS([.G86]-[.I86])" office:value-type="float" office:value="0.0000000000018767250970777">
            <text:p>1.8767250970777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64513270171373">
            <text:p>1.65E-005</text:p>
          </table:table-cell>
          <table:table-cell office:value-type="float" office:value="0.0000347915944336">
            <text:p>3.47915944336E-005</text:p>
          </table:table-cell>
          <table:table-cell office:value-type="float" office:value="0">
            <text:p>0</text:p>
          </table:table-cell>
          <table:table-cell/>
          <table:table-cell table:formula="of:=ABS([.P86]-[.Q86])" office:value-type="float" office:value="0">
            <text:p>0</text:p>
          </table:table-cell>
          <table:table-cell table:formula="of:=ABS([.P86]-[.R86])" office:value-type="float" office:value="0">
            <text:p>0</text:p>
          </table:table-cell>
          <table:table-cell table:formula="of:=ABS([.T86]-[.U86])" office:value-type="float" office:value="0.0000183402674164627">
            <text:p>1.83402674164627E-005</text:p>
          </table:table-cell>
          <table:table-cell table:formula="of:=ABS([.T86]-[.V86])" office:value-type="float" office:value="0.0000164513270171373">
            <text:p>1.64513270171373E-0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87]-[.D87])" office:value-type="float" office:value="0">
            <text:p>0</text:p>
          </table:table-cell>
          <table:table-cell table:formula="of:=ABS([.C87]-[.E87])" office:value-type="float" office:value="0">
            <text:p>0</text:p>
          </table:table-cell>
          <table:table-cell table:formula="of:=ABS([.G87]-[.H87])" office:value-type="float" office:value="0">
            <text:p>0</text:p>
          </table:table-cell>
          <table:table-cell table:formula="of:=ABS([.G87]-[.I8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87]-[.Q87])" office:value-type="float" office:value="0">
            <text:p>0</text:p>
          </table:table-cell>
          <table:table-cell table:formula="of:=ABS([.P87]-[.R87])" office:value-type="float" office:value="0">
            <text:p>0</text:p>
          </table:table-cell>
          <table:table-cell table:formula="of:=ABS([.T87]-[.U87])" office:value-type="float" office:value="0">
            <text:p>0</text:p>
          </table:table-cell>
          <table:table-cell table:formula="of:=ABS([.T87]-[.V87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88]-[.D88])" office:value-type="float" office:value="0">
            <text:p>0</text:p>
          </table:table-cell>
          <table:table-cell table:formula="of:=ABS([.C88]-[.E88])" office:value-type="float" office:value="0">
            <text:p>0</text:p>
          </table:table-cell>
          <table:table-cell table:formula="of:=ABS([.G88]-[.H88])" office:value-type="float" office:value="0">
            <text:p>0</text:p>
          </table:table-cell>
          <table:table-cell table:formula="of:=ABS([.G88]-[.I8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88]-[.Q88])" office:value-type="float" office:value="0">
            <text:p>0</text:p>
          </table:table-cell>
          <table:table-cell table:formula="of:=ABS([.P88]-[.R88])" office:value-type="float" office:value="0">
            <text:p>0</text:p>
          </table:table-cell>
          <table:table-cell table:formula="of:=ABS([.T88]-[.U88])" office:value-type="float" office:value="0">
            <text:p>0</text:p>
          </table:table-cell>
          <table:table-cell table:formula="of:=ABS([.T88]-[.V88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246246028549165">
            <text:p>0.0024624603</text:p>
          </table:table-cell>
          <table:table-cell office:value-type="float" office:value="0.00245968386304">
            <text:p>0.0024596839</text:p>
          </table:table-cell>
          <table:table-cell office:value-type="float" office:value="0.0023400874128025">
            <text:p>0.0023400874</text:p>
          </table:table-cell>
          <table:table-cell/>
          <table:table-cell office:value-type="float" office:value="0.00212570970684962">
            <text:p>0.0021257097</text:p>
          </table:table-cell>
          <table:table-cell office:value-type="float" office:value="0.00212727578176">
            <text:p>0.0021272758</text:p>
          </table:table-cell>
          <table:table-cell office:value-type="float" office:value="0.0021257097533764">
            <text:p>0.0021257098</text:p>
          </table:table-cell>
          <table:table-cell/>
          <table:table-cell table:formula="of:=ABS([.C89]-[.D89])" office:value-type="float" office:value="0.00000277642245165039">
            <text:p>2.77642245165039E-006</text:p>
          </table:table-cell>
          <table:table-cell table:formula="of:=ABS([.C89]-[.E89])" office:value-type="float" office:value="0.00012237287268915">
            <text:p>0.0001223729</text:p>
          </table:table-cell>
          <table:table-cell table:formula="of:=ABS([.G89]-[.H89])" office:value-type="float" office:value="0.00000156607491038014">
            <text:p>1.56607491038014E-006</text:p>
          </table:table-cell>
          <table:table-cell table:formula="of:=ABS([.G89]-[.I89])" office:value-type="float" office:value="0.0000000000465267802583769">
            <text:p>4.65267802583769E-011</text:p>
          </table:table-cell>
          <table:table-cell/>
          <table:table-cell office:value-type="float" office:value="0.0025387687764578">
            <text:p>0.0025387688</text:p>
          </table:table-cell>
          <table:table-cell office:value-type="float" office:value="0.003577594969">
            <text:p>0.003577595</text:p>
          </table:table-cell>
          <table:table-cell office:value-type="float" office:value="0.0023400874128025">
            <text:p>0.0023400874</text:p>
          </table:table-cell>
          <table:table-cell/>
          <table:table-cell office:value-type="float" office:value="0.00220538273892378">
            <text:p>0.0022053827</text:p>
          </table:table-cell>
          <table:table-cell office:value-type="float" office:value="0.00326011308676">
            <text:p>0.0032601131</text:p>
          </table:table-cell>
          <table:table-cell office:value-type="float" office:value="0.003577594969">
            <text:p>0.003577595</text:p>
          </table:table-cell>
          <table:table-cell/>
          <table:table-cell table:formula="of:=ABS([.P89]-[.Q89])" office:value-type="float" office:value="0.0010388261925422">
            <text:p>0.0010388262</text:p>
          </table:table-cell>
          <table:table-cell table:formula="of:=ABS([.P89]-[.R89])" office:value-type="float" office:value="0.000198681363655299">
            <text:p>0.0001986814</text:p>
          </table:table-cell>
          <table:table-cell table:formula="of:=ABS([.T89]-[.U89])" office:value-type="float" office:value="0.00105473034783622">
            <text:p>0.0010547303</text:p>
          </table:table-cell>
          <table:table-cell table:formula="of:=ABS([.T89]-[.V89])" office:value-type="float" office:value="0.00137221223007622">
            <text:p>0.001372212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0]-[.D90])" office:value-type="float" office:value="0">
            <text:p>0</text:p>
          </table:table-cell>
          <table:table-cell table:formula="of:=ABS([.C90]-[.E90])" office:value-type="float" office:value="0">
            <text:p>0</text:p>
          </table:table-cell>
          <table:table-cell table:formula="of:=ABS([.G90]-[.H90])" office:value-type="float" office:value="0">
            <text:p>0</text:p>
          </table:table-cell>
          <table:table-cell table:formula="of:=ABS([.G90]-[.I9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0]-[.Q90])" office:value-type="float" office:value="0">
            <text:p>0</text:p>
          </table:table-cell>
          <table:table-cell table:formula="of:=ABS([.P90]-[.R90])" office:value-type="float" office:value="0">
            <text:p>0</text:p>
          </table:table-cell>
          <table:table-cell table:formula="of:=ABS([.T90]-[.U90])" office:value-type="float" office:value="0">
            <text:p>0</text:p>
          </table:table-cell>
          <table:table-cell table:formula="of:=ABS([.T90]-[.V90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1]-[.D91])" office:value-type="float" office:value="0">
            <text:p>0</text:p>
          </table:table-cell>
          <table:table-cell table:formula="of:=ABS([.C91]-[.E91])" office:value-type="float" office:value="0">
            <text:p>0</text:p>
          </table:table-cell>
          <table:table-cell table:formula="of:=ABS([.G91]-[.H91])" office:value-type="float" office:value="0">
            <text:p>0</text:p>
          </table:table-cell>
          <table:table-cell table:formula="of:=ABS([.G91]-[.I9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1]-[.Q91])" office:value-type="float" office:value="0">
            <text:p>0</text:p>
          </table:table-cell>
          <table:table-cell table:formula="of:=ABS([.P91]-[.R91])" office:value-type="float" office:value="0">
            <text:p>0</text:p>
          </table:table-cell>
          <table:table-cell table:formula="of:=ABS([.T91]-[.U91])" office:value-type="float" office:value="0">
            <text:p>0</text:p>
          </table:table-cell>
          <table:table-cell table:formula="of:=ABS([.T91]-[.V91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525251876185502">
            <text:p>5.25E-006</text:p>
          </table:table-cell>
          <table:table-cell office:value-type="float" office:value="0.0000052561981696">
            <text:p>5.2561981696E-006</text:p>
          </table:table-cell>
          <table:table-cell office:value-type="float" office:value="0.000005252516834569">
            <text:p>5.252516834569E-006</text:p>
          </table:table-cell>
          <table:table-cell/>
          <table:table-cell table:formula="of:=ABS([.C92]-[.D92])" office:value-type="float" office:value="0">
            <text:p>0</text:p>
          </table:table-cell>
          <table:table-cell table:formula="of:=ABS([.C92]-[.E92])" office:value-type="float" office:value="0">
            <text:p>0</text:p>
          </table:table-cell>
          <table:table-cell table:formula="of:=ABS([.G92]-[.H92])" office:value-type="float" office:value="0.00000000367940774497904">
            <text:p>3.67940774497904E-009</text:p>
          </table:table-cell>
          <table:table-cell table:formula="of:=ABS([.G92]-[.I92])" office:value-type="float" office:value="0.00000000000192728602005268">
            <text:p>1.92728602005268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47849026152511">
            <text:p>4.78E-006</text:p>
          </table:table-cell>
          <table:table-cell office:value-type="float" office:value="0.0000078266776644">
            <text:p>7.8266776644E-006</text:p>
          </table:table-cell>
          <table:table-cell office:value-type="float" office:value="0">
            <text:p>0</text:p>
          </table:table-cell>
          <table:table-cell/>
          <table:table-cell table:formula="of:=ABS([.P92]-[.Q92])" office:value-type="float" office:value="0">
            <text:p>0</text:p>
          </table:table-cell>
          <table:table-cell table:formula="of:=ABS([.P92]-[.R92])" office:value-type="float" office:value="0">
            <text:p>0</text:p>
          </table:table-cell>
          <table:table-cell table:formula="of:=ABS([.T92]-[.U92])" office:value-type="float" office:value="0.0000030417750491489">
            <text:p>3.0417750491489E-006</text:p>
          </table:table-cell>
          <table:table-cell table:formula="of:=ABS([.T92]-[.V92])" office:value-type="float" office:value="0.0000047849026152511">
            <text:p>4.7849026152511E-00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3]-[.D93])" office:value-type="float" office:value="0">
            <text:p>0</text:p>
          </table:table-cell>
          <table:table-cell table:formula="of:=ABS([.C93]-[.E93])" office:value-type="float" office:value="0">
            <text:p>0</text:p>
          </table:table-cell>
          <table:table-cell table:formula="of:=ABS([.G93]-[.H93])" office:value-type="float" office:value="0">
            <text:p>0</text:p>
          </table:table-cell>
          <table:table-cell table:formula="of:=ABS([.G93]-[.I9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3]-[.Q93])" office:value-type="float" office:value="0">
            <text:p>0</text:p>
          </table:table-cell>
          <table:table-cell table:formula="of:=ABS([.P93]-[.R93])" office:value-type="float" office:value="0">
            <text:p>0</text:p>
          </table:table-cell>
          <table:table-cell table:formula="of:=ABS([.T93]-[.U93])" office:value-type="float" office:value="0">
            <text:p>0</text:p>
          </table:table-cell>
          <table:table-cell table:formula="of:=ABS([.T93]-[.V93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4]-[.D94])" office:value-type="float" office:value="0">
            <text:p>0</text:p>
          </table:table-cell>
          <table:table-cell table:formula="of:=ABS([.C94]-[.E94])" office:value-type="float" office:value="0">
            <text:p>0</text:p>
          </table:table-cell>
          <table:table-cell table:formula="of:=ABS([.G94]-[.H94])" office:value-type="float" office:value="0">
            <text:p>0</text:p>
          </table:table-cell>
          <table:table-cell table:formula="of:=ABS([.G94]-[.I9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4]-[.Q94])" office:value-type="float" office:value="0">
            <text:p>0</text:p>
          </table:table-cell>
          <table:table-cell table:formula="of:=ABS([.P94]-[.R94])" office:value-type="float" office:value="0">
            <text:p>0</text:p>
          </table:table-cell>
          <table:table-cell table:formula="of:=ABS([.T94]-[.U94])" office:value-type="float" office:value="0">
            <text:p>0</text:p>
          </table:table-cell>
          <table:table-cell table:formula="of:=ABS([.T94]-[.V94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.028940218754463">
            <text:p>0.0289402188</text:p>
          </table:table-cell>
          <table:table-cell office:value-type="float" office:value="0.028925165476">
            <text:p>0.0289251655</text:p>
          </table:table-cell>
          <table:table-cell office:value-type="float" office:value="0.02786729489274">
            <text:p>0.0278672949</text:p>
          </table:table-cell>
          <table:table-cell/>
          <table:table-cell office:value-type="float" office:value="0.208479550314353">
            <text:p>0.2084795503</text:p>
          </table:table-cell>
          <table:table-cell office:value-type="float" office:value="0.208552968976">
            <text:p>0.208552969</text:p>
          </table:table-cell>
          <table:table-cell office:value-type="float" office:value="0.208479553810846">
            <text:p>0.2084795538</text:p>
          </table:table-cell>
          <table:table-cell/>
          <table:table-cell table:formula="of:=ABS([.C95]-[.D95])" office:value-type="float" office:value="0.0000150532784630002">
            <text:p>1.50532784630002E-005</text:p>
          </table:table-cell>
          <table:table-cell table:formula="of:=ABS([.C95]-[.E95])" office:value-type="float" office:value="0.001072923861723">
            <text:p>0.0010729239</text:p>
          </table:table-cell>
          <table:table-cell table:formula="of:=ABS([.G95]-[.H95])" office:value-type="float" office:value="0.0000734186616469512">
            <text:p>7.34186616469512E-005</text:p>
          </table:table-cell>
          <table:table-cell table:formula="of:=ABS([.G95]-[.I95])" office:value-type="float" office:value="0.0000000034964927619896">
            <text:p>3.4964927619896E-009</text:p>
          </table:table-cell>
          <table:table-cell/>
          <table:table-cell office:value-type="float" office:value="0.0272277266309596">
            <text:p>0.0272277266</text:p>
          </table:table-cell>
          <table:table-cell office:value-type="float" office:value="0.021447016704">
            <text:p>0.0214470167</text:p>
          </table:table-cell>
          <table:table-cell office:value-type="float" office:value="0.02786729489274">
            <text:p>0.0278672949</text:p>
          </table:table-cell>
          <table:table-cell/>
          <table:table-cell office:value-type="float" office:value="0.197934448858293">
            <text:p>0.1979344489</text:p>
          </table:table-cell>
          <table:table-cell office:value-type="float" office:value="0.161839657849">
            <text:p>0.1618396578</text:p>
          </table:table-cell>
          <table:table-cell office:value-type="float" office:value="0.021447016704">
            <text:p>0.0214470167</text:p>
          </table:table-cell>
          <table:table-cell/>
          <table:table-cell table:formula="of:=ABS([.P95]-[.Q95])" office:value-type="float" office:value="0.0057807099269596">
            <text:p>0.0057807099</text:p>
          </table:table-cell>
          <table:table-cell table:formula="of:=ABS([.P95]-[.R95])" office:value-type="float" office:value="0.000639568261780406">
            <text:p>0.0006395683</text:p>
          </table:table-cell>
          <table:table-cell table:formula="of:=ABS([.T95]-[.U95])" office:value-type="float" office:value="0.0360947910092931">
            <text:p>0.036094791</text:p>
          </table:table-cell>
          <table:table-cell table:formula="of:=ABS([.T95]-[.V95])" office:value-type="float" office:value="0.176487432154293">
            <text:p>0.176487432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6]-[.D96])" office:value-type="float" office:value="0">
            <text:p>0</text:p>
          </table:table-cell>
          <table:table-cell table:formula="of:=ABS([.C96]-[.E96])" office:value-type="float" office:value="0">
            <text:p>0</text:p>
          </table:table-cell>
          <table:table-cell table:formula="of:=ABS([.G96]-[.H96])" office:value-type="float" office:value="0">
            <text:p>0</text:p>
          </table:table-cell>
          <table:table-cell table:formula="of:=ABS([.G96]-[.I9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6]-[.Q96])" office:value-type="float" office:value="0">
            <text:p>0</text:p>
          </table:table-cell>
          <table:table-cell table:formula="of:=ABS([.P96]-[.R96])" office:value-type="float" office:value="0">
            <text:p>0</text:p>
          </table:table-cell>
          <table:table-cell table:formula="of:=ABS([.T96]-[.U96])" office:value-type="float" office:value="0">
            <text:p>0</text:p>
          </table:table-cell>
          <table:table-cell table:formula="of:=ABS([.T96]-[.V96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7]-[.D97])" office:value-type="float" office:value="0">
            <text:p>0</text:p>
          </table:table-cell>
          <table:table-cell table:formula="of:=ABS([.C97]-[.E97])" office:value-type="float" office:value="0">
            <text:p>0</text:p>
          </table:table-cell>
          <table:table-cell table:formula="of:=ABS([.G97]-[.H97])" office:value-type="float" office:value="0">
            <text:p>0</text:p>
          </table:table-cell>
          <table:table-cell table:formula="of:=ABS([.G97]-[.I9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7]-[.Q97])" office:value-type="float" office:value="0">
            <text:p>0</text:p>
          </table:table-cell>
          <table:table-cell table:formula="of:=ABS([.P97]-[.R97])" office:value-type="float" office:value="0">
            <text:p>0</text:p>
          </table:table-cell>
          <table:table-cell table:formula="of:=ABS([.T97]-[.U97])" office:value-type="float" office:value="0">
            <text:p>0</text:p>
          </table:table-cell>
          <table:table-cell table:formula="of:=ABS([.T97]-[.V97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8]-[.D98])" office:value-type="float" office:value="0">
            <text:p>0</text:p>
          </table:table-cell>
          <table:table-cell table:formula="of:=ABS([.C98]-[.E98])" office:value-type="float" office:value="0">
            <text:p>0</text:p>
          </table:table-cell>
          <table:table-cell table:formula="of:=ABS([.G98]-[.H98])" office:value-type="float" office:value="0">
            <text:p>0</text:p>
          </table:table-cell>
          <table:table-cell table:formula="of:=ABS([.G98]-[.I9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8]-[.Q98])" office:value-type="float" office:value="0">
            <text:p>0</text:p>
          </table:table-cell>
          <table:table-cell table:formula="of:=ABS([.P98]-[.R98])" office:value-type="float" office:value="0">
            <text:p>0</text:p>
          </table:table-cell>
          <table:table-cell table:formula="of:=ABS([.T98]-[.U98])" office:value-type="float" office:value="0">
            <text:p>0</text:p>
          </table:table-cell>
          <table:table-cell table:formula="of:=ABS([.T98]-[.V98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99]-[.D99])" office:value-type="float" office:value="0">
            <text:p>0</text:p>
          </table:table-cell>
          <table:table-cell table:formula="of:=ABS([.C99]-[.E99])" office:value-type="float" office:value="0">
            <text:p>0</text:p>
          </table:table-cell>
          <table:table-cell table:formula="of:=ABS([.G99]-[.H99])" office:value-type="float" office:value="0">
            <text:p>0</text:p>
          </table:table-cell>
          <table:table-cell table:formula="of:=ABS([.G99]-[.I9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99]-[.Q99])" office:value-type="float" office:value="0">
            <text:p>0</text:p>
          </table:table-cell>
          <table:table-cell table:formula="of:=ABS([.P99]-[.R99])" office:value-type="float" office:value="0">
            <text:p>0</text:p>
          </table:table-cell>
          <table:table-cell table:formula="of:=ABS([.T99]-[.U99])" office:value-type="float" office:value="0">
            <text:p>0</text:p>
          </table:table-cell>
          <table:table-cell table:formula="of:=ABS([.T99]-[.V99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00]-[.D100])" office:value-type="float" office:value="0">
            <text:p>0</text:p>
          </table:table-cell>
          <table:table-cell table:formula="of:=ABS([.C100]-[.E100])" office:value-type="float" office:value="0">
            <text:p>0</text:p>
          </table:table-cell>
          <table:table-cell table:formula="of:=ABS([.G100]-[.H100])" office:value-type="float" office:value="0">
            <text:p>0</text:p>
          </table:table-cell>
          <table:table-cell table:formula="of:=ABS([.G100]-[.I10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00]-[.Q100])" office:value-type="float" office:value="0">
            <text:p>0</text:p>
          </table:table-cell>
          <table:table-cell table:formula="of:=ABS([.P100]-[.R100])" office:value-type="float" office:value="0">
            <text:p>0</text:p>
          </table:table-cell>
          <table:table-cell table:formula="of:=ABS([.T100]-[.U100])" office:value-type="float" office:value="0">
            <text:p>0</text:p>
          </table:table-cell>
          <table:table-cell table:formula="of:=ABS([.T100]-[.V100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.690741817771457">
            <text:p>0.6907418178</text:p>
          </table:table-cell>
          <table:table-cell office:value-type="float" office:value="0.690790375044">
            <text:p>0.690790375</text:p>
          </table:table-cell>
          <table:table-cell office:value-type="float" office:value="0.699027716333343">
            <text:p>0.6990277163</text:p>
          </table:table-cell>
          <table:table-cell/>
          <table:table-cell office:value-type="float" office:value="0.572342050100465">
            <text:p>0.5723420501</text:p>
          </table:table-cell>
          <table:table-cell office:value-type="float" office:value="0.572098602384">
            <text:p>0.5720986024</text:p>
          </table:table-cell>
          <table:table-cell office:value-type="float" office:value="0.572342037860805">
            <text:p>0.5723420379</text:p>
          </table:table-cell>
          <table:table-cell/>
          <table:table-cell table:formula="of:=ABS([.C101]-[.D101])" office:value-type="float" office:value="0.0000485572725428263">
            <text:p>4.85572725428263E-005</text:p>
          </table:table-cell>
          <table:table-cell table:formula="of:=ABS([.C101]-[.E101])" office:value-type="float" office:value="0.00828589856188622">
            <text:p>0.0082858986</text:p>
          </table:table-cell>
          <table:table-cell table:formula="of:=ABS([.G101]-[.H101])" office:value-type="float" office:value="0.000243447716465117">
            <text:p>0.0002434477</text:p>
          </table:table-cell>
          <table:table-cell table:formula="of:=ABS([.G101]-[.I101])" office:value-type="float" office:value="0.0000000122396601742736">
            <text:p>1.22396601742736E-008</text:p>
          </table:table-cell>
          <table:table-cell/>
          <table:table-cell office:value-type="float" office:value="0.712206248428869">
            <text:p>0.7122062484</text:p>
          </table:table-cell>
          <table:table-cell office:value-type="float" office:value="0.720239071561">
            <text:p>0.7202390716</text:p>
          </table:table-cell>
          <table:table-cell office:value-type="float" office:value="0.699027716333343">
            <text:p>0.6990277163</text:p>
          </table:table-cell>
          <table:table-cell/>
          <table:table-cell office:value-type="float" office:value="0.59628699163813">
            <text:p>0.5962869916</text:p>
          </table:table-cell>
          <table:table-cell office:value-type="float" office:value="0.626404182849">
            <text:p>0.6264041828</text:p>
          </table:table-cell>
          <table:table-cell office:value-type="float" office:value="0.720239071561">
            <text:p>0.7202390716</text:p>
          </table:table-cell>
          <table:table-cell/>
          <table:table-cell table:formula="of:=ABS([.P101]-[.Q101])" office:value-type="float" office:value="0.00803282313213094">
            <text:p>0.0080328231</text:p>
          </table:table-cell>
          <table:table-cell table:formula="of:=ABS([.P101]-[.R101])" office:value-type="float" office:value="0.0131785320955258">
            <text:p>0.0131785321</text:p>
          </table:table-cell>
          <table:table-cell table:formula="of:=ABS([.T101]-[.U101])" office:value-type="float" office:value="0.0301171912108699">
            <text:p>0.0301171912</text:p>
          </table:table-cell>
          <table:table-cell table:formula="of:=ABS([.T101]-[.V101])" office:value-type="float" office:value="0.12395207992287">
            <text:p>0.12395207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02]-[.D102])" office:value-type="float" office:value="0">
            <text:p>0</text:p>
          </table:table-cell>
          <table:table-cell table:formula="of:=ABS([.C102]-[.E102])" office:value-type="float" office:value="0">
            <text:p>0</text:p>
          </table:table-cell>
          <table:table-cell table:formula="of:=ABS([.G102]-[.H102])" office:value-type="float" office:value="0">
            <text:p>0</text:p>
          </table:table-cell>
          <table:table-cell table:formula="of:=ABS([.G102]-[.I10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02]-[.Q102])" office:value-type="float" office:value="0">
            <text:p>0</text:p>
          </table:table-cell>
          <table:table-cell table:formula="of:=ABS([.P102]-[.R102])" office:value-type="float" office:value="0">
            <text:p>0</text:p>
          </table:table-cell>
          <table:table-cell table:formula="of:=ABS([.T102]-[.U102])" office:value-type="float" office:value="0">
            <text:p>0</text:p>
          </table:table-cell>
          <table:table-cell table:formula="of:=ABS([.T102]-[.V102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03]-[.D103])" office:value-type="float" office:value="0">
            <text:p>0</text:p>
          </table:table-cell>
          <table:table-cell table:formula="of:=ABS([.C103]-[.E103])" office:value-type="float" office:value="0">
            <text:p>0</text:p>
          </table:table-cell>
          <table:table-cell table:formula="of:=ABS([.G103]-[.H103])" office:value-type="float" office:value="0">
            <text:p>0</text:p>
          </table:table-cell>
          <table:table-cell table:formula="of:=ABS([.G103]-[.I10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03]-[.Q103])" office:value-type="float" office:value="0">
            <text:p>0</text:p>
          </table:table-cell>
          <table:table-cell table:formula="of:=ABS([.P103]-[.R103])" office:value-type="float" office:value="0">
            <text:p>0</text:p>
          </table:table-cell>
          <table:table-cell table:formula="of:=ABS([.T103]-[.U103])" office:value-type="float" office:value="0">
            <text:p>0</text:p>
          </table:table-cell>
          <table:table-cell table:formula="of:=ABS([.T103]-[.V103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12905819261225">
            <text:p>0.0001129058</text:p>
          </table:table-cell>
          <table:table-cell/>
          <table:table-cell table:style-name="ce2" office:value-type="float" office:value="0.0000912861706671031">
            <text:p>9.13E-005</text:p>
          </table:table-cell>
          <table:table-cell office:value-type="float" office:value="0.000241553764">
            <text:p>0.0002415538</text:p>
          </table:table-cell>
          <table:table-cell office:value-type="float" office:value="0.0000912861771844">
            <text:p>9.12861771844E-005</text:p>
          </table:table-cell>
          <table:table-cell/>
          <table:table-cell table:formula="of:=ABS([.C104]-[.D104])" office:value-type="float" office:value="0">
            <text:p>0</text:p>
          </table:table-cell>
          <table:table-cell table:formula="of:=ABS([.C104]-[.E104])" office:value-type="float" office:value="0.000112905819261225">
            <text:p>0.0001129058</text:p>
          </table:table-cell>
          <table:table-cell table:formula="of:=ABS([.G104]-[.H104])" office:value-type="float" office:value="0.000150267593332897">
            <text:p>0.0001502676</text:p>
          </table:table-cell>
          <table:table-cell table:formula="of:=ABS([.G104]-[.I104])" office:value-type="float" office:value="0.00000000000651729691535877">
            <text:p>6.51729691535877E-0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112905819261225">
            <text:p>0.0001129058</text:p>
          </table:table-cell>
          <table:table-cell/>
          <table:table-cell table:style-name="ce2" office:value-type="float" office:value="0.0000830003812076319">
            <text:p>8.30E-005</text:p>
          </table:table-cell>
          <table:table-cell office:value-type="float" office:value="0.0000651307105296">
            <text:p>6.51307105296E-005</text:p>
          </table:table-cell>
          <table:table-cell office:value-type="float" office:value="0">
            <text:p>0</text:p>
          </table:table-cell>
          <table:table-cell/>
          <table:table-cell table:formula="of:=ABS([.P104]-[.Q104])" office:value-type="float" office:value="0">
            <text:p>0</text:p>
          </table:table-cell>
          <table:table-cell table:formula="of:=ABS([.P104]-[.R104])" office:value-type="float" office:value="0.000112905819261225">
            <text:p>0.0001129058</text:p>
          </table:table-cell>
          <table:table-cell table:formula="of:=ABS([.T104]-[.U104])" office:value-type="float" office:value="0.0000178696706780319">
            <text:p>1.78696706780319E-005</text:p>
          </table:table-cell>
          <table:table-cell table:formula="of:=ABS([.T104]-[.V104])" office:value-type="float" office:value="0.0000830003812076319">
            <text:p>8.30003812076319E-005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105]-[.D105])" office:value-type="float" office:value="0">
            <text:p>0</text:p>
          </table:table-cell>
          <table:table-cell table:formula="of:=ABS([.C105]-[.E105])" office:value-type="float" office:value="0">
            <text:p>0</text:p>
          </table:table-cell>
          <table:table-cell table:formula="of:=ABS([.G105]-[.H105])" office:value-type="float" office:value="0">
            <text:p>0</text:p>
          </table:table-cell>
          <table:table-cell table:formula="of:=ABS([.G105]-[.I10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05]-[.Q105])" office:value-type="float" office:value="0">
            <text:p>0</text:p>
          </table:table-cell>
          <table:table-cell table:formula="of:=ABS([.P105]-[.R105])" office:value-type="float" office:value="0">
            <text:p>0</text:p>
          </table:table-cell>
          <table:table-cell table:formula="of:=ABS([.T105]-[.U105])" office:value-type="float" office:value="0">
            <text:p>0</text:p>
          </table:table-cell>
          <table:table-cell table:formula="of:=ABS([.T105]-[.V105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06]-[.D106])" office:value-type="float" office:value="0">
            <text:p>0</text:p>
          </table:table-cell>
          <table:table-cell table:formula="of:=ABS([.C106]-[.E106])" office:value-type="float" office:value="0">
            <text:p>0</text:p>
          </table:table-cell>
          <table:table-cell table:formula="of:=ABS([.G106]-[.H106])" office:value-type="float" office:value="0">
            <text:p>0</text:p>
          </table:table-cell>
          <table:table-cell table:formula="of:=ABS([.G106]-[.I106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106]-[.Q106])" office:value-type="float" office:value="0">
            <text:p>0</text:p>
          </table:table-cell>
          <table:table-cell table:formula="of:=ABS([.P106]-[.R106])" office:value-type="float" office:value="0">
            <text:p>0</text:p>
          </table:table-cell>
          <table:table-cell table:formula="of:=ABS([.T106]-[.U106])" office:value-type="float" office:value="0">
            <text:p>0</text:p>
          </table:table-cell>
          <table:table-cell table:formula="of:=ABS([.T106]-[.V106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07]-[.D107])" office:value-type="float" office:value="0">
            <text:p>0</text:p>
          </table:table-cell>
          <table:table-cell table:formula="of:=ABS([.C107]-[.E107])" office:value-type="float" office:value="0">
            <text:p>0</text:p>
          </table:table-cell>
          <table:table-cell table:formula="of:=ABS([.G107]-[.H107])" office:value-type="float" office:value="0">
            <text:p>0</text:p>
          </table:table-cell>
          <table:table-cell table:formula="of:=ABS([.G107]-[.I10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07]-[.Q107])" office:value-type="float" office:value="0">
            <text:p>0</text:p>
          </table:table-cell>
          <table:table-cell table:formula="of:=ABS([.P107]-[.R107])" office:value-type="float" office:value="0">
            <text:p>0</text:p>
          </table:table-cell>
          <table:table-cell table:formula="of:=ABS([.T107]-[.U107])" office:value-type="float" office:value="0">
            <text:p>0</text:p>
          </table:table-cell>
          <table:table-cell table:formula="of:=ABS([.T107]-[.V107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08]-[.D108])" office:value-type="float" office:value="0">
            <text:p>0</text:p>
          </table:table-cell>
          <table:table-cell table:formula="of:=ABS([.C108]-[.E108])" office:value-type="float" office:value="0">
            <text:p>0</text:p>
          </table:table-cell>
          <table:table-cell table:formula="of:=ABS([.G108]-[.H108])" office:value-type="float" office:value="0">
            <text:p>0</text:p>
          </table:table-cell>
          <table:table-cell table:formula="of:=ABS([.G108]-[.I10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08]-[.Q108])" office:value-type="float" office:value="0">
            <text:p>0</text:p>
          </table:table-cell>
          <table:table-cell table:formula="of:=ABS([.P108]-[.R108])" office:value-type="float" office:value="0">
            <text:p>0</text:p>
          </table:table-cell>
          <table:table-cell table:formula="of:=ABS([.T108]-[.U108])" office:value-type="float" office:value="0">
            <text:p>0</text:p>
          </table:table-cell>
          <table:table-cell table:formula="of:=ABS([.T108]-[.V108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139366462948621">
            <text:p>1.39E-006</text:p>
          </table:table-cell>
          <table:table-cell office:value-type="float" office:value="0.00000140067225">
            <text:p>1.40067225E-006</text:p>
          </table:table-cell>
          <table:table-cell office:value-type="float" office:value="0.000001393665247296">
            <text:p>1.393665247296E-006</text:p>
          </table:table-cell>
          <table:table-cell/>
          <table:table-cell table:formula="of:=ABS([.C109]-[.D109])" office:value-type="float" office:value="0">
            <text:p>0</text:p>
          </table:table-cell>
          <table:table-cell table:formula="of:=ABS([.C109]-[.E109])" office:value-type="float" office:value="0">
            <text:p>0</text:p>
          </table:table-cell>
          <table:table-cell table:formula="of:=ABS([.G109]-[.H109])" office:value-type="float" office:value="0.00000000700762051378965">
            <text:p>0.000000007</text:p>
          </table:table-cell>
          <table:table-cell table:formula="of:=ABS([.G109]-[.I109])" office:value-type="float" office:value="0.000000000000617809789982057">
            <text:p>6.17809789982057E-01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232825168027607">
            <text:p>2.33E-006</text:p>
          </table:table-cell>
          <table:table-cell office:value-type="float" office:value="0.0000038414432016">
            <text:p>3.8414432016E-006</text:p>
          </table:table-cell>
          <table:table-cell office:value-type="float" office:value="0">
            <text:p>0</text:p>
          </table:table-cell>
          <table:table-cell/>
          <table:table-cell table:formula="of:=ABS([.P109]-[.Q109])" office:value-type="float" office:value="0">
            <text:p>0</text:p>
          </table:table-cell>
          <table:table-cell table:formula="of:=ABS([.P109]-[.R109])" office:value-type="float" office:value="0">
            <text:p>0</text:p>
          </table:table-cell>
          <table:table-cell table:formula="of:=ABS([.T109]-[.U109])" office:value-type="float" office:value="0.00000151319152132393">
            <text:p>1.51319152132393E-006</text:p>
          </table:table-cell>
          <table:table-cell table:formula="of:=ABS([.T109]-[.V109])" office:value-type="float" office:value="0.00000232825168027607">
            <text:p>2.32825168027607E-0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10]-[.D110])" office:value-type="float" office:value="0">
            <text:p>0</text:p>
          </table:table-cell>
          <table:table-cell table:formula="of:=ABS([.C110]-[.E110])" office:value-type="float" office:value="0">
            <text:p>0</text:p>
          </table:table-cell>
          <table:table-cell table:formula="of:=ABS([.G110]-[.H110])" office:value-type="float" office:value="0">
            <text:p>0</text:p>
          </table:table-cell>
          <table:table-cell table:formula="of:=ABS([.G110]-[.I11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10]-[.Q110])" office:value-type="float" office:value="0">
            <text:p>0</text:p>
          </table:table-cell>
          <table:table-cell table:formula="of:=ABS([.P110]-[.R110])" office:value-type="float" office:value="0">
            <text:p>0</text:p>
          </table:table-cell>
          <table:table-cell table:formula="of:=ABS([.T110]-[.U110])" office:value-type="float" office:value="0">
            <text:p>0</text:p>
          </table:table-cell>
          <table:table-cell table:formula="of:=ABS([.T110]-[.V110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11]-[.D111])" office:value-type="float" office:value="0">
            <text:p>0</text:p>
          </table:table-cell>
          <table:table-cell table:formula="of:=ABS([.C111]-[.E111])" office:value-type="float" office:value="0">
            <text:p>0</text:p>
          </table:table-cell>
          <table:table-cell table:formula="of:=ABS([.G111]-[.H111])" office:value-type="float" office:value="0">
            <text:p>0</text:p>
          </table:table-cell>
          <table:table-cell table:formula="of:=ABS([.G111]-[.I11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11]-[.Q111])" office:value-type="float" office:value="0">
            <text:p>0</text:p>
          </table:table-cell>
          <table:table-cell table:formula="of:=ABS([.P111]-[.R111])" office:value-type="float" office:value="0">
            <text:p>0</text:p>
          </table:table-cell>
          <table:table-cell table:formula="of:=ABS([.T111]-[.U111])" office:value-type="float" office:value="0">
            <text:p>0</text:p>
          </table:table-cell>
          <table:table-cell table:formula="of:=ABS([.T111]-[.V111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2" office:value-type="float" office:value="0.00000066827146456308">
            <text:p>6.68E-007</text:p>
          </table:table-cell>
          <table:table-cell office:value-type="float" office:value="0.000000661852212849">
            <text:p>6.61852212849E-007</text:p>
          </table:table-cell>
          <table:table-cell office:value-type="float" office:value="0.000006939820997316">
            <text:p>6.939820997316E-006</text:p>
          </table:table-cell>
          <table:table-cell/>
          <table:table-cell table:style-name="ce2" office:value-type="float" office:value="0.00000435528134161513">
            <text:p>4.36E-006</text:p>
          </table:table-cell>
          <table:table-cell office:value-type="float" office:value="0.00000433638976">
            <text:p>4.33638976E-006</text:p>
          </table:table-cell>
          <table:table-cell office:value-type="float" office:value="0.000004355280998761">
            <text:p>4.355280998761E-006</text:p>
          </table:table-cell>
          <table:table-cell/>
          <table:table-cell table:formula="of:=ABS([.C112]-[.D112])" office:value-type="float" office:value="0.00000000641925171408002">
            <text:p>6.41925171408002E-009</text:p>
          </table:table-cell>
          <table:table-cell table:formula="of:=ABS([.C112]-[.E112])" office:value-type="float" office:value="0.00000627154953275292">
            <text:p>6.27154953275292E-006</text:p>
          </table:table-cell>
          <table:table-cell table:formula="of:=ABS([.G112]-[.H112])" office:value-type="float" office:value="0.0000000188915816151295">
            <text:p>1.88915816151295E-008</text:p>
          </table:table-cell>
          <table:table-cell table:formula="of:=ABS([.G112]-[.I112])" office:value-type="float" office:value="0.000000000000342854128300549">
            <text:p>3.42854128300549E-013</text:p>
          </table:table-cell>
          <table:table-cell/>
          <table:table-cell table:style-name="ce2" office:value-type="float" office:value="0.000000581575107396037">
            <text:p>5.82E-007</text:p>
          </table:table-cell>
          <table:table-cell office:value-type="float" office:value="0.000000630375657444">
            <text:p>6.30375657444E-007</text:p>
          </table:table-cell>
          <table:table-cell office:value-type="float" office:value="0.000006939820997316">
            <text:p>6.939820997316E-006</text:p>
          </table:table-cell>
          <table:table-cell/>
          <table:table-cell table:style-name="ce2" office:value-type="float" office:value="0.00000386154160338399">
            <text:p>3.86E-006</text:p>
          </table:table-cell>
          <table:table-cell office:value-type="float" office:value="0.0000044385641041">
            <text:p>4.4385641041E-006</text:p>
          </table:table-cell>
          <table:table-cell office:value-type="float" office:value="0.000000630375657444">
            <text:p>6.30375657444E-007</text:p>
          </table:table-cell>
          <table:table-cell/>
          <table:table-cell table:formula="of:=ABS([.P112]-[.Q112])" office:value-type="float" office:value="0.0000000488005500479631">
            <text:p>4.88005500479631E-008</text:p>
          </table:table-cell>
          <table:table-cell table:formula="of:=ABS([.P112]-[.R112])" office:value-type="float" office:value="0.00000635824588991996">
            <text:p>6.35824588991996E-006</text:p>
          </table:table-cell>
          <table:table-cell table:formula="of:=ABS([.T112]-[.U112])" office:value-type="float" office:value="0.00000057702250071601">
            <text:p>0.000000577</text:p>
          </table:table-cell>
          <table:table-cell table:formula="of:=ABS([.T112]-[.V112])" office:value-type="float" office:value="0.00000323116594593999">
            <text:p>3.23116594593999E-0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187026828696631">
            <text:p>0.0001870268</text:p>
          </table:table-cell>
          <table:table-cell office:value-type="float" office:value="0.000187115041">
            <text:p>0.000187115</text:p>
          </table:table-cell>
          <table:table-cell office:value-type="float" office:value="0.000187026821850625">
            <text:p>0.0001870268</text:p>
          </table:table-cell>
          <table:table-cell/>
          <table:table-cell table:formula="of:=ABS([.C113]-[.D113])" office:value-type="float" office:value="0">
            <text:p>0</text:p>
          </table:table-cell>
          <table:table-cell table:formula="of:=ABS([.C113]-[.E113])" office:value-type="float" office:value="0">
            <text:p>0</text:p>
          </table:table-cell>
          <table:table-cell table:formula="of:=ABS([.G113]-[.H113])" office:value-type="float" office:value="0.000000088212303369007">
            <text:p>8.8212303369007E-008</text:p>
          </table:table-cell>
          <table:table-cell table:formula="of:=ABS([.G113]-[.I113])" office:value-type="float" office:value="0.00000000000684600596698171">
            <text:p>6.84600596698171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173586669475457">
            <text:p>0.0001735867</text:p>
          </table:table-cell>
          <table:table-cell office:value-type="float" office:value="0.00024316971721">
            <text:p>0.0002431697</text:p>
          </table:table-cell>
          <table:table-cell office:value-type="float" office:value="0">
            <text:p>0</text:p>
          </table:table-cell>
          <table:table-cell/>
          <table:table-cell table:formula="of:=ABS([.P113]-[.Q113])" office:value-type="float" office:value="0">
            <text:p>0</text:p>
          </table:table-cell>
          <table:table-cell table:formula="of:=ABS([.P113]-[.R113])" office:value-type="float" office:value="0">
            <text:p>0</text:p>
          </table:table-cell>
          <table:table-cell table:formula="of:=ABS([.T113]-[.U113])" office:value-type="float" office:value="0.0000695830477345429">
            <text:p>0.000069583</text:p>
          </table:table-cell>
          <table:table-cell table:formula="of:=ABS([.T113]-[.V113])" office:value-type="float" office:value="0.000173586669475457">
            <text:p>0.00017358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14]-[.D114])" office:value-type="float" office:value="0">
            <text:p>0</text:p>
          </table:table-cell>
          <table:table-cell table:formula="of:=ABS([.C114]-[.E114])" office:value-type="float" office:value="0">
            <text:p>0</text:p>
          </table:table-cell>
          <table:table-cell table:formula="of:=ABS([.G114]-[.H114])" office:value-type="float" office:value="0">
            <text:p>0</text:p>
          </table:table-cell>
          <table:table-cell table:formula="of:=ABS([.G114]-[.I11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14]-[.Q114])" office:value-type="float" office:value="0">
            <text:p>0</text:p>
          </table:table-cell>
          <table:table-cell table:formula="of:=ABS([.P114]-[.R114])" office:value-type="float" office:value="0">
            <text:p>0</text:p>
          </table:table-cell>
          <table:table-cell table:formula="of:=ABS([.T114]-[.U114])" office:value-type="float" office:value="0">
            <text:p>0</text:p>
          </table:table-cell>
          <table:table-cell table:formula="of:=ABS([.T114]-[.V114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2" office:value-type="float" office:value="0.000000350534709800651">
            <text:p>3.51E-007</text:p>
          </table:table-cell>
          <table:table-cell office:value-type="float" office:value="0.000000350323118161">
            <text:p>3.50323118161E-007</text:p>
          </table:table-cell>
          <table:table-cell office:value-type="float" office:value="0.000356557152363841">
            <text:p>0.0003565572</text:p>
          </table:table-cell>
          <table:table-cell/>
          <table:table-cell office:value-type="float" office:value="0.000202327883031927">
            <text:p>0.0002023279</text:p>
          </table:table-cell>
          <table:table-cell office:value-type="float" office:value="0.00020241321984">
            <text:p>0.0002024132</text:p>
          </table:table-cell>
          <table:table-cell office:value-type="float" office:value="0.00020232786564">
            <text:p>0.0002023279</text:p>
          </table:table-cell>
          <table:table-cell/>
          <table:table-cell table:formula="of:=ABS([.C115]-[.D115])" office:value-type="float" office:value="0.000000000211591639650933">
            <text:p>2.11591639650933E-010</text:p>
          </table:table-cell>
          <table:table-cell table:formula="of:=ABS([.C115]-[.E115])" office:value-type="float" office:value="0.00035620661765404">
            <text:p>0.0003562066</text:p>
          </table:table-cell>
          <table:table-cell table:formula="of:=ABS([.G115]-[.H115])" office:value-type="float" office:value="0.0000000853368080729511">
            <text:p>8.53368080729511E-008</text:p>
          </table:table-cell>
          <table:table-cell table:formula="of:=ABS([.G115]-[.I115])" office:value-type="float" office:value="0.0000000000173919269827807">
            <text:p>1.73919269827807E-011</text:p>
          </table:table-cell>
          <table:table-cell/>
          <table:table-cell table:style-name="ce2" office:value-type="float" office:value="0.000000389470519156519">
            <text:p>3.89E-007</text:p>
          </table:table-cell>
          <table:table-cell office:value-type="float" office:value="0.000000367120869025">
            <text:p>3.67120869025E-007</text:p>
          </table:table-cell>
          <table:table-cell office:value-type="float" office:value="0.000356557152363841">
            <text:p>0.0003565572</text:p>
          </table:table-cell>
          <table:table-cell/>
          <table:table-cell office:value-type="float" office:value="0.000226407863638268">
            <text:p>0.0002264079</text:p>
          </table:table-cell>
          <table:table-cell office:value-type="float" office:value="0.00022335900304">
            <text:p>0.000223359</text:p>
          </table:table-cell>
          <table:table-cell office:value-type="float" office:value="0.000000367120869025">
            <text:p>3.67120869025E-007</text:p>
          </table:table-cell>
          <table:table-cell/>
          <table:table-cell table:formula="of:=ABS([.P115]-[.Q115])" office:value-type="float" office:value="0.0000000223496501315189">
            <text:p>2.23496501315189E-008</text:p>
          </table:table-cell>
          <table:table-cell table:formula="of:=ABS([.P115]-[.R115])" office:value-type="float" office:value="0.000356167681844685">
            <text:p>0.0003561677</text:p>
          </table:table-cell>
          <table:table-cell table:formula="of:=ABS([.T115]-[.U115])" office:value-type="float" office:value="0.00000304886059826807">
            <text:p>3.04886059826807E-006</text:p>
          </table:table-cell>
          <table:table-cell table:formula="of:=ABS([.T115]-[.V115])" office:value-type="float" office:value="0.000226040742769243">
            <text:p>0.00022604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16]-[.D116])" office:value-type="float" office:value="0">
            <text:p>0</text:p>
          </table:table-cell>
          <table:table-cell table:formula="of:=ABS([.C116]-[.E116])" office:value-type="float" office:value="0">
            <text:p>0</text:p>
          </table:table-cell>
          <table:table-cell table:formula="of:=ABS([.G116]-[.H116])" office:value-type="float" office:value="0">
            <text:p>0</text:p>
          </table:table-cell>
          <table:table-cell table:formula="of:=ABS([.G116]-[.I11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16]-[.Q116])" office:value-type="float" office:value="0">
            <text:p>0</text:p>
          </table:table-cell>
          <table:table-cell table:formula="of:=ABS([.P116]-[.R116])" office:value-type="float" office:value="0">
            <text:p>0</text:p>
          </table:table-cell>
          <table:table-cell table:formula="of:=ABS([.T116]-[.U116])" office:value-type="float" office:value="0">
            <text:p>0</text:p>
          </table:table-cell>
          <table:table-cell table:formula="of:=ABS([.T116]-[.V116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17]-[.D117])" office:value-type="float" office:value="0">
            <text:p>0</text:p>
          </table:table-cell>
          <table:table-cell table:formula="of:=ABS([.C117]-[.E117])" office:value-type="float" office:value="0">
            <text:p>0</text:p>
          </table:table-cell>
          <table:table-cell table:formula="of:=ABS([.G117]-[.H117])" office:value-type="float" office:value="0">
            <text:p>0</text:p>
          </table:table-cell>
          <table:table-cell table:formula="of:=ABS([.G117]-[.I11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17]-[.Q117])" office:value-type="float" office:value="0">
            <text:p>0</text:p>
          </table:table-cell>
          <table:table-cell table:formula="of:=ABS([.P117]-[.R117])" office:value-type="float" office:value="0">
            <text:p>0</text:p>
          </table:table-cell>
          <table:table-cell table:formula="of:=ABS([.T117]-[.U117])" office:value-type="float" office:value="0">
            <text:p>0</text:p>
          </table:table-cell>
          <table:table-cell table:formula="of:=ABS([.T117]-[.V117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2" office:value-type="float" office:value="0.00000169637897246641">
            <text:p>1.70E-006</text:p>
          </table:table-cell>
          <table:table-cell office:value-type="float" office:value="0.0000016953081616">
            <text:p>1.6953081616E-006</text:p>
          </table:table-cell>
          <table:table-cell office:value-type="float" office:value="0.000022743628064784">
            <text:p>2.2743628064784E-005</text:p>
          </table:table-cell>
          <table:table-cell/>
          <table:table-cell table:style-name="ce2" office:value-type="float" office:value="0.0000195753435738981">
            <text:p>1.96E-005</text:p>
          </table:table-cell>
          <table:table-cell office:value-type="float" office:value="0.0000195808905009">
            <text:p>1.95808905009E-005</text:p>
          </table:table-cell>
          <table:table-cell office:value-type="float" office:value="0.000019575341906409">
            <text:p>1.9575341906409E-005</text:p>
          </table:table-cell>
          <table:table-cell/>
          <table:table-cell table:formula="of:=ABS([.C118]-[.D118])" office:value-type="float" office:value="0.00000000107081086640996">
            <text:p>1.07081086640996E-009</text:p>
          </table:table-cell>
          <table:table-cell table:formula="of:=ABS([.C118]-[.E118])" office:value-type="float" office:value="0.0000210472490923176">
            <text:p>2.10472490923176E-005</text:p>
          </table:table-cell>
          <table:table-cell table:formula="of:=ABS([.G118]-[.H118])" office:value-type="float" office:value="0.00000000554692700189467">
            <text:p>5.54692700189467E-009</text:p>
          </table:table-cell>
          <table:table-cell table:formula="of:=ABS([.G118]-[.I118])" office:value-type="float" office:value="0.00000000000166748910076435">
            <text:p>1.66748910076435E-012</text:p>
          </table:table-cell>
          <table:table-cell/>
          <table:table-cell table:style-name="ce2" office:value-type="float" office:value="0.00000134864512414868">
            <text:p>1.35E-006</text:p>
          </table:table-cell>
          <table:table-cell office:value-type="float" office:value="0.0000010624867929">
            <text:p>1.0624867929E-006</text:p>
          </table:table-cell>
          <table:table-cell office:value-type="float" office:value="0.000022743628064784">
            <text:p>2.2743628064784E-005</text:p>
          </table:table-cell>
          <table:table-cell/>
          <table:table-cell table:style-name="ce2" office:value-type="float" office:value="0.0000159771155160371">
            <text:p>1.60E-005</text:p>
          </table:table-cell>
          <table:table-cell office:value-type="float" office:value="0.0000133487198881">
            <text:p>1.33487198881E-005</text:p>
          </table:table-cell>
          <table:table-cell office:value-type="float" office:value="0.0000010624867929">
            <text:p>1.0624867929E-006</text:p>
          </table:table-cell>
          <table:table-cell/>
          <table:table-cell table:formula="of:=ABS([.P118]-[.Q118])" office:value-type="float" office:value="0.00000028615833124868">
            <text:p>2.8615833124868E-007</text:p>
          </table:table-cell>
          <table:table-cell table:formula="of:=ABS([.P118]-[.R118])" office:value-type="float" office:value="0.0000213949829406353">
            <text:p>0.000021395</text:p>
          </table:table-cell>
          <table:table-cell table:formula="of:=ABS([.T118]-[.U118])" office:value-type="float" office:value="0.0000026283956279371">
            <text:p>2.6283956279371E-006</text:p>
          </table:table-cell>
          <table:table-cell table:formula="of:=ABS([.T118]-[.V118])" office:value-type="float" office:value="0.0000149146287231371">
            <text:p>1.49146287231371E-0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178271988153688">
            <text:p>0.000178272</text:p>
          </table:table-cell>
          <table:table-cell office:value-type="float" office:value="0.00017838807844">
            <text:p>0.0001783881</text:p>
          </table:table-cell>
          <table:table-cell office:value-type="float" office:value="0.000178272005237316">
            <text:p>0.000178272</text:p>
          </table:table-cell>
          <table:table-cell/>
          <table:table-cell table:formula="of:=ABS([.C119]-[.D119])" office:value-type="float" office:value="0">
            <text:p>0</text:p>
          </table:table-cell>
          <table:table-cell table:formula="of:=ABS([.C119]-[.E119])" office:value-type="float" office:value="0">
            <text:p>0</text:p>
          </table:table-cell>
          <table:table-cell table:formula="of:=ABS([.G119]-[.H119])" office:value-type="float" office:value="0.000000116090286311966">
            <text:p>1.16090286311966E-007</text:p>
          </table:table-cell>
          <table:table-cell table:formula="of:=ABS([.G119]-[.I119])" office:value-type="float" office:value="0.0000000000170836280506074">
            <text:p>1.70836280506074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163655996295788">
            <text:p>0.000163656</text:p>
          </table:table-cell>
          <table:table-cell office:value-type="float" office:value="0.00017327509956">
            <text:p>0.0001732751</text:p>
          </table:table-cell>
          <table:table-cell office:value-type="float" office:value="0">
            <text:p>0</text:p>
          </table:table-cell>
          <table:table-cell/>
          <table:table-cell table:formula="of:=ABS([.P119]-[.Q119])" office:value-type="float" office:value="0">
            <text:p>0</text:p>
          </table:table-cell>
          <table:table-cell table:formula="of:=ABS([.P119]-[.R119])" office:value-type="float" office:value="0">
            <text:p>0</text:p>
          </table:table-cell>
          <table:table-cell table:formula="of:=ABS([.T119]-[.U119])" office:value-type="float" office:value="0.00000961910326421195">
            <text:p>9.61910326421195E-006</text:p>
          </table:table-cell>
          <table:table-cell table:formula="of:=ABS([.T119]-[.V119])" office:value-type="float" office:value="0.000163655996295788">
            <text:p>0.0001636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20]-[.D120])" office:value-type="float" office:value="0">
            <text:p>0</text:p>
          </table:table-cell>
          <table:table-cell table:formula="of:=ABS([.C120]-[.E120])" office:value-type="float" office:value="0">
            <text:p>0</text:p>
          </table:table-cell>
          <table:table-cell table:formula="of:=ABS([.G120]-[.H120])" office:value-type="float" office:value="0">
            <text:p>0</text:p>
          </table:table-cell>
          <table:table-cell table:formula="of:=ABS([.G120]-[.I12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20]-[.Q120])" office:value-type="float" office:value="0">
            <text:p>0</text:p>
          </table:table-cell>
          <table:table-cell table:formula="of:=ABS([.P120]-[.R120])" office:value-type="float" office:value="0">
            <text:p>0</text:p>
          </table:table-cell>
          <table:table-cell table:formula="of:=ABS([.T120]-[.U120])" office:value-type="float" office:value="0">
            <text:p>0</text:p>
          </table:table-cell>
          <table:table-cell table:formula="of:=ABS([.T120]-[.V120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21]-[.D121])" office:value-type="float" office:value="0">
            <text:p>0</text:p>
          </table:table-cell>
          <table:table-cell table:formula="of:=ABS([.C121]-[.E121])" office:value-type="float" office:value="0">
            <text:p>0</text:p>
          </table:table-cell>
          <table:table-cell table:formula="of:=ABS([.G121]-[.H121])" office:value-type="float" office:value="0">
            <text:p>0</text:p>
          </table:table-cell>
          <table:table-cell table:formula="of:=ABS([.G121]-[.I12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21]-[.Q121])" office:value-type="float" office:value="0">
            <text:p>0</text:p>
          </table:table-cell>
          <table:table-cell table:formula="of:=ABS([.P121]-[.R121])" office:value-type="float" office:value="0">
            <text:p>0</text:p>
          </table:table-cell>
          <table:table-cell table:formula="of:=ABS([.T121]-[.U121])" office:value-type="float" office:value="0">
            <text:p>0</text:p>
          </table:table-cell>
          <table:table-cell table:formula="of:=ABS([.T121]-[.V121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22]-[.D122])" office:value-type="float" office:value="0">
            <text:p>0</text:p>
          </table:table-cell>
          <table:table-cell table:formula="of:=ABS([.C122]-[.E122])" office:value-type="float" office:value="0">
            <text:p>0</text:p>
          </table:table-cell>
          <table:table-cell table:formula="of:=ABS([.G122]-[.H122])" office:value-type="float" office:value="0">
            <text:p>0</text:p>
          </table:table-cell>
          <table:table-cell table:formula="of:=ABS([.G122]-[.I12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22]-[.Q122])" office:value-type="float" office:value="0">
            <text:p>0</text:p>
          </table:table-cell>
          <table:table-cell table:formula="of:=ABS([.P122]-[.R122])" office:value-type="float" office:value="0">
            <text:p>0</text:p>
          </table:table-cell>
          <table:table-cell table:formula="of:=ABS([.T122]-[.U122])" office:value-type="float" office:value="0">
            <text:p>0</text:p>
          </table:table-cell>
          <table:table-cell table:formula="of:=ABS([.T122]-[.V122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23]-[.D123])" office:value-type="float" office:value="0">
            <text:p>0</text:p>
          </table:table-cell>
          <table:table-cell table:formula="of:=ABS([.C123]-[.E123])" office:value-type="float" office:value="0">
            <text:p>0</text:p>
          </table:table-cell>
          <table:table-cell table:formula="of:=ABS([.G123]-[.H123])" office:value-type="float" office:value="0">
            <text:p>0</text:p>
          </table:table-cell>
          <table:table-cell table:formula="of:=ABS([.G123]-[.I12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23]-[.Q123])" office:value-type="float" office:value="0">
            <text:p>0</text:p>
          </table:table-cell>
          <table:table-cell table:formula="of:=ABS([.P123]-[.R123])" office:value-type="float" office:value="0">
            <text:p>0</text:p>
          </table:table-cell>
          <table:table-cell table:formula="of:=ABS([.T123]-[.U123])" office:value-type="float" office:value="0">
            <text:p>0</text:p>
          </table:table-cell>
          <table:table-cell table:formula="of:=ABS([.T123]-[.V123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2" office:value-type="float" office:value="0.000000468124493883933">
            <text:p>4.68E-007</text:p>
          </table:table-cell>
          <table:table-cell office:value-type="float" office:value="0.0000004681570084">
            <text:p>4.681570084E-007</text:p>
          </table:table-cell>
          <table:table-cell office:value-type="float" office:value="0.000028576871998756">
            <text:p>2.8576871998756E-005</text:p>
          </table:table-cell>
          <table:table-cell/>
          <table:table-cell table:style-name="ce2" office:value-type="float" office:value="0.0000252482823792311">
            <text:p>2.52E-005</text:p>
          </table:table-cell>
          <table:table-cell office:value-type="float" office:value="0.0000252711311616">
            <text:p>2.52711311616E-005</text:p>
          </table:table-cell>
          <table:table-cell office:value-type="float" office:value="0.000025248283404289">
            <text:p>2.5248283404289E-005</text:p>
          </table:table-cell>
          <table:table-cell/>
          <table:table-cell table:formula="of:=ABS([.C124]-[.D124])" office:value-type="float" office:value="0.0000000000325145160670471">
            <text:p>3.25145160670471E-011</text:p>
          </table:table-cell>
          <table:table-cell table:formula="of:=ABS([.C124]-[.E124])" office:value-type="float" office:value="0.0000281087475048721">
            <text:p>2.81087475048721E-005</text:p>
          </table:table-cell>
          <table:table-cell table:formula="of:=ABS([.G124]-[.H124])" office:value-type="float" office:value="0.0000000228487823688974">
            <text:p>2.28487823688974E-008</text:p>
          </table:table-cell>
          <table:table-cell table:formula="of:=ABS([.G124]-[.I124])" office:value-type="float" office:value="0.00000000000102505790043183">
            <text:p>1.02505790043183E-012</text:p>
          </table:table-cell>
          <table:table-cell/>
          <table:table-cell table:style-name="ce2" office:value-type="float" office:value="0.000000421206992121647">
            <text:p>4.21E-007</text:p>
          </table:table-cell>
          <table:table-cell office:value-type="float" office:value="0.000000372895865104">
            <text:p>3.72895865104E-007</text:p>
          </table:table-cell>
          <table:table-cell office:value-type="float" office:value="0.000028576871998756">
            <text:p>2.8576871998756E-005</text:p>
          </table:table-cell>
          <table:table-cell/>
          <table:table-cell table:style-name="ce2" office:value-type="float" office:value="0.0000234421248918533">
            <text:p>2.34E-005</text:p>
          </table:table-cell>
          <table:table-cell office:value-type="float" office:value="0.00002154630724">
            <text:p>2.154630724E-005</text:p>
          </table:table-cell>
          <table:table-cell office:value-type="float" office:value="0.000000372895865104">
            <text:p>3.72895865104E-007</text:p>
          </table:table-cell>
          <table:table-cell/>
          <table:table-cell table:formula="of:=ABS([.P124]-[.Q124])" office:value-type="float" office:value="0.0000000483111270176469">
            <text:p>4.83111270176469E-008</text:p>
          </table:table-cell>
          <table:table-cell table:formula="of:=ABS([.P124]-[.R124])" office:value-type="float" office:value="0.0000281556650066344">
            <text:p>2.81556650066344E-005</text:p>
          </table:table-cell>
          <table:table-cell table:formula="of:=ABS([.T124]-[.U124])" office:value-type="float" office:value="0.00000189581765185331">
            <text:p>1.89581765185331E-006</text:p>
          </table:table-cell>
          <table:table-cell table:formula="of:=ABS([.T124]-[.V124])" office:value-type="float" office:value="0.0000230692290267493">
            <text:p>2.30692290267493E-0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490875228384024">
            <text:p>0.0004908752</text:p>
          </table:table-cell>
          <table:table-cell office:value-type="float" office:value="0.00053582527441">
            <text:p>0.0005358253</text:p>
          </table:table-cell>
          <table:table-cell office:value-type="float" office:value="0.000490875219735616">
            <text:p>0.0004908752</text:p>
          </table:table-cell>
          <table:table-cell/>
          <table:table-cell table:formula="of:=ABS([.C125]-[.D125])" office:value-type="float" office:value="0">
            <text:p>0</text:p>
          </table:table-cell>
          <table:table-cell table:formula="of:=ABS([.C125]-[.E125])" office:value-type="float" office:value="0">
            <text:p>0</text:p>
          </table:table-cell>
          <table:table-cell table:formula="of:=ABS([.G125]-[.H125])" office:value-type="float" office:value="0.0000449500460259759">
            <text:p>0.00004495</text:p>
          </table:table-cell>
          <table:table-cell table:formula="of:=ABS([.G125]-[.I125])" office:value-type="float" office:value="0.00000000000864840794465027">
            <text:p>8.64840794465027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446490726236121">
            <text:p>0.0004464907</text:p>
          </table:table-cell>
          <table:table-cell office:value-type="float" office:value="0.00047356288225">
            <text:p>0.0004735629</text:p>
          </table:table-cell>
          <table:table-cell office:value-type="float" office:value="0">
            <text:p>0</text:p>
          </table:table-cell>
          <table:table-cell/>
          <table:table-cell table:formula="of:=ABS([.P125]-[.Q125])" office:value-type="float" office:value="0">
            <text:p>0</text:p>
          </table:table-cell>
          <table:table-cell table:formula="of:=ABS([.P125]-[.R125])" office:value-type="float" office:value="0">
            <text:p>0</text:p>
          </table:table-cell>
          <table:table-cell table:formula="of:=ABS([.T125]-[.U125])" office:value-type="float" office:value="0.000027072156013879">
            <text:p>2.7072156013879E-005</text:p>
          </table:table-cell>
          <table:table-cell table:formula="of:=ABS([.T125]-[.V125])" office:value-type="float" office:value="0.000446490726236121">
            <text:p>0.00044649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26]-[.D126])" office:value-type="float" office:value="0">
            <text:p>0</text:p>
          </table:table-cell>
          <table:table-cell table:formula="of:=ABS([.C126]-[.E126])" office:value-type="float" office:value="0">
            <text:p>0</text:p>
          </table:table-cell>
          <table:table-cell table:formula="of:=ABS([.G126]-[.H126])" office:value-type="float" office:value="0">
            <text:p>0</text:p>
          </table:table-cell>
          <table:table-cell table:formula="of:=ABS([.G126]-[.I12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26]-[.Q126])" office:value-type="float" office:value="0">
            <text:p>0</text:p>
          </table:table-cell>
          <table:table-cell table:formula="of:=ABS([.P126]-[.R126])" office:value-type="float" office:value="0">
            <text:p>0</text:p>
          </table:table-cell>
          <table:table-cell table:formula="of:=ABS([.T126]-[.U126])" office:value-type="float" office:value="0">
            <text:p>0</text:p>
          </table:table-cell>
          <table:table-cell table:formula="of:=ABS([.T126]-[.V126])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2" office:value-type="float" office:value="0.00000171542690670257">
            <text:p>1.72E-006</text:p>
          </table:table-cell>
          <table:table-cell office:value-type="float" office:value="0.0000017155498441">
            <text:p>1.7155498441E-006</text:p>
          </table:table-cell>
          <table:table-cell office:value-type="float" office:value="0.00291271675270728">
            <text:p>0.0029127168</text:p>
          </table:table-cell>
          <table:table-cell/>
          <table:table-cell office:value-type="float" office:value="0.0023443378080087">
            <text:p>0.0023443378</text:p>
          </table:table-cell>
          <table:table-cell office:value-type="float" office:value="0.002343334464">
            <text:p>0.0023433345</text:p>
          </table:table-cell>
          <table:table-cell office:value-type="float" office:value="0.00234433777876304">
            <text:p>0.0023443378</text:p>
          </table:table-cell>
          <table:table-cell/>
          <table:table-cell table:formula="of:=ABS([.C127]-[.D127])" office:value-type="float" office:value="0.000000000122937397430496">
            <text:p>1.22937397430496E-010</text:p>
          </table:table-cell>
          <table:table-cell table:formula="of:=ABS([.C127]-[.E127])" office:value-type="float" office:value="0.00291100132580058">
            <text:p>0.0029110013</text:p>
          </table:table-cell>
          <table:table-cell table:formula="of:=ABS([.G127]-[.H127])" office:value-type="float" office:value="0.00000100334400870029">
            <text:p>1.00334400870029E-006</text:p>
          </table:table-cell>
          <table:table-cell table:formula="of:=ABS([.G127]-[.I127])" office:value-type="float" office:value="0.0000000000292456553765974">
            <text:p>2.92456553765974E-011</text:p>
          </table:table-cell>
          <table:table-cell/>
          <table:table-cell table:style-name="ce2" office:value-type="float" office:value="0.00000154349901222898">
            <text:p>1.54E-006</text:p>
          </table:table-cell>
          <table:table-cell office:value-type="float" office:value="0.0000010918578064">
            <text:p>1.0918578064E-006</text:p>
          </table:table-cell>
          <table:table-cell office:value-type="float" office:value="0.00291271675270728">
            <text:p>0.0029127168</text:p>
          </table:table-cell>
          <table:table-cell/>
          <table:table-cell office:value-type="float" office:value="0.00213240827919579">
            <text:p>0.0021324083</text:p>
          </table:table-cell>
          <table:table-cell office:value-type="float" office:value="0.00156781153936">
            <text:p>0.0015678115</text:p>
          </table:table-cell>
          <table:table-cell office:value-type="float" office:value="0.0000010918578064">
            <text:p>1.0918578064E-006</text:p>
          </table:table-cell>
          <table:table-cell/>
          <table:table-cell table:formula="of:=ABS([.P127]-[.Q127])" office:value-type="float" office:value="0.00000045164120582898">
            <text:p>4.5164120582898E-007</text:p>
          </table:table-cell>
          <table:table-cell table:formula="of:=ABS([.P127]-[.R127])" office:value-type="float" office:value="0.00291117325369505">
            <text:p>0.0029111733</text:p>
          </table:table-cell>
          <table:table-cell table:formula="of:=ABS([.T127]-[.U127])" office:value-type="float" office:value="0.00056459673983579">
            <text:p>0.0005645967</text:p>
          </table:table-cell>
          <table:table-cell table:formula="of:=ABS([.T127]-[.V127])" office:value-type="float" office:value="0.00213131642138939">
            <text:p>0.0021313164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128]-[.D128])" office:value-type="float" office:value="0">
            <text:p>0</text:p>
          </table:table-cell>
          <table:table-cell table:formula="of:=ABS([.C128]-[.E128])" office:value-type="float" office:value="0">
            <text:p>0</text:p>
          </table:table-cell>
          <table:table-cell table:formula="of:=ABS([.G128]-[.H128])" office:value-type="float" office:value="0">
            <text:p>0</text:p>
          </table:table-cell>
          <table:table-cell table:formula="of:=ABS([.G128]-[.I12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28]-[.Q128])" office:value-type="float" office:value="0">
            <text:p>0</text:p>
          </table:table-cell>
          <table:table-cell table:formula="of:=ABS([.P128]-[.R128])" office:value-type="float" office:value="0">
            <text:p>0</text:p>
          </table:table-cell>
          <table:table-cell table:formula="of:=ABS([.T128]-[.U128])" office:value-type="float" office:value="0">
            <text:p>0</text:p>
          </table:table-cell>
          <table:table-cell table:formula="of:=ABS([.T128]-[.V128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29]-[.D129])" office:value-type="float" office:value="0">
            <text:p>0</text:p>
          </table:table-cell>
          <table:table-cell table:formula="of:=ABS([.C129]-[.E129])" office:value-type="float" office:value="0">
            <text:p>0</text:p>
          </table:table-cell>
          <table:table-cell table:formula="of:=ABS([.G129]-[.H129])" office:value-type="float" office:value="0">
            <text:p>0</text:p>
          </table:table-cell>
          <table:table-cell table:formula="of:=ABS([.G129]-[.I129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129]-[.Q129])" office:value-type="float" office:value="0">
            <text:p>0</text:p>
          </table:table-cell>
          <table:table-cell table:formula="of:=ABS([.P129]-[.R129])" office:value-type="float" office:value="0">
            <text:p>0</text:p>
          </table:table-cell>
          <table:table-cell table:formula="of:=ABS([.T129]-[.U129])" office:value-type="float" office:value="0">
            <text:p>0</text:p>
          </table:table-cell>
          <table:table-cell table:formula="of:=ABS([.T129]-[.V129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30]-[.D130])" office:value-type="float" office:value="0">
            <text:p>0</text:p>
          </table:table-cell>
          <table:table-cell table:formula="of:=ABS([.C130]-[.E130])" office:value-type="float" office:value="0">
            <text:p>0</text:p>
          </table:table-cell>
          <table:table-cell table:formula="of:=ABS([.G130]-[.H130])" office:value-type="float" office:value="0">
            <text:p>0</text:p>
          </table:table-cell>
          <table:table-cell table:formula="of:=ABS([.G130]-[.I13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30]-[.Q130])" office:value-type="float" office:value="0">
            <text:p>0</text:p>
          </table:table-cell>
          <table:table-cell table:formula="of:=ABS([.P130]-[.R130])" office:value-type="float" office:value="0">
            <text:p>0</text:p>
          </table:table-cell>
          <table:table-cell table:formula="of:=ABS([.T130]-[.U130])" office:value-type="float" office:value="0">
            <text:p>0</text:p>
          </table:table-cell>
          <table:table-cell table:formula="of:=ABS([.T130]-[.V130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31]-[.D131])" office:value-type="float" office:value="0">
            <text:p>0</text:p>
          </table:table-cell>
          <table:table-cell table:formula="of:=ABS([.C131]-[.E131])" office:value-type="float" office:value="0">
            <text:p>0</text:p>
          </table:table-cell>
          <table:table-cell table:formula="of:=ABS([.G131]-[.H131])" office:value-type="float" office:value="0">
            <text:p>0</text:p>
          </table:table-cell>
          <table:table-cell table:formula="of:=ABS([.G131]-[.I13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31]-[.Q131])" office:value-type="float" office:value="0">
            <text:p>0</text:p>
          </table:table-cell>
          <table:table-cell table:formula="of:=ABS([.P131]-[.R131])" office:value-type="float" office:value="0">
            <text:p>0</text:p>
          </table:table-cell>
          <table:table-cell table:formula="of:=ABS([.T131]-[.U131])" office:value-type="float" office:value="0">
            <text:p>0</text:p>
          </table:table-cell>
          <table:table-cell table:formula="of:=ABS([.T131]-[.V131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810519381494668">
            <text:p>0.0008105194</text:p>
          </table:table-cell>
          <table:table-cell office:value-type="float" office:value="0.00081106483264">
            <text:p>0.0008110648</text:p>
          </table:table-cell>
          <table:table-cell office:value-type="float" office:value="0.000810519376822884">
            <text:p>0.0008105194</text:p>
          </table:table-cell>
          <table:table-cell/>
          <table:table-cell table:formula="of:=ABS([.C132]-[.D132])" office:value-type="float" office:value="0">
            <text:p>0</text:p>
          </table:table-cell>
          <table:table-cell table:formula="of:=ABS([.C132]-[.E132])" office:value-type="float" office:value="0">
            <text:p>0</text:p>
          </table:table-cell>
          <table:table-cell table:formula="of:=ABS([.G132]-[.H132])" office:value-type="float" office:value="0.000000545451145331829">
            <text:p>5.45451145331829E-007</text:p>
          </table:table-cell>
          <table:table-cell table:formula="of:=ABS([.G132]-[.I132])" office:value-type="float" office:value="0.00000000000467178390157336">
            <text:p>4.67178390157336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841080535807972">
            <text:p>0.0008410805</text:p>
          </table:table-cell>
          <table:table-cell office:value-type="float" office:value="0.00124278105961">
            <text:p>0.0012427811</text:p>
          </table:table-cell>
          <table:table-cell office:value-type="float" office:value="0">
            <text:p>0</text:p>
          </table:table-cell>
          <table:table-cell/>
          <table:table-cell table:formula="of:=ABS([.P132]-[.Q132])" office:value-type="float" office:value="0">
            <text:p>0</text:p>
          </table:table-cell>
          <table:table-cell table:formula="of:=ABS([.P132]-[.R132])" office:value-type="float" office:value="0">
            <text:p>0</text:p>
          </table:table-cell>
          <table:table-cell table:formula="of:=ABS([.T132]-[.U132])" office:value-type="float" office:value="0.000401700523802028">
            <text:p>0.0004017005</text:p>
          </table:table-cell>
          <table:table-cell table:formula="of:=ABS([.T132]-[.V132])" office:value-type="float" office:value="0.000841080535807972">
            <text:p>0.00084108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0.00000066827146456308">
            <text:p>6.68E-007</text:p>
          </table:table-cell>
          <table:table-cell office:value-type="float" office:value="0.000000661852212849">
            <text:p>6.61852212849E-007</text:p>
          </table:table-cell>
          <table:table-cell office:value-type="float" office:value="0.000026930931008004">
            <text:p>2.6930931008004E-005</text:p>
          </table:table-cell>
          <table:table-cell/>
          <table:table-cell table:style-name="ce2" office:value-type="float" office:value="0.0000181050492755313">
            <text:p>1.81E-005</text:p>
          </table:table-cell>
          <table:table-cell office:value-type="float" office:value="0.0000180813749284">
            <text:p>1.80813749284E-005</text:p>
          </table:table-cell>
          <table:table-cell office:value-type="float" office:value="0.000018105050530009">
            <text:p>1.8105050530009E-005</text:p>
          </table:table-cell>
          <table:table-cell/>
          <table:table-cell table:formula="of:=ABS([.C133]-[.D133])" office:value-type="float" office:value="0.00000000641925171408002">
            <text:p>6.41925171408002E-009</text:p>
          </table:table-cell>
          <table:table-cell table:formula="of:=ABS([.C133]-[.E133])" office:value-type="float" office:value="0.0000262626595434409">
            <text:p>2.62626595434409E-005</text:p>
          </table:table-cell>
          <table:table-cell table:formula="of:=ABS([.G133]-[.H133])" office:value-type="float" office:value="0.0000000236743471312999">
            <text:p>2.36743471312999E-008</text:p>
          </table:table-cell>
          <table:table-cell table:formula="of:=ABS([.G133]-[.I133])" office:value-type="float" office:value="0.00000000000125447770254377">
            <text:p>1.25447770254377E-012</text:p>
          </table:table-cell>
          <table:table-cell/>
          <table:table-cell table:style-name="ce2" office:value-type="float" office:value="0.000000581575107396037">
            <text:p>5.82E-007</text:p>
          </table:table-cell>
          <table:table-cell office:value-type="float" office:value="0.000000630375657444">
            <text:p>6.30375657444E-007</text:p>
          </table:table-cell>
          <table:table-cell office:value-type="float" office:value="0.000026930931008004">
            <text:p>2.6930931008004E-005</text:p>
          </table:table-cell>
          <table:table-cell/>
          <table:table-cell table:style-name="ce2" office:value-type="float" office:value="0.0000181803746220734">
            <text:p>1.82E-005</text:p>
          </table:table-cell>
          <table:table-cell office:value-type="float" office:value="0.0000257995932489">
            <text:p>2.57995932489E-005</text:p>
          </table:table-cell>
          <table:table-cell office:value-type="float" office:value="0.000000630375657444">
            <text:p>6.30375657444E-007</text:p>
          </table:table-cell>
          <table:table-cell/>
          <table:table-cell table:formula="of:=ABS([.P133]-[.Q133])" office:value-type="float" office:value="0.0000000488005500479631">
            <text:p>4.88005500479631E-008</text:p>
          </table:table-cell>
          <table:table-cell table:formula="of:=ABS([.P133]-[.R133])" office:value-type="float" office:value="0.000026349355900608">
            <text:p>2.6349355900608E-005</text:p>
          </table:table-cell>
          <table:table-cell table:formula="of:=ABS([.T133]-[.U133])" office:value-type="float" office:value="0.0000076192186268266">
            <text:p>7.6192186268266E-006</text:p>
          </table:table-cell>
          <table:table-cell table:formula="of:=ABS([.T133]-[.V133])" office:value-type="float" office:value="0.0000175499989646294">
            <text:p>0.0000175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34]-[.D134])" office:value-type="float" office:value="0">
            <text:p>0</text:p>
          </table:table-cell>
          <table:table-cell table:formula="of:=ABS([.C134]-[.E134])" office:value-type="float" office:value="0">
            <text:p>0</text:p>
          </table:table-cell>
          <table:table-cell table:formula="of:=ABS([.G134]-[.H134])" office:value-type="float" office:value="0">
            <text:p>0</text:p>
          </table:table-cell>
          <table:table-cell table:formula="of:=ABS([.G134]-[.I13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34]-[.Q134])" office:value-type="float" office:value="0">
            <text:p>0</text:p>
          </table:table-cell>
          <table:table-cell table:formula="of:=ABS([.P134]-[.R134])" office:value-type="float" office:value="0">
            <text:p>0</text:p>
          </table:table-cell>
          <table:table-cell table:formula="of:=ABS([.T134]-[.U134])" office:value-type="float" office:value="0">
            <text:p>0</text:p>
          </table:table-cell>
          <table:table-cell table:formula="of:=ABS([.T134]-[.V134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35]-[.D135])" office:value-type="float" office:value="0">
            <text:p>0</text:p>
          </table:table-cell>
          <table:table-cell table:formula="of:=ABS([.C135]-[.E135])" office:value-type="float" office:value="0">
            <text:p>0</text:p>
          </table:table-cell>
          <table:table-cell table:formula="of:=ABS([.G135]-[.H135])" office:value-type="float" office:value="0">
            <text:p>0</text:p>
          </table:table-cell>
          <table:table-cell table:formula="of:=ABS([.G135]-[.I13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35]-[.Q135])" office:value-type="float" office:value="0">
            <text:p>0</text:p>
          </table:table-cell>
          <table:table-cell table:formula="of:=ABS([.P135]-[.R135])" office:value-type="float" office:value="0">
            <text:p>0</text:p>
          </table:table-cell>
          <table:table-cell table:formula="of:=ABS([.T135]-[.U135])" office:value-type="float" office:value="0">
            <text:p>0</text:p>
          </table:table-cell>
          <table:table-cell table:formula="of:=ABS([.T135]-[.V135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2" office:value-type="float" office:value="0.000000350534709800651">
            <text:p>3.51E-007</text:p>
          </table:table-cell>
          <table:table-cell office:value-type="float" office:value="0.000000350323118161">
            <text:p>3.50323118161E-007</text:p>
          </table:table-cell>
          <table:table-cell office:value-type="float" office:value="0.000005408075827729">
            <text:p>5.408075827729E-006</text:p>
          </table:table-cell>
          <table:table-cell/>
          <table:table-cell table:style-name="ce2" office:value-type="float" office:value="0.00000317685874016435">
            <text:p>3.18E-006</text:p>
          </table:table-cell>
          <table:table-cell office:value-type="float" office:value="0.0000031783401841">
            <text:p>3.1783401841E-006</text:p>
          </table:table-cell>
          <table:table-cell office:value-type="float" office:value="0.000003176857075876">
            <text:p>3.176857075876E-006</text:p>
          </table:table-cell>
          <table:table-cell/>
          <table:table-cell table:formula="of:=ABS([.C136]-[.D136])" office:value-type="float" office:value="0.000000000211591639650933">
            <text:p>2.11591639650933E-010</text:p>
          </table:table-cell>
          <table:table-cell table:formula="of:=ABS([.C136]-[.E136])" office:value-type="float" office:value="0.00000505754111792835">
            <text:p>5.05754111792835E-006</text:p>
          </table:table-cell>
          <table:table-cell table:formula="of:=ABS([.G136]-[.H136])" office:value-type="float" office:value="0.00000000148144393565041">
            <text:p>1.48144393565041E-009</text:p>
          </table:table-cell>
          <table:table-cell table:formula="of:=ABS([.G136]-[.I136])" office:value-type="float" office:value="0.00000000000166428834875689">
            <text:p>1.66428834875689E-012</text:p>
          </table:table-cell>
          <table:table-cell/>
          <table:table-cell table:style-name="ce2" office:value-type="float" office:value="0.000000389470519156519">
            <text:p>3.89E-007</text:p>
          </table:table-cell>
          <table:table-cell office:value-type="float" office:value="0.000000367120869025">
            <text:p>3.67120869025E-007</text:p>
          </table:table-cell>
          <table:table-cell office:value-type="float" office:value="0.000005408075827729">
            <text:p>5.408075827729E-006</text:p>
          </table:table-cell>
          <table:table-cell/>
          <table:table-cell table:style-name="ce2" office:value-type="float" office:value="0.00000302970691769709">
            <text:p>3.03E-006</text:p>
          </table:table-cell>
          <table:table-cell office:value-type="float" office:value="0.0000029557174084">
            <text:p>2.9557174084E-006</text:p>
          </table:table-cell>
          <table:table-cell office:value-type="float" office:value="0.000000367120869025">
            <text:p>3.67120869025E-007</text:p>
          </table:table-cell>
          <table:table-cell/>
          <table:table-cell table:formula="of:=ABS([.P136]-[.Q136])" office:value-type="float" office:value="0.0000000223496501315189">
            <text:p>2.23496501315189E-008</text:p>
          </table:table-cell>
          <table:table-cell table:formula="of:=ABS([.P136]-[.R136])" office:value-type="float" office:value="0.00000501860530857248">
            <text:p>5.01860530857248E-006</text:p>
          </table:table-cell>
          <table:table-cell table:formula="of:=ABS([.T136]-[.U136])" office:value-type="float" office:value="0.0000000739895092970896">
            <text:p>0.000000074</text:p>
          </table:table-cell>
          <table:table-cell table:formula="of:=ABS([.T136]-[.V136])" office:value-type="float" office:value="0.00000266258604867209">
            <text:p>2.66258604867209E-00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37]-[.D137])" office:value-type="float" office:value="0">
            <text:p>0</text:p>
          </table:table-cell>
          <table:table-cell table:formula="of:=ABS([.C137]-[.E137])" office:value-type="float" office:value="0">
            <text:p>0</text:p>
          </table:table-cell>
          <table:table-cell table:formula="of:=ABS([.G137]-[.H137])" office:value-type="float" office:value="0">
            <text:p>0</text:p>
          </table:table-cell>
          <table:table-cell table:formula="of:=ABS([.G137]-[.I13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37]-[.Q137])" office:value-type="float" office:value="0">
            <text:p>0</text:p>
          </table:table-cell>
          <table:table-cell table:formula="of:=ABS([.P137]-[.R137])" office:value-type="float" office:value="0">
            <text:p>0</text:p>
          </table:table-cell>
          <table:table-cell table:formula="of:=ABS([.T137]-[.U137])" office:value-type="float" office:value="0">
            <text:p>0</text:p>
          </table:table-cell>
          <table:table-cell table:formula="of:=ABS([.T137]-[.V137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194058341250329">
            <text:p>0.1940583413</text:p>
          </table:table-cell>
          <table:table-cell office:value-type="float" office:value="0.194126597604">
            <text:p>0.1941265976</text:p>
          </table:table-cell>
          <table:table-cell office:value-type="float" office:value="0.194058343518768">
            <text:p>0.1940583435</text:p>
          </table:table-cell>
          <table:table-cell/>
          <table:table-cell table:formula="of:=ABS([.C138]-[.D138])" office:value-type="float" office:value="0">
            <text:p>0</text:p>
          </table:table-cell>
          <table:table-cell table:formula="of:=ABS([.C138]-[.E138])" office:value-type="float" office:value="0">
            <text:p>0</text:p>
          </table:table-cell>
          <table:table-cell table:formula="of:=ABS([.G138]-[.H138])" office:value-type="float" office:value="0.0000682563536709979">
            <text:p>6.82563536709979E-005</text:p>
          </table:table-cell>
          <table:table-cell table:formula="of:=ABS([.G138]-[.I138])" office:value-type="float" office:value="0.00000000226843940853705">
            <text:p>2.26843940853705E-009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184236546346274">
            <text:p>0.1842365463</text:p>
          </table:table-cell>
          <table:table-cell office:value-type="float" office:value="0.150678277929">
            <text:p>0.1506782779</text:p>
          </table:table-cell>
          <table:table-cell office:value-type="float" office:value="0">
            <text:p>0</text:p>
          </table:table-cell>
          <table:table-cell/>
          <table:table-cell table:formula="of:=ABS([.P138]-[.Q138])" office:value-type="float" office:value="0">
            <text:p>0</text:p>
          </table:table-cell>
          <table:table-cell table:formula="of:=ABS([.P138]-[.R138])" office:value-type="float" office:value="0">
            <text:p>0</text:p>
          </table:table-cell>
          <table:table-cell table:formula="of:=ABS([.T138]-[.U138])" office:value-type="float" office:value="0.033558268417274">
            <text:p>0.0335582684</text:p>
          </table:table-cell>
          <table:table-cell table:formula="of:=ABS([.T138]-[.V138])" office:value-type="float" office:value="0.184236546346274">
            <text:p>0.184236546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2" office:value-type="float" office:value="0.00000169637897246641">
            <text:p>1.70E-006</text:p>
          </table:table-cell>
          <table:table-cell office:value-type="float" office:value="0.0000016953081616">
            <text:p>1.6953081616E-006</text:p>
          </table:table-cell>
          <table:table-cell office:value-type="float" office:value="0.000133030111041424">
            <text:p>0.0001330301</text:p>
          </table:table-cell>
          <table:table-cell/>
          <table:table-cell table:style-name="ce2" office:value-type="float" office:value="0.0000760830201451843">
            <text:p>7.61E-005</text:p>
          </table:table-cell>
          <table:table-cell office:value-type="float" office:value="0.0000761109677056">
            <text:p>0.000076111</text:p>
          </table:table-cell>
          <table:table-cell office:value-type="float" office:value="0.000076083018063364">
            <text:p>0.000076083</text:p>
          </table:table-cell>
          <table:table-cell/>
          <table:table-cell table:formula="of:=ABS([.C139]-[.D139])" office:value-type="float" office:value="0.00000000107081086640996">
            <text:p>1.07081086640996E-009</text:p>
          </table:table-cell>
          <table:table-cell table:formula="of:=ABS([.C139]-[.E139])" office:value-type="float" office:value="0.000131333732068958">
            <text:p>0.0001313337</text:p>
          </table:table-cell>
          <table:table-cell table:formula="of:=ABS([.G139]-[.H139])" office:value-type="float" office:value="0.000000027947560415689">
            <text:p>2.7947560415689E-008</text:p>
          </table:table-cell>
          <table:table-cell table:formula="of:=ABS([.G139]-[.I139])" office:value-type="float" office:value="0.0000000000020818202982895">
            <text:p>2.0818202982895E-012</text:p>
          </table:table-cell>
          <table:table-cell/>
          <table:table-cell table:style-name="ce2" office:value-type="float" office:value="0.00000134864512414868">
            <text:p>1.35E-006</text:p>
          </table:table-cell>
          <table:table-cell office:value-type="float" office:value="0.0000010624867929">
            <text:p>1.0624867929E-006</text:p>
          </table:table-cell>
          <table:table-cell office:value-type="float" office:value="0.000133030111041424">
            <text:p>0.0001330301</text:p>
          </table:table-cell>
          <table:table-cell/>
          <table:table-cell table:style-name="ce2" office:value-type="float" office:value="0.0000719067050689205">
            <text:p>7.19E-005</text:p>
          </table:table-cell>
          <table:table-cell office:value-type="float" office:value="0.0000601504171489">
            <text:p>6.01504171489E-005</text:p>
          </table:table-cell>
          <table:table-cell office:value-type="float" office:value="0.0000010624867929">
            <text:p>1.0624867929E-006</text:p>
          </table:table-cell>
          <table:table-cell/>
          <table:table-cell table:formula="of:=ABS([.P139]-[.Q139])" office:value-type="float" office:value="0.00000028615833124868">
            <text:p>2.8615833124868E-007</text:p>
          </table:table-cell>
          <table:table-cell table:formula="of:=ABS([.P139]-[.R139])" office:value-type="float" office:value="0.000131681465917275">
            <text:p>0.0001316815</text:p>
          </table:table-cell>
          <table:table-cell table:formula="of:=ABS([.T139]-[.U139])" office:value-type="float" office:value="0.0000117562879200205">
            <text:p>1.17562879200205E-005</text:p>
          </table:table-cell>
          <table:table-cell table:formula="of:=ABS([.T139]-[.V139])" office:value-type="float" office:value="0.0000708442182760205">
            <text:p>7.08442182760205E-0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40]-[.D140])" office:value-type="float" office:value="0">
            <text:p>0</text:p>
          </table:table-cell>
          <table:table-cell table:formula="of:=ABS([.C140]-[.E140])" office:value-type="float" office:value="0">
            <text:p>0</text:p>
          </table:table-cell>
          <table:table-cell table:formula="of:=ABS([.G140]-[.H140])" office:value-type="float" office:value="0">
            <text:p>0</text:p>
          </table:table-cell>
          <table:table-cell table:formula="of:=ABS([.G140]-[.I14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40]-[.Q140])" office:value-type="float" office:value="0">
            <text:p>0</text:p>
          </table:table-cell>
          <table:table-cell table:formula="of:=ABS([.P140]-[.R140])" office:value-type="float" office:value="0">
            <text:p>0</text:p>
          </table:table-cell>
          <table:table-cell table:formula="of:=ABS([.T140]-[.U140])" office:value-type="float" office:value="0">
            <text:p>0</text:p>
          </table:table-cell>
          <table:table-cell table:formula="of:=ABS([.T140]-[.V140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41]-[.D141])" office:value-type="float" office:value="0">
            <text:p>0</text:p>
          </table:table-cell>
          <table:table-cell table:formula="of:=ABS([.C141]-[.E141])" office:value-type="float" office:value="0">
            <text:p>0</text:p>
          </table:table-cell>
          <table:table-cell table:formula="of:=ABS([.G141]-[.H141])" office:value-type="float" office:value="0">
            <text:p>0</text:p>
          </table:table-cell>
          <table:table-cell table:formula="of:=ABS([.G141]-[.I14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41]-[.Q141])" office:value-type="float" office:value="0">
            <text:p>0</text:p>
          </table:table-cell>
          <table:table-cell table:formula="of:=ABS([.P141]-[.R141])" office:value-type="float" office:value="0">
            <text:p>0</text:p>
          </table:table-cell>
          <table:table-cell table:formula="of:=ABS([.T141]-[.U141])" office:value-type="float" office:value="0">
            <text:p>0</text:p>
          </table:table-cell>
          <table:table-cell table:formula="of:=ABS([.T141]-[.V141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153421175998017">
            <text:p>1.53E-006</text:p>
          </table:table-cell>
          <table:table-cell office:value-type="float" office:value="0.0000015347493225">
            <text:p>1.5347493225E-006</text:p>
          </table:table-cell>
          <table:table-cell office:value-type="float" office:value="0.000001534211708689">
            <text:p>1.534211708689E-006</text:p>
          </table:table-cell>
          <table:table-cell/>
          <table:table-cell table:formula="of:=ABS([.C142]-[.D142])" office:value-type="float" office:value="0">
            <text:p>0</text:p>
          </table:table-cell>
          <table:table-cell table:formula="of:=ABS([.C142]-[.E142])" office:value-type="float" office:value="0">
            <text:p>0</text:p>
          </table:table-cell>
          <table:table-cell table:formula="of:=ABS([.G142]-[.H142])" office:value-type="float" office:value="0.000000000537562519830394">
            <text:p>5.37562519830394E-010</text:p>
          </table:table-cell>
          <table:table-cell table:formula="of:=ABS([.G142]-[.I142])" office:value-type="float" office:value="0.0000000000000512911697723241">
            <text:p>5.12911697723241E-01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150550955845952">
            <text:p>1.51E-006</text:p>
          </table:table-cell>
          <table:table-cell office:value-type="float" office:value="0.0000016735820689">
            <text:p>1.6735820689E-006</text:p>
          </table:table-cell>
          <table:table-cell office:value-type="float" office:value="0">
            <text:p>0</text:p>
          </table:table-cell>
          <table:table-cell/>
          <table:table-cell table:formula="of:=ABS([.P142]-[.Q142])" office:value-type="float" office:value="0">
            <text:p>0</text:p>
          </table:table-cell>
          <table:table-cell table:formula="of:=ABS([.P142]-[.R142])" office:value-type="float" office:value="0">
            <text:p>0</text:p>
          </table:table-cell>
          <table:table-cell table:formula="of:=ABS([.T142]-[.U142])" office:value-type="float" office:value="0.00000016807251044048">
            <text:p>1.6807251044048E-007</text:p>
          </table:table-cell>
          <table:table-cell table:formula="of:=ABS([.T142]-[.V142])" office:value-type="float" office:value="0.00000150550955845952">
            <text:p>1.50550955845952E-00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.0167021194277657">
            <text:p>0.0167021194</text:p>
          </table:table-cell>
          <table:table-cell office:value-type="float" office:value="0.016703236081">
            <text:p>0.0167032361</text:p>
          </table:table-cell>
          <table:table-cell office:value-type="float" office:value="0.016188653106991">
            <text:p>0.0161886531</text:p>
          </table:table-cell>
          <table:table-cell/>
          <table:table-cell office:value-type="float" office:value="0.0104378910477811">
            <text:p>0.010437891</text:p>
          </table:table-cell>
          <table:table-cell office:value-type="float" office:value="0.010437074244">
            <text:p>0.0104370742</text:p>
          </table:table-cell>
          <table:table-cell office:value-type="float" office:value="0.010437890943004">
            <text:p>0.0104378909</text:p>
          </table:table-cell>
          <table:table-cell/>
          <table:table-cell table:formula="of:=ABS([.C143]-[.D143])" office:value-type="float" office:value="0.00000111665323429891">
            <text:p>1.11665323429891E-006</text:p>
          </table:table-cell>
          <table:table-cell table:formula="of:=ABS([.C143]-[.E143])" office:value-type="float" office:value="0.000513466320774654">
            <text:p>0.0005134663</text:p>
          </table:table-cell>
          <table:table-cell table:formula="of:=ABS([.G143]-[.H143])" office:value-type="float" office:value="0.000000816803781101411">
            <text:p>8.16803781101411E-007</text:p>
          </table:table-cell>
          <table:table-cell table:formula="of:=ABS([.G143]-[.I143])" office:value-type="float" office:value="0.000000000104777089782182">
            <text:p>1.04777089782182E-010</text:p>
          </table:table-cell>
          <table:table-cell/>
          <table:table-cell office:value-type="float" office:value="0.0175013498075817">
            <text:p>0.0175013498</text:p>
          </table:table-cell>
          <table:table-cell office:value-type="float" office:value="0.017963236729">
            <text:p>0.0179632367</text:p>
          </table:table-cell>
          <table:table-cell office:value-type="float" office:value="0.016188653106991">
            <text:p>0.0161886531</text:p>
          </table:table-cell>
          <table:table-cell/>
          <table:table-cell office:value-type="float" office:value="0.0110476981842932">
            <text:p>0.0110476982</text:p>
          </table:table-cell>
          <table:table-cell office:value-type="float" office:value="0.011772467001">
            <text:p>0.011772467</text:p>
          </table:table-cell>
          <table:table-cell office:value-type="float" office:value="0.017963236729">
            <text:p>0.0179632367</text:p>
          </table:table-cell>
          <table:table-cell/>
          <table:table-cell table:formula="of:=ABS([.P143]-[.Q143])" office:value-type="float" office:value="0.000461886921418304">
            <text:p>0.0004618869</text:p>
          </table:table-cell>
          <table:table-cell table:formula="of:=ABS([.P143]-[.R143])" office:value-type="float" office:value="0.00131269670059065">
            <text:p>0.0013126967</text:p>
          </table:table-cell>
          <table:table-cell table:formula="of:=ABS([.T143]-[.U143])" office:value-type="float" office:value="0.0007247688167068">
            <text:p>0.0007247688</text:p>
          </table:table-cell>
          <table:table-cell table:formula="of:=ABS([.T143]-[.V143])" office:value-type="float" office:value="0.0069155385447068">
            <text:p>0.00691553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.675508002445886">
            <text:p>0.6755080024</text:p>
          </table:table-cell>
          <table:table-cell office:value-type="float" office:value="0.675555774084">
            <text:p>0.6755557741</text:p>
          </table:table-cell>
          <table:table-cell office:value-type="float" office:value="0.682237864112917">
            <text:p>0.6822378641</text:p>
          </table:table-cell>
          <table:table-cell/>
          <table:table-cell office:value-type="float" office:value="0.561705633569577">
            <text:p>0.5617056336</text:p>
          </table:table-cell>
          <table:table-cell office:value-type="float" office:value="0.561468473344">
            <text:p>0.5614684733</text:p>
          </table:table-cell>
          <table:table-cell office:value-type="float" office:value="0.561705649639301">
            <text:p>0.5617056496</text:p>
          </table:table-cell>
          <table:table-cell/>
          <table:table-cell table:formula="of:=ABS([.C144]-[.D144])" office:value-type="float" office:value="0.0000477716381138693">
            <text:p>4.77716381138693E-005</text:p>
          </table:table-cell>
          <table:table-cell table:formula="of:=ABS([.C144]-[.E144])" office:value-type="float" office:value="0.00672986166703127">
            <text:p>0.0067298617</text:p>
          </table:table-cell>
          <table:table-cell table:formula="of:=ABS([.G144]-[.H144])" office:value-type="float" office:value="0.000237160225577071">
            <text:p>0.0002371602</text:p>
          </table:table-cell>
          <table:table-cell table:formula="of:=ABS([.G144]-[.I144])" office:value-type="float" office:value="0.0000000160697234408147">
            <text:p>1.60697234408147E-008</text:p>
          </table:table-cell>
          <table:table-cell/>
          <table:table-cell office:value-type="float" office:value="0.69608022604133">
            <text:p>0.696080226</text:p>
          </table:table-cell>
          <table:table-cell office:value-type="float" office:value="0.704025039844">
            <text:p>0.7040250398</text:p>
          </table:table-cell>
          <table:table-cell office:value-type="float" office:value="0.682237864112917">
            <text:p>0.6822378641</text:p>
          </table:table-cell>
          <table:table-cell/>
          <table:table-cell office:value-type="float" office:value="0.585106954814525">
            <text:p>0.5851069548</text:p>
          </table:table-cell>
          <table:table-cell office:value-type="float" office:value="0.614524295056">
            <text:p>0.6145242951</text:p>
          </table:table-cell>
          <table:table-cell office:value-type="float" office:value="0.704025039844">
            <text:p>0.7040250398</text:p>
          </table:table-cell>
          <table:table-cell/>
          <table:table-cell table:formula="of:=ABS([.P144]-[.Q144])" office:value-type="float" office:value="0.00794481380266998">
            <text:p>0.0079448138</text:p>
          </table:table-cell>
          <table:table-cell table:formula="of:=ABS([.P144]-[.R144])" office:value-type="float" office:value="0.0138423619284127">
            <text:p>0.0138423619</text:p>
          </table:table-cell>
          <table:table-cell table:formula="of:=ABS([.T144]-[.U144])" office:value-type="float" office:value="0.0294173402414749">
            <text:p>0.0294173402</text:p>
          </table:table-cell>
          <table:table-cell table:formula="of:=ABS([.T144]-[.V144])" office:value-type="float" office:value="0.118918085029475">
            <text:p>0.1189180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2" office:value-type="float" office:value="0.000000468124493883933">
            <text:p>4.68E-007</text:p>
          </table:table-cell>
          <table:table-cell office:value-type="float" office:value="0.0000004681570084">
            <text:p>4.681570084E-007</text:p>
          </table:table-cell>
          <table:table-cell office:value-type="float" office:value="0.0000289445076001">
            <text:p>2.89445076001E-005</text:p>
          </table:table-cell>
          <table:table-cell/>
          <table:table-cell table:style-name="ce2" office:value-type="float" office:value="0.0000210762202652821">
            <text:p>2.11E-005</text:p>
          </table:table-cell>
          <table:table-cell office:value-type="float" office:value="0.0000211853075625">
            <text:p>2.11853075625E-005</text:p>
          </table:table-cell>
          <table:table-cell office:value-type="float" office:value="0.000021076225083225">
            <text:p>2.1076225083225E-005</text:p>
          </table:table-cell>
          <table:table-cell/>
          <table:table-cell table:formula="of:=ABS([.C145]-[.D145])" office:value-type="float" office:value="0.0000000000325145160670471">
            <text:p>3.25145160670471E-011</text:p>
          </table:table-cell>
          <table:table-cell table:formula="of:=ABS([.C145]-[.E145])" office:value-type="float" office:value="0.0000284763831062161">
            <text:p>2.84763831062161E-005</text:p>
          </table:table-cell>
          <table:table-cell table:formula="of:=ABS([.G145]-[.H145])" office:value-type="float" office:value="0.000000109087297217901">
            <text:p>1.09087297217901E-007</text:p>
          </table:table-cell>
          <table:table-cell table:formula="of:=ABS([.G145]-[.I145])" office:value-type="float" office:value="0.00000000000481794290268091">
            <text:p>4.81794290268091E-012</text:p>
          </table:table-cell>
          <table:table-cell/>
          <table:table-cell table:style-name="ce2" office:value-type="float" office:value="0.000000421206992121647">
            <text:p>4.21E-007</text:p>
          </table:table-cell>
          <table:table-cell office:value-type="float" office:value="0.000000372895865104">
            <text:p>3.72895865104E-007</text:p>
          </table:table-cell>
          <table:table-cell office:value-type="float" office:value="0.0000289445076001">
            <text:p>2.89445076001E-005</text:p>
          </table:table-cell>
          <table:table-cell/>
          <table:table-cell table:style-name="ce2" office:value-type="float" office:value="0.0000215053932813205">
            <text:p>2.15E-005</text:p>
          </table:table-cell>
          <table:table-cell office:value-type="float" office:value="0.0000224176681729">
            <text:p>2.24176681729E-005</text:p>
          </table:table-cell>
          <table:table-cell office:value-type="float" office:value="0.000000372895865104">
            <text:p>3.72895865104E-007</text:p>
          </table:table-cell>
          <table:table-cell/>
          <table:table-cell table:formula="of:=ABS([.P145]-[.Q145])" office:value-type="float" office:value="0.0000000483111270176469">
            <text:p>4.83111270176469E-008</text:p>
          </table:table-cell>
          <table:table-cell table:formula="of:=ABS([.P145]-[.R145])" office:value-type="float" office:value="0.0000285233006079784">
            <text:p>2.85233006079784E-005</text:p>
          </table:table-cell>
          <table:table-cell table:formula="of:=ABS([.T145]-[.U145])" office:value-type="float" office:value="0.000000912274891579501">
            <text:p>9.12274891579501E-007</text:p>
          </table:table-cell>
          <table:table-cell table:formula="of:=ABS([.T145]-[.V145])" office:value-type="float" office:value="0.0000211324974162165">
            <text:p>2.11324974162165E-0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46]-[.D146])" office:value-type="float" office:value="0">
            <text:p>0</text:p>
          </table:table-cell>
          <table:table-cell table:formula="of:=ABS([.C146]-[.E146])" office:value-type="float" office:value="0">
            <text:p>0</text:p>
          </table:table-cell>
          <table:table-cell table:formula="of:=ABS([.G146]-[.H146])" office:value-type="float" office:value="0">
            <text:p>0</text:p>
          </table:table-cell>
          <table:table-cell table:formula="of:=ABS([.G146]-[.I14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46]-[.Q146])" office:value-type="float" office:value="0">
            <text:p>0</text:p>
          </table:table-cell>
          <table:table-cell table:formula="of:=ABS([.P146]-[.R146])" office:value-type="float" office:value="0">
            <text:p>0</text:p>
          </table:table-cell>
          <table:table-cell table:formula="of:=ABS([.T146]-[.U146])" office:value-type="float" office:value="0">
            <text:p>0</text:p>
          </table:table-cell>
          <table:table-cell table:formula="of:=ABS([.T146]-[.V146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47]-[.D147])" office:value-type="float" office:value="0">
            <text:p>0</text:p>
          </table:table-cell>
          <table:table-cell table:formula="of:=ABS([.C147]-[.E147])" office:value-type="float" office:value="0">
            <text:p>0</text:p>
          </table:table-cell>
          <table:table-cell table:formula="of:=ABS([.G147]-[.H147])" office:value-type="float" office:value="0">
            <text:p>0</text:p>
          </table:table-cell>
          <table:table-cell table:formula="of:=ABS([.G147]-[.I14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47]-[.Q147])" office:value-type="float" office:value="0">
            <text:p>0</text:p>
          </table:table-cell>
          <table:table-cell table:formula="of:=ABS([.P147]-[.R147])" office:value-type="float" office:value="0">
            <text:p>0</text:p>
          </table:table-cell>
          <table:table-cell table:formula="of:=ABS([.T147]-[.U147])" office:value-type="float" office:value="0">
            <text:p>0</text:p>
          </table:table-cell>
          <table:table-cell table:formula="of:=ABS([.T147]-[.V147])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2" office:value-type="float" office:value="0.00000171542690670257">
            <text:p>1.72E-006</text:p>
          </table:table-cell>
          <table:table-cell office:value-type="float" office:value="0.0000017155498441">
            <text:p>1.7155498441E-006</text:p>
          </table:table-cell>
          <table:table-cell office:value-type="float" office:value="0.000057219133734889">
            <text:p>5.7219133734889E-005</text:p>
          </table:table-cell>
          <table:table-cell/>
          <table:table-cell table:style-name="ce2" office:value-type="float" office:value="0.0000449559297674455">
            <text:p>4.50E-005</text:p>
          </table:table-cell>
          <table:table-cell office:value-type="float" office:value="0.0000455047383184">
            <text:p>4.55047383184E-005</text:p>
          </table:table-cell>
          <table:table-cell office:value-type="float" office:value="0.000044955925386724">
            <text:p>4.4955925386724E-005</text:p>
          </table:table-cell>
          <table:table-cell/>
          <table:table-cell table:formula="of:=ABS([.C148]-[.D148])" office:value-type="float" office:value="0.000000000122937397430496">
            <text:p>1.22937397430496E-010</text:p>
          </table:table-cell>
          <table:table-cell table:formula="of:=ABS([.C148]-[.E148])" office:value-type="float" office:value="0.0000555037068281864">
            <text:p>5.55037068281864E-005</text:p>
          </table:table-cell>
          <table:table-cell table:formula="of:=ABS([.G148]-[.H148])" office:value-type="float" office:value="0.000000548808550954497">
            <text:p>5.48808550954497E-007</text:p>
          </table:table-cell>
          <table:table-cell table:formula="of:=ABS([.G148]-[.I148])" office:value-type="float" office:value="0.00000000000438072150034169">
            <text:p>4.38072150034169E-012</text:p>
          </table:table-cell>
          <table:table-cell/>
          <table:table-cell table:style-name="ce2" office:value-type="float" office:value="0.00000154349901222898">
            <text:p>1.54E-006</text:p>
          </table:table-cell>
          <table:table-cell office:value-type="float" office:value="0.0000010918578064">
            <text:p>1.0918578064E-006</text:p>
          </table:table-cell>
          <table:table-cell office:value-type="float" office:value="0.000057219133734889">
            <text:p>5.7219133734889E-005</text:p>
          </table:table-cell>
          <table:table-cell/>
          <table:table-cell table:style-name="ce2" office:value-type="float" office:value="0.0000408890287229812">
            <text:p>4.09E-005</text:p>
          </table:table-cell>
          <table:table-cell office:value-type="float" office:value="0.0000388805872849">
            <text:p>3.88805872849E-005</text:p>
          </table:table-cell>
          <table:table-cell office:value-type="float" office:value="0.0000010918578064">
            <text:p>1.0918578064E-006</text:p>
          </table:table-cell>
          <table:table-cell/>
          <table:table-cell table:formula="of:=ABS([.P148]-[.Q148])" office:value-type="float" office:value="0.00000045164120582898">
            <text:p>4.5164120582898E-007</text:p>
          </table:table-cell>
          <table:table-cell table:formula="of:=ABS([.P148]-[.R148])" office:value-type="float" office:value="0.00005567563472266">
            <text:p>5.567563472266E-005</text:p>
          </table:table-cell>
          <table:table-cell table:formula="of:=ABS([.T148]-[.U148])" office:value-type="float" office:value="0.0000020084414380812">
            <text:p>2.0084414380812E-006</text:p>
          </table:table-cell>
          <table:table-cell table:formula="of:=ABS([.T148]-[.V148])" office:value-type="float" office:value="0.0000397971709165812">
            <text:p>3.97971709165812E-0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149]-[.D149])" office:value-type="float" office:value="0">
            <text:p>0</text:p>
          </table:table-cell>
          <table:table-cell table:formula="of:=ABS([.C149]-[.E149])" office:value-type="float" office:value="0">
            <text:p>0</text:p>
          </table:table-cell>
          <table:table-cell table:formula="of:=ABS([.G149]-[.H149])" office:value-type="float" office:value="0">
            <text:p>0</text:p>
          </table:table-cell>
          <table:table-cell table:formula="of:=ABS([.G149]-[.I14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49]-[.Q149])" office:value-type="float" office:value="0">
            <text:p>0</text:p>
          </table:table-cell>
          <table:table-cell table:formula="of:=ABS([.P149]-[.R149])" office:value-type="float" office:value="0">
            <text:p>0</text:p>
          </table:table-cell>
          <table:table-cell table:formula="of:=ABS([.T149]-[.U149])" office:value-type="float" office:value="0">
            <text:p>0</text:p>
          </table:table-cell>
          <table:table-cell table:formula="of:=ABS([.T149]-[.V149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0]-[.D150])" office:value-type="float" office:value="0">
            <text:p>0</text:p>
          </table:table-cell>
          <table:table-cell table:formula="of:=ABS([.C150]-[.E150])" office:value-type="float" office:value="0">
            <text:p>0</text:p>
          </table:table-cell>
          <table:table-cell table:formula="of:=ABS([.G150]-[.H150])" office:value-type="float" office:value="0">
            <text:p>0</text:p>
          </table:table-cell>
          <table:table-cell table:formula="of:=ABS([.G150]-[.I15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0]-[.Q150])" office:value-type="float" office:value="0">
            <text:p>0</text:p>
          </table:table-cell>
          <table:table-cell table:formula="of:=ABS([.P150]-[.R150])" office:value-type="float" office:value="0">
            <text:p>0</text:p>
          </table:table-cell>
          <table:table-cell table:formula="of:=ABS([.T150]-[.U150])" office:value-type="float" office:value="0">
            <text:p>0</text:p>
          </table:table-cell>
          <table:table-cell table:formula="of:=ABS([.T150]-[.V150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1]-[.D151])" office:value-type="float" office:value="0">
            <text:p>0</text:p>
          </table:table-cell>
          <table:table-cell table:formula="of:=ABS([.C151]-[.E151])" office:value-type="float" office:value="0">
            <text:p>0</text:p>
          </table:table-cell>
          <table:table-cell table:formula="of:=ABS([.G151]-[.H151])" office:value-type="float" office:value="0">
            <text:p>0</text:p>
          </table:table-cell>
          <table:table-cell table:formula="of:=ABS([.G151]-[.I151]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151]-[.Q151])" office:value-type="float" office:value="0">
            <text:p>0</text:p>
          </table:table-cell>
          <table:table-cell table:formula="of:=ABS([.P151]-[.R151])" office:value-type="float" office:value="0">
            <text:p>0</text:p>
          </table:table-cell>
          <table:table-cell table:formula="of:=ABS([.T151]-[.U151])" office:value-type="float" office:value="0">
            <text:p>0</text:p>
          </table:table-cell>
          <table:table-cell table:formula="of:=ABS([.T151]-[.V151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2]-[.D152])" office:value-type="float" office:value="0">
            <text:p>0</text:p>
          </table:table-cell>
          <table:table-cell table:formula="of:=ABS([.C152]-[.E152])" office:value-type="float" office:value="0">
            <text:p>0</text:p>
          </table:table-cell>
          <table:table-cell table:formula="of:=ABS([.G152]-[.H152])" office:value-type="float" office:value="0">
            <text:p>0</text:p>
          </table:table-cell>
          <table:table-cell table:formula="of:=ABS([.G152]-[.I152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2]-[.Q152])" office:value-type="float" office:value="0">
            <text:p>0</text:p>
          </table:table-cell>
          <table:table-cell table:formula="of:=ABS([.P152]-[.R152])" office:value-type="float" office:value="0">
            <text:p>0</text:p>
          </table:table-cell>
          <table:table-cell table:formula="of:=ABS([.T152]-[.U152])" office:value-type="float" office:value="0">
            <text:p>0</text:p>
          </table:table-cell>
          <table:table-cell table:formula="of:=ABS([.T152]-[.V152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3]-[.D153])" office:value-type="float" office:value="0">
            <text:p>0</text:p>
          </table:table-cell>
          <table:table-cell table:formula="of:=ABS([.C153]-[.E153])" office:value-type="float" office:value="0">
            <text:p>0</text:p>
          </table:table-cell>
          <table:table-cell table:formula="of:=ABS([.G153]-[.H153])" office:value-type="float" office:value="0">
            <text:p>0</text:p>
          </table:table-cell>
          <table:table-cell table:formula="of:=ABS([.G153]-[.I15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3]-[.Q153])" office:value-type="float" office:value="0">
            <text:p>0</text:p>
          </table:table-cell>
          <table:table-cell table:formula="of:=ABS([.P153]-[.R153])" office:value-type="float" office:value="0">
            <text:p>0</text:p>
          </table:table-cell>
          <table:table-cell table:formula="of:=ABS([.T153]-[.U153])" office:value-type="float" office:value="0">
            <text:p>0</text:p>
          </table:table-cell>
          <table:table-cell table:formula="of:=ABS([.T153]-[.V153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887671402545585">
            <text:p>8.88E-005</text:p>
          </table:table-cell>
          <table:table-cell office:value-type="float" office:value="0.0000880268027076">
            <text:p>8.80268027076E-005</text:p>
          </table:table-cell>
          <table:table-cell office:value-type="float" office:value="0.000088767149543424">
            <text:p>8.8767149543424E-005</text:p>
          </table:table-cell>
          <table:table-cell/>
          <table:table-cell table:formula="of:=ABS([.C154]-[.D154])" office:value-type="float" office:value="0">
            <text:p>0</text:p>
          </table:table-cell>
          <table:table-cell table:formula="of:=ABS([.C154]-[.E154])" office:value-type="float" office:value="0">
            <text:p>0</text:p>
          </table:table-cell>
          <table:table-cell table:formula="of:=ABS([.G154]-[.H154])" office:value-type="float" office:value="0.000000740337546958507">
            <text:p>7.40337546958507E-007</text:p>
          </table:table-cell>
          <table:table-cell table:formula="of:=ABS([.G154]-[.I154])" office:value-type="float" office:value="0.00000000000928886550739371">
            <text:p>9.28886550739371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813163485070996">
            <text:p>8.13E-005</text:p>
          </table:table-cell>
          <table:table-cell office:value-type="float" office:value="0.00010870564644">
            <text:p>0.0001087056</text:p>
          </table:table-cell>
          <table:table-cell office:value-type="float" office:value="0">
            <text:p>0</text:p>
          </table:table-cell>
          <table:table-cell/>
          <table:table-cell table:formula="of:=ABS([.P154]-[.Q154])" office:value-type="float" office:value="0">
            <text:p>0</text:p>
          </table:table-cell>
          <table:table-cell table:formula="of:=ABS([.P154]-[.R154])" office:value-type="float" office:value="0">
            <text:p>0</text:p>
          </table:table-cell>
          <table:table-cell table:formula="of:=ABS([.T154]-[.U154])" office:value-type="float" office:value="0.0000273892979329004">
            <text:p>2.73892979329004E-005</text:p>
          </table:table-cell>
          <table:table-cell table:formula="of:=ABS([.T154]-[.V154])" office:value-type="float" office:value="0.0000813163485070996">
            <text:p>8.13163485070996E-0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5]-[.D155])" office:value-type="float" office:value="0">
            <text:p>0</text:p>
          </table:table-cell>
          <table:table-cell table:formula="of:=ABS([.C155]-[.E155])" office:value-type="float" office:value="0">
            <text:p>0</text:p>
          </table:table-cell>
          <table:table-cell table:formula="of:=ABS([.G155]-[.H155])" office:value-type="float" office:value="0">
            <text:p>0</text:p>
          </table:table-cell>
          <table:table-cell table:formula="of:=ABS([.G155]-[.I15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5]-[.Q155])" office:value-type="float" office:value="0">
            <text:p>0</text:p>
          </table:table-cell>
          <table:table-cell table:formula="of:=ABS([.P155]-[.R155])" office:value-type="float" office:value="0">
            <text:p>0</text:p>
          </table:table-cell>
          <table:table-cell table:formula="of:=ABS([.T155]-[.U155])" office:value-type="float" office:value="0">
            <text:p>0</text:p>
          </table:table-cell>
          <table:table-cell table:formula="of:=ABS([.T155]-[.V155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6]-[.D156])" office:value-type="float" office:value="0">
            <text:p>0</text:p>
          </table:table-cell>
          <table:table-cell table:formula="of:=ABS([.C156]-[.E156])" office:value-type="float" office:value="0">
            <text:p>0</text:p>
          </table:table-cell>
          <table:table-cell table:formula="of:=ABS([.G156]-[.H156])" office:value-type="float" office:value="0">
            <text:p>0</text:p>
          </table:table-cell>
          <table:table-cell table:formula="of:=ABS([.G156]-[.I15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6]-[.Q156])" office:value-type="float" office:value="0">
            <text:p>0</text:p>
          </table:table-cell>
          <table:table-cell table:formula="of:=ABS([.P156]-[.R156])" office:value-type="float" office:value="0">
            <text:p>0</text:p>
          </table:table-cell>
          <table:table-cell table:formula="of:=ABS([.T156]-[.U156])" office:value-type="float" office:value="0">
            <text:p>0</text:p>
          </table:table-cell>
          <table:table-cell table:formula="of:=ABS([.T156]-[.V156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0331335580686817">
            <text:p>0.0331335581</text:p>
          </table:table-cell>
          <table:table-cell office:value-type="float" office:value="0.033113808784">
            <text:p>0.0331138088</text:p>
          </table:table-cell>
          <table:table-cell office:value-type="float" office:value="0.0318344907307951">
            <text:p>0.0318344907</text:p>
          </table:table-cell>
          <table:table-cell/>
          <table:table-cell office:value-type="float" office:value="0.210804222124101">
            <text:p>0.2108042221</text:p>
          </table:table-cell>
          <table:table-cell office:value-type="float" office:value="0.210879334656">
            <text:p>0.2108793347</text:p>
          </table:table-cell>
          <table:table-cell office:value-type="float" office:value="0.210804223710593">
            <text:p>0.2108042237</text:p>
          </table:table-cell>
          <table:table-cell/>
          <table:table-cell table:formula="of:=ABS([.C157]-[.D157])" office:value-type="float" office:value="0.0000197492846817013">
            <text:p>1.97492846817013E-005</text:p>
          </table:table-cell>
          <table:table-cell table:formula="of:=ABS([.C157]-[.E157])" office:value-type="float" office:value="0.00129906733788662">
            <text:p>0.0012990673</text:p>
          </table:table-cell>
          <table:table-cell table:formula="of:=ABS([.G157]-[.H157])" office:value-type="float" office:value="0.0000751125318989299">
            <text:p>7.51125318989299E-005</text:p>
          </table:table-cell>
          <table:table-cell table:formula="of:=ABS([.G157]-[.I157])" office:value-type="float" office:value="0.00000000158649152148804">
            <text:p>1.58649152148804E-009</text:p>
          </table:table-cell>
          <table:table-cell/>
          <table:table-cell office:value-type="float" office:value="0.0309619431417684">
            <text:p>0.0309619431</text:p>
          </table:table-cell>
          <table:table-cell office:value-type="float" office:value="0.027015195769">
            <text:p>0.0270151958</text:p>
          </table:table-cell>
          <table:table-cell office:value-type="float" office:value="0.0318344907307951">
            <text:p>0.0318344907</text:p>
          </table:table-cell>
          <table:table-cell/>
          <table:table-cell office:value-type="float" office:value="0.200072899849577">
            <text:p>0.2000728998</text:p>
          </table:table-cell>
          <table:table-cell office:value-type="float" office:value="0.165247941049">
            <text:p>0.165247941</text:p>
          </table:table-cell>
          <table:table-cell office:value-type="float" office:value="0.027015195769">
            <text:p>0.0270151958</text:p>
          </table:table-cell>
          <table:table-cell/>
          <table:table-cell table:formula="of:=ABS([.P157]-[.Q157])" office:value-type="float" office:value="0.0039467473727684">
            <text:p>0.0039467474</text:p>
          </table:table-cell>
          <table:table-cell table:formula="of:=ABS([.P157]-[.R157])" office:value-type="float" office:value="0.000872547589026686">
            <text:p>0.0008725476</text:p>
          </table:table-cell>
          <table:table-cell table:formula="of:=ABS([.T157]-[.U157])" office:value-type="float" office:value="0.034824958800577">
            <text:p>0.0348249588</text:p>
          </table:table-cell>
          <table:table-cell table:formula="of:=ABS([.T157]-[.V157])" office:value-type="float" office:value="0.173057704080577">
            <text:p>0.173057704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8]-[.D158])" office:value-type="float" office:value="0">
            <text:p>0</text:p>
          </table:table-cell>
          <table:table-cell table:formula="of:=ABS([.C158]-[.E158])" office:value-type="float" office:value="0">
            <text:p>0</text:p>
          </table:table-cell>
          <table:table-cell table:formula="of:=ABS([.G158]-[.H158])" office:value-type="float" office:value="0">
            <text:p>0</text:p>
          </table:table-cell>
          <table:table-cell table:formula="of:=ABS([.G158]-[.I15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8]-[.Q158])" office:value-type="float" office:value="0">
            <text:p>0</text:p>
          </table:table-cell>
          <table:table-cell table:formula="of:=ABS([.P158]-[.R158])" office:value-type="float" office:value="0">
            <text:p>0</text:p>
          </table:table-cell>
          <table:table-cell table:formula="of:=ABS([.T158]-[.U158])" office:value-type="float" office:value="0">
            <text:p>0</text:p>
          </table:table-cell>
          <table:table-cell table:formula="of:=ABS([.T158]-[.V158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59]-[.D159])" office:value-type="float" office:value="0">
            <text:p>0</text:p>
          </table:table-cell>
          <table:table-cell table:formula="of:=ABS([.C159]-[.E159])" office:value-type="float" office:value="0">
            <text:p>0</text:p>
          </table:table-cell>
          <table:table-cell table:formula="of:=ABS([.G159]-[.H159])" office:value-type="float" office:value="0">
            <text:p>0</text:p>
          </table:table-cell>
          <table:table-cell table:formula="of:=ABS([.G159]-[.I15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59]-[.Q159])" office:value-type="float" office:value="0">
            <text:p>0</text:p>
          </table:table-cell>
          <table:table-cell table:formula="of:=ABS([.P159]-[.R159])" office:value-type="float" office:value="0">
            <text:p>0</text:p>
          </table:table-cell>
          <table:table-cell table:formula="of:=ABS([.T159]-[.U159])" office:value-type="float" office:value="0">
            <text:p>0</text:p>
          </table:table-cell>
          <table:table-cell table:formula="of:=ABS([.T159]-[.V159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317626337139795">
            <text:p>0.0003176263</text:p>
          </table:table-cell>
          <table:table-cell office:value-type="float" office:value="0.00031777340644">
            <text:p>0.0003177734</text:p>
          </table:table-cell>
          <table:table-cell office:value-type="float" office:value="0.000317626357305625">
            <text:p>0.0003176264</text:p>
          </table:table-cell>
          <table:table-cell/>
          <table:table-cell table:formula="of:=ABS([.C160]-[.D160])" office:value-type="float" office:value="0">
            <text:p>0</text:p>
          </table:table-cell>
          <table:table-cell table:formula="of:=ABS([.C160]-[.E160])" office:value-type="float" office:value="0">
            <text:p>0</text:p>
          </table:table-cell>
          <table:table-cell table:formula="of:=ABS([.G160]-[.H160])" office:value-type="float" office:value="0.000000147069300204989">
            <text:p>1.47069300204989E-007</text:p>
          </table:table-cell>
          <table:table-cell table:formula="of:=ABS([.G160]-[.I160])" office:value-type="float" office:value="0.0000000000201658299434082">
            <text:p>2.01658299434082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296155738322598">
            <text:p>0.0002961557</text:p>
          </table:table-cell>
          <table:table-cell office:value-type="float" office:value="0.00029953917184">
            <text:p>0.0002995392</text:p>
          </table:table-cell>
          <table:table-cell office:value-type="float" office:value="0">
            <text:p>0</text:p>
          </table:table-cell>
          <table:table-cell/>
          <table:table-cell table:formula="of:=ABS([.P160]-[.Q160])" office:value-type="float" office:value="0">
            <text:p>0</text:p>
          </table:table-cell>
          <table:table-cell table:formula="of:=ABS([.P160]-[.R160])" office:value-type="float" office:value="0">
            <text:p>0</text:p>
          </table:table-cell>
          <table:table-cell table:formula="of:=ABS([.T160]-[.U160])" office:value-type="float" office:value="0.00000338343351740191">
            <text:p>3.38343351740191E-006</text:p>
          </table:table-cell>
          <table:table-cell table:formula="of:=ABS([.T160]-[.V160])" office:value-type="float" office:value="0.000296155738322598">
            <text:p>0.000296155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61]-[.D161])" office:value-type="float" office:value="0">
            <text:p>0</text:p>
          </table:table-cell>
          <table:table-cell table:formula="of:=ABS([.C161]-[.E161])" office:value-type="float" office:value="0">
            <text:p>0</text:p>
          </table:table-cell>
          <table:table-cell table:formula="of:=ABS([.G161]-[.H161])" office:value-type="float" office:value="0">
            <text:p>0</text:p>
          </table:table-cell>
          <table:table-cell table:formula="of:=ABS([.G161]-[.I16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61]-[.Q161])" office:value-type="float" office:value="0">
            <text:p>0</text:p>
          </table:table-cell>
          <table:table-cell table:formula="of:=ABS([.P161]-[.R161])" office:value-type="float" office:value="0">
            <text:p>0</text:p>
          </table:table-cell>
          <table:table-cell table:formula="of:=ABS([.T161]-[.U161])" office:value-type="float" office:value="0">
            <text:p>0</text:p>
          </table:table-cell>
          <table:table-cell table:formula="of:=ABS([.T161]-[.V161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62]-[.D162])" office:value-type="float" office:value="0">
            <text:p>0</text:p>
          </table:table-cell>
          <table:table-cell table:formula="of:=ABS([.C162]-[.E162])" office:value-type="float" office:value="0">
            <text:p>0</text:p>
          </table:table-cell>
          <table:table-cell table:formula="of:=ABS([.G162]-[.H162])" office:value-type="float" office:value="0">
            <text:p>0</text:p>
          </table:table-cell>
          <table:table-cell table:formula="of:=ABS([.G162]-[.I16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62]-[.Q162])" office:value-type="float" office:value="0">
            <text:p>0</text:p>
          </table:table-cell>
          <table:table-cell table:formula="of:=ABS([.P162]-[.R162])" office:value-type="float" office:value="0">
            <text:p>0</text:p>
          </table:table-cell>
          <table:table-cell table:formula="of:=ABS([.T162]-[.U162])" office:value-type="float" office:value="0">
            <text:p>0</text:p>
          </table:table-cell>
          <table:table-cell table:formula="of:=ABS([.T162]-[.V162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.0186334464996374">
            <text:p>0.0186334465</text:p>
          </table:table-cell>
          <table:table-cell office:value-type="float" office:value="0.018633888036">
            <text:p>0.018633888</text:p>
          </table:table-cell>
          <table:table-cell office:value-type="float" office:value="0.0465184973640868">
            <text:p>0.0465184974</text:p>
          </table:table-cell>
          <table:table-cell/>
          <table:table-cell office:value-type="float" office:value="0.0299255629092025">
            <text:p>0.0299255629</text:p>
          </table:table-cell>
          <table:table-cell office:value-type="float" office:value="0.029916891225">
            <text:p>0.0299168912</text:p>
          </table:table-cell>
          <table:table-cell office:value-type="float" office:value="0.0299255625887042">
            <text:p>0.0299255626</text:p>
          </table:table-cell>
          <table:table-cell/>
          <table:table-cell table:formula="of:=ABS([.C163]-[.D163])" office:value-type="float" office:value="0.000000441536362597028">
            <text:p>4.41536362597028E-007</text:p>
          </table:table-cell>
          <table:table-cell table:formula="of:=ABS([.C163]-[.E163])" office:value-type="float" office:value="0.0278850508644494">
            <text:p>0.0278850509</text:p>
          </table:table-cell>
          <table:table-cell table:formula="of:=ABS([.G163]-[.H163])" office:value-type="float" office:value="0.00000867168420250891">
            <text:p>8.67168420250891E-006</text:p>
          </table:table-cell>
          <table:table-cell table:formula="of:=ABS([.G163]-[.I163])" office:value-type="float" office:value="0.000000000320498277223136">
            <text:p>3.20498277223136E-010</text:p>
          </table:table-cell>
          <table:table-cell/>
          <table:table-cell office:value-type="float" office:value="0.0205378653685864">
            <text:p>0.0205378654</text:p>
          </table:table-cell>
          <table:table-cell office:value-type="float" office:value="0.020409551044">
            <text:p>0.020409551</text:p>
          </table:table-cell>
          <table:table-cell office:value-type="float" office:value="0.0465184973640868">
            <text:p>0.0465184974</text:p>
          </table:table-cell>
          <table:table-cell/>
          <table:table-cell office:value-type="float" office:value="0.032009546851606">
            <text:p>0.0320095469</text:p>
          </table:table-cell>
          <table:table-cell office:value-type="float" office:value="0.033376732249">
            <text:p>0.0333767322</text:p>
          </table:table-cell>
          <table:table-cell office:value-type="float" office:value="0.020409551044">
            <text:p>0.020409551</text:p>
          </table:table-cell>
          <table:table-cell/>
          <table:table-cell table:formula="of:=ABS([.P163]-[.Q163])" office:value-type="float" office:value="0.000128314324586404">
            <text:p>0.0001283143</text:p>
          </table:table-cell>
          <table:table-cell table:formula="of:=ABS([.P163]-[.R163])" office:value-type="float" office:value="0.0259806319955004">
            <text:p>0.025980632</text:p>
          </table:table-cell>
          <table:table-cell table:formula="of:=ABS([.T163]-[.U163])" office:value-type="float" office:value="0.001367185397394">
            <text:p>0.0013671854</text:p>
          </table:table-cell>
          <table:table-cell table:formula="of:=ABS([.T163]-[.V163])" office:value-type="float" office:value="0.011599995807606">
            <text:p>0.011599995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.675508002445886">
            <text:p>0.6755080024</text:p>
          </table:table-cell>
          <table:table-cell office:value-type="float" office:value="0.675555774084">
            <text:p>0.6755557741</text:p>
          </table:table-cell>
          <table:table-cell office:value-type="float" office:value="0.65309560303261">
            <text:p>0.653095603</text:p>
          </table:table-cell>
          <table:table-cell/>
          <table:table-cell office:value-type="float" office:value="0.543899522100715">
            <text:p>0.5438995221</text:p>
          </table:table-cell>
          <table:table-cell office:value-type="float" office:value="0.5436702756">
            <text:p>0.5436702756</text:p>
          </table:table-cell>
          <table:table-cell office:value-type="float" office:value="0.543899535820721">
            <text:p>0.5438995358</text:p>
          </table:table-cell>
          <table:table-cell/>
          <table:table-cell table:formula="of:=ABS([.C164]-[.D164])" office:value-type="float" office:value="0.0000477716381138693">
            <text:p>4.77716381138693E-005</text:p>
          </table:table-cell>
          <table:table-cell table:formula="of:=ABS([.C164]-[.E164])" office:value-type="float" office:value="0.0224123994132763">
            <text:p>0.0224123994</text:p>
          </table:table-cell>
          <table:table-cell table:formula="of:=ABS([.G164]-[.H164])" office:value-type="float" office:value="0.000229246500714875">
            <text:p>0.0002292465</text:p>
          </table:table-cell>
          <table:table-cell table:formula="of:=ABS([.G164]-[.I164])" office:value-type="float" office:value="0.0000000137200056871123">
            <text:p>1.37200056871123E-008</text:p>
          </table:table-cell>
          <table:table-cell/>
          <table:table-cell office:value-type="float" office:value="0.69608022604133">
            <text:p>0.696080226</text:p>
          </table:table-cell>
          <table:table-cell office:value-type="float" office:value="0.704025039844">
            <text:p>0.7040250398</text:p>
          </table:table-cell>
          <table:table-cell office:value-type="float" office:value="0.65309560303261">
            <text:p>0.653095603</text:p>
          </table:table-cell>
          <table:table-cell/>
          <table:table-cell office:value-type="float" office:value="0.566600848909171">
            <text:p>0.5666008489</text:p>
          </table:table-cell>
          <table:table-cell office:value-type="float" office:value="0.595062588409">
            <text:p>0.5950625884</text:p>
          </table:table-cell>
          <table:table-cell office:value-type="float" office:value="0.704025039844">
            <text:p>0.7040250398</text:p>
          </table:table-cell>
          <table:table-cell/>
          <table:table-cell table:formula="of:=ABS([.P164]-[.Q164])" office:value-type="float" office:value="0.00794481380266998">
            <text:p>0.0079448138</text:p>
          </table:table-cell>
          <table:table-cell table:formula="of:=ABS([.P164]-[.R164])" office:value-type="float" office:value="0.0429846230087203">
            <text:p>0.042984623</text:p>
          </table:table-cell>
          <table:table-cell table:formula="of:=ABS([.T164]-[.U164])" office:value-type="float" office:value="0.0284617394998289">
            <text:p>0.0284617395</text:p>
          </table:table-cell>
          <table:table-cell table:formula="of:=ABS([.T164]-[.V164])" office:value-type="float" office:value="0.137424190934829">
            <text:p>0.137424190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65]-[.D165])" office:value-type="float" office:value="0">
            <text:p>0</text:p>
          </table:table-cell>
          <table:table-cell table:formula="of:=ABS([.C165]-[.E165])" office:value-type="float" office:value="0">
            <text:p>0</text:p>
          </table:table-cell>
          <table:table-cell table:formula="of:=ABS([.G165]-[.H165])" office:value-type="float" office:value="0">
            <text:p>0</text:p>
          </table:table-cell>
          <table:table-cell table:formula="of:=ABS([.G165]-[.I16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65]-[.Q165])" office:value-type="float" office:value="0">
            <text:p>0</text:p>
          </table:table-cell>
          <table:table-cell table:formula="of:=ABS([.P165]-[.R165])" office:value-type="float" office:value="0">
            <text:p>0</text:p>
          </table:table-cell>
          <table:table-cell table:formula="of:=ABS([.T165]-[.U165])" office:value-type="float" office:value="0">
            <text:p>0</text:p>
          </table:table-cell>
          <table:table-cell table:formula="of:=ABS([.T165]-[.V165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465540810089386">
            <text:p>0.0004655408</text:p>
          </table:table-cell>
          <table:table-cell office:value-type="float" office:value="0.00049561445376">
            <text:p>0.0004956145</text:p>
          </table:table-cell>
          <table:table-cell office:value-type="float" office:value="0.000465540778043236">
            <text:p>0.0004655408</text:p>
          </table:table-cell>
          <table:table-cell/>
          <table:table-cell table:formula="of:=ABS([.C166]-[.D166])" office:value-type="float" office:value="0">
            <text:p>0</text:p>
          </table:table-cell>
          <table:table-cell table:formula="of:=ABS([.C166]-[.E166])" office:value-type="float" office:value="0">
            <text:p>0</text:p>
          </table:table-cell>
          <table:table-cell table:formula="of:=ABS([.G166]-[.H166])" office:value-type="float" office:value="0.0000300736436706139">
            <text:p>3.00736436706139E-005</text:p>
          </table:table-cell>
          <table:table-cell table:formula="of:=ABS([.G166]-[.I166])" office:value-type="float" office:value="0.0000000000320461499675982">
            <text:p>3.20461499675982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430484632926068">
            <text:p>0.0004304846</text:p>
          </table:table-cell>
          <table:table-cell office:value-type="float" office:value="0.00045348128401">
            <text:p>0.0004534813</text:p>
          </table:table-cell>
          <table:table-cell office:value-type="float" office:value="0">
            <text:p>0</text:p>
          </table:table-cell>
          <table:table-cell/>
          <table:table-cell table:formula="of:=ABS([.P166]-[.Q166])" office:value-type="float" office:value="0">
            <text:p>0</text:p>
          </table:table-cell>
          <table:table-cell table:formula="of:=ABS([.P166]-[.R166])" office:value-type="float" office:value="0">
            <text:p>0</text:p>
          </table:table-cell>
          <table:table-cell table:formula="of:=ABS([.T166]-[.U166])" office:value-type="float" office:value="0.0000229966510839318">
            <text:p>2.29966510839318E-005</text:p>
          </table:table-cell>
          <table:table-cell table:formula="of:=ABS([.T166]-[.V166])" office:value-type="float" office:value="0.000430484632926068">
            <text:p>0.00043048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67]-[.D167])" office:value-type="float" office:value="0">
            <text:p>0</text:p>
          </table:table-cell>
          <table:table-cell table:formula="of:=ABS([.C167]-[.E167])" office:value-type="float" office:value="0">
            <text:p>0</text:p>
          </table:table-cell>
          <table:table-cell table:formula="of:=ABS([.G167]-[.H167])" office:value-type="float" office:value="0">
            <text:p>0</text:p>
          </table:table-cell>
          <table:table-cell table:formula="of:=ABS([.G167]-[.I16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67]-[.Q167])" office:value-type="float" office:value="0">
            <text:p>0</text:p>
          </table:table-cell>
          <table:table-cell table:formula="of:=ABS([.P167]-[.R167])" office:value-type="float" office:value="0">
            <text:p>0</text:p>
          </table:table-cell>
          <table:table-cell table:formula="of:=ABS([.T167]-[.U167])" office:value-type="float" office:value="0">
            <text:p>0</text:p>
          </table:table-cell>
          <table:table-cell table:formula="of:=ABS([.T167]-[.V167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68]-[.D168])" office:value-type="float" office:value="0">
            <text:p>0</text:p>
          </table:table-cell>
          <table:table-cell table:formula="of:=ABS([.C168]-[.E168])" office:value-type="float" office:value="0">
            <text:p>0</text:p>
          </table:table-cell>
          <table:table-cell table:formula="of:=ABS([.G168]-[.H168])" office:value-type="float" office:value="0">
            <text:p>0</text:p>
          </table:table-cell>
          <table:table-cell table:formula="of:=ABS([.G168]-[.I16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68]-[.Q168])" office:value-type="float" office:value="0">
            <text:p>0</text:p>
          </table:table-cell>
          <table:table-cell table:formula="of:=ABS([.P168]-[.R168])" office:value-type="float" office:value="0">
            <text:p>0</text:p>
          </table:table-cell>
          <table:table-cell table:formula="of:=ABS([.T168]-[.U168])" office:value-type="float" office:value="0">
            <text:p>0</text:p>
          </table:table-cell>
          <table:table-cell table:formula="of:=ABS([.T168]-[.V168])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.246243838871536">
            <text:p>0.2462438389</text:p>
          </table:table-cell>
          <table:table-cell office:value-type="float" office:value="0.246253145121">
            <text:p>0.2462531451</text:p>
          </table:table-cell>
          <table:table-cell office:value-type="float" office:value="0.234459862541829">
            <text:p>0.2344598625</text:p>
          </table:table-cell>
          <table:table-cell/>
          <table:table-cell office:value-type="float" office:value="0.188846934300952">
            <text:p>0.1888469343</text:p>
          </table:table-cell>
          <table:table-cell office:value-type="float" office:value="0.188936270224">
            <text:p>0.1889362702</text:p>
          </table:table-cell>
          <table:table-cell office:value-type="float" office:value="0.188846930433648">
            <text:p>0.1888469304</text:p>
          </table:table-cell>
          <table:table-cell/>
          <table:table-cell table:formula="of:=ABS([.C169]-[.D169])" office:value-type="float" office:value="0.00000930624946396397">
            <text:p>9.30624946396397E-006</text:p>
          </table:table-cell>
          <table:table-cell table:formula="of:=ABS([.C169]-[.E169])" office:value-type="float" office:value="0.0117839763297069">
            <text:p>0.0117839763</text:p>
          </table:table-cell>
          <table:table-cell table:formula="of:=ABS([.G169]-[.H169])" office:value-type="float" office:value="0.0000893359230479951">
            <text:p>8.93359230479951E-005</text:p>
          </table:table-cell>
          <table:table-cell table:formula="of:=ABS([.G169]-[.I169])" office:value-type="float" office:value="0.00000000386730358847842">
            <text:p>3.86730358847842E-009</text:p>
          </table:table-cell>
          <table:table-cell/>
          <table:table-cell office:value-type="float" office:value="0.221564194887294">
            <text:p>0.2215641949</text:p>
          </table:table-cell>
          <table:table-cell office:value-type="float" office:value="0.221836290025">
            <text:p>0.22183629</text:p>
          </table:table-cell>
          <table:table-cell office:value-type="float" office:value="0.234459862541829">
            <text:p>0.2344598625</text:p>
          </table:table-cell>
          <table:table-cell/>
          <table:table-cell office:value-type="float" office:value="0.171776742321588">
            <text:p>0.1717767423</text:p>
          </table:table-cell>
          <table:table-cell office:value-type="float" office:value="0.178089908049">
            <text:p>0.178089908</text:p>
          </table:table-cell>
          <table:table-cell office:value-type="float" office:value="0.221836290025">
            <text:p>0.22183629</text:p>
          </table:table-cell>
          <table:table-cell/>
          <table:table-cell table:formula="of:=ABS([.P169]-[.Q169])" office:value-type="float" office:value="0.000272095137705985">
            <text:p>0.0002720951</text:p>
          </table:table-cell>
          <table:table-cell table:formula="of:=ABS([.P169]-[.R169])" office:value-type="float" office:value="0.0128956676545351">
            <text:p>0.0128956677</text:p>
          </table:table-cell>
          <table:table-cell table:formula="of:=ABS([.T169]-[.U169])" office:value-type="float" office:value="0.00631316572741195">
            <text:p>0.0063131657</text:p>
          </table:table-cell>
          <table:table-cell table:formula="of:=ABS([.T169]-[.V169])" office:value-type="float" office:value="0.050059547703412">
            <text:p>0.05005954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170]-[.D170])" office:value-type="float" office:value="0">
            <text:p>0</text:p>
          </table:table-cell>
          <table:table-cell table:formula="of:=ABS([.C170]-[.E170])" office:value-type="float" office:value="0">
            <text:p>0</text:p>
          </table:table-cell>
          <table:table-cell table:formula="of:=ABS([.G170]-[.H170])" office:value-type="float" office:value="0">
            <text:p>0</text:p>
          </table:table-cell>
          <table:table-cell table:formula="of:=ABS([.G170]-[.I17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70]-[.Q170])" office:value-type="float" office:value="0">
            <text:p>0</text:p>
          </table:table-cell>
          <table:table-cell table:formula="of:=ABS([.P170]-[.R170])" office:value-type="float" office:value="0">
            <text:p>0</text:p>
          </table:table-cell>
          <table:table-cell table:formula="of:=ABS([.T170]-[.U170])" office:value-type="float" office:value="0">
            <text:p>0</text:p>
          </table:table-cell>
          <table:table-cell table:formula="of:=ABS([.T170]-[.V170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71]-[.D171])" office:value-type="float" office:value="0">
            <text:p>0</text:p>
          </table:table-cell>
          <table:table-cell table:formula="of:=ABS([.C171]-[.E171])" office:value-type="float" office:value="0">
            <text:p>0</text:p>
          </table:table-cell>
          <table:table-cell table:formula="of:=ABS([.G171]-[.H171])" office:value-type="float" office:value="0">
            <text:p>0</text:p>
          </table:table-cell>
          <table:table-cell table:formula="of:=ABS([.G171]-[.I17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71]-[.Q171])" office:value-type="float" office:value="0">
            <text:p>0</text:p>
          </table:table-cell>
          <table:table-cell table:formula="of:=ABS([.P171]-[.R171])" office:value-type="float" office:value="0">
            <text:p>0</text:p>
          </table:table-cell>
          <table:table-cell table:formula="of:=ABS([.T171]-[.U171])" office:value-type="float" office:value="0">
            <text:p>0</text:p>
          </table:table-cell>
          <table:table-cell table:formula="of:=ABS([.T171]-[.V171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72]-[.D172])" office:value-type="float" office:value="0">
            <text:p>0</text:p>
          </table:table-cell>
          <table:table-cell table:formula="of:=ABS([.C172]-[.E172])" office:value-type="float" office:value="0">
            <text:p>0</text:p>
          </table:table-cell>
          <table:table-cell table:formula="of:=ABS([.G172]-[.H172])" office:value-type="float" office:value="0">
            <text:p>0</text:p>
          </table:table-cell>
          <table:table-cell table:formula="of:=ABS([.G172]-[.I172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172]-[.Q172])" office:value-type="float" office:value="0">
            <text:p>0</text:p>
          </table:table-cell>
          <table:table-cell table:formula="of:=ABS([.P172]-[.R172])" office:value-type="float" office:value="0">
            <text:p>0</text:p>
          </table:table-cell>
          <table:table-cell table:formula="of:=ABS([.T172]-[.U172])" office:value-type="float" office:value="0">
            <text:p>0</text:p>
          </table:table-cell>
          <table:table-cell table:formula="of:=ABS([.T172]-[.V172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73]-[.D173])" office:value-type="float" office:value="0">
            <text:p>0</text:p>
          </table:table-cell>
          <table:table-cell table:formula="of:=ABS([.C173]-[.E173])" office:value-type="float" office:value="0">
            <text:p>0</text:p>
          </table:table-cell>
          <table:table-cell table:formula="of:=ABS([.G173]-[.H173])" office:value-type="float" office:value="0">
            <text:p>0</text:p>
          </table:table-cell>
          <table:table-cell table:formula="of:=ABS([.G173]-[.I17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73]-[.Q173])" office:value-type="float" office:value="0">
            <text:p>0</text:p>
          </table:table-cell>
          <table:table-cell table:formula="of:=ABS([.P173]-[.R173])" office:value-type="float" office:value="0">
            <text:p>0</text:p>
          </table:table-cell>
          <table:table-cell table:formula="of:=ABS([.T173]-[.U173])" office:value-type="float" office:value="0">
            <text:p>0</text:p>
          </table:table-cell>
          <table:table-cell table:formula="of:=ABS([.T173]-[.V173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74]-[.D174])" office:value-type="float" office:value="0">
            <text:p>0</text:p>
          </table:table-cell>
          <table:table-cell table:formula="of:=ABS([.C174]-[.E174])" office:value-type="float" office:value="0">
            <text:p>0</text:p>
          </table:table-cell>
          <table:table-cell table:formula="of:=ABS([.G174]-[.H174])" office:value-type="float" office:value="0">
            <text:p>0</text:p>
          </table:table-cell>
          <table:table-cell table:formula="of:=ABS([.G174]-[.I17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74]-[.Q174])" office:value-type="float" office:value="0">
            <text:p>0</text:p>
          </table:table-cell>
          <table:table-cell table:formula="of:=ABS([.P174]-[.R174])" office:value-type="float" office:value="0">
            <text:p>0</text:p>
          </table:table-cell>
          <table:table-cell table:formula="of:=ABS([.T174]-[.U174])" office:value-type="float" office:value="0">
            <text:p>0</text:p>
          </table:table-cell>
          <table:table-cell table:formula="of:=ABS([.T174]-[.V174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87945929693175">
            <text:p>1.88E-005</text:p>
          </table:table-cell>
          <table:table-cell office:value-type="float" office:value="0.0000179235383044">
            <text:p>1.79235383044E-005</text:p>
          </table:table-cell>
          <table:table-cell office:value-type="float" office:value="0.000018794591984529">
            <text:p>1.8794591984529E-005</text:p>
          </table:table-cell>
          <table:table-cell/>
          <table:table-cell table:formula="of:=ABS([.C175]-[.D175])" office:value-type="float" office:value="0">
            <text:p>0</text:p>
          </table:table-cell>
          <table:table-cell table:formula="of:=ABS([.C175]-[.E175])" office:value-type="float" office:value="0">
            <text:p>0</text:p>
          </table:table-cell>
          <table:table-cell table:formula="of:=ABS([.G175]-[.H175])" office:value-type="float" office:value="0.000000871054664917496">
            <text:p>8.71054664917496E-007</text:p>
          </table:table-cell>
          <table:table-cell table:formula="of:=ABS([.G175]-[.I175])" office:value-type="float" office:value="0.00000000000098478849722269">
            <text:p>9.8478849722269E-01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53986684452117">
            <text:p>1.54E-005</text:p>
          </table:table-cell>
          <table:table-cell office:value-type="float" office:value="0.0000145094713569">
            <text:p>1.45094713569E-005</text:p>
          </table:table-cell>
          <table:table-cell office:value-type="float" office:value="0">
            <text:p>0</text:p>
          </table:table-cell>
          <table:table-cell/>
          <table:table-cell table:formula="of:=ABS([.P175]-[.Q175])" office:value-type="float" office:value="0">
            <text:p>0</text:p>
          </table:table-cell>
          <table:table-cell table:formula="of:=ABS([.P175]-[.R175])" office:value-type="float" office:value="0">
            <text:p>0</text:p>
          </table:table-cell>
          <table:table-cell table:formula="of:=ABS([.T175]-[.U175])" office:value-type="float" office:value="0.000000889197088311699">
            <text:p>8.89197088311699E-007</text:p>
          </table:table-cell>
          <table:table-cell table:formula="of:=ABS([.T175]-[.V175])" office:value-type="float" office:value="0.0000153986684452117">
            <text:p>1.53986684452117E-00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0331335580686817">
            <text:p>0.0331335581</text:p>
          </table:table-cell>
          <table:table-cell office:value-type="float" office:value="0.033113808784">
            <text:p>0.0331138088</text:p>
          </table:table-cell>
          <table:table-cell office:value-type="float" office:value="0.0322142467226587">
            <text:p>0.0322142467</text:p>
          </table:table-cell>
          <table:table-cell/>
          <table:table-cell office:value-type="float" office:value="0.20678606918534">
            <text:p>0.2067860692</text:p>
          </table:table-cell>
          <table:table-cell office:value-type="float" office:value="0.206853955344">
            <text:p>0.2068539553</text:p>
          </table:table-cell>
          <table:table-cell office:value-type="float" office:value="0.20678606657977">
            <text:p>0.2067860666</text:p>
          </table:table-cell>
          <table:table-cell/>
          <table:table-cell table:formula="of:=ABS([.C176]-[.D176])" office:value-type="float" office:value="0.0000197492846817013">
            <text:p>1.97492846817013E-005</text:p>
          </table:table-cell>
          <table:table-cell table:formula="of:=ABS([.C176]-[.E176])" office:value-type="float" office:value="0.000919311346022959">
            <text:p>0.0009193113</text:p>
          </table:table-cell>
          <table:table-cell table:formula="of:=ABS([.G176]-[.H176])" office:value-type="float" office:value="0.000067886158659991">
            <text:p>6.7886158659991E-005</text:p>
          </table:table-cell>
          <table:table-cell table:formula="of:=ABS([.G176]-[.I176])" office:value-type="float" office:value="0.00000000260557037057296">
            <text:p>2.60557037057296E-009</text:p>
          </table:table-cell>
          <table:table-cell/>
          <table:table-cell office:value-type="float" office:value="0.0309619431417684">
            <text:p>0.0309619431</text:p>
          </table:table-cell>
          <table:table-cell office:value-type="float" office:value="0.027015195769">
            <text:p>0.0270151958</text:p>
          </table:table-cell>
          <table:table-cell office:value-type="float" office:value="0.0322142467226587">
            <text:p>0.0322142467</text:p>
          </table:table-cell>
          <table:table-cell/>
          <table:table-cell office:value-type="float" office:value="0.196296526711374">
            <text:p>0.1962965267</text:p>
          </table:table-cell>
          <table:table-cell office:value-type="float" office:value="0.162229311729">
            <text:p>0.1622293117</text:p>
          </table:table-cell>
          <table:table-cell office:value-type="float" office:value="0.027015195769">
            <text:p>0.0270151958</text:p>
          </table:table-cell>
          <table:table-cell/>
          <table:table-cell table:formula="of:=ABS([.P176]-[.Q176])" office:value-type="float" office:value="0.0039467473727684">
            <text:p>0.0039467474</text:p>
          </table:table-cell>
          <table:table-cell table:formula="of:=ABS([.P176]-[.R176])" office:value-type="float" office:value="0.00125230358089034">
            <text:p>0.0012523036</text:p>
          </table:table-cell>
          <table:table-cell table:formula="of:=ABS([.T176]-[.U176])" office:value-type="float" office:value="0.034067214982374">
            <text:p>0.034067215</text:p>
          </table:table-cell>
          <table:table-cell table:formula="of:=ABS([.T176]-[.V176])" office:value-type="float" office:value="0.169281330942374">
            <text:p>0.169281330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77]-[.D177])" office:value-type="float" office:value="0">
            <text:p>0</text:p>
          </table:table-cell>
          <table:table-cell table:formula="of:=ABS([.C177]-[.E177])" office:value-type="float" office:value="0">
            <text:p>0</text:p>
          </table:table-cell>
          <table:table-cell table:formula="of:=ABS([.G177]-[.H177])" office:value-type="float" office:value="0">
            <text:p>0</text:p>
          </table:table-cell>
          <table:table-cell table:formula="of:=ABS([.G177]-[.I17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77]-[.Q177])" office:value-type="float" office:value="0">
            <text:p>0</text:p>
          </table:table-cell>
          <table:table-cell table:formula="of:=ABS([.P177]-[.R177])" office:value-type="float" office:value="0">
            <text:p>0</text:p>
          </table:table-cell>
          <table:table-cell table:formula="of:=ABS([.T177]-[.U177])" office:value-type="float" office:value="0">
            <text:p>0</text:p>
          </table:table-cell>
          <table:table-cell table:formula="of:=ABS([.T177]-[.V177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style-name="ce2" office:value-type="float" office:value="0.0000131208799080179">
            <text:p>1.31E-005</text:p>
          </table:table-cell>
          <table:table-cell office:value-type="float" office:value="0.0000131205501729">
            <text:p>1.31205501729E-005</text:p>
          </table:table-cell>
          <table:table-cell office:value-type="float" office:value="0.000113957952161881">
            <text:p>0.000113958</text:p>
          </table:table-cell>
          <table:table-cell/>
          <table:table-cell office:value-type="float" office:value="0.000118254912971774">
            <text:p>0.0001182549</text:p>
          </table:table-cell>
          <table:table-cell office:value-type="float" office:value="0.00011825692516">
            <text:p>0.0001182569</text:p>
          </table:table-cell>
          <table:table-cell office:value-type="float" office:value="0.000118254902493049">
            <text:p>0.0001182549</text:p>
          </table:table-cell>
          <table:table-cell/>
          <table:table-cell table:formula="of:=ABS([.C178]-[.D178])" office:value-type="float" office:value="0.000000000329735117899146">
            <text:p>3.29735117899146E-010</text:p>
          </table:table-cell>
          <table:table-cell table:formula="of:=ABS([.C178]-[.E178])" office:value-type="float" office:value="0.000100837072253863">
            <text:p>0.0001008371</text:p>
          </table:table-cell>
          <table:table-cell table:formula="of:=ABS([.G178]-[.H178])" office:value-type="float" office:value="0.00000000201218822599167">
            <text:p>0.000000002</text:p>
          </table:table-cell>
          <table:table-cell table:formula="of:=ABS([.G178]-[.I178])" office:value-type="float" office:value="0.0000000000104787249976266">
            <text:p>1.04787249976266E-011</text:p>
          </table:table-cell>
          <table:table-cell/>
          <table:table-cell table:style-name="ce2" office:value-type="float" office:value="0.000013420278404004">
            <text:p>1.34E-005</text:p>
          </table:table-cell>
          <table:table-cell office:value-type="float" office:value="0.0000133400988081">
            <text:p>1.33400988081E-005</text:p>
          </table:table-cell>
          <table:table-cell office:value-type="float" office:value="0.000113957952161881">
            <text:p>0.000113958</text:p>
          </table:table-cell>
          <table:table-cell/>
          <table:table-cell office:value-type="float" office:value="0.000117485946234112">
            <text:p>0.0001174859</text:p>
          </table:table-cell>
          <table:table-cell office:value-type="float" office:value="0.00011002541449">
            <text:p>0.0001100254</text:p>
          </table:table-cell>
          <table:table-cell office:value-type="float" office:value="0.0000133400988081">
            <text:p>1.33400988081E-005</text:p>
          </table:table-cell>
          <table:table-cell/>
          <table:table-cell table:formula="of:=ABS([.P178]-[.Q178])" office:value-type="float" office:value="0.0000000801795959040013">
            <text:p>8.01795959040013E-008</text:p>
          </table:table-cell>
          <table:table-cell table:formula="of:=ABS([.P178]-[.R178])" office:value-type="float" office:value="0.000100537673757877">
            <text:p>0.0001005377</text:p>
          </table:table-cell>
          <table:table-cell table:formula="of:=ABS([.T178]-[.U178])" office:value-type="float" office:value="0.00000746053174411201">
            <text:p>7.46053174411201E-006</text:p>
          </table:table-cell>
          <table:table-cell table:formula="of:=ABS([.T178]-[.V178])" office:value-type="float" office:value="0.000104145847426012">
            <text:p>0.000104145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79]-[.D179])" office:value-type="float" office:value="0">
            <text:p>0</text:p>
          </table:table-cell>
          <table:table-cell table:formula="of:=ABS([.C179]-[.E179])" office:value-type="float" office:value="0">
            <text:p>0</text:p>
          </table:table-cell>
          <table:table-cell table:formula="of:=ABS([.G179]-[.H179])" office:value-type="float" office:value="0">
            <text:p>0</text:p>
          </table:table-cell>
          <table:table-cell table:formula="of:=ABS([.G179]-[.I17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79]-[.Q179])" office:value-type="float" office:value="0">
            <text:p>0</text:p>
          </table:table-cell>
          <table:table-cell table:formula="of:=ABS([.P179]-[.R179])" office:value-type="float" office:value="0">
            <text:p>0</text:p>
          </table:table-cell>
          <table:table-cell table:formula="of:=ABS([.T179]-[.U179])" office:value-type="float" office:value="0">
            <text:p>0</text:p>
          </table:table-cell>
          <table:table-cell table:formula="of:=ABS([.T179]-[.V179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80]-[.D180])" office:value-type="float" office:value="0">
            <text:p>0</text:p>
          </table:table-cell>
          <table:table-cell table:formula="of:=ABS([.C180]-[.E180])" office:value-type="float" office:value="0">
            <text:p>0</text:p>
          </table:table-cell>
          <table:table-cell table:formula="of:=ABS([.G180]-[.H180])" office:value-type="float" office:value="0">
            <text:p>0</text:p>
          </table:table-cell>
          <table:table-cell table:formula="of:=ABS([.G180]-[.I18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80]-[.Q180])" office:value-type="float" office:value="0">
            <text:p>0</text:p>
          </table:table-cell>
          <table:table-cell table:formula="of:=ABS([.P180]-[.R180])" office:value-type="float" office:value="0">
            <text:p>0</text:p>
          </table:table-cell>
          <table:table-cell table:formula="of:=ABS([.T180]-[.U180])" office:value-type="float" office:value="0">
            <text:p>0</text:p>
          </table:table-cell>
          <table:table-cell table:formula="of:=ABS([.T180]-[.V180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style-name="ce2" office:value-type="float" office:value="0.0000572896313894285">
            <text:p>5.73E-005</text:p>
          </table:table-cell>
          <table:table-cell office:value-type="float" office:value="0.0000572933941776">
            <text:p>5.72933941776E-005</text:p>
          </table:table-cell>
          <table:table-cell office:value-type="float" office:value="0.000572869768351204">
            <text:p>0.0005728698</text:p>
          </table:table-cell>
          <table:table-cell/>
          <table:table-cell office:value-type="float" office:value="0.000322490247079983">
            <text:p>0.0003224902</text:p>
          </table:table-cell>
          <table:table-cell office:value-type="float" office:value="0.00032235688849">
            <text:p>0.0003223569</text:p>
          </table:table-cell>
          <table:table-cell office:value-type="float" office:value="0.000322490266824196">
            <text:p>0.0003224903</text:p>
          </table:table-cell>
          <table:table-cell/>
          <table:table-cell table:formula="of:=ABS([.C181]-[.D181])" office:value-type="float" office:value="0.00000000376278817150043">
            <text:p>3.76278817150043E-009</text:p>
          </table:table-cell>
          <table:table-cell table:formula="of:=ABS([.C181]-[.E181])" office:value-type="float" office:value="0.000515580136961776">
            <text:p>0.0005155801</text:p>
          </table:table-cell>
          <table:table-cell table:formula="of:=ABS([.G181]-[.H181])" office:value-type="float" office:value="0.000000133358589983045">
            <text:p>1.33358589983045E-007</text:p>
          </table:table-cell>
          <table:table-cell table:formula="of:=ABS([.G181]-[.I181])" office:value-type="float" office:value="0.0000000000197442129919873">
            <text:p>1.97442129919873E-011</text:p>
          </table:table-cell>
          <table:table-cell/>
          <table:table-cell table:style-name="ce2" office:value-type="float" office:value="0.0000589770476792251">
            <text:p>5.90E-005</text:p>
          </table:table-cell>
          <table:table-cell office:value-type="float" office:value="0.0000596573953924">
            <text:p>5.96573953924E-005</text:p>
          </table:table-cell>
          <table:table-cell office:value-type="float" office:value="0.000572869768351204">
            <text:p>0.0005728698</text:p>
          </table:table-cell>
          <table:table-cell/>
          <table:table-cell office:value-type="float" office:value="0.000335720942644362">
            <text:p>0.0003357209</text:p>
          </table:table-cell>
          <table:table-cell office:value-type="float" office:value="0.000352575729">
            <text:p>0.0003525757</text:p>
          </table:table-cell>
          <table:table-cell office:value-type="float" office:value="0.0000596573953924">
            <text:p>5.96573953924E-005</text:p>
          </table:table-cell>
          <table:table-cell/>
          <table:table-cell table:formula="of:=ABS([.P181]-[.Q181])" office:value-type="float" office:value="0.000000680347713174904">
            <text:p>6.80347713174904E-007</text:p>
          </table:table-cell>
          <table:table-cell table:formula="of:=ABS([.P181]-[.R181])" office:value-type="float" office:value="0.000513892720671979">
            <text:p>0.0005138927</text:p>
          </table:table-cell>
          <table:table-cell table:formula="of:=ABS([.T181]-[.U181])" office:value-type="float" office:value="0.000016854786355638">
            <text:p>1.6854786355638E-005</text:p>
          </table:table-cell>
          <table:table-cell table:formula="of:=ABS([.T181]-[.V181])" office:value-type="float" office:value="0.000276063547251962">
            <text:p>0.000276063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0.0184033452851484">
            <text:p>0.0184033453</text:p>
          </table:table-cell>
          <table:table-cell office:value-type="float" office:value="0.0184036356">
            <text:p>0.0184036356</text:p>
          </table:table-cell>
          <table:table-cell office:value-type="float" office:value="0.0741920470786732">
            <text:p>0.0741920471</text:p>
          </table:table-cell>
          <table:table-cell/>
          <table:table-cell office:value-type="float" office:value="0.0477555437327147">
            <text:p>0.0477555437</text:p>
          </table:table-cell>
          <table:table-cell office:value-type="float" office:value="0.047739628036">
            <text:p>0.047739628</text:p>
          </table:table-cell>
          <table:table-cell office:value-type="float" office:value="0.0477555431541939">
            <text:p>0.0477555432</text:p>
          </table:table-cell>
          <table:table-cell/>
          <table:table-cell table:formula="of:=ABS([.C182]-[.D182])" office:value-type="float" office:value="0.000000290314851599666">
            <text:p>2.90314851599666E-007</text:p>
          </table:table-cell>
          <table:table-cell table:formula="of:=ABS([.C182]-[.E182])" office:value-type="float" office:value="0.0557887017935248">
            <text:p>0.0557887018</text:p>
          </table:table-cell>
          <table:table-cell table:formula="of:=ABS([.G182]-[.H182])" office:value-type="float" office:value="0.0000159156967147051">
            <text:p>1.59156967147051E-005</text:p>
          </table:table-cell>
          <table:table-cell table:formula="of:=ABS([.G182]-[.I182])" office:value-type="float" office:value="0.000000000578520807648086">
            <text:p>5.78520807648086E-010</text:p>
          </table:table-cell>
          <table:table-cell/>
          <table:table-cell office:value-type="float" office:value="0.0202967533430535">
            <text:p>0.0202967533</text:p>
          </table:table-cell>
          <table:table-cell office:value-type="float" office:value="0.020162012049">
            <text:p>0.020162012</text:p>
          </table:table-cell>
          <table:table-cell office:value-type="float" office:value="0.0741920470786732">
            <text:p>0.0741920471</text:p>
          </table:table-cell>
          <table:table-cell/>
          <table:table-cell office:value-type="float" office:value="0.0505756166792342">
            <text:p>0.0505756167</text:p>
          </table:table-cell>
          <table:table-cell office:value-type="float" office:value="0.052877462401">
            <text:p>0.0528774624</text:p>
          </table:table-cell>
          <table:table-cell office:value-type="float" office:value="0.020162012049">
            <text:p>0.020162012</text:p>
          </table:table-cell>
          <table:table-cell/>
          <table:table-cell table:formula="of:=ABS([.P182]-[.Q182])" office:value-type="float" office:value="0.000134741294053504">
            <text:p>0.0001347413</text:p>
          </table:table-cell>
          <table:table-cell table:formula="of:=ABS([.P182]-[.R182])" office:value-type="float" office:value="0.0538952937356197">
            <text:p>0.0538952937</text:p>
          </table:table-cell>
          <table:table-cell table:formula="of:=ABS([.T182]-[.U182])" office:value-type="float" office:value="0.0023018457217658">
            <text:p>0.0023018457</text:p>
          </table:table-cell>
          <table:table-cell table:formula="of:=ABS([.T182]-[.V182])" office:value-type="float" office:value="0.0304136046302342">
            <text:p>0.030413604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83]-[.D183])" office:value-type="float" office:value="0">
            <text:p>0</text:p>
          </table:table-cell>
          <table:table-cell table:formula="of:=ABS([.C183]-[.E183])" office:value-type="float" office:value="0">
            <text:p>0</text:p>
          </table:table-cell>
          <table:table-cell table:formula="of:=ABS([.G183]-[.H183])" office:value-type="float" office:value="0">
            <text:p>0</text:p>
          </table:table-cell>
          <table:table-cell table:formula="of:=ABS([.G183]-[.I18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83]-[.Q183])" office:value-type="float" office:value="0">
            <text:p>0</text:p>
          </table:table-cell>
          <table:table-cell table:formula="of:=ABS([.P183]-[.R183])" office:value-type="float" office:value="0">
            <text:p>0</text:p>
          </table:table-cell>
          <table:table-cell table:formula="of:=ABS([.T183]-[.U183])" office:value-type="float" office:value="0">
            <text:p>0</text:p>
          </table:table-cell>
          <table:table-cell table:formula="of:=ABS([.T183]-[.V183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84]-[.D184])" office:value-type="float" office:value="0">
            <text:p>0</text:p>
          </table:table-cell>
          <table:table-cell table:formula="of:=ABS([.C184]-[.E184])" office:value-type="float" office:value="0">
            <text:p>0</text:p>
          </table:table-cell>
          <table:table-cell table:formula="of:=ABS([.G184]-[.H184])" office:value-type="float" office:value="0">
            <text:p>0</text:p>
          </table:table-cell>
          <table:table-cell table:formula="of:=ABS([.G184]-[.I18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84]-[.Q184])" office:value-type="float" office:value="0">
            <text:p>0</text:p>
          </table:table-cell>
          <table:table-cell table:formula="of:=ABS([.P184]-[.R184])" office:value-type="float" office:value="0">
            <text:p>0</text:p>
          </table:table-cell>
          <table:table-cell table:formula="of:=ABS([.T184]-[.U184])" office:value-type="float" office:value="0">
            <text:p>0</text:p>
          </table:table-cell>
          <table:table-cell table:formula="of:=ABS([.T184]-[.V184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85]-[.D185])" office:value-type="float" office:value="0">
            <text:p>0</text:p>
          </table:table-cell>
          <table:table-cell table:formula="of:=ABS([.C185]-[.E185])" office:value-type="float" office:value="0">
            <text:p>0</text:p>
          </table:table-cell>
          <table:table-cell table:formula="of:=ABS([.G185]-[.H185])" office:value-type="float" office:value="0">
            <text:p>0</text:p>
          </table:table-cell>
          <table:table-cell table:formula="of:=ABS([.G185]-[.I18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85]-[.Q185])" office:value-type="float" office:value="0">
            <text:p>0</text:p>
          </table:table-cell>
          <table:table-cell table:formula="of:=ABS([.P185]-[.R185])" office:value-type="float" office:value="0">
            <text:p>0</text:p>
          </table:table-cell>
          <table:table-cell table:formula="of:=ABS([.T185]-[.U185])" office:value-type="float" office:value="0">
            <text:p>0</text:p>
          </table:table-cell>
          <table:table-cell table:formula="of:=ABS([.T185]-[.V185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86]-[.D186])" office:value-type="float" office:value="0">
            <text:p>0</text:p>
          </table:table-cell>
          <table:table-cell table:formula="of:=ABS([.C186]-[.E186])" office:value-type="float" office:value="0">
            <text:p>0</text:p>
          </table:table-cell>
          <table:table-cell table:formula="of:=ABS([.G186]-[.H186])" office:value-type="float" office:value="0">
            <text:p>0</text:p>
          </table:table-cell>
          <table:table-cell table:formula="of:=ABS([.G186]-[.I18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86]-[.Q186])" office:value-type="float" office:value="0">
            <text:p>0</text:p>
          </table:table-cell>
          <table:table-cell table:formula="of:=ABS([.P186]-[.R186])" office:value-type="float" office:value="0">
            <text:p>0</text:p>
          </table:table-cell>
          <table:table-cell table:formula="of:=ABS([.T186]-[.U186])" office:value-type="float" office:value="0">
            <text:p>0</text:p>
          </table:table-cell>
          <table:table-cell table:formula="of:=ABS([.T186]-[.V186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style-name="ce2" office:value-type="float" office:value="0.0000314979488308858">
            <text:p>3.15E-005</text:p>
          </table:table-cell>
          <table:table-cell office:value-type="float" office:value="0.00003150015625">
            <text:p>3.150015625E-005</text:p>
          </table:table-cell>
          <table:table-cell office:value-type="float" office:value="0.000052254089232601">
            <text:p>5.2254089232601E-005</text:p>
          </table:table-cell>
          <table:table-cell/>
          <table:table-cell table:style-name="ce2" office:value-type="float" office:value="0.0000302785315872437">
            <text:p>3.03E-005</text:p>
          </table:table-cell>
          <table:table-cell office:value-type="float" office:value="0.0000304657633764">
            <text:p>3.04657633764E-005</text:p>
          </table:table-cell>
          <table:table-cell office:value-type="float" office:value="0.000030278529723649">
            <text:p>3.0278529723649E-005</text:p>
          </table:table-cell>
          <table:table-cell/>
          <table:table-cell table:formula="of:=ABS([.C187]-[.D187])" office:value-type="float" office:value="0.00000000220741911418986">
            <text:p>2.20741911418986E-009</text:p>
          </table:table-cell>
          <table:table-cell table:formula="of:=ABS([.C187]-[.E187])" office:value-type="float" office:value="0.0000207561404017152">
            <text:p>2.07561404017152E-005</text:p>
          </table:table-cell>
          <table:table-cell table:formula="of:=ABS([.G187]-[.H187])" office:value-type="float" office:value="0.000000187231789156303">
            <text:p>1.87231789156303E-007</text:p>
          </table:table-cell>
          <table:table-cell table:formula="of:=ABS([.G187]-[.I187])" office:value-type="float" office:value="0.00000000000186359470403749">
            <text:p>1.86359470403749E-012</text:p>
          </table:table-cell>
          <table:table-cell/>
          <table:table-cell table:style-name="ce2" office:value-type="float" office:value="0.0000283410854556746">
            <text:p>2.83E-005</text:p>
          </table:table-cell>
          <table:table-cell office:value-type="float" office:value="0.0000300596703289">
            <text:p>3.00596703289E-005</text:p>
          </table:table-cell>
          <table:table-cell office:value-type="float" office:value="0.000052254089232601">
            <text:p>5.2254089232601E-005</text:p>
          </table:table-cell>
          <table:table-cell/>
          <table:table-cell table:style-name="ce2" office:value-type="float" office:value="0.0000275717461830546">
            <text:p>2.76E-005</text:p>
          </table:table-cell>
          <table:table-cell office:value-type="float" office:value="0.0000299534006209">
            <text:p>2.99534006209E-005</text:p>
          </table:table-cell>
          <table:table-cell office:value-type="float" office:value="0.0000300596703289">
            <text:p>3.00596703289E-005</text:p>
          </table:table-cell>
          <table:table-cell/>
          <table:table-cell table:formula="of:=ABS([.P187]-[.Q187])" office:value-type="float" office:value="0.0000017185848732254">
            <text:p>1.7185848732254E-006</text:p>
          </table:table-cell>
          <table:table-cell table:formula="of:=ABS([.P187]-[.R187])" office:value-type="float" office:value="0.0000239130037769264">
            <text:p>0.000023913</text:p>
          </table:table-cell>
          <table:table-cell table:formula="of:=ABS([.T187]-[.U187])" office:value-type="float" office:value="0.00000238165443784539">
            <text:p>2.38165443784539E-006</text:p>
          </table:table-cell>
          <table:table-cell table:formula="of:=ABS([.T187]-[.V187])" office:value-type="float" office:value="0.0000024879241458454">
            <text:p>2.4879241458454E-00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.246243838871536">
            <text:p>0.2462438389</text:p>
          </table:table-cell>
          <table:table-cell office:value-type="float" office:value="0.246253145121">
            <text:p>0.2462531451</text:p>
          </table:table-cell>
          <table:table-cell office:value-type="float" office:value="0.237291038415078">
            <text:p>0.2372910384</text:p>
          </table:table-cell>
          <table:table-cell/>
          <table:table-cell office:value-type="float" office:value="0.191335843905966">
            <text:p>0.1913358439</text:p>
          </table:table-cell>
          <table:table-cell office:value-type="float" office:value="0.191428125625">
            <text:p>0.1914281256</text:p>
          </table:table-cell>
          <table:table-cell office:value-type="float" office:value="0.191335841726065">
            <text:p>0.1913358417</text:p>
          </table:table-cell>
          <table:table-cell/>
          <table:table-cell table:formula="of:=ABS([.C188]-[.D188])" office:value-type="float" office:value="0.00000930624946396397">
            <text:p>9.30624946396397E-006</text:p>
          </table:table-cell>
          <table:table-cell table:formula="of:=ABS([.C188]-[.E188])" office:value-type="float" office:value="0.00895280045645758">
            <text:p>0.0089528005</text:p>
          </table:table-cell>
          <table:table-cell table:formula="of:=ABS([.G188]-[.H188])" office:value-type="float" office:value="0.0000922817190339986">
            <text:p>9.22817190339986E-005</text:p>
          </table:table-cell>
          <table:table-cell table:formula="of:=ABS([.G188]-[.I188])" office:value-type="float" office:value="0.00000000217990131501367">
            <text:p>2.17990131501367E-009</text:p>
          </table:table-cell>
          <table:table-cell/>
          <table:table-cell office:value-type="float" office:value="0.221564194887294">
            <text:p>0.2215641949</text:p>
          </table:table-cell>
          <table:table-cell office:value-type="float" office:value="0.221836290025">
            <text:p>0.22183629</text:p>
          </table:table-cell>
          <table:table-cell office:value-type="float" office:value="0.237291038415078">
            <text:p>0.2372910384</text:p>
          </table:table-cell>
          <table:table-cell/>
          <table:table-cell office:value-type="float" office:value="0.175159442675743">
            <text:p>0.1751594427</text:p>
          </table:table-cell>
          <table:table-cell office:value-type="float" office:value="0.1811608969">
            <text:p>0.1811608969</text:p>
          </table:table-cell>
          <table:table-cell office:value-type="float" office:value="0.221836290025">
            <text:p>0.22183629</text:p>
          </table:table-cell>
          <table:table-cell/>
          <table:table-cell table:formula="of:=ABS([.P188]-[.Q188])" office:value-type="float" office:value="0.000272095137705985">
            <text:p>0.0002720951</text:p>
          </table:table-cell>
          <table:table-cell table:formula="of:=ABS([.P188]-[.R188])" office:value-type="float" office:value="0.0157268435277844">
            <text:p>0.0157268435</text:p>
          </table:table-cell>
          <table:table-cell table:formula="of:=ABS([.T188]-[.U188])" office:value-type="float" office:value="0.00600145422425699">
            <text:p>0.0060014542</text:p>
          </table:table-cell>
          <table:table-cell table:formula="of:=ABS([.T188]-[.V188])" office:value-type="float" office:value="0.046676847349257">
            <text:p>0.046676847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89]-[.D189])" office:value-type="float" office:value="0">
            <text:p>0</text:p>
          </table:table-cell>
          <table:table-cell table:formula="of:=ABS([.C189]-[.E189])" office:value-type="float" office:value="0">
            <text:p>0</text:p>
          </table:table-cell>
          <table:table-cell table:formula="of:=ABS([.G189]-[.H189])" office:value-type="float" office:value="0">
            <text:p>0</text:p>
          </table:table-cell>
          <table:table-cell table:formula="of:=ABS([.G189]-[.I18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89]-[.Q189])" office:value-type="float" office:value="0">
            <text:p>0</text:p>
          </table:table-cell>
          <table:table-cell table:formula="of:=ABS([.P189]-[.R189])" office:value-type="float" office:value="0">
            <text:p>0</text:p>
          </table:table-cell>
          <table:table-cell table:formula="of:=ABS([.T189]-[.U189])" office:value-type="float" office:value="0">
            <text:p>0</text:p>
          </table:table-cell>
          <table:table-cell table:formula="of:=ABS([.T189]-[.V189])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style-name="ce2" office:value-type="float" office:value="0.00000103766363618348">
            <text:p>1.04E-006</text:p>
          </table:table-cell>
          <table:table-cell office:value-type="float" office:value="0.00000233570089">
            <text:p>2.33570089E-006</text:p>
          </table:table-cell>
          <table:table-cell office:value-type="float" office:value="0.000008009494311025">
            <text:p>8.009494311025E-006</text:p>
          </table:table-cell>
          <table:table-cell/>
          <table:table-cell table:style-name="ce2" office:value-type="float" office:value="0.00000832645396493619">
            <text:p>8.33E-006</text:p>
          </table:table-cell>
          <table:table-cell office:value-type="float" office:value="0.0000187334018041">
            <text:p>1.87334018041E-005</text:p>
          </table:table-cell>
          <table:table-cell office:value-type="float" office:value="0.0000083264565136">
            <text:p>8.3264565136E-006</text:p>
          </table:table-cell>
          <table:table-cell/>
          <table:table-cell table:formula="of:=ABS([.C190]-[.D190])" office:value-type="float" office:value="0.00000129803725381652">
            <text:p>0.000001298</text:p>
          </table:table-cell>
          <table:table-cell table:formula="of:=ABS([.C190]-[.E190])" office:value-type="float" office:value="0.00000697183067484152">
            <text:p>6.97183067484152E-006</text:p>
          </table:table-cell>
          <table:table-cell table:formula="of:=ABS([.G190]-[.H190])" office:value-type="float" office:value="0.0000104069478391638">
            <text:p>1.04069478391638E-005</text:p>
          </table:table-cell>
          <table:table-cell table:formula="of:=ABS([.G190]-[.I190])" office:value-type="float" office:value="0.00000000000254866380990538">
            <text:p>2.54866380990538E-012</text:p>
          </table:table-cell>
          <table:table-cell/>
          <table:table-cell table:style-name="ce2" office:value-type="float" office:value="0.000000933664409235594">
            <text:p>9.34E-007</text:p>
          </table:table-cell>
          <table:table-cell office:value-type="float" office:value="0.000000756837361296">
            <text:p>7.56837361296E-007</text:p>
          </table:table-cell>
          <table:table-cell office:value-type="float" office:value="0.000008009494311025">
            <text:p>8.009494311025E-006</text:p>
          </table:table-cell>
          <table:table-cell/>
          <table:table-cell table:style-name="ce2" office:value-type="float" office:value="0.00000756732186816017">
            <text:p>7.57E-006</text:p>
          </table:table-cell>
          <table:table-cell office:value-type="float" office:value="0.0000063758270016">
            <text:p>6.3758270016E-006</text:p>
          </table:table-cell>
          <table:table-cell office:value-type="float" office:value="0.000000756837361296">
            <text:p>7.56837361296E-007</text:p>
          </table:table-cell>
          <table:table-cell/>
          <table:table-cell table:formula="of:=ABS([.P190]-[.Q190])" office:value-type="float" office:value="0.000000176827047939594">
            <text:p>1.76827047939594E-007</text:p>
          </table:table-cell>
          <table:table-cell table:formula="of:=ABS([.P190]-[.R190])" office:value-type="float" office:value="0.00000707582990178941">
            <text:p>7.07582990178941E-006</text:p>
          </table:table-cell>
          <table:table-cell table:formula="of:=ABS([.T190]-[.U190])" office:value-type="float" office:value="0.00000119149486656017">
            <text:p>1.19149486656017E-006</text:p>
          </table:table-cell>
          <table:table-cell table:formula="of:=ABS([.T190]-[.V190])" office:value-type="float" office:value="0.00000681048450686417">
            <text:p>6.81048450686417E-006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191]-[.D191])" office:value-type="float" office:value="0">
            <text:p>0</text:p>
          </table:table-cell>
          <table:table-cell table:formula="of:=ABS([.C191]-[.E191])" office:value-type="float" office:value="0">
            <text:p>0</text:p>
          </table:table-cell>
          <table:table-cell table:formula="of:=ABS([.G191]-[.H191])" office:value-type="float" office:value="0">
            <text:p>0</text:p>
          </table:table-cell>
          <table:table-cell table:formula="of:=ABS([.G191]-[.I19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91]-[.Q191])" office:value-type="float" office:value="0">
            <text:p>0</text:p>
          </table:table-cell>
          <table:table-cell table:formula="of:=ABS([.P191]-[.R191])" office:value-type="float" office:value="0">
            <text:p>0</text:p>
          </table:table-cell>
          <table:table-cell table:formula="of:=ABS([.T191]-[.U191])" office:value-type="float" office:value="0">
            <text:p>0</text:p>
          </table:table-cell>
          <table:table-cell table:formula="of:=ABS([.T191]-[.V191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92]-[.D192])" office:value-type="float" office:value="0">
            <text:p>0</text:p>
          </table:table-cell>
          <table:table-cell table:formula="of:=ABS([.C192]-[.E192])" office:value-type="float" office:value="0">
            <text:p>0</text:p>
          </table:table-cell>
          <table:table-cell table:formula="of:=ABS([.G192]-[.H192])" office:value-type="float" office:value="0">
            <text:p>0</text:p>
          </table:table-cell>
          <table:table-cell table:formula="of:=ABS([.G192]-[.I192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192]-[.Q192])" office:value-type="float" office:value="0">
            <text:p>0</text:p>
          </table:table-cell>
          <table:table-cell table:formula="of:=ABS([.P192]-[.R192])" office:value-type="float" office:value="0">
            <text:p>0</text:p>
          </table:table-cell>
          <table:table-cell table:formula="of:=ABS([.T192]-[.U192])" office:value-type="float" office:value="0">
            <text:p>0</text:p>
          </table:table-cell>
          <table:table-cell table:formula="of:=ABS([.T192]-[.V192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93]-[.D193])" office:value-type="float" office:value="0">
            <text:p>0</text:p>
          </table:table-cell>
          <table:table-cell table:formula="of:=ABS([.C193]-[.E193])" office:value-type="float" office:value="0">
            <text:p>0</text:p>
          </table:table-cell>
          <table:table-cell table:formula="of:=ABS([.G193]-[.H193])" office:value-type="float" office:value="0">
            <text:p>0</text:p>
          </table:table-cell>
          <table:table-cell table:formula="of:=ABS([.G193]-[.I19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93]-[.Q193])" office:value-type="float" office:value="0">
            <text:p>0</text:p>
          </table:table-cell>
          <table:table-cell table:formula="of:=ABS([.P193]-[.R193])" office:value-type="float" office:value="0">
            <text:p>0</text:p>
          </table:table-cell>
          <table:table-cell table:formula="of:=ABS([.T193]-[.U193])" office:value-type="float" office:value="0">
            <text:p>0</text:p>
          </table:table-cell>
          <table:table-cell table:formula="of:=ABS([.T193]-[.V193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94]-[.D194])" office:value-type="float" office:value="0">
            <text:p>0</text:p>
          </table:table-cell>
          <table:table-cell table:formula="of:=ABS([.C194]-[.E194])" office:value-type="float" office:value="0">
            <text:p>0</text:p>
          </table:table-cell>
          <table:table-cell table:formula="of:=ABS([.G194]-[.H194])" office:value-type="float" office:value="0">
            <text:p>0</text:p>
          </table:table-cell>
          <table:table-cell table:formula="of:=ABS([.G194]-[.I19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94]-[.Q194])" office:value-type="float" office:value="0">
            <text:p>0</text:p>
          </table:table-cell>
          <table:table-cell table:formula="of:=ABS([.P194]-[.R194])" office:value-type="float" office:value="0">
            <text:p>0</text:p>
          </table:table-cell>
          <table:table-cell table:formula="of:=ABS([.T194]-[.U194])" office:value-type="float" office:value="0">
            <text:p>0</text:p>
          </table:table-cell>
          <table:table-cell table:formula="of:=ABS([.T194]-[.V194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95]-[.D195])" office:value-type="float" office:value="0">
            <text:p>0</text:p>
          </table:table-cell>
          <table:table-cell table:formula="of:=ABS([.C195]-[.E195])" office:value-type="float" office:value="0">
            <text:p>0</text:p>
          </table:table-cell>
          <table:table-cell table:formula="of:=ABS([.G195]-[.H195])" office:value-type="float" office:value="0">
            <text:p>0</text:p>
          </table:table-cell>
          <table:table-cell table:formula="of:=ABS([.G195]-[.I19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95]-[.Q195])" office:value-type="float" office:value="0">
            <text:p>0</text:p>
          </table:table-cell>
          <table:table-cell table:formula="of:=ABS([.P195]-[.R195])" office:value-type="float" office:value="0">
            <text:p>0</text:p>
          </table:table-cell>
          <table:table-cell table:formula="of:=ABS([.T195]-[.U195])" office:value-type="float" office:value="0">
            <text:p>0</text:p>
          </table:table-cell>
          <table:table-cell table:formula="of:=ABS([.T195]-[.V195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2" office:value-type="float" office:value="0.0000131208799080179">
            <text:p>1.31E-005</text:p>
          </table:table-cell>
          <table:table-cell office:value-type="float" office:value="0.0000131205501729">
            <text:p>1.31205501729E-005</text:p>
          </table:table-cell>
          <table:table-cell office:value-type="float" office:value="0.000087053826309696">
            <text:p>8.7053826309696E-005</text:p>
          </table:table-cell>
          <table:table-cell/>
          <table:table-cell table:style-name="ce2" office:value-type="float" office:value="0.000067289846840252">
            <text:p>6.73E-005</text:p>
          </table:table-cell>
          <table:table-cell office:value-type="float" office:value="0.0000672857637841">
            <text:p>6.72857637841E-005</text:p>
          </table:table-cell>
          <table:table-cell office:value-type="float" office:value="0.000067289848835521">
            <text:p>6.7289848835521E-005</text:p>
          </table:table-cell>
          <table:table-cell/>
          <table:table-cell table:formula="of:=ABS([.C196]-[.D196])" office:value-type="float" office:value="0.000000000329735117899146">
            <text:p>3.29735117899146E-010</text:p>
          </table:table-cell>
          <table:table-cell table:formula="of:=ABS([.C196]-[.E196])" office:value-type="float" office:value="0.0000739329464016781">
            <text:p>7.39329464016781E-005</text:p>
          </table:table-cell>
          <table:table-cell table:formula="of:=ABS([.G196]-[.H196])" office:value-type="float" office:value="0.00000000408305615201196">
            <text:p>4.08305615201196E-009</text:p>
          </table:table-cell>
          <table:table-cell table:formula="of:=ABS([.G196]-[.I196])" office:value-type="float" office:value="0.00000000000199526900806612">
            <text:p>1.99526900806612E-012</text:p>
          </table:table-cell>
          <table:table-cell/>
          <table:table-cell table:style-name="ce2" office:value-type="float" office:value="0.000013420278404004">
            <text:p>1.34E-005</text:p>
          </table:table-cell>
          <table:table-cell office:value-type="float" office:value="0.0000133400988081">
            <text:p>1.33400988081E-005</text:p>
          </table:table-cell>
          <table:table-cell office:value-type="float" office:value="0.000087053826309696">
            <text:p>8.7053826309696E-005</text:p>
          </table:table-cell>
          <table:table-cell/>
          <table:table-cell table:style-name="ce2" office:value-type="float" office:value="0.0000675871818888069">
            <text:p>6.76E-005</text:p>
          </table:table-cell>
          <table:table-cell office:value-type="float" office:value="0.0000651478208164">
            <text:p>6.51478208164E-005</text:p>
          </table:table-cell>
          <table:table-cell office:value-type="float" office:value="0.0000133400988081">
            <text:p>1.33400988081E-005</text:p>
          </table:table-cell>
          <table:table-cell/>
          <table:table-cell table:formula="of:=ABS([.P196]-[.Q196])" office:value-type="float" office:value="0.0000000801795959040013">
            <text:p>8.01795959040013E-008</text:p>
          </table:table-cell>
          <table:table-cell table:formula="of:=ABS([.P196]-[.R196])" office:value-type="float" office:value="0.000073633547905692">
            <text:p>7.3633547905692E-005</text:p>
          </table:table-cell>
          <table:table-cell table:formula="of:=ABS([.T196]-[.U196])" office:value-type="float" office:value="0.00000243936107240689">
            <text:p>2.43936107240689E-006</text:p>
          </table:table-cell>
          <table:table-cell table:formula="of:=ABS([.T196]-[.V196])" office:value-type="float" office:value="0.0000542470830807069">
            <text:p>5.42470830807069E-0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197]-[.D197])" office:value-type="float" office:value="0">
            <text:p>0</text:p>
          </table:table-cell>
          <table:table-cell table:formula="of:=ABS([.C197]-[.E197])" office:value-type="float" office:value="0">
            <text:p>0</text:p>
          </table:table-cell>
          <table:table-cell table:formula="of:=ABS([.G197]-[.H197])" office:value-type="float" office:value="0">
            <text:p>0</text:p>
          </table:table-cell>
          <table:table-cell table:formula="of:=ABS([.G197]-[.I19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197]-[.Q197])" office:value-type="float" office:value="0">
            <text:p>0</text:p>
          </table:table-cell>
          <table:table-cell table:formula="of:=ABS([.P197]-[.R197])" office:value-type="float" office:value="0">
            <text:p>0</text:p>
          </table:table-cell>
          <table:table-cell table:formula="of:=ABS([.T197]-[.U197])" office:value-type="float" office:value="0">
            <text:p>0</text:p>
          </table:table-cell>
          <table:table-cell table:formula="of:=ABS([.T197]-[.V197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.00433978667783203">
            <text:p>0.0043397867</text:p>
          </table:table-cell>
          <table:table-cell office:value-type="float" office:value="0.00433983183076">
            <text:p>0.0043398318</text:p>
          </table:table-cell>
          <table:table-cell office:value-type="float" office:value="0.00849917163066631">
            <text:p>0.0084991716</text:p>
          </table:table-cell>
          <table:table-cell/>
          <table:table-cell office:value-type="float" office:value="0.00481568092474868">
            <text:p>0.0048156809</text:p>
          </table:table-cell>
          <table:table-cell office:value-type="float" office:value="0.00481407007225">
            <text:p>0.0048140701</text:p>
          </table:table-cell>
          <table:table-cell office:value-type="float" office:value="0.00481568087554145">
            <text:p>0.0048156809</text:p>
          </table:table-cell>
          <table:table-cell/>
          <table:table-cell table:formula="of:=ABS([.C198]-[.D198])" office:value-type="float" office:value="0.0000000451529279703669">
            <text:p>4.51529279703669E-008</text:p>
          </table:table-cell>
          <table:table-cell table:formula="of:=ABS([.C198]-[.E198])" office:value-type="float" office:value="0.00415938495283428">
            <text:p>0.004159385</text:p>
          </table:table-cell>
          <table:table-cell table:formula="of:=ABS([.G198]-[.H198])" office:value-type="float" office:value="0.00000161085249868014">
            <text:p>1.61085249868014E-006</text:p>
          </table:table-cell>
          <table:table-cell table:formula="of:=ABS([.G198]-[.I198])" office:value-type="float" office:value="0.0000000000492072320390502">
            <text:p>4.92072320390502E-011</text:p>
          </table:table-cell>
          <table:table-cell/>
          <table:table-cell office:value-type="float" office:value="0.00454129858284953">
            <text:p>0.0045412986</text:p>
          </table:table-cell>
          <table:table-cell office:value-type="float" office:value="0.00457991916001">
            <text:p>0.0045799192</text:p>
          </table:table-cell>
          <table:table-cell office:value-type="float" office:value="0.00849917163066631">
            <text:p>0.0084991716</text:p>
          </table:table-cell>
          <table:table-cell/>
          <table:table-cell office:value-type="float" office:value="0.00504484082265032">
            <text:p>0.0050448408</text:p>
          </table:table-cell>
          <table:table-cell office:value-type="float" office:value="0.00528854746176">
            <text:p>0.0052885475</text:p>
          </table:table-cell>
          <table:table-cell office:value-type="float" office:value="0.00457991916001">
            <text:p>0.0045799192</text:p>
          </table:table-cell>
          <table:table-cell/>
          <table:table-cell table:formula="of:=ABS([.P198]-[.Q198])" office:value-type="float" office:value="0.0000386205771604701">
            <text:p>3.86205771604701E-005</text:p>
          </table:table-cell>
          <table:table-cell table:formula="of:=ABS([.P198]-[.R198])" office:value-type="float" office:value="0.00395787304781678">
            <text:p>0.003957873</text:p>
          </table:table-cell>
          <table:table-cell table:formula="of:=ABS([.T198]-[.U198])" office:value-type="float" office:value="0.000243706639109678">
            <text:p>0.0002437066</text:p>
          </table:table-cell>
          <table:table-cell table:formula="of:=ABS([.T198]-[.V198])" office:value-type="float" office:value="0.00046492166264032">
            <text:p>0.00046492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2" office:value-type="float" office:value="0.0000572896313894285">
            <text:p>5.73E-005</text:p>
          </table:table-cell>
          <table:table-cell office:value-type="float" office:value="0.0000572933941776">
            <text:p>5.72933941776E-005</text:p>
          </table:table-cell>
          <table:table-cell office:value-type="float" office:value="0.00391511615025032">
            <text:p>0.0039151162</text:p>
          </table:table-cell>
          <table:table-cell/>
          <table:table-cell office:value-type="float" office:value="0.00223573341730521">
            <text:p>0.0022357334</text:p>
          </table:table-cell>
          <table:table-cell office:value-type="float" office:value="0.00223494453504">
            <text:p>0.0022349445</text:p>
          </table:table-cell>
          <table:table-cell office:value-type="float" office:value="0.00223573343863285">
            <text:p>0.0022357334</text:p>
          </table:table-cell>
          <table:table-cell/>
          <table:table-cell table:formula="of:=ABS([.C199]-[.D199])" office:value-type="float" office:value="0.00000000376278817150043">
            <text:p>3.76278817150043E-009</text:p>
          </table:table-cell>
          <table:table-cell table:formula="of:=ABS([.C199]-[.E199])" office:value-type="float" office:value="0.00385782651886089">
            <text:p>0.0038578265</text:p>
          </table:table-cell>
          <table:table-cell table:formula="of:=ABS([.G199]-[.H199])" office:value-type="float" office:value="0.000000788882265210372">
            <text:p>7.88882265210372E-007</text:p>
          </table:table-cell>
          <table:table-cell table:formula="of:=ABS([.G199]-[.I199])" office:value-type="float" office:value="0.0000000000213276393074002">
            <text:p>2.13276393074002E-011</text:p>
          </table:table-cell>
          <table:table-cell/>
          <table:table-cell table:style-name="ce2" office:value-type="float" office:value="0.0000589770476792251">
            <text:p>5.90E-005</text:p>
          </table:table-cell>
          <table:table-cell office:value-type="float" office:value="0.0000596573953924">
            <text:p>5.96573953924E-005</text:p>
          </table:table-cell>
          <table:table-cell office:value-type="float" office:value="0.00391511615025032">
            <text:p>0.0039151162</text:p>
          </table:table-cell>
          <table:table-cell/>
          <table:table-cell office:value-type="float" office:value="0.00235973038922972">
            <text:p>0.0023597304</text:p>
          </table:table-cell>
          <table:table-cell office:value-type="float" office:value="0.00246928492561">
            <text:p>0.0024692849</text:p>
          </table:table-cell>
          <table:table-cell office:value-type="float" office:value="0.0000596573953924">
            <text:p>5.96573953924E-005</text:p>
          </table:table-cell>
          <table:table-cell/>
          <table:table-cell table:formula="of:=ABS([.P199]-[.Q199])" office:value-type="float" office:value="0.000000680347713174904">
            <text:p>6.80347713174904E-007</text:p>
          </table:table-cell>
          <table:table-cell table:formula="of:=ABS([.P199]-[.R199])" office:value-type="float" office:value="0.0038561391025711">
            <text:p>0.0038561391</text:p>
          </table:table-cell>
          <table:table-cell table:formula="of:=ABS([.T199]-[.U199])" office:value-type="float" office:value="0.00010955453638028">
            <text:p>0.0001095545</text:p>
          </table:table-cell>
          <table:table-cell table:formula="of:=ABS([.T199]-[.V199])" office:value-type="float" office:value="0.00230007299383732">
            <text:p>0.00230007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00]-[.D200])" office:value-type="float" office:value="0">
            <text:p>0</text:p>
          </table:table-cell>
          <table:table-cell table:formula="of:=ABS([.C200]-[.E200])" office:value-type="float" office:value="0">
            <text:p>0</text:p>
          </table:table-cell>
          <table:table-cell table:formula="of:=ABS([.G200]-[.H200])" office:value-type="float" office:value="0">
            <text:p>0</text:p>
          </table:table-cell>
          <table:table-cell table:formula="of:=ABS([.G200]-[.I20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00]-[.Q200])" office:value-type="float" office:value="0">
            <text:p>0</text:p>
          </table:table-cell>
          <table:table-cell table:formula="of:=ABS([.P200]-[.R200])" office:value-type="float" office:value="0">
            <text:p>0</text:p>
          </table:table-cell>
          <table:table-cell table:formula="of:=ABS([.T200]-[.U200])" office:value-type="float" office:value="0">
            <text:p>0</text:p>
          </table:table-cell>
          <table:table-cell table:formula="of:=ABS([.T200]-[.V200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01]-[.D201])" office:value-type="float" office:value="0">
            <text:p>0</text:p>
          </table:table-cell>
          <table:table-cell table:formula="of:=ABS([.C201]-[.E201])" office:value-type="float" office:value="0">
            <text:p>0</text:p>
          </table:table-cell>
          <table:table-cell table:formula="of:=ABS([.G201]-[.H201])" office:value-type="float" office:value="0">
            <text:p>0</text:p>
          </table:table-cell>
          <table:table-cell table:formula="of:=ABS([.G201]-[.I20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01]-[.Q201])" office:value-type="float" office:value="0">
            <text:p>0</text:p>
          </table:table-cell>
          <table:table-cell table:formula="of:=ABS([.P201]-[.R201])" office:value-type="float" office:value="0">
            <text:p>0</text:p>
          </table:table-cell>
          <table:table-cell table:formula="of:=ABS([.T201]-[.U201])" office:value-type="float" office:value="0">
            <text:p>0</text:p>
          </table:table-cell>
          <table:table-cell table:formula="of:=ABS([.T201]-[.V201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2144908447465">
            <text:p>0.0021449084</text:p>
          </table:table-cell>
          <table:table-cell office:value-type="float" office:value="0.00214405115521">
            <text:p>0.0021440512</text:p>
          </table:table-cell>
          <table:table-cell office:value-type="float" office:value="0.00214490851130665">
            <text:p>0.0021449085</text:p>
          </table:table-cell>
          <table:table-cell/>
          <table:table-cell table:formula="of:=ABS([.C202]-[.D202])" office:value-type="float" office:value="0">
            <text:p>0</text:p>
          </table:table-cell>
          <table:table-cell table:formula="of:=ABS([.C202]-[.E202])" office:value-type="float" office:value="0">
            <text:p>0</text:p>
          </table:table-cell>
          <table:table-cell table:formula="of:=ABS([.G202]-[.H202])" office:value-type="float" office:value="0.000000857292255000523">
            <text:p>8.57292255000523E-007</text:p>
          </table:table-cell>
          <table:table-cell table:formula="of:=ABS([.G202]-[.I202])" office:value-type="float" office:value="0.000000000063841648981211">
            <text:p>6.3841648981211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223431505543579">
            <text:p>0.0022343151</text:p>
          </table:table-cell>
          <table:table-cell office:value-type="float" office:value="0.00234660798724">
            <text:p>0.002346608</text:p>
          </table:table-cell>
          <table:table-cell office:value-type="float" office:value="0">
            <text:p>0</text:p>
          </table:table-cell>
          <table:table-cell/>
          <table:table-cell table:formula="of:=ABS([.P202]-[.Q202])" office:value-type="float" office:value="0">
            <text:p>0</text:p>
          </table:table-cell>
          <table:table-cell table:formula="of:=ABS([.P202]-[.R202])" office:value-type="float" office:value="0">
            <text:p>0</text:p>
          </table:table-cell>
          <table:table-cell table:formula="of:=ABS([.T202]-[.U202])" office:value-type="float" office:value="0.00011229293180421">
            <text:p>0.0001122929</text:p>
          </table:table-cell>
          <table:table-cell table:formula="of:=ABS([.T202]-[.V202])" office:value-type="float" office:value="0.00223431505543579">
            <text:p>0.002234315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931624231877866">
            <text:p>9.32E-005</text:p>
          </table:table-cell>
          <table:table-cell office:value-type="float" office:value="0.0000978544337796">
            <text:p>9.78544337796E-005</text:p>
          </table:table-cell>
          <table:table-cell office:value-type="float" office:value="0.000093162416676624">
            <text:p>9.3162416676624E-005</text:p>
          </table:table-cell>
          <table:table-cell/>
          <table:table-cell table:formula="of:=ABS([.C203]-[.D203])" office:value-type="float" office:value="0">
            <text:p>0</text:p>
          </table:table-cell>
          <table:table-cell table:formula="of:=ABS([.C203]-[.E203])" office:value-type="float" office:value="0">
            <text:p>0</text:p>
          </table:table-cell>
          <table:table-cell table:formula="of:=ABS([.G203]-[.H203])" office:value-type="float" office:value="0.00000469201059181341">
            <text:p>0.000004692</text:p>
          </table:table-cell>
          <table:table-cell table:formula="of:=ABS([.G203]-[.I203])" office:value-type="float" office:value="0.00000000000651116260788707">
            <text:p>6.51116260788707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888062463539784">
            <text:p>8.88E-005</text:p>
          </table:table-cell>
          <table:table-cell office:value-type="float" office:value="0.0000937498380025">
            <text:p>9.37498380025E-005</text:p>
          </table:table-cell>
          <table:table-cell office:value-type="float" office:value="0">
            <text:p>0</text:p>
          </table:table-cell>
          <table:table-cell/>
          <table:table-cell table:formula="of:=ABS([.P203]-[.Q203])" office:value-type="float" office:value="0">
            <text:p>0</text:p>
          </table:table-cell>
          <table:table-cell table:formula="of:=ABS([.P203]-[.R203])" office:value-type="float" office:value="0">
            <text:p>0</text:p>
          </table:table-cell>
          <table:table-cell table:formula="of:=ABS([.T203]-[.U203])" office:value-type="float" office:value="0.00000494359164852159">
            <text:p>4.94359164852159E-006</text:p>
          </table:table-cell>
          <table:table-cell table:formula="of:=ABS([.T203]-[.V203])" office:value-type="float" office:value="0.0000888062463539784">
            <text:p>8.88062463539784E-0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616449956762694">
            <text:p>6.16E-005</text:p>
          </table:table-cell>
          <table:table-cell office:value-type="float" office:value="0.0000635625102121">
            <text:p>6.35625102121E-005</text:p>
          </table:table-cell>
          <table:table-cell office:value-type="float" office:value="0.000061645000153489">
            <text:p>0.000061645</text:p>
          </table:table-cell>
          <table:table-cell/>
          <table:table-cell table:formula="of:=ABS([.C204]-[.D204])" office:value-type="float" office:value="0">
            <text:p>0</text:p>
          </table:table-cell>
          <table:table-cell table:formula="of:=ABS([.C204]-[.E204])" office:value-type="float" office:value="0">
            <text:p>0</text:p>
          </table:table-cell>
          <table:table-cell table:formula="of:=ABS([.G204]-[.H204])" office:value-type="float" office:value="0.00000191751453583058">
            <text:p>1.91751453583058E-006</text:p>
          </table:table-cell>
          <table:table-cell table:formula="of:=ABS([.G204]-[.I204])" office:value-type="float" office:value="0.00000000000447721957977983">
            <text:p>4.47721957977983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566491082759577">
            <text:p>5.66E-005</text:p>
          </table:table-cell>
          <table:table-cell office:value-type="float" office:value="0.00005464462084">
            <text:p>5.464462084E-005</text:p>
          </table:table-cell>
          <table:table-cell office:value-type="float" office:value="0">
            <text:p>0</text:p>
          </table:table-cell>
          <table:table-cell/>
          <table:table-cell table:formula="of:=ABS([.P204]-[.Q204])" office:value-type="float" office:value="0">
            <text:p>0</text:p>
          </table:table-cell>
          <table:table-cell table:formula="of:=ABS([.P204]-[.R204])" office:value-type="float" office:value="0">
            <text:p>0</text:p>
          </table:table-cell>
          <table:table-cell table:formula="of:=ABS([.T204]-[.U204])" office:value-type="float" office:value="0.00000200448743595772">
            <text:p>2.00448743595772E-006</text:p>
          </table:table-cell>
          <table:table-cell table:formula="of:=ABS([.T204]-[.V204])" office:value-type="float" office:value="0.0000566491082759577">
            <text:p>5.66491082759577E-0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style-name="ce2" office:value-type="float" office:value="0.0000314979488308858">
            <text:p>3.15E-005</text:p>
          </table:table-cell>
          <table:table-cell office:value-type="float" office:value="0.00003150015625">
            <text:p>3.150015625E-005</text:p>
          </table:table-cell>
          <table:table-cell office:value-type="float" office:value="0.007604081720321">
            <text:p>0.0076040817</text:p>
          </table:table-cell>
          <table:table-cell/>
          <table:table-cell office:value-type="float" office:value="0.00424830611373243">
            <text:p>0.0042483061</text:p>
          </table:table-cell>
          <table:table-cell office:value-type="float" office:value="0.00425167898401">
            <text:p>0.004251679</text:p>
          </table:table-cell>
          <table:table-cell office:value-type="float" office:value="0.00424830621245702">
            <text:p>0.0042483062</text:p>
          </table:table-cell>
          <table:table-cell/>
          <table:table-cell table:formula="of:=ABS([.C205]-[.D205])" office:value-type="float" office:value="0.00000000220741911418986">
            <text:p>2.20741911418986E-009</text:p>
          </table:table-cell>
          <table:table-cell table:formula="of:=ABS([.C205]-[.E205])" office:value-type="float" office:value="0.00757258377149011">
            <text:p>0.0075725838</text:p>
          </table:table-cell>
          <table:table-cell table:formula="of:=ABS([.G205]-[.H205])" office:value-type="float" office:value="0.00000337287027756938">
            <text:p>3.37287027756938E-006</text:p>
          </table:table-cell>
          <table:table-cell table:formula="of:=ABS([.G205]-[.I205])" office:value-type="float" office:value="0.0000000000987245936043268">
            <text:p>9.87245936043268E-011</text:p>
          </table:table-cell>
          <table:table-cell/>
          <table:table-cell table:style-name="ce2" office:value-type="float" office:value="0.0000283410854556746">
            <text:p>2.83E-005</text:p>
          </table:table-cell>
          <table:table-cell office:value-type="float" office:value="0.0000300596703289">
            <text:p>3.00596703289E-005</text:p>
          </table:table-cell>
          <table:table-cell office:value-type="float" office:value="0.007604081720321">
            <text:p>0.0076040817</text:p>
          </table:table-cell>
          <table:table-cell/>
          <table:table-cell office:value-type="float" office:value="0.0038930820521095">
            <text:p>0.0038930821</text:p>
          </table:table-cell>
          <table:table-cell office:value-type="float" office:value="0.00401830477801">
            <text:p>0.0040183048</text:p>
          </table:table-cell>
          <table:table-cell office:value-type="float" office:value="0.0000300596703289">
            <text:p>3.00596703289E-005</text:p>
          </table:table-cell>
          <table:table-cell/>
          <table:table-cell table:formula="of:=ABS([.P205]-[.Q205])" office:value-type="float" office:value="0.0000017185848732254">
            <text:p>1.7185848732254E-006</text:p>
          </table:table-cell>
          <table:table-cell table:formula="of:=ABS([.P205]-[.R205])" office:value-type="float" office:value="0.00757574063486532">
            <text:p>0.0075757406</text:p>
          </table:table-cell>
          <table:table-cell table:formula="of:=ABS([.T205]-[.U205])" office:value-type="float" office:value="0.000125222725900499">
            <text:p>0.0001252227</text:p>
          </table:table-cell>
          <table:table-cell table:formula="of:=ABS([.T205]-[.V205])" office:value-type="float" office:value="0.0038630223817806">
            <text:p>0.003863022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06]-[.D206])" office:value-type="float" office:value="0">
            <text:p>0</text:p>
          </table:table-cell>
          <table:table-cell table:formula="of:=ABS([.C206]-[.E206])" office:value-type="float" office:value="0">
            <text:p>0</text:p>
          </table:table-cell>
          <table:table-cell table:formula="of:=ABS([.G206]-[.H206])" office:value-type="float" office:value="0">
            <text:p>0</text:p>
          </table:table-cell>
          <table:table-cell table:formula="of:=ABS([.G206]-[.I20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06]-[.Q206])" office:value-type="float" office:value="0">
            <text:p>0</text:p>
          </table:table-cell>
          <table:table-cell table:formula="of:=ABS([.P206]-[.R206])" office:value-type="float" office:value="0">
            <text:p>0</text:p>
          </table:table-cell>
          <table:table-cell table:formula="of:=ABS([.T206]-[.U206])" office:value-type="float" office:value="0">
            <text:p>0</text:p>
          </table:table-cell>
          <table:table-cell table:formula="of:=ABS([.T206]-[.V206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07]-[.D207])" office:value-type="float" office:value="0">
            <text:p>0</text:p>
          </table:table-cell>
          <table:table-cell table:formula="of:=ABS([.C207]-[.E207])" office:value-type="float" office:value="0">
            <text:p>0</text:p>
          </table:table-cell>
          <table:table-cell table:formula="of:=ABS([.G207]-[.H207])" office:value-type="float" office:value="0">
            <text:p>0</text:p>
          </table:table-cell>
          <table:table-cell table:formula="of:=ABS([.G207]-[.I20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07]-[.Q207])" office:value-type="float" office:value="0">
            <text:p>0</text:p>
          </table:table-cell>
          <table:table-cell table:formula="of:=ABS([.P207]-[.R207])" office:value-type="float" office:value="0">
            <text:p>0</text:p>
          </table:table-cell>
          <table:table-cell table:formula="of:=ABS([.T207]-[.U207])" office:value-type="float" office:value="0">
            <text:p>0</text:p>
          </table:table-cell>
          <table:table-cell table:formula="of:=ABS([.T207]-[.V207])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style-name="ce2" office:value-type="float" office:value="0.00000103766363618348">
            <text:p>1.04E-006</text:p>
          </table:table-cell>
          <table:table-cell office:value-type="float" office:value="0.00000233570089">
            <text:p>2.33570089E-006</text:p>
          </table:table-cell>
          <table:table-cell office:value-type="float" office:value="0.000028418452162816">
            <text:p>2.8418452162816E-005</text:p>
          </table:table-cell>
          <table:table-cell/>
          <table:table-cell table:style-name="ce2" office:value-type="float" office:value="0.0000459675035495188">
            <text:p>4.60E-005</text:p>
          </table:table-cell>
          <table:table-cell office:value-type="float" office:value="0.0000481236338944">
            <text:p>4.81236338944E-005</text:p>
          </table:table-cell>
          <table:table-cell office:value-type="float" office:value="0.000045967505044356">
            <text:p>4.5967505044356E-005</text:p>
          </table:table-cell>
          <table:table-cell/>
          <table:table-cell table:formula="of:=ABS([.C208]-[.D208])" office:value-type="float" office:value="0.00000129803725381652">
            <text:p>0.000001298</text:p>
          </table:table-cell>
          <table:table-cell table:formula="of:=ABS([.C208]-[.E208])" office:value-type="float" office:value="0.0000273807885266325">
            <text:p>2.73807885266325E-005</text:p>
          </table:table-cell>
          <table:table-cell table:formula="of:=ABS([.G208]-[.H208])" office:value-type="float" office:value="0.00000215613034488119">
            <text:p>2.15613034488119E-006</text:p>
          </table:table-cell>
          <table:table-cell table:formula="of:=ABS([.G208]-[.I208])" office:value-type="float" office:value="0.00000000000149483720622004">
            <text:p>1.49483720622004E-012</text:p>
          </table:table-cell>
          <table:table-cell/>
          <table:table-cell table:style-name="ce2" office:value-type="float" office:value="0.000000933664409235594">
            <text:p>9.34E-007</text:p>
          </table:table-cell>
          <table:table-cell office:value-type="float" office:value="0.000000756837361296">
            <text:p>7.56837361296E-007</text:p>
          </table:table-cell>
          <table:table-cell office:value-type="float" office:value="0.000028418452162816">
            <text:p>2.8418452162816E-005</text:p>
          </table:table-cell>
          <table:table-cell/>
          <table:table-cell table:style-name="ce2" office:value-type="float" office:value="0.0000417335446721084">
            <text:p>4.17E-005</text:p>
          </table:table-cell>
          <table:table-cell office:value-type="float" office:value="0.0000400594055625">
            <text:p>4.00594055625E-005</text:p>
          </table:table-cell>
          <table:table-cell office:value-type="float" office:value="0.000000756837361296">
            <text:p>7.56837361296E-007</text:p>
          </table:table-cell>
          <table:table-cell/>
          <table:table-cell table:formula="of:=ABS([.P208]-[.Q208])" office:value-type="float" office:value="0.000000176827047939594">
            <text:p>1.76827047939594E-007</text:p>
          </table:table-cell>
          <table:table-cell table:formula="of:=ABS([.P208]-[.R208])" office:value-type="float" office:value="0.0000274847877535804">
            <text:p>2.74847877535804E-005</text:p>
          </table:table-cell>
          <table:table-cell table:formula="of:=ABS([.T208]-[.U208])" office:value-type="float" office:value="0.00000167413910960841">
            <text:p>1.67413910960841E-006</text:p>
          </table:table-cell>
          <table:table-cell table:formula="of:=ABS([.T208]-[.V208])" office:value-type="float" office:value="0.0000409767073108124">
            <text:p>4.09767073108124E-0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209]-[.D209])" office:value-type="float" office:value="0">
            <text:p>0</text:p>
          </table:table-cell>
          <table:table-cell table:formula="of:=ABS([.C209]-[.E209])" office:value-type="float" office:value="0">
            <text:p>0</text:p>
          </table:table-cell>
          <table:table-cell table:formula="of:=ABS([.G209]-[.H209])" office:value-type="float" office:value="0">
            <text:p>0</text:p>
          </table:table-cell>
          <table:table-cell table:formula="of:=ABS([.G209]-[.I20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09]-[.Q209])" office:value-type="float" office:value="0">
            <text:p>0</text:p>
          </table:table-cell>
          <table:table-cell table:formula="of:=ABS([.P209]-[.R209])" office:value-type="float" office:value="0">
            <text:p>0</text:p>
          </table:table-cell>
          <table:table-cell table:formula="of:=ABS([.T209]-[.U209])" office:value-type="float" office:value="0">
            <text:p>0</text:p>
          </table:table-cell>
          <table:table-cell table:formula="of:=ABS([.T209]-[.V209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0]-[.D210])" office:value-type="float" office:value="0">
            <text:p>0</text:p>
          </table:table-cell>
          <table:table-cell table:formula="of:=ABS([.C210]-[.E210])" office:value-type="float" office:value="0">
            <text:p>0</text:p>
          </table:table-cell>
          <table:table-cell table:formula="of:=ABS([.G210]-[.H210])" office:value-type="float" office:value="0">
            <text:p>0</text:p>
          </table:table-cell>
          <table:table-cell table:formula="of:=ABS([.G210]-[.I21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0]-[.Q210])" office:value-type="float" office:value="0">
            <text:p>0</text:p>
          </table:table-cell>
          <table:table-cell table:formula="of:=ABS([.P210]-[.R210])" office:value-type="float" office:value="0">
            <text:p>0</text:p>
          </table:table-cell>
          <table:table-cell table:formula="of:=ABS([.T210]-[.U210])" office:value-type="float" office:value="0">
            <text:p>0</text:p>
          </table:table-cell>
          <table:table-cell table:formula="of:=ABS([.T210]-[.V210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1]-[.D211])" office:value-type="float" office:value="0">
            <text:p>0</text:p>
          </table:table-cell>
          <table:table-cell table:formula="of:=ABS([.C211]-[.E211])" office:value-type="float" office:value="0">
            <text:p>0</text:p>
          </table:table-cell>
          <table:table-cell table:formula="of:=ABS([.G211]-[.H211])" office:value-type="float" office:value="0">
            <text:p>0</text:p>
          </table:table-cell>
          <table:table-cell table:formula="of:=ABS([.G211]-[.I211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211]-[.Q211])" office:value-type="float" office:value="0">
            <text:p>0</text:p>
          </table:table-cell>
          <table:table-cell table:formula="of:=ABS([.P211]-[.R211])" office:value-type="float" office:value="0">
            <text:p>0</text:p>
          </table:table-cell>
          <table:table-cell table:formula="of:=ABS([.T211]-[.U211])" office:value-type="float" office:value="0">
            <text:p>0</text:p>
          </table:table-cell>
          <table:table-cell table:formula="of:=ABS([.T211]-[.V211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2]-[.D212])" office:value-type="float" office:value="0">
            <text:p>0</text:p>
          </table:table-cell>
          <table:table-cell table:formula="of:=ABS([.C212]-[.E212])" office:value-type="float" office:value="0">
            <text:p>0</text:p>
          </table:table-cell>
          <table:table-cell table:formula="of:=ABS([.G212]-[.H212])" office:value-type="float" office:value="0">
            <text:p>0</text:p>
          </table:table-cell>
          <table:table-cell table:formula="of:=ABS([.G212]-[.I21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2]-[.Q212])" office:value-type="float" office:value="0">
            <text:p>0</text:p>
          </table:table-cell>
          <table:table-cell table:formula="of:=ABS([.P212]-[.R212])" office:value-type="float" office:value="0">
            <text:p>0</text:p>
          </table:table-cell>
          <table:table-cell table:formula="of:=ABS([.T212]-[.U212])" office:value-type="float" office:value="0">
            <text:p>0</text:p>
          </table:table-cell>
          <table:table-cell table:formula="of:=ABS([.T212]-[.V212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3]-[.D213])" office:value-type="float" office:value="0">
            <text:p>0</text:p>
          </table:table-cell>
          <table:table-cell table:formula="of:=ABS([.C213]-[.E213])" office:value-type="float" office:value="0">
            <text:p>0</text:p>
          </table:table-cell>
          <table:table-cell table:formula="of:=ABS([.G213]-[.H213])" office:value-type="float" office:value="0">
            <text:p>0</text:p>
          </table:table-cell>
          <table:table-cell table:formula="of:=ABS([.G213]-[.I21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3]-[.Q213])" office:value-type="float" office:value="0">
            <text:p>0</text:p>
          </table:table-cell>
          <table:table-cell table:formula="of:=ABS([.P213]-[.R213])" office:value-type="float" office:value="0">
            <text:p>0</text:p>
          </table:table-cell>
          <table:table-cell table:formula="of:=ABS([.T213]-[.U213])" office:value-type="float" office:value="0">
            <text:p>0</text:p>
          </table:table-cell>
          <table:table-cell table:formula="of:=ABS([.T213]-[.V213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4]-[.D214])" office:value-type="float" office:value="0">
            <text:p>0</text:p>
          </table:table-cell>
          <table:table-cell table:formula="of:=ABS([.C214]-[.E214])" office:value-type="float" office:value="0">
            <text:p>0</text:p>
          </table:table-cell>
          <table:table-cell table:formula="of:=ABS([.G214]-[.H214])" office:value-type="float" office:value="0">
            <text:p>0</text:p>
          </table:table-cell>
          <table:table-cell table:formula="of:=ABS([.G214]-[.I21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4]-[.Q214])" office:value-type="float" office:value="0">
            <text:p>0</text:p>
          </table:table-cell>
          <table:table-cell table:formula="of:=ABS([.P214]-[.R214])" office:value-type="float" office:value="0">
            <text:p>0</text:p>
          </table:table-cell>
          <table:table-cell table:formula="of:=ABS([.T214]-[.U214])" office:value-type="float" office:value="0">
            <text:p>0</text:p>
          </table:table-cell>
          <table:table-cell table:formula="of:=ABS([.T214]-[.V214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00433978667783203">
            <text:p>0.0043397867</text:p>
          </table:table-cell>
          <table:table-cell office:value-type="float" office:value="0.00433983183076">
            <text:p>0.0043398318</text:p>
          </table:table-cell>
          <table:table-cell office:value-type="float" office:value="0.0106293334875983">
            <text:p>0.0106293335</text:p>
          </table:table-cell>
          <table:table-cell/>
          <table:table-cell office:value-type="float" office:value="0.0060330306303789">
            <text:p>0.0060330306</text:p>
          </table:table-cell>
          <table:table-cell office:value-type="float" office:value="0.00603096687649">
            <text:p>0.0060309669</text:p>
          </table:table-cell>
          <table:table-cell office:value-type="float" office:value="0.00603303077127257">
            <text:p>0.0060330308</text:p>
          </table:table-cell>
          <table:table-cell/>
          <table:table-cell table:formula="of:=ABS([.C215]-[.D215])" office:value-type="float" office:value="0.0000000451529279703669">
            <text:p>4.51529279703669E-008</text:p>
          </table:table-cell>
          <table:table-cell table:formula="of:=ABS([.C215]-[.E215])" office:value-type="float" office:value="0.00628954680976625">
            <text:p>0.0062895468</text:p>
          </table:table-cell>
          <table:table-cell table:formula="of:=ABS([.G215]-[.H215])" office:value-type="float" office:value="0.00000206375388890016">
            <text:p>2.06375388890016E-006</text:p>
          </table:table-cell>
          <table:table-cell table:formula="of:=ABS([.G215]-[.I215])" office:value-type="float" office:value="0.000000000140893669127451">
            <text:p>1.40893669127451E-010</text:p>
          </table:table-cell>
          <table:table-cell/>
          <table:table-cell office:value-type="float" office:value="0.00454129858284953">
            <text:p>0.0045412986</text:p>
          </table:table-cell>
          <table:table-cell office:value-type="float" office:value="0.00457991916001">
            <text:p>0.0045799192</text:p>
          </table:table-cell>
          <table:table-cell office:value-type="float" office:value="0.0106293334875983">
            <text:p>0.0106293335</text:p>
          </table:table-cell>
          <table:table-cell/>
          <table:table-cell office:value-type="float" office:value="0.00632050502520132">
            <text:p>0.006320505</text:p>
          </table:table-cell>
          <table:table-cell office:value-type="float" office:value="0.00662247653796">
            <text:p>0.0066224765</text:p>
          </table:table-cell>
          <table:table-cell office:value-type="float" office:value="0.00457991916001">
            <text:p>0.0045799192</text:p>
          </table:table-cell>
          <table:table-cell/>
          <table:table-cell table:formula="of:=ABS([.P215]-[.Q215])" office:value-type="float" office:value="0.0000386205771604701">
            <text:p>3.86205771604701E-005</text:p>
          </table:table-cell>
          <table:table-cell table:formula="of:=ABS([.P215]-[.R215])" office:value-type="float" office:value="0.00608803490474875">
            <text:p>0.0060880349</text:p>
          </table:table-cell>
          <table:table-cell table:formula="of:=ABS([.T215]-[.U215])" office:value-type="float" office:value="0.000301971512758678">
            <text:p>0.0003019715</text:p>
          </table:table-cell>
          <table:table-cell table:formula="of:=ABS([.T215]-[.V215])" office:value-type="float" office:value="0.00174058586519132">
            <text:p>0.001740585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6]-[.D216])" office:value-type="float" office:value="0">
            <text:p>0</text:p>
          </table:table-cell>
          <table:table-cell table:formula="of:=ABS([.C216]-[.E216])" office:value-type="float" office:value="0">
            <text:p>0</text:p>
          </table:table-cell>
          <table:table-cell table:formula="of:=ABS([.G216]-[.H216])" office:value-type="float" office:value="0">
            <text:p>0</text:p>
          </table:table-cell>
          <table:table-cell table:formula="of:=ABS([.G216]-[.I21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6]-[.Q216])" office:value-type="float" office:value="0">
            <text:p>0</text:p>
          </table:table-cell>
          <table:table-cell table:formula="of:=ABS([.P216]-[.R216])" office:value-type="float" office:value="0">
            <text:p>0</text:p>
          </table:table-cell>
          <table:table-cell table:formula="of:=ABS([.T216]-[.U216])" office:value-type="float" office:value="0">
            <text:p>0</text:p>
          </table:table-cell>
          <table:table-cell table:formula="of:=ABS([.T216]-[.V216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7]-[.D217])" office:value-type="float" office:value="0">
            <text:p>0</text:p>
          </table:table-cell>
          <table:table-cell table:formula="of:=ABS([.C217]-[.E217])" office:value-type="float" office:value="0">
            <text:p>0</text:p>
          </table:table-cell>
          <table:table-cell table:formula="of:=ABS([.G217]-[.H217])" office:value-type="float" office:value="0">
            <text:p>0</text:p>
          </table:table-cell>
          <table:table-cell table:formula="of:=ABS([.G217]-[.I21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7]-[.Q217])" office:value-type="float" office:value="0">
            <text:p>0</text:p>
          </table:table-cell>
          <table:table-cell table:formula="of:=ABS([.P217]-[.R217])" office:value-type="float" office:value="0">
            <text:p>0</text:p>
          </table:table-cell>
          <table:table-cell table:formula="of:=ABS([.T217]-[.U217])" office:value-type="float" office:value="0">
            <text:p>0</text:p>
          </table:table-cell>
          <table:table-cell table:formula="of:=ABS([.T217]-[.V217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16229724660286">
            <text:p>0.1622972466</text:p>
          </table:table-cell>
          <table:table-cell office:value-type="float" office:value="0.162229311729">
            <text:p>0.1622293117</text:p>
          </table:table-cell>
          <table:table-cell office:value-type="float" office:value="0.162297248792201">
            <text:p>0.1622972488</text:p>
          </table:table-cell>
          <table:table-cell/>
          <table:table-cell table:formula="of:=ABS([.C218]-[.D218])" office:value-type="float" office:value="0">
            <text:p>0</text:p>
          </table:table-cell>
          <table:table-cell table:formula="of:=ABS([.C218]-[.E218])" office:value-type="float" office:value="0">
            <text:p>0</text:p>
          </table:table-cell>
          <table:table-cell table:formula="of:=ABS([.G218]-[.H218])" office:value-type="float" office:value="0.0000679348738600038">
            <text:p>6.79348738600038E-005</text:p>
          </table:table-cell>
          <table:table-cell table:formula="of:=ABS([.G218]-[.I218])" office:value-type="float" office:value="0.00000000218934098628054">
            <text:p>2.18934098628054E-009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169177612921477">
            <text:p>0.1691776129</text:p>
          </table:table-cell>
          <table:table-cell office:value-type="float" office:value="0.1776453904">
            <text:p>0.1776453904</text:p>
          </table:table-cell>
          <table:table-cell office:value-type="float" office:value="0">
            <text:p>0</text:p>
          </table:table-cell>
          <table:table-cell/>
          <table:table-cell table:formula="of:=ABS([.P218]-[.Q218])" office:value-type="float" office:value="0">
            <text:p>0</text:p>
          </table:table-cell>
          <table:table-cell table:formula="of:=ABS([.P218]-[.R218])" office:value-type="float" office:value="0">
            <text:p>0</text:p>
          </table:table-cell>
          <table:table-cell table:formula="of:=ABS([.T218]-[.U218])" office:value-type="float" office:value="0.00846777747852301">
            <text:p>0.0084677775</text:p>
          </table:table-cell>
          <table:table-cell table:formula="of:=ABS([.T218]-[.V218])" office:value-type="float" office:value="0.169177612921477">
            <text:p>0.169177612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19]-[.D219])" office:value-type="float" office:value="0">
            <text:p>0</text:p>
          </table:table-cell>
          <table:table-cell table:formula="of:=ABS([.C219]-[.E219])" office:value-type="float" office:value="0">
            <text:p>0</text:p>
          </table:table-cell>
          <table:table-cell table:formula="of:=ABS([.G219]-[.H219])" office:value-type="float" office:value="0">
            <text:p>0</text:p>
          </table:table-cell>
          <table:table-cell table:formula="of:=ABS([.G219]-[.I21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19]-[.Q219])" office:value-type="float" office:value="0">
            <text:p>0</text:p>
          </table:table-cell>
          <table:table-cell table:formula="of:=ABS([.P219]-[.R219])" office:value-type="float" office:value="0">
            <text:p>0</text:p>
          </table:table-cell>
          <table:table-cell table:formula="of:=ABS([.T219]-[.U219])" office:value-type="float" office:value="0">
            <text:p>0</text:p>
          </table:table-cell>
          <table:table-cell table:formula="of:=ABS([.T219]-[.V219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20]-[.D220])" office:value-type="float" office:value="0">
            <text:p>0</text:p>
          </table:table-cell>
          <table:table-cell table:formula="of:=ABS([.C220]-[.E220])" office:value-type="float" office:value="0">
            <text:p>0</text:p>
          </table:table-cell>
          <table:table-cell table:formula="of:=ABS([.G220]-[.H220])" office:value-type="float" office:value="0">
            <text:p>0</text:p>
          </table:table-cell>
          <table:table-cell table:formula="of:=ABS([.G220]-[.I22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20]-[.Q220])" office:value-type="float" office:value="0">
            <text:p>0</text:p>
          </table:table-cell>
          <table:table-cell table:formula="of:=ABS([.P220]-[.R220])" office:value-type="float" office:value="0">
            <text:p>0</text:p>
          </table:table-cell>
          <table:table-cell table:formula="of:=ABS([.T220]-[.U220])" office:value-type="float" office:value="0">
            <text:p>0</text:p>
          </table:table-cell>
          <table:table-cell table:formula="of:=ABS([.T220]-[.V220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21]-[.D221])" office:value-type="float" office:value="0">
            <text:p>0</text:p>
          </table:table-cell>
          <table:table-cell table:formula="of:=ABS([.C221]-[.E221])" office:value-type="float" office:value="0">
            <text:p>0</text:p>
          </table:table-cell>
          <table:table-cell table:formula="of:=ABS([.G221]-[.H221])" office:value-type="float" office:value="0">
            <text:p>0</text:p>
          </table:table-cell>
          <table:table-cell table:formula="of:=ABS([.G221]-[.I22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21]-[.Q221])" office:value-type="float" office:value="0">
            <text:p>0</text:p>
          </table:table-cell>
          <table:table-cell table:formula="of:=ABS([.P221]-[.R221])" office:value-type="float" office:value="0">
            <text:p>0</text:p>
          </table:table-cell>
          <table:table-cell table:formula="of:=ABS([.T221]-[.U221])" office:value-type="float" office:value="0">
            <text:p>0</text:p>
          </table:table-cell>
          <table:table-cell table:formula="of:=ABS([.T221]-[.V221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22]-[.D222])" office:value-type="float" office:value="0">
            <text:p>0</text:p>
          </table:table-cell>
          <table:table-cell table:formula="of:=ABS([.C222]-[.E222])" office:value-type="float" office:value="0">
            <text:p>0</text:p>
          </table:table-cell>
          <table:table-cell table:formula="of:=ABS([.G222]-[.H222])" office:value-type="float" office:value="0">
            <text:p>0</text:p>
          </table:table-cell>
          <table:table-cell table:formula="of:=ABS([.G222]-[.I22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22]-[.Q222])" office:value-type="float" office:value="0">
            <text:p>0</text:p>
          </table:table-cell>
          <table:table-cell table:formula="of:=ABS([.P222]-[.R222])" office:value-type="float" office:value="0">
            <text:p>0</text:p>
          </table:table-cell>
          <table:table-cell table:formula="of:=ABS([.T222]-[.U222])" office:value-type="float" office:value="0">
            <text:p>0</text:p>
          </table:table-cell>
          <table:table-cell table:formula="of:=ABS([.T222]-[.V222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23]-[.D223])" office:value-type="float" office:value="0">
            <text:p>0</text:p>
          </table:table-cell>
          <table:table-cell table:formula="of:=ABS([.C223]-[.E223])" office:value-type="float" office:value="0">
            <text:p>0</text:p>
          </table:table-cell>
          <table:table-cell table:formula="of:=ABS([.G223]-[.H223])" office:value-type="float" office:value="0">
            <text:p>0</text:p>
          </table:table-cell>
          <table:table-cell table:formula="of:=ABS([.G223]-[.I22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23]-[.Q223])" office:value-type="float" office:value="0">
            <text:p>0</text:p>
          </table:table-cell>
          <table:table-cell table:formula="of:=ABS([.P223]-[.R223])" office:value-type="float" office:value="0">
            <text:p>0</text:p>
          </table:table-cell>
          <table:table-cell table:formula="of:=ABS([.T223]-[.U223])" office:value-type="float" office:value="0">
            <text:p>0</text:p>
          </table:table-cell>
          <table:table-cell table:formula="of:=ABS([.T223]-[.V223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617939339714085">
            <text:p>0.061793934</text:p>
          </table:table-cell>
          <table:table-cell office:value-type="float" office:value="0.061829309025">
            <text:p>0.061829309</text:p>
          </table:table-cell>
          <table:table-cell office:value-type="float" office:value="0.0617939344581642">
            <text:p>0.0617939345</text:p>
          </table:table-cell>
          <table:table-cell/>
          <table:table-cell table:formula="of:=ABS([.C224]-[.D224])" office:value-type="float" office:value="0">
            <text:p>0</text:p>
          </table:table-cell>
          <table:table-cell table:formula="of:=ABS([.C224]-[.E224])" office:value-type="float" office:value="0">
            <text:p>0</text:p>
          </table:table-cell>
          <table:table-cell table:formula="of:=ABS([.G224]-[.H224])" office:value-type="float" office:value="0.0000353750535914965">
            <text:p>3.53750535914965E-005</text:p>
          </table:table-cell>
          <table:table-cell table:formula="of:=ABS([.G224]-[.I224])" office:value-type="float" office:value="0.000000000486755677431283">
            <text:p>4.86755677431283E-01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565513278791512">
            <text:p>0.0565513279</text:p>
          </table:table-cell>
          <table:table-cell office:value-type="float" office:value="0.058487552964">
            <text:p>0.058487553</text:p>
          </table:table-cell>
          <table:table-cell office:value-type="float" office:value="0">
            <text:p>0</text:p>
          </table:table-cell>
          <table:table-cell/>
          <table:table-cell table:formula="of:=ABS([.P224]-[.Q224])" office:value-type="float" office:value="0">
            <text:p>0</text:p>
          </table:table-cell>
          <table:table-cell table:formula="of:=ABS([.P224]-[.R224])" office:value-type="float" office:value="0">
            <text:p>0</text:p>
          </table:table-cell>
          <table:table-cell table:formula="of:=ABS([.T224]-[.U224])" office:value-type="float" office:value="0.0019362250848488">
            <text:p>0.0019362251</text:p>
          </table:table-cell>
          <table:table-cell table:formula="of:=ABS([.T224]-[.V224])" office:value-type="float" office:value="0.0565513278791512">
            <text:p>0.056551327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25]-[.D225])" office:value-type="float" office:value="0">
            <text:p>0</text:p>
          </table:table-cell>
          <table:table-cell table:formula="of:=ABS([.C225]-[.E225])" office:value-type="float" office:value="0">
            <text:p>0</text:p>
          </table:table-cell>
          <table:table-cell table:formula="of:=ABS([.G225]-[.H225])" office:value-type="float" office:value="0">
            <text:p>0</text:p>
          </table:table-cell>
          <table:table-cell table:formula="of:=ABS([.G225]-[.I22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25]-[.Q225])" office:value-type="float" office:value="0">
            <text:p>0</text:p>
          </table:table-cell>
          <table:table-cell table:formula="of:=ABS([.P225]-[.R225])" office:value-type="float" office:value="0">
            <text:p>0</text:p>
          </table:table-cell>
          <table:table-cell table:formula="of:=ABS([.T225]-[.U225])" office:value-type="float" office:value="0">
            <text:p>0</text:p>
          </table:table-cell>
          <table:table-cell table:formula="of:=ABS([.T225]-[.V225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26]-[.D226])" office:value-type="float" office:value="0">
            <text:p>0</text:p>
          </table:table-cell>
          <table:table-cell table:formula="of:=ABS([.C226]-[.E226])" office:value-type="float" office:value="0">
            <text:p>0</text:p>
          </table:table-cell>
          <table:table-cell table:formula="of:=ABS([.G226]-[.H226])" office:value-type="float" office:value="0">
            <text:p>0</text:p>
          </table:table-cell>
          <table:table-cell table:formula="of:=ABS([.G226]-[.I22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26]-[.Q226])" office:value-type="float" office:value="0">
            <text:p>0</text:p>
          </table:table-cell>
          <table:table-cell table:formula="of:=ABS([.P226]-[.R226])" office:value-type="float" office:value="0">
            <text:p>0</text:p>
          </table:table-cell>
          <table:table-cell table:formula="of:=ABS([.T226]-[.U226])" office:value-type="float" office:value="0">
            <text:p>0</text:p>
          </table:table-cell>
          <table:table-cell table:formula="of:=ABS([.T226]-[.V226])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185613536128842">
            <text:p>1.86E-006</text:p>
          </table:table-cell>
          <table:table-cell office:value-type="float" office:value="0.0000035509256721">
            <text:p>3.5509256721E-006</text:p>
          </table:table-cell>
          <table:table-cell office:value-type="float" office:value="0.000001856136484801">
            <text:p>1.856136484801E-006</text:p>
          </table:table-cell>
          <table:table-cell/>
          <table:table-cell table:formula="of:=ABS([.C227]-[.D227])" office:value-type="float" office:value="0">
            <text:p>0</text:p>
          </table:table-cell>
          <table:table-cell table:formula="of:=ABS([.C227]-[.E227])" office:value-type="float" office:value="0">
            <text:p>0</text:p>
          </table:table-cell>
          <table:table-cell table:formula="of:=ABS([.G227]-[.H227])" office:value-type="float" office:value="0.00000169479031081158">
            <text:p>1.69479031081158E-006</text:p>
          </table:table-cell>
          <table:table-cell table:formula="of:=ABS([.G227]-[.I227])" office:value-type="float" office:value="0.0000000000011235125800266">
            <text:p>1.1235125800266E-0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01276283094529">
            <text:p>1.276283094529E-006</text:p>
          </table:table-cell>
          <table:table-cell/>
          <table:table-cell table:style-name="ce2" office:value-type="float" office:value="0.00000168638597905184">
            <text:p>1.69E-006</text:p>
          </table:table-cell>
          <table:table-cell office:value-type="float" office:value="0.0000013269657636">
            <text:p>0.000001327</text:p>
          </table:table-cell>
          <table:table-cell office:value-type="float" office:value="0">
            <text:p>0</text:p>
          </table:table-cell>
          <table:table-cell/>
          <table:table-cell table:formula="of:=ABS([.P227]-[.Q227])" office:value-type="float" office:value="0">
            <text:p>0</text:p>
          </table:table-cell>
          <table:table-cell table:formula="of:=ABS([.P227]-[.R227])" office:value-type="float" office:value="0.000001276283094529">
            <text:p>1.276283094529E-006</text:p>
          </table:table-cell>
          <table:table-cell table:formula="of:=ABS([.T227]-[.U227])" office:value-type="float" office:value="0.00000035942021545184">
            <text:p>3.5942021545184E-007</text:p>
          </table:table-cell>
          <table:table-cell table:formula="of:=ABS([.T227]-[.V227])" office:value-type="float" office:value="0.00000168638597905184">
            <text:p>1.68638597905184E-006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1276283094529">
            <text:p>1.276283094529E-0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228]-[.D228])" office:value-type="float" office:value="0">
            <text:p>0</text:p>
          </table:table-cell>
          <table:table-cell table:formula="of:=ABS([.C228]-[.E228])" office:value-type="float" office:value="0.000001276283094529">
            <text:p>1.276283094529E-006</text:p>
          </table:table-cell>
          <table:table-cell table:formula="of:=ABS([.G228]-[.H228])" office:value-type="float" office:value="0">
            <text:p>0</text:p>
          </table:table-cell>
          <table:table-cell table:formula="of:=ABS([.G228]-[.I22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28]-[.Q228])" office:value-type="float" office:value="0">
            <text:p>0</text:p>
          </table:table-cell>
          <table:table-cell table:formula="of:=ABS([.P228]-[.R228])" office:value-type="float" office:value="0">
            <text:p>0</text:p>
          </table:table-cell>
          <table:table-cell table:formula="of:=ABS([.T228]-[.U228])" office:value-type="float" office:value="0">
            <text:p>0</text:p>
          </table:table-cell>
          <table:table-cell table:formula="of:=ABS([.T228]-[.V228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29]-[.D229])" office:value-type="float" office:value="0">
            <text:p>0</text:p>
          </table:table-cell>
          <table:table-cell table:formula="of:=ABS([.C229]-[.E229])" office:value-type="float" office:value="0">
            <text:p>0</text:p>
          </table:table-cell>
          <table:table-cell table:formula="of:=ABS([.G229]-[.H229])" office:value-type="float" office:value="0">
            <text:p>0</text:p>
          </table:table-cell>
          <table:table-cell table:formula="of:=ABS([.G229]-[.I229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229]-[.Q229])" office:value-type="float" office:value="0">
            <text:p>0</text:p>
          </table:table-cell>
          <table:table-cell table:formula="of:=ABS([.P229]-[.R229])" office:value-type="float" office:value="0">
            <text:p>0</text:p>
          </table:table-cell>
          <table:table-cell table:formula="of:=ABS([.T229]-[.U229])" office:value-type="float" office:value="0">
            <text:p>0</text:p>
          </table:table-cell>
          <table:table-cell table:formula="of:=ABS([.T229]-[.V229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30]-[.D230])" office:value-type="float" office:value="0">
            <text:p>0</text:p>
          </table:table-cell>
          <table:table-cell table:formula="of:=ABS([.C230]-[.E230])" office:value-type="float" office:value="0">
            <text:p>0</text:p>
          </table:table-cell>
          <table:table-cell table:formula="of:=ABS([.G230]-[.H230])" office:value-type="float" office:value="0">
            <text:p>0</text:p>
          </table:table-cell>
          <table:table-cell table:formula="of:=ABS([.G230]-[.I23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30]-[.Q230])" office:value-type="float" office:value="0">
            <text:p>0</text:p>
          </table:table-cell>
          <table:table-cell table:formula="of:=ABS([.P230]-[.R230])" office:value-type="float" office:value="0">
            <text:p>0</text:p>
          </table:table-cell>
          <table:table-cell table:formula="of:=ABS([.T230]-[.U230])" office:value-type="float" office:value="0">
            <text:p>0</text:p>
          </table:table-cell>
          <table:table-cell table:formula="of:=ABS([.T230]-[.V230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31]-[.D231])" office:value-type="float" office:value="0">
            <text:p>0</text:p>
          </table:table-cell>
          <table:table-cell table:formula="of:=ABS([.C231]-[.E231])" office:value-type="float" office:value="0">
            <text:p>0</text:p>
          </table:table-cell>
          <table:table-cell table:formula="of:=ABS([.G231]-[.H231])" office:value-type="float" office:value="0">
            <text:p>0</text:p>
          </table:table-cell>
          <table:table-cell table:formula="of:=ABS([.G231]-[.I23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31]-[.Q231])" office:value-type="float" office:value="0">
            <text:p>0</text:p>
          </table:table-cell>
          <table:table-cell table:formula="of:=ABS([.P231]-[.R231])" office:value-type="float" office:value="0">
            <text:p>0</text:p>
          </table:table-cell>
          <table:table-cell table:formula="of:=ABS([.T231]-[.U231])" office:value-type="float" office:value="0">
            <text:p>0</text:p>
          </table:table-cell>
          <table:table-cell table:formula="of:=ABS([.T231]-[.V231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296144880282355">
            <text:p>0.0002961449</text:p>
          </table:table-cell>
          <table:table-cell office:value-type="float" office:value="0.00029602923025">
            <text:p>0.0002960292</text:p>
          </table:table-cell>
          <table:table-cell office:value-type="float" office:value="0.000296144896917321">
            <text:p>0.0002961449</text:p>
          </table:table-cell>
          <table:table-cell/>
          <table:table-cell table:formula="of:=ABS([.C232]-[.D232])" office:value-type="float" office:value="0">
            <text:p>0</text:p>
          </table:table-cell>
          <table:table-cell table:formula="of:=ABS([.C232]-[.E232])" office:value-type="float" office:value="0">
            <text:p>0</text:p>
          </table:table-cell>
          <table:table-cell table:formula="of:=ABS([.G232]-[.H232])" office:value-type="float" office:value="0.000000115650032355059">
            <text:p>1.15650032355059E-007</text:p>
          </table:table-cell>
          <table:table-cell table:formula="of:=ABS([.G232]-[.I232])" office:value-type="float" office:value="0.0000000000166349660825696">
            <text:p>1.66349660825696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310297395703688">
            <text:p>0.0003102974</text:p>
          </table:table-cell>
          <table:table-cell office:value-type="float" office:value="0.00032531533225">
            <text:p>0.0003253153</text:p>
          </table:table-cell>
          <table:table-cell office:value-type="float" office:value="0">
            <text:p>0</text:p>
          </table:table-cell>
          <table:table-cell/>
          <table:table-cell table:formula="of:=ABS([.P232]-[.Q232])" office:value-type="float" office:value="0">
            <text:p>0</text:p>
          </table:table-cell>
          <table:table-cell table:formula="of:=ABS([.P232]-[.R232])" office:value-type="float" office:value="0">
            <text:p>0</text:p>
          </table:table-cell>
          <table:table-cell table:formula="of:=ABS([.T232]-[.U232])" office:value-type="float" office:value="0.000015017936546312">
            <text:p>1.5017936546312E-005</text:p>
          </table:table-cell>
          <table:table-cell table:formula="of:=ABS([.T232]-[.V232])" office:value-type="float" office:value="0.000310297395703688">
            <text:p>0.00031029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33]-[.D233])" office:value-type="float" office:value="0">
            <text:p>0</text:p>
          </table:table-cell>
          <table:table-cell table:formula="of:=ABS([.C233]-[.E233])" office:value-type="float" office:value="0">
            <text:p>0</text:p>
          </table:table-cell>
          <table:table-cell table:formula="of:=ABS([.G233]-[.H233])" office:value-type="float" office:value="0">
            <text:p>0</text:p>
          </table:table-cell>
          <table:table-cell table:formula="of:=ABS([.G233]-[.I23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33]-[.Q233])" office:value-type="float" office:value="0">
            <text:p>0</text:p>
          </table:table-cell>
          <table:table-cell table:formula="of:=ABS([.P233]-[.R233])" office:value-type="float" office:value="0">
            <text:p>0</text:p>
          </table:table-cell>
          <table:table-cell table:formula="of:=ABS([.T233]-[.U233])" office:value-type="float" office:value="0">
            <text:p>0</text:p>
          </table:table-cell>
          <table:table-cell table:formula="of:=ABS([.T233]-[.V233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34]-[.D234])" office:value-type="float" office:value="0">
            <text:p>0</text:p>
          </table:table-cell>
          <table:table-cell table:formula="of:=ABS([.C234]-[.E234])" office:value-type="float" office:value="0">
            <text:p>0</text:p>
          </table:table-cell>
          <table:table-cell table:formula="of:=ABS([.G234]-[.H234])" office:value-type="float" office:value="0">
            <text:p>0</text:p>
          </table:table-cell>
          <table:table-cell table:formula="of:=ABS([.G234]-[.I23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34]-[.Q234])" office:value-type="float" office:value="0">
            <text:p>0</text:p>
          </table:table-cell>
          <table:table-cell table:formula="of:=ABS([.P234]-[.R234])" office:value-type="float" office:value="0">
            <text:p>0</text:p>
          </table:table-cell>
          <table:table-cell table:formula="of:=ABS([.T234]-[.U234])" office:value-type="float" office:value="0">
            <text:p>0</text:p>
          </table:table-cell>
          <table:table-cell table:formula="of:=ABS([.T234]-[.V234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.000212618152159653">
            <text:p>0.0002126182</text:p>
          </table:table-cell>
          <table:table-cell office:value-type="float" office:value="0.00021263180761">
            <text:p>0.0002126318</text:p>
          </table:table-cell>
          <table:table-cell office:value-type="float" office:value="0.00221129457155522">
            <text:p>0.0022112946</text:p>
          </table:table-cell>
          <table:table-cell/>
          <table:table-cell office:value-type="float" office:value="0.0016044484413064">
            <text:p>0.0016044484</text:p>
          </table:table-cell>
          <table:table-cell office:value-type="float" office:value="0.00160385832324">
            <text:p>0.0016038583</text:p>
          </table:table-cell>
          <table:table-cell office:value-type="float" office:value="0.00160444844769149">
            <text:p>0.0016044484</text:p>
          </table:table-cell>
          <table:table-cell/>
          <table:table-cell table:formula="of:=ABS([.C235]-[.D235])" office:value-type="float" office:value="0.0000000136554503469806">
            <text:p>1.36554503469806E-008</text:p>
          </table:table-cell>
          <table:table-cell table:formula="of:=ABS([.C235]-[.E235])" office:value-type="float" office:value="0.00199867641939556">
            <text:p>0.0019986764</text:p>
          </table:table-cell>
          <table:table-cell table:formula="of:=ABS([.G235]-[.H235])" office:value-type="float" office:value="0.000000590118066399938">
            <text:p>5.90118066399938E-007</text:p>
          </table:table-cell>
          <table:table-cell table:formula="of:=ABS([.G235]-[.I235])" office:value-type="float" office:value="0.00000000000638508907205293">
            <text:p>6.38508907205293E-012</text:p>
          </table:table-cell>
          <table:table-cell/>
          <table:table-cell office:value-type="float" office:value="0.000219284945630623">
            <text:p>0.0002192849</text:p>
          </table:table-cell>
          <table:table-cell office:value-type="float" office:value="0.00022165849924">
            <text:p>0.0002216585</text:p>
          </table:table-cell>
          <table:table-cell office:value-type="float" office:value="0.00221129457155522">
            <text:p>0.0022112946</text:p>
          </table:table-cell>
          <table:table-cell/>
          <table:table-cell office:value-type="float" office:value="0.00167245411980485">
            <text:p>0.0016724541</text:p>
          </table:table-cell>
          <table:table-cell office:value-type="float" office:value="0.00175565190025">
            <text:p>0.0017556519</text:p>
          </table:table-cell>
          <table:table-cell office:value-type="float" office:value="0.00022165849924">
            <text:p>0.0002216585</text:p>
          </table:table-cell>
          <table:table-cell/>
          <table:table-cell table:formula="of:=ABS([.P235]-[.Q235])" office:value-type="float" office:value="0.00000237355360937694">
            <text:p>2.37355360937694E-006</text:p>
          </table:table-cell>
          <table:table-cell table:formula="of:=ABS([.P235]-[.R235])" office:value-type="float" office:value="0.00199200962592459">
            <text:p>0.0019920096</text:p>
          </table:table-cell>
          <table:table-cell table:formula="of:=ABS([.T235]-[.U235])" office:value-type="float" office:value="0.0000831977804451498">
            <text:p>8.31977804451498E-005</text:p>
          </table:table-cell>
          <table:table-cell table:formula="of:=ABS([.T235]-[.V235])" office:value-type="float" office:value="0.00145079562056485">
            <text:p>0.00145079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120827504094639">
            <text:p>0.0120827504</text:p>
          </table:table-cell>
          <table:table-cell office:value-type="float" office:value="0.012089662209">
            <text:p>0.0120896622</text:p>
          </table:table-cell>
          <table:table-cell office:value-type="float" office:value="0.012082750012363">
            <text:p>0.01208275</text:p>
          </table:table-cell>
          <table:table-cell/>
          <table:table-cell table:formula="of:=ABS([.C236]-[.D236])" office:value-type="float" office:value="0">
            <text:p>0</text:p>
          </table:table-cell>
          <table:table-cell table:formula="of:=ABS([.C236]-[.E236])" office:value-type="float" office:value="0">
            <text:p>0</text:p>
          </table:table-cell>
          <table:table-cell table:formula="of:=ABS([.G236]-[.H236])" office:value-type="float" office:value="0.00000691179953609886">
            <text:p>6.91179953609886E-006</text:p>
          </table:table-cell>
          <table:table-cell table:formula="of:=ABS([.G236]-[.I236])" office:value-type="float" office:value="0.00000000039710093026335">
            <text:p>3.9710093026335E-01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125579338397281">
            <text:p>0.0125579338</text:p>
          </table:table-cell>
          <table:table-cell office:value-type="float" office:value="0.013190063104">
            <text:p>0.0131900631</text:p>
          </table:table-cell>
          <table:table-cell office:value-type="float" office:value="0">
            <text:p>0</text:p>
          </table:table-cell>
          <table:table-cell/>
          <table:table-cell table:formula="of:=ABS([.P236]-[.Q236])" office:value-type="float" office:value="0">
            <text:p>0</text:p>
          </table:table-cell>
          <table:table-cell table:formula="of:=ABS([.P236]-[.R236])" office:value-type="float" office:value="0">
            <text:p>0</text:p>
          </table:table-cell>
          <table:table-cell table:formula="of:=ABS([.T236]-[.U236])" office:value-type="float" office:value="0.000632129264271898">
            <text:p>0.0006321293</text:p>
          </table:table-cell>
          <table:table-cell table:formula="of:=ABS([.T236]-[.V236])" office:value-type="float" office:value="0.0125579338397281">
            <text:p>0.01255793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37]-[.D237])" office:value-type="float" office:value="0">
            <text:p>0</text:p>
          </table:table-cell>
          <table:table-cell table:formula="of:=ABS([.C237]-[.E237])" office:value-type="float" office:value="0">
            <text:p>0</text:p>
          </table:table-cell>
          <table:table-cell table:formula="of:=ABS([.G237]-[.H237])" office:value-type="float" office:value="0">
            <text:p>0</text:p>
          </table:table-cell>
          <table:table-cell table:formula="of:=ABS([.G237]-[.I23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37]-[.Q237])" office:value-type="float" office:value="0">
            <text:p>0</text:p>
          </table:table-cell>
          <table:table-cell table:formula="of:=ABS([.P237]-[.R237])" office:value-type="float" office:value="0">
            <text:p>0</text:p>
          </table:table-cell>
          <table:table-cell table:formula="of:=ABS([.T237]-[.U237])" office:value-type="float" office:value="0">
            <text:p>0</text:p>
          </table:table-cell>
          <table:table-cell table:formula="of:=ABS([.T237]-[.V237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38]-[.D238])" office:value-type="float" office:value="0">
            <text:p>0</text:p>
          </table:table-cell>
          <table:table-cell table:formula="of:=ABS([.C238]-[.E238])" office:value-type="float" office:value="0">
            <text:p>0</text:p>
          </table:table-cell>
          <table:table-cell table:formula="of:=ABS([.G238]-[.H238])" office:value-type="float" office:value="0">
            <text:p>0</text:p>
          </table:table-cell>
          <table:table-cell table:formula="of:=ABS([.G238]-[.I23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38]-[.Q238])" office:value-type="float" office:value="0">
            <text:p>0</text:p>
          </table:table-cell>
          <table:table-cell table:formula="of:=ABS([.P238]-[.R238])" office:value-type="float" office:value="0">
            <text:p>0</text:p>
          </table:table-cell>
          <table:table-cell table:formula="of:=ABS([.T238]-[.U238])" office:value-type="float" office:value="0">
            <text:p>0</text:p>
          </table:table-cell>
          <table:table-cell table:formula="of:=ABS([.T238]-[.V238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39]-[.D239])" office:value-type="float" office:value="0">
            <text:p>0</text:p>
          </table:table-cell>
          <table:table-cell table:formula="of:=ABS([.C239]-[.E239])" office:value-type="float" office:value="0">
            <text:p>0</text:p>
          </table:table-cell>
          <table:table-cell table:formula="of:=ABS([.G239]-[.H239])" office:value-type="float" office:value="0">
            <text:p>0</text:p>
          </table:table-cell>
          <table:table-cell table:formula="of:=ABS([.G239]-[.I23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39]-[.Q239])" office:value-type="float" office:value="0">
            <text:p>0</text:p>
          </table:table-cell>
          <table:table-cell table:formula="of:=ABS([.P239]-[.R239])" office:value-type="float" office:value="0">
            <text:p>0</text:p>
          </table:table-cell>
          <table:table-cell table:formula="of:=ABS([.T239]-[.U239])" office:value-type="float" office:value="0">
            <text:p>0</text:p>
          </table:table-cell>
          <table:table-cell table:formula="of:=ABS([.T239]-[.V239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40]-[.D240])" office:value-type="float" office:value="0">
            <text:p>0</text:p>
          </table:table-cell>
          <table:table-cell table:formula="of:=ABS([.C240]-[.E240])" office:value-type="float" office:value="0">
            <text:p>0</text:p>
          </table:table-cell>
          <table:table-cell table:formula="of:=ABS([.G240]-[.H240])" office:value-type="float" office:value="0">
            <text:p>0</text:p>
          </table:table-cell>
          <table:table-cell table:formula="of:=ABS([.G240]-[.I24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40]-[.Q240])" office:value-type="float" office:value="0">
            <text:p>0</text:p>
          </table:table-cell>
          <table:table-cell table:formula="of:=ABS([.P240]-[.R240])" office:value-type="float" office:value="0">
            <text:p>0</text:p>
          </table:table-cell>
          <table:table-cell table:formula="of:=ABS([.T240]-[.U240])" office:value-type="float" office:value="0">
            <text:p>0</text:p>
          </table:table-cell>
          <table:table-cell table:formula="of:=ABS([.T240]-[.V240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style-name="ce2" office:value-type="float" office:value="0.0000011523243463712">
            <text:p>1.15E-006</text:p>
          </table:table-cell>
          <table:table-cell office:value-type="float" office:value="0.000001153476">
            <text:p>1.153476E-006</text:p>
          </table:table-cell>
          <table:table-cell office:value-type="float" office:value="0.000132682407876225">
            <text:p>0.0001326824</text:p>
          </table:table-cell>
          <table:table-cell/>
          <table:table-cell table:style-name="ce2" office:value-type="float" office:value="0.0000769895992013176">
            <text:p>7.70E-005</text:p>
          </table:table-cell>
          <table:table-cell office:value-type="float" office:value="0.00007717973904">
            <text:p>7.717973904E-005</text:p>
          </table:table-cell>
          <table:table-cell office:value-type="float" office:value="0.000076989603994384">
            <text:p>7.6989603994384E-005</text:p>
          </table:table-cell>
          <table:table-cell/>
          <table:table-cell table:formula="of:=ABS([.C241]-[.D241])" office:value-type="float" office:value="0.00000000115165362879972">
            <text:p>1.15165362879972E-009</text:p>
          </table:table-cell>
          <table:table-cell table:formula="of:=ABS([.C241]-[.E241])" office:value-type="float" office:value="0.000131530083529854">
            <text:p>0.0001315301</text:p>
          </table:table-cell>
          <table:table-cell table:formula="of:=ABS([.G241]-[.H241])" office:value-type="float" office:value="0.000000190139838682405">
            <text:p>1.90139838682405E-007</text:p>
          </table:table-cell>
          <table:table-cell table:formula="of:=ABS([.G241]-[.I241])" office:value-type="float" office:value="0.00000000000479306641576992">
            <text:p>4.79306641576992E-012</text:p>
          </table:table-cell>
          <table:table-cell/>
          <table:table-cell table:style-name="ce2" office:value-type="float" office:value="0.0000010363047094599">
            <text:p>1.04E-006</text:p>
          </table:table-cell>
          <table:table-cell office:value-type="float" office:value="0.000000953882335561">
            <text:p>9.53882335561E-007</text:p>
          </table:table-cell>
          <table:table-cell office:value-type="float" office:value="0.000132682407876225">
            <text:p>0.0001326824</text:p>
          </table:table-cell>
          <table:table-cell/>
          <table:table-cell table:style-name="ce2" office:value-type="float" office:value="0.0000701359598560853">
            <text:p>7.01E-005</text:p>
          </table:table-cell>
          <table:table-cell office:value-type="float" office:value="0.0000671749077609">
            <text:p>6.71749077609E-005</text:p>
          </table:table-cell>
          <table:table-cell office:value-type="float" office:value="0.000000953882335561">
            <text:p>9.53882335561E-007</text:p>
          </table:table-cell>
          <table:table-cell/>
          <table:table-cell table:formula="of:=ABS([.P241]-[.Q241])" office:value-type="float" office:value="0.0000000824223738989">
            <text:p>8.24223738989E-008</text:p>
          </table:table-cell>
          <table:table-cell table:formula="of:=ABS([.P241]-[.R241])" office:value-type="float" office:value="0.000131646103166765">
            <text:p>0.0001316461</text:p>
          </table:table-cell>
          <table:table-cell table:formula="of:=ABS([.T241]-[.U241])" office:value-type="float" office:value="0.00000296105209518532">
            <text:p>2.96105209518532E-006</text:p>
          </table:table-cell>
          <table:table-cell table:formula="of:=ABS([.T241]-[.V241])" office:value-type="float" office:value="0.0000691820775205243">
            <text:p>6.91820775205243E-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210819088349299">
            <text:p>0.0002108191</text:p>
          </table:table-cell>
          <table:table-cell office:value-type="float" office:value="0.00021244228516">
            <text:p>0.0002124423</text:p>
          </table:table-cell>
          <table:table-cell office:value-type="float" office:value="0.0002108190745521">
            <text:p>0.0002108191</text:p>
          </table:table-cell>
          <table:table-cell/>
          <table:table-cell table:formula="of:=ABS([.C242]-[.D242])" office:value-type="float" office:value="0">
            <text:p>0</text:p>
          </table:table-cell>
          <table:table-cell table:formula="of:=ABS([.C242]-[.E242])" office:value-type="float" office:value="0">
            <text:p>0</text:p>
          </table:table-cell>
          <table:table-cell table:formula="of:=ABS([.G242]-[.H242])" office:value-type="float" office:value="0.00000162319681070095">
            <text:p>1.62319681070095E-006</text:p>
          </table:table-cell>
          <table:table-cell table:formula="of:=ABS([.G242]-[.I242])" office:value-type="float" office:value="0.0000000000137971990061235">
            <text:p>1.37971990061235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191585150504631">
            <text:p>0.0001915852</text:p>
          </table:table-cell>
          <table:table-cell office:value-type="float" office:value="0.00020925647649">
            <text:p>0.0002092565</text:p>
          </table:table-cell>
          <table:table-cell office:value-type="float" office:value="0">
            <text:p>0</text:p>
          </table:table-cell>
          <table:table-cell/>
          <table:table-cell table:formula="of:=ABS([.P242]-[.Q242])" office:value-type="float" office:value="0">
            <text:p>0</text:p>
          </table:table-cell>
          <table:table-cell table:formula="of:=ABS([.P242]-[.R242])" office:value-type="float" office:value="0">
            <text:p>0</text:p>
          </table:table-cell>
          <table:table-cell table:formula="of:=ABS([.T242]-[.U242])" office:value-type="float" office:value="0.000017671325985369">
            <text:p>1.7671325985369E-005</text:p>
          </table:table-cell>
          <table:table-cell table:formula="of:=ABS([.T242]-[.V242])" office:value-type="float" office:value="0.000191585150504631">
            <text:p>0.00019158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43]-[.D243])" office:value-type="float" office:value="0">
            <text:p>0</text:p>
          </table:table-cell>
          <table:table-cell table:formula="of:=ABS([.C243]-[.E243])" office:value-type="float" office:value="0">
            <text:p>0</text:p>
          </table:table-cell>
          <table:table-cell table:formula="of:=ABS([.G243]-[.H243])" office:value-type="float" office:value="0">
            <text:p>0</text:p>
          </table:table-cell>
          <table:table-cell table:formula="of:=ABS([.G243]-[.I24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43]-[.Q243])" office:value-type="float" office:value="0">
            <text:p>0</text:p>
          </table:table-cell>
          <table:table-cell table:formula="of:=ABS([.P243]-[.R243])" office:value-type="float" office:value="0">
            <text:p>0</text:p>
          </table:table-cell>
          <table:table-cell table:formula="of:=ABS([.T243]-[.U243])" office:value-type="float" office:value="0">
            <text:p>0</text:p>
          </table:table-cell>
          <table:table-cell table:formula="of:=ABS([.T243]-[.V243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style-name="ce2" office:value-type="float" office:value="0.0000000386829867810983">
            <text:p>3.87E-008</text:p>
          </table:table-cell>
          <table:table-cell office:value-type="float" office:value="0.000000038685775969">
            <text:p>3.8685775969E-008</text:p>
          </table:table-cell>
          <table:table-cell office:value-type="float" office:value="0.000010863016136281">
            <text:p>0.000010863</text:p>
          </table:table-cell>
          <table:table-cell/>
          <table:table-cell table:style-name="ce2" office:value-type="float" office:value="0.00000698348517268414">
            <text:p>6.98E-006</text:p>
          </table:table-cell>
          <table:table-cell office:value-type="float" office:value="0.0000069813265284">
            <text:p>6.9813265284E-006</text:p>
          </table:table-cell>
          <table:table-cell office:value-type="float" office:value="0.000006983482746384">
            <text:p>6.983482746384E-006</text:p>
          </table:table-cell>
          <table:table-cell/>
          <table:table-cell table:formula="of:=ABS([.C244]-[.D244])" office:value-type="float" office:value="0.00000000000278918790171168">
            <text:p>2.78918790171168E-012</text:p>
          </table:table-cell>
          <table:table-cell table:formula="of:=ABS([.C244]-[.E244])" office:value-type="float" office:value="0.0000108243331494999">
            <text:p>1.08243331494999E-005</text:p>
          </table:table-cell>
          <table:table-cell table:formula="of:=ABS([.G244]-[.H244])" office:value-type="float" office:value="0.00000000215864428413812">
            <text:p>2.15864428413812E-009</text:p>
          </table:table-cell>
          <table:table-cell table:formula="of:=ABS([.G244]-[.I244])" office:value-type="float" office:value="0.00000000000242630013861978">
            <text:p>2.42630013861978E-012</text:p>
          </table:table-cell>
          <table:table-cell/>
          <table:table-cell table:style-name="ce2" office:value-type="float" office:value="0.0000000347783088309657">
            <text:p>3.48E-008</text:p>
          </table:table-cell>
          <table:table-cell office:value-type="float" office:value="0.000000024661247521">
            <text:p>2.4661247521E-008</text:p>
          </table:table-cell>
          <table:table-cell office:value-type="float" office:value="0.000010863016136281">
            <text:p>0.000010863</text:p>
          </table:table-cell>
          <table:table-cell/>
          <table:table-cell table:style-name="ce2" office:value-type="float" office:value="0.00000634051926694028">
            <text:p>6.34E-006</text:p>
          </table:table-cell>
          <table:table-cell office:value-type="float" office:value="0.00000468549316">
            <text:p>4.68549316E-006</text:p>
          </table:table-cell>
          <table:table-cell office:value-type="float" office:value="0.000000024661247521">
            <text:p>2.4661247521E-008</text:p>
          </table:table-cell>
          <table:table-cell/>
          <table:table-cell table:formula="of:=ABS([.P244]-[.Q244])" office:value-type="float" office:value="0.0000000101170613099657">
            <text:p>1.01170613099657E-008</text:p>
          </table:table-cell>
          <table:table-cell table:formula="of:=ABS([.P244]-[.R244])" office:value-type="float" office:value="0.00001082823782745">
            <text:p>1.082823782745E-005</text:p>
          </table:table-cell>
          <table:table-cell table:formula="of:=ABS([.T244]-[.U244])" office:value-type="float" office:value="0.00000165502610694028">
            <text:p>0.000001655</text:p>
          </table:table-cell>
          <table:table-cell table:formula="of:=ABS([.T244]-[.V244])" office:value-type="float" office:value="0.00000631585801941928">
            <text:p>6.31585801941928E-006</text:p>
          </table:table-cell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245]-[.D245])" office:value-type="float" office:value="0">
            <text:p>0</text:p>
          </table:table-cell>
          <table:table-cell table:formula="of:=ABS([.C245]-[.E245])" office:value-type="float" office:value="0">
            <text:p>0</text:p>
          </table:table-cell>
          <table:table-cell table:formula="of:=ABS([.G245]-[.H245])" office:value-type="float" office:value="0">
            <text:p>0</text:p>
          </table:table-cell>
          <table:table-cell table:formula="of:=ABS([.G245]-[.I24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45]-[.Q245])" office:value-type="float" office:value="0">
            <text:p>0</text:p>
          </table:table-cell>
          <table:table-cell table:formula="of:=ABS([.P245]-[.R245])" office:value-type="float" office:value="0">
            <text:p>0</text:p>
          </table:table-cell>
          <table:table-cell table:formula="of:=ABS([.T245]-[.U245])" office:value-type="float" office:value="0">
            <text:p>0</text:p>
          </table:table-cell>
          <table:table-cell table:formula="of:=ABS([.T245]-[.V245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46]-[.D246])" office:value-type="float" office:value="0">
            <text:p>0</text:p>
          </table:table-cell>
          <table:table-cell table:formula="of:=ABS([.C246]-[.E246])" office:value-type="float" office:value="0">
            <text:p>0</text:p>
          </table:table-cell>
          <table:table-cell table:formula="of:=ABS([.G246]-[.H246])" office:value-type="float" office:value="0">
            <text:p>0</text:p>
          </table:table-cell>
          <table:table-cell table:formula="of:=ABS([.G246]-[.I246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246]-[.Q246])" office:value-type="float" office:value="0">
            <text:p>0</text:p>
          </table:table-cell>
          <table:table-cell table:formula="of:=ABS([.P246]-[.R246])" office:value-type="float" office:value="0">
            <text:p>0</text:p>
          </table:table-cell>
          <table:table-cell table:formula="of:=ABS([.T246]-[.U246])" office:value-type="float" office:value="0">
            <text:p>0</text:p>
          </table:table-cell>
          <table:table-cell table:formula="of:=ABS([.T246]-[.V246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47]-[.D247])" office:value-type="float" office:value="0">
            <text:p>0</text:p>
          </table:table-cell>
          <table:table-cell table:formula="of:=ABS([.C247]-[.E247])" office:value-type="float" office:value="0">
            <text:p>0</text:p>
          </table:table-cell>
          <table:table-cell table:formula="of:=ABS([.G247]-[.H247])" office:value-type="float" office:value="0">
            <text:p>0</text:p>
          </table:table-cell>
          <table:table-cell table:formula="of:=ABS([.G247]-[.I24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47]-[.Q247])" office:value-type="float" office:value="0">
            <text:p>0</text:p>
          </table:table-cell>
          <table:table-cell table:formula="of:=ABS([.P247]-[.R247])" office:value-type="float" office:value="0">
            <text:p>0</text:p>
          </table:table-cell>
          <table:table-cell table:formula="of:=ABS([.T247]-[.U247])" office:value-type="float" office:value="0">
            <text:p>0</text:p>
          </table:table-cell>
          <table:table-cell table:formula="of:=ABS([.T247]-[.V247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48]-[.D248])" office:value-type="float" office:value="0">
            <text:p>0</text:p>
          </table:table-cell>
          <table:table-cell table:formula="of:=ABS([.C248]-[.E248])" office:value-type="float" office:value="0">
            <text:p>0</text:p>
          </table:table-cell>
          <table:table-cell table:formula="of:=ABS([.G248]-[.H248])" office:value-type="float" office:value="0">
            <text:p>0</text:p>
          </table:table-cell>
          <table:table-cell table:formula="of:=ABS([.G248]-[.I24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48]-[.Q248])" office:value-type="float" office:value="0">
            <text:p>0</text:p>
          </table:table-cell>
          <table:table-cell table:formula="of:=ABS([.P248]-[.R248])" office:value-type="float" office:value="0">
            <text:p>0</text:p>
          </table:table-cell>
          <table:table-cell table:formula="of:=ABS([.T248]-[.U248])" office:value-type="float" office:value="0">
            <text:p>0</text:p>
          </table:table-cell>
          <table:table-cell table:formula="of:=ABS([.T248]-[.V248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667199534410223">
            <text:p>0.0667199534</text:p>
          </table:table-cell>
          <table:table-cell office:value-type="float" office:value="0.066692029504">
            <text:p>0.0666920295</text:p>
          </table:table-cell>
          <table:table-cell office:value-type="float" office:value="0.0667199567832642">
            <text:p>0.0667199568</text:p>
          </table:table-cell>
          <table:table-cell/>
          <table:table-cell table:formula="of:=ABS([.C249]-[.D249])" office:value-type="float" office:value="0">
            <text:p>0</text:p>
          </table:table-cell>
          <table:table-cell table:formula="of:=ABS([.C249]-[.E249])" office:value-type="float" office:value="0">
            <text:p>0</text:p>
          </table:table-cell>
          <table:table-cell table:formula="of:=ABS([.G249]-[.H249])" office:value-type="float" office:value="0.0000279239370223061">
            <text:p>2.79239370223061E-005</text:p>
          </table:table-cell>
          <table:table-cell table:formula="of:=ABS([.G249]-[.I249])" office:value-type="float" office:value="0.00000000334224194153965">
            <text:p>3.34224194153965E-009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695478673104687">
            <text:p>0.0695478673</text:p>
          </table:table-cell>
          <table:table-cell office:value-type="float" office:value="0.073029117121">
            <text:p>0.0730291171</text:p>
          </table:table-cell>
          <table:table-cell office:value-type="float" office:value="0">
            <text:p>0</text:p>
          </table:table-cell>
          <table:table-cell/>
          <table:table-cell table:formula="of:=ABS([.P249]-[.Q249])" office:value-type="float" office:value="0">
            <text:p>0</text:p>
          </table:table-cell>
          <table:table-cell table:formula="of:=ABS([.P249]-[.R249])" office:value-type="float" office:value="0">
            <text:p>0</text:p>
          </table:table-cell>
          <table:table-cell table:formula="of:=ABS([.T249]-[.U249])" office:value-type="float" office:value="0.00348124981053131">
            <text:p>0.0034812498</text:p>
          </table:table-cell>
          <table:table-cell table:formula="of:=ABS([.T249]-[.V249])" office:value-type="float" office:value="0.0695478673104687">
            <text:p>0.069547867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000212618152159653">
            <text:p>0.0002126182</text:p>
          </table:table-cell>
          <table:table-cell office:value-type="float" office:value="0.00021263180761">
            <text:p>0.0002126318</text:p>
          </table:table-cell>
          <table:table-cell office:value-type="float" office:value="0.00258958152146076">
            <text:p>0.0025895815</text:p>
          </table:table-cell>
          <table:table-cell/>
          <table:table-cell office:value-type="float" office:value="0.00257937062864833">
            <text:p>0.0025793706</text:p>
          </table:table-cell>
          <table:table-cell office:value-type="float" office:value="0.00257851699681">
            <text:p>0.002578517</text:p>
          </table:table-cell>
          <table:table-cell office:value-type="float" office:value="0.00257937056255002">
            <text:p>0.0025793706</text:p>
          </table:table-cell>
          <table:table-cell/>
          <table:table-cell table:formula="of:=ABS([.C250]-[.D250])" office:value-type="float" office:value="0.0000000136554503469806">
            <text:p>1.36554503469806E-008</text:p>
          </table:table-cell>
          <table:table-cell table:formula="of:=ABS([.C250]-[.E250])" office:value-type="float" office:value="0.00237696336930111">
            <text:p>0.0023769634</text:p>
          </table:table-cell>
          <table:table-cell table:formula="of:=ABS([.G250]-[.H250])" office:value-type="float" office:value="0.000000853631838330232">
            <text:p>8.53631838330232E-007</text:p>
          </table:table-cell>
          <table:table-cell table:formula="of:=ABS([.G250]-[.I250])" office:value-type="float" office:value="0.0000000000660983138882354">
            <text:p>6.60983138882354E-011</text:p>
          </table:table-cell>
          <table:table-cell/>
          <table:table-cell office:value-type="float" office:value="0.000219284945630623">
            <text:p>0.0002192849</text:p>
          </table:table-cell>
          <table:table-cell office:value-type="float" office:value="0.00022165849924">
            <text:p>0.0002216585</text:p>
          </table:table-cell>
          <table:table-cell office:value-type="float" office:value="0.00258958152146076">
            <text:p>0.0025895815</text:p>
          </table:table-cell>
          <table:table-cell/>
          <table:table-cell office:value-type="float" office:value="0.002689202972929">
            <text:p>0.002689203</text:p>
          </table:table-cell>
          <table:table-cell office:value-type="float" office:value="0.00282353014161">
            <text:p>0.0028235301</text:p>
          </table:table-cell>
          <table:table-cell office:value-type="float" office:value="0.00022165849924">
            <text:p>0.0002216585</text:p>
          </table:table-cell>
          <table:table-cell/>
          <table:table-cell table:formula="of:=ABS([.P250]-[.Q250])" office:value-type="float" office:value="0.00000237355360937694">
            <text:p>2.37355360937694E-006</text:p>
          </table:table-cell>
          <table:table-cell table:formula="of:=ABS([.P250]-[.R250])" office:value-type="float" office:value="0.00237029657583014">
            <text:p>0.0023702966</text:p>
          </table:table-cell>
          <table:table-cell table:formula="of:=ABS([.T250]-[.U250])" office:value-type="float" office:value="0.000134327168681">
            <text:p>0.0001343272</text:p>
          </table:table-cell>
          <table:table-cell table:formula="of:=ABS([.T250]-[.V250])" office:value-type="float" office:value="0.002467544473689">
            <text:p>0.00246754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51]-[.D251])" office:value-type="float" office:value="0">
            <text:p>0</text:p>
          </table:table-cell>
          <table:table-cell table:formula="of:=ABS([.C251]-[.E251])" office:value-type="float" office:value="0">
            <text:p>0</text:p>
          </table:table-cell>
          <table:table-cell table:formula="of:=ABS([.G251]-[.H251])" office:value-type="float" office:value="0">
            <text:p>0</text:p>
          </table:table-cell>
          <table:table-cell table:formula="of:=ABS([.G251]-[.I25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51]-[.Q251])" office:value-type="float" office:value="0">
            <text:p>0</text:p>
          </table:table-cell>
          <table:table-cell table:formula="of:=ABS([.P251]-[.R251])" office:value-type="float" office:value="0">
            <text:p>0</text:p>
          </table:table-cell>
          <table:table-cell table:formula="of:=ABS([.T251]-[.U251])" office:value-type="float" office:value="0">
            <text:p>0</text:p>
          </table:table-cell>
          <table:table-cell table:formula="of:=ABS([.T251]-[.V251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52]-[.D252])" office:value-type="float" office:value="0">
            <text:p>0</text:p>
          </table:table-cell>
          <table:table-cell table:formula="of:=ABS([.C252]-[.E252])" office:value-type="float" office:value="0">
            <text:p>0</text:p>
          </table:table-cell>
          <table:table-cell table:formula="of:=ABS([.G252]-[.H252])" office:value-type="float" office:value="0">
            <text:p>0</text:p>
          </table:table-cell>
          <table:table-cell table:formula="of:=ABS([.G252]-[.I25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52]-[.Q252])" office:value-type="float" office:value="0">
            <text:p>0</text:p>
          </table:table-cell>
          <table:table-cell table:formula="of:=ABS([.P252]-[.R252])" office:value-type="float" office:value="0">
            <text:p>0</text:p>
          </table:table-cell>
          <table:table-cell table:formula="of:=ABS([.T252]-[.U252])" office:value-type="float" office:value="0">
            <text:p>0</text:p>
          </table:table-cell>
          <table:table-cell table:formula="of:=ABS([.T252]-[.V252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602048759563758">
            <text:p>6.02E-005</text:p>
          </table:table-cell>
          <table:table-cell office:value-type="float" office:value="0.0000602338971025">
            <text:p>6.02338971025E-005</text:p>
          </table:table-cell>
          <table:table-cell office:value-type="float" office:value="0.0000602048742724">
            <text:p>6.02048742724E-005</text:p>
          </table:table-cell>
          <table:table-cell/>
          <table:table-cell table:formula="of:=ABS([.C253]-[.D253])" office:value-type="float" office:value="0">
            <text:p>0</text:p>
          </table:table-cell>
          <table:table-cell table:formula="of:=ABS([.C253]-[.E253])" office:value-type="float" office:value="0">
            <text:p>0</text:p>
          </table:table-cell>
          <table:table-cell table:formula="of:=ABS([.G253]-[.H253])" office:value-type="float" office:value="0.0000000290211461241948">
            <text:p>0.000000029</text:p>
          </table:table-cell>
          <table:table-cell table:formula="of:=ABS([.G253]-[.I253])" office:value-type="float" office:value="0.00000000000168397580764795">
            <text:p>1.68397580764795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615698373805962">
            <text:p>6.16E-005</text:p>
          </table:table-cell>
          <table:table-cell office:value-type="float" office:value="0.0000646219838884">
            <text:p>0.000064622</text:p>
          </table:table-cell>
          <table:table-cell office:value-type="float" office:value="0">
            <text:p>0</text:p>
          </table:table-cell>
          <table:table-cell/>
          <table:table-cell table:formula="of:=ABS([.P253]-[.Q253])" office:value-type="float" office:value="0">
            <text:p>0</text:p>
          </table:table-cell>
          <table:table-cell table:formula="of:=ABS([.P253]-[.R253])" office:value-type="float" office:value="0">
            <text:p>0</text:p>
          </table:table-cell>
          <table:table-cell table:formula="of:=ABS([.T253]-[.U253])" office:value-type="float" office:value="0.00000305214650780381">
            <text:p>3.05214650780381E-006</text:p>
          </table:table-cell>
          <table:table-cell table:formula="of:=ABS([.T253]-[.V253])" office:value-type="float" office:value="0.0000615698373805962">
            <text:p>6.15698373805962E-0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.235091622082348">
            <text:p>0.2350916221</text:p>
          </table:table-cell>
          <table:table-cell office:value-type="float" office:value="0.235101826129">
            <text:p>0.2351018261</text:p>
          </table:table-cell>
          <table:table-cell office:value-type="float" office:value="0.230245888179514">
            <text:p>0.2302458882</text:p>
          </table:table-cell>
          <table:table-cell/>
          <table:table-cell office:value-type="float" office:value="0.130142425571445">
            <text:p>0.1301424256</text:p>
          </table:table-cell>
          <table:table-cell office:value-type="float" office:value="0.130235096161">
            <text:p>0.1302350962</text:p>
          </table:table-cell>
          <table:table-cell office:value-type="float" office:value="0.130142420369131">
            <text:p>0.1301424204</text:p>
          </table:table-cell>
          <table:table-cell/>
          <table:table-cell table:formula="of:=ABS([.C254]-[.D254])" office:value-type="float" office:value="0.0000102040466519737">
            <text:p>0.000010204</text:p>
          </table:table-cell>
          <table:table-cell table:formula="of:=ABS([.C254]-[.E254])" office:value-type="float" office:value="0.00484573390283441">
            <text:p>0.0048457339</text:p>
          </table:table-cell>
          <table:table-cell table:formula="of:=ABS([.G254]-[.H254])" office:value-type="float" office:value="0.0000926705895550051">
            <text:p>9.26705895550051E-005</text:p>
          </table:table-cell>
          <table:table-cell table:formula="of:=ABS([.G254]-[.I254])" office:value-type="float" office:value="0.00000000520231435707785">
            <text:p>5.20231435707785E-009</text:p>
          </table:table-cell>
          <table:table-cell/>
          <table:table-cell office:value-type="float" office:value="0.213591025618055">
            <text:p>0.2135910256</text:p>
          </table:table-cell>
          <table:table-cell office:value-type="float" office:value="0.214998215041">
            <text:p>0.214998215</text:p>
          </table:table-cell>
          <table:table-cell office:value-type="float" office:value="0.230245888179514">
            <text:p>0.2302458882</text:p>
          </table:table-cell>
          <table:table-cell/>
          <table:table-cell office:value-type="float" office:value="0.120418168871107">
            <text:p>0.1204181689</text:p>
          </table:table-cell>
          <table:table-cell office:value-type="float" office:value="0.125219730496">
            <text:p>0.1252197305</text:p>
          </table:table-cell>
          <table:table-cell office:value-type="float" office:value="0.214998215041">
            <text:p>0.214998215</text:p>
          </table:table-cell>
          <table:table-cell/>
          <table:table-cell table:formula="of:=ABS([.P254]-[.Q254])" office:value-type="float" office:value="0.00140718942294493">
            <text:p>0.0014071894</text:p>
          </table:table-cell>
          <table:table-cell table:formula="of:=ABS([.P254]-[.R254])" office:value-type="float" office:value="0.0166548625614586">
            <text:p>0.0166548626</text:p>
          </table:table-cell>
          <table:table-cell table:formula="of:=ABS([.T254]-[.U254])" office:value-type="float" office:value="0.00480156162489295">
            <text:p>0.0048015616</text:p>
          </table:table-cell>
          <table:table-cell table:formula="of:=ABS([.T254]-[.V254])" office:value-type="float" office:value="0.0945800461698929">
            <text:p>0.09458004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.0102056592433875">
            <text:p>0.0102056592</text:p>
          </table:table-cell>
          <table:table-cell office:value-type="float" office:value="0.010207262961">
            <text:p>0.010207263</text:p>
          </table:table-cell>
          <table:table-cell office:value-type="float" office:value="0.0107445512022293">
            <text:p>0.0107445512</text:p>
          </table:table-cell>
          <table:table-cell/>
          <table:table-cell office:value-type="float" office:value="0.065843281324969">
            <text:p>0.0658432813</text:p>
          </table:table-cell>
          <table:table-cell office:value-type="float" office:value="0.065887189225">
            <text:p>0.0658871892</text:p>
          </table:table-cell>
          <table:table-cell office:value-type="float" office:value="0.0658432838986894">
            <text:p>0.0658432839</text:p>
          </table:table-cell>
          <table:table-cell/>
          <table:table-cell table:formula="of:=ABS([.C255]-[.D255])" office:value-type="float" office:value="0.0000016037176125">
            <text:p>1.6037176125E-006</text:p>
          </table:table-cell>
          <table:table-cell table:formula="of:=ABS([.C255]-[.E255])" office:value-type="float" office:value="0.00053889195884183">
            <text:p>0.000538892</text:p>
          </table:table-cell>
          <table:table-cell table:formula="of:=ABS([.G255]-[.H255])" office:value-type="float" office:value="0.0000439079000310039">
            <text:p>4.39079000310039E-005</text:p>
          </table:table-cell>
          <table:table-cell table:formula="of:=ABS([.G255]-[.I255])" office:value-type="float" office:value="0.00000000257372044509818">
            <text:p>2.57372044509818E-009</text:p>
          </table:table-cell>
          <table:table-cell/>
          <table:table-cell office:value-type="float" office:value="0.00918196592579045">
            <text:p>0.0091819659</text:p>
          </table:table-cell>
          <table:table-cell office:value-type="float" office:value="0.00872839879081">
            <text:p>0.0087283988</text:p>
          </table:table-cell>
          <table:table-cell office:value-type="float" office:value="0.0107445512022293">
            <text:p>0.0107445512</text:p>
          </table:table-cell>
          <table:table-cell/>
          <table:table-cell office:value-type="float" office:value="0.0602457399888676">
            <text:p>0.06024574</text:p>
          </table:table-cell>
          <table:table-cell office:value-type="float" office:value="0.062048319025">
            <text:p>0.062048319</text:p>
          </table:table-cell>
          <table:table-cell office:value-type="float" office:value="0.00872839879081">
            <text:p>0.0087283988</text:p>
          </table:table-cell>
          <table:table-cell/>
          <table:table-cell table:formula="of:=ABS([.P255]-[.Q255])" office:value-type="float" office:value="0.000453567134980452">
            <text:p>0.0004535671</text:p>
          </table:table-cell>
          <table:table-cell table:formula="of:=ABS([.P255]-[.R255])" office:value-type="float" office:value="0.00156258527643888">
            <text:p>0.0015625853</text:p>
          </table:table-cell>
          <table:table-cell table:formula="of:=ABS([.T255]-[.U255])" office:value-type="float" office:value="0.00180257903613239">
            <text:p>0.001802579</text:p>
          </table:table-cell>
          <table:table-cell table:formula="of:=ABS([.T255]-[.V255])" office:value-type="float" office:value="0.0515173411980576">
            <text:p>0.05151734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style-name="ce2" office:value-type="float" office:value="0.0000011523243463712">
            <text:p>1.15E-006</text:p>
          </table:table-cell>
          <table:table-cell office:value-type="float" office:value="0.000001153476">
            <text:p>1.153476E-006</text:p>
          </table:table-cell>
          <table:table-cell office:value-type="float" office:value="0.000013588874043481">
            <text:p>1.3588874043481E-005</text:p>
          </table:table-cell>
          <table:table-cell/>
          <table:table-cell table:style-name="ce2" office:value-type="float" office:value="0.0000105782925816742">
            <text:p>1.06E-005</text:p>
          </table:table-cell>
          <table:table-cell office:value-type="float" office:value="0.00001060479225">
            <text:p>1.060479225E-005</text:p>
          </table:table-cell>
          <table:table-cell office:value-type="float" office:value="0.000010578294400041">
            <text:p>1.0578294400041E-005</text:p>
          </table:table-cell>
          <table:table-cell/>
          <table:table-cell table:formula="of:=ABS([.C256]-[.D256])" office:value-type="float" office:value="0.00000000115165362879972">
            <text:p>1.15165362879972E-009</text:p>
          </table:table-cell>
          <table:table-cell table:formula="of:=ABS([.C256]-[.E256])" office:value-type="float" office:value="0.0000124365496971098">
            <text:p>1.24365496971098E-005</text:p>
          </table:table-cell>
          <table:table-cell table:formula="of:=ABS([.G256]-[.H256])" office:value-type="float" office:value="0.0000000264996683257982">
            <text:p>2.64996683257982E-008</text:p>
          </table:table-cell>
          <table:table-cell table:formula="of:=ABS([.G256]-[.I256])" office:value-type="float" office:value="0.00000000000181836680044831">
            <text:p>1.81836680044831E-012</text:p>
          </table:table-cell>
          <table:table-cell/>
          <table:table-cell table:style-name="ce2" office:value-type="float" office:value="0.0000010363047094599">
            <text:p>1.04E-006</text:p>
          </table:table-cell>
          <table:table-cell office:value-type="float" office:value="0.000000953882335561">
            <text:p>9.53882335561E-007</text:p>
          </table:table-cell>
          <table:table-cell office:value-type="float" office:value="0.000013588874043481">
            <text:p>1.3588874043481E-005</text:p>
          </table:table-cell>
          <table:table-cell/>
          <table:table-cell table:style-name="ce2" office:value-type="float" office:value="0.00000966304761863752">
            <text:p>9.66E-006</text:p>
          </table:table-cell>
          <table:table-cell office:value-type="float" office:value="0.0000098782604209">
            <text:p>9.8782604209E-006</text:p>
          </table:table-cell>
          <table:table-cell office:value-type="float" office:value="0.000000953882335561">
            <text:p>9.53882335561E-007</text:p>
          </table:table-cell>
          <table:table-cell/>
          <table:table-cell table:formula="of:=ABS([.P256]-[.Q256])" office:value-type="float" office:value="0.0000000824223738989">
            <text:p>8.24223738989E-008</text:p>
          </table:table-cell>
          <table:table-cell table:formula="of:=ABS([.P256]-[.R256])" office:value-type="float" office:value="0.0000125525693340211">
            <text:p>1.25525693340211E-005</text:p>
          </table:table-cell>
          <table:table-cell table:formula="of:=ABS([.T256]-[.U256])" office:value-type="float" office:value="0.000000215212802262481">
            <text:p>2.15212802262481E-007</text:p>
          </table:table-cell>
          <table:table-cell table:formula="of:=ABS([.T256]-[.V256])" office:value-type="float" office:value="0.00000870916528307652">
            <text:p>8.70916528307652E-00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57]-[.D257])" office:value-type="float" office:value="0">
            <text:p>0</text:p>
          </table:table-cell>
          <table:table-cell table:formula="of:=ABS([.C257]-[.E257])" office:value-type="float" office:value="0">
            <text:p>0</text:p>
          </table:table-cell>
          <table:table-cell table:formula="of:=ABS([.G257]-[.H257])" office:value-type="float" office:value="0">
            <text:p>0</text:p>
          </table:table-cell>
          <table:table-cell table:formula="of:=ABS([.G257]-[.I25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57]-[.Q257])" office:value-type="float" office:value="0">
            <text:p>0</text:p>
          </table:table-cell>
          <table:table-cell table:formula="of:=ABS([.P257]-[.R257])" office:value-type="float" office:value="0">
            <text:p>0</text:p>
          </table:table-cell>
          <table:table-cell table:formula="of:=ABS([.T257]-[.U257])" office:value-type="float" office:value="0">
            <text:p>0</text:p>
          </table:table-cell>
          <table:table-cell table:formula="of:=ABS([.T257]-[.V257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58]-[.D258])" office:value-type="float" office:value="0">
            <text:p>0</text:p>
          </table:table-cell>
          <table:table-cell table:formula="of:=ABS([.C258]-[.E258])" office:value-type="float" office:value="0">
            <text:p>0</text:p>
          </table:table-cell>
          <table:table-cell table:formula="of:=ABS([.G258]-[.H258])" office:value-type="float" office:value="0">
            <text:p>0</text:p>
          </table:table-cell>
          <table:table-cell table:formula="of:=ABS([.G258]-[.I25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58]-[.Q258])" office:value-type="float" office:value="0">
            <text:p>0</text:p>
          </table:table-cell>
          <table:table-cell table:formula="of:=ABS([.P258]-[.R258])" office:value-type="float" office:value="0">
            <text:p>0</text:p>
          </table:table-cell>
          <table:table-cell table:formula="of:=ABS([.T258]-[.U258])" office:value-type="float" office:value="0">
            <text:p>0</text:p>
          </table:table-cell>
          <table:table-cell table:formula="of:=ABS([.T258]-[.V258])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style-name="ce2" office:value-type="float" office:value="0.0000000386829867810983">
            <text:p>3.87E-008</text:p>
          </table:table-cell>
          <table:table-cell office:value-type="float" office:value="0.000000038685775969">
            <text:p>3.8685775969E-008</text:p>
          </table:table-cell>
          <table:table-cell office:value-type="float" office:value="0.000000844393750281">
            <text:p>8.44393750281E-007</text:p>
          </table:table-cell>
          <table:table-cell/>
          <table:table-cell table:style-name="ce2" office:value-type="float" office:value="0.000000556196897672495">
            <text:p>5.56E-007</text:p>
          </table:table-cell>
          <table:table-cell office:value-type="float" office:value="0.000000560575648656">
            <text:p>5.60575648656E-007</text:p>
          </table:table-cell>
          <table:table-cell office:value-type="float" office:value="0.000000556196757796">
            <text:p>5.56196757796E-007</text:p>
          </table:table-cell>
          <table:table-cell/>
          <table:table-cell table:formula="of:=ABS([.C259]-[.D259])" office:value-type="float" office:value="0.00000000000278918790171168">
            <text:p>2.78918790171168E-012</text:p>
          </table:table-cell>
          <table:table-cell table:formula="of:=ABS([.C259]-[.E259])" office:value-type="float" office:value="0.000000805710763499902">
            <text:p>8.05710763499902E-007</text:p>
          </table:table-cell>
          <table:table-cell table:formula="of:=ABS([.G259]-[.H259])" office:value-type="float" office:value="0.0000000043787509835051">
            <text:p>4.3787509835051E-009</text:p>
          </table:table-cell>
          <table:table-cell table:formula="of:=ABS([.G259]-[.I259])" office:value-type="float" office:value="0.000000000000139876494951447">
            <text:p>1.39876494951447E-013</text:p>
          </table:table-cell>
          <table:table-cell/>
          <table:table-cell table:style-name="ce2" office:value-type="float" office:value="0.0000000347783088309657">
            <text:p>3.48E-008</text:p>
          </table:table-cell>
          <table:table-cell office:value-type="float" office:value="0.000000024661247521">
            <text:p>2.4661247521E-008</text:p>
          </table:table-cell>
          <table:table-cell office:value-type="float" office:value="0.000000844393750281">
            <text:p>8.44393750281E-007</text:p>
          </table:table-cell>
          <table:table-cell/>
          <table:table-cell table:style-name="ce2" office:value-type="float" office:value="0.000000504067371188594">
            <text:p>5.04E-007</text:p>
          </table:table-cell>
          <table:table-cell office:value-type="float" office:value="0.000000483015270049">
            <text:p>0.000000483</text:p>
          </table:table-cell>
          <table:table-cell office:value-type="float" office:value="0.000000024661247521">
            <text:p>2.4661247521E-008</text:p>
          </table:table-cell>
          <table:table-cell/>
          <table:table-cell table:formula="of:=ABS([.P259]-[.Q259])" office:value-type="float" office:value="0.0000000101170613099657">
            <text:p>1.01170613099657E-008</text:p>
          </table:table-cell>
          <table:table-cell table:formula="of:=ABS([.P259]-[.R259])" office:value-type="float" office:value="0.000000809615441450034">
            <text:p>8.09615441450034E-007</text:p>
          </table:table-cell>
          <table:table-cell table:formula="of:=ABS([.T259]-[.U259])" office:value-type="float" office:value="0.0000000210521011395939">
            <text:p>2.10521011395939E-008</text:p>
          </table:table-cell>
          <table:table-cell table:formula="of:=ABS([.T259]-[.V259])" office:value-type="float" office:value="0.000000479406123667594">
            <text:p>4.79406123667594E-00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60]-[.D260])" office:value-type="float" office:value="0">
            <text:p>0</text:p>
          </table:table-cell>
          <table:table-cell table:formula="of:=ABS([.C260]-[.E260])" office:value-type="float" office:value="0">
            <text:p>0</text:p>
          </table:table-cell>
          <table:table-cell table:formula="of:=ABS([.G260]-[.H260])" office:value-type="float" office:value="0">
            <text:p>0</text:p>
          </table:table-cell>
          <table:table-cell table:formula="of:=ABS([.G260]-[.I26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60]-[.Q260])" office:value-type="float" office:value="0">
            <text:p>0</text:p>
          </table:table-cell>
          <table:table-cell table:formula="of:=ABS([.P260]-[.R260])" office:value-type="float" office:value="0">
            <text:p>0</text:p>
          </table:table-cell>
          <table:table-cell table:formula="of:=ABS([.T260]-[.U260])" office:value-type="float" office:value="0">
            <text:p>0</text:p>
          </table:table-cell>
          <table:table-cell table:formula="of:=ABS([.T260]-[.V260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261]-[.D261])" office:value-type="float" office:value="0">
            <text:p>0</text:p>
          </table:table-cell>
          <table:table-cell table:formula="of:=ABS([.C261]-[.E261])" office:value-type="float" office:value="0">
            <text:p>0</text:p>
          </table:table-cell>
          <table:table-cell table:formula="of:=ABS([.G261]-[.H261])" office:value-type="float" office:value="0">
            <text:p>0</text:p>
          </table:table-cell>
          <table:table-cell table:formula="of:=ABS([.G261]-[.I26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61]-[.Q261])" office:value-type="float" office:value="0">
            <text:p>0</text:p>
          </table:table-cell>
          <table:table-cell table:formula="of:=ABS([.P261]-[.R261])" office:value-type="float" office:value="0">
            <text:p>0</text:p>
          </table:table-cell>
          <table:table-cell table:formula="of:=ABS([.T261]-[.U261])" office:value-type="float" office:value="0">
            <text:p>0</text:p>
          </table:table-cell>
          <table:table-cell table:formula="of:=ABS([.T261]-[.V261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62]-[.D262])" office:value-type="float" office:value="0">
            <text:p>0</text:p>
          </table:table-cell>
          <table:table-cell table:formula="of:=ABS([.C262]-[.E262])" office:value-type="float" office:value="0">
            <text:p>0</text:p>
          </table:table-cell>
          <table:table-cell table:formula="of:=ABS([.G262]-[.H262])" office:value-type="float" office:value="0">
            <text:p>0</text:p>
          </table:table-cell>
          <table:table-cell table:formula="of:=ABS([.G262]-[.I262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262]-[.Q262])" office:value-type="float" office:value="0">
            <text:p>0</text:p>
          </table:table-cell>
          <table:table-cell table:formula="of:=ABS([.P262]-[.R262])" office:value-type="float" office:value="0">
            <text:p>0</text:p>
          </table:table-cell>
          <table:table-cell table:formula="of:=ABS([.T262]-[.U262])" office:value-type="float" office:value="0">
            <text:p>0</text:p>
          </table:table-cell>
          <table:table-cell table:formula="of:=ABS([.T262]-[.V262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63]-[.D263])" office:value-type="float" office:value="0">
            <text:p>0</text:p>
          </table:table-cell>
          <table:table-cell table:formula="of:=ABS([.C263]-[.E263])" office:value-type="float" office:value="0">
            <text:p>0</text:p>
          </table:table-cell>
          <table:table-cell table:formula="of:=ABS([.G263]-[.H263])" office:value-type="float" office:value="0">
            <text:p>0</text:p>
          </table:table-cell>
          <table:table-cell table:formula="of:=ABS([.G263]-[.I26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63]-[.Q263])" office:value-type="float" office:value="0">
            <text:p>0</text:p>
          </table:table-cell>
          <table:table-cell table:formula="of:=ABS([.P263]-[.R263])" office:value-type="float" office:value="0">
            <text:p>0</text:p>
          </table:table-cell>
          <table:table-cell table:formula="of:=ABS([.T263]-[.U263])" office:value-type="float" office:value="0">
            <text:p>0</text:p>
          </table:table-cell>
          <table:table-cell table:formula="of:=ABS([.T263]-[.V263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64]-[.D264])" office:value-type="float" office:value="0">
            <text:p>0</text:p>
          </table:table-cell>
          <table:table-cell table:formula="of:=ABS([.C264]-[.E264])" office:value-type="float" office:value="0">
            <text:p>0</text:p>
          </table:table-cell>
          <table:table-cell table:formula="of:=ABS([.G264]-[.H264])" office:value-type="float" office:value="0">
            <text:p>0</text:p>
          </table:table-cell>
          <table:table-cell table:formula="of:=ABS([.G264]-[.I26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64]-[.Q264])" office:value-type="float" office:value="0">
            <text:p>0</text:p>
          </table:table-cell>
          <table:table-cell table:formula="of:=ABS([.P264]-[.R264])" office:value-type="float" office:value="0">
            <text:p>0</text:p>
          </table:table-cell>
          <table:table-cell table:formula="of:=ABS([.T264]-[.U264])" office:value-type="float" office:value="0">
            <text:p>0</text:p>
          </table:table-cell>
          <table:table-cell table:formula="of:=ABS([.T264]-[.V264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721396031268749">
            <text:p>0.0072139603</text:p>
          </table:table-cell>
          <table:table-cell office:value-type="float" office:value="0.007215483136">
            <text:p>0.0072154831</text:p>
          </table:table-cell>
          <table:table-cell office:value-type="float" office:value="0.0072139603403213">
            <text:p>0.0072139603</text:p>
          </table:table-cell>
          <table:table-cell/>
          <table:table-cell table:formula="of:=ABS([.C265]-[.D265])" office:value-type="float" office:value="0">
            <text:p>0</text:p>
          </table:table-cell>
          <table:table-cell table:formula="of:=ABS([.C265]-[.E265])" office:value-type="float" office:value="0">
            <text:p>0</text:p>
          </table:table-cell>
          <table:table-cell table:formula="of:=ABS([.G265]-[.H265])" office:value-type="float" office:value="0.00000152282331250791">
            <text:p>1.52282331250791E-006</text:p>
          </table:table-cell>
          <table:table-cell table:formula="of:=ABS([.G265]-[.I265])" office:value-type="float" office:value="0.0000000000276338067012327">
            <text:p>2.76338067012327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750434201722696">
            <text:p>0.007504342</text:p>
          </table:table-cell>
          <table:table-cell office:value-type="float" office:value="0.00788187064401">
            <text:p>0.0078818706</text:p>
          </table:table-cell>
          <table:table-cell office:value-type="float" office:value="0">
            <text:p>0</text:p>
          </table:table-cell>
          <table:table-cell/>
          <table:table-cell table:formula="of:=ABS([.P265]-[.Q265])" office:value-type="float" office:value="0">
            <text:p>0</text:p>
          </table:table-cell>
          <table:table-cell table:formula="of:=ABS([.P265]-[.R265])" office:value-type="float" office:value="0">
            <text:p>0</text:p>
          </table:table-cell>
          <table:table-cell table:formula="of:=ABS([.T265]-[.U265])" office:value-type="float" office:value="0.000377528626783038">
            <text:p>0.0003775286</text:p>
          </table:table-cell>
          <table:table-cell table:formula="of:=ABS([.T265]-[.V265])" office:value-type="float" office:value="0.00750434201722696">
            <text:p>0.0075043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66]-[.D266])" office:value-type="float" office:value="0">
            <text:p>0</text:p>
          </table:table-cell>
          <table:table-cell table:formula="of:=ABS([.C266]-[.E266])" office:value-type="float" office:value="0">
            <text:p>0</text:p>
          </table:table-cell>
          <table:table-cell table:formula="of:=ABS([.G266]-[.H266])" office:value-type="float" office:value="0">
            <text:p>0</text:p>
          </table:table-cell>
          <table:table-cell table:formula="of:=ABS([.G266]-[.I26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66]-[.Q266])" office:value-type="float" office:value="0">
            <text:p>0</text:p>
          </table:table-cell>
          <table:table-cell table:formula="of:=ABS([.P266]-[.R266])" office:value-type="float" office:value="0">
            <text:p>0</text:p>
          </table:table-cell>
          <table:table-cell table:formula="of:=ABS([.T266]-[.U266])" office:value-type="float" office:value="0">
            <text:p>0</text:p>
          </table:table-cell>
          <table:table-cell table:formula="of:=ABS([.T266]-[.V266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67]-[.D267])" office:value-type="float" office:value="0">
            <text:p>0</text:p>
          </table:table-cell>
          <table:table-cell table:formula="of:=ABS([.C267]-[.E267])" office:value-type="float" office:value="0">
            <text:p>0</text:p>
          </table:table-cell>
          <table:table-cell table:formula="of:=ABS([.G267]-[.H267])" office:value-type="float" office:value="0">
            <text:p>0</text:p>
          </table:table-cell>
          <table:table-cell table:formula="of:=ABS([.G267]-[.I26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67]-[.Q267])" office:value-type="float" office:value="0">
            <text:p>0</text:p>
          </table:table-cell>
          <table:table-cell table:formula="of:=ABS([.P267]-[.R267])" office:value-type="float" office:value="0">
            <text:p>0</text:p>
          </table:table-cell>
          <table:table-cell table:formula="of:=ABS([.T267]-[.U267])" office:value-type="float" office:value="0">
            <text:p>0</text:p>
          </table:table-cell>
          <table:table-cell table:formula="of:=ABS([.T267]-[.V267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0.331739395972668">
            <text:p>0.331739396</text:p>
          </table:table-cell>
          <table:table-cell office:value-type="float" office:value="0.331754112361">
            <text:p>0.3317541124</text:p>
          </table:table-cell>
          <table:table-cell office:value-type="float" office:value="0.321260094098783">
            <text:p>0.3212600941</text:p>
          </table:table-cell>
          <table:table-cell/>
          <table:table-cell office:value-type="float" office:value="0.184119825412517">
            <text:p>0.1841198254</text:p>
          </table:table-cell>
          <table:table-cell office:value-type="float" office:value="0.184206631249">
            <text:p>0.1842066312</text:p>
          </table:table-cell>
          <table:table-cell office:value-type="float" office:value="0.184119820885525">
            <text:p>0.1841198209</text:p>
          </table:table-cell>
          <table:table-cell/>
          <table:table-cell table:formula="of:=ABS([.C268]-[.D268])" office:value-type="float" office:value="0.0000147163883318924">
            <text:p>1.47163883318924E-005</text:p>
          </table:table-cell>
          <table:table-cell table:formula="of:=ABS([.C268]-[.E268])" office:value-type="float" office:value="0.0104793018738846">
            <text:p>0.0104793019</text:p>
          </table:table-cell>
          <table:table-cell table:formula="of:=ABS([.G268]-[.H268])" office:value-type="float" office:value="0.0000868058364829893">
            <text:p>8.68058364829893E-005</text:p>
          </table:table-cell>
          <table:table-cell table:formula="of:=ABS([.G268]-[.I268])" office:value-type="float" office:value="0.00000000452699222552866">
            <text:p>4.52699222552866E-009</text:p>
          </table:table-cell>
          <table:table-cell/>
          <table:table-cell office:value-type="float" office:value="0.316067330893026">
            <text:p>0.3160673309</text:p>
          </table:table-cell>
          <table:table-cell office:value-type="float" office:value="0.316047476761">
            <text:p>0.3160474768</text:p>
          </table:table-cell>
          <table:table-cell office:value-type="float" office:value="0.321260094098783">
            <text:p>0.3212600941</text:p>
          </table:table-cell>
          <table:table-cell/>
          <table:table-cell office:value-type="float" office:value="0.177714747047226">
            <text:p>0.177714747</text:p>
          </table:table-cell>
          <table:table-cell office:value-type="float" office:value="0.183911464801">
            <text:p>0.1839114648</text:p>
          </table:table-cell>
          <table:table-cell office:value-type="float" office:value="0.316047476761">
            <text:p>0.3160474768</text:p>
          </table:table-cell>
          <table:table-cell/>
          <table:table-cell table:formula="of:=ABS([.P268]-[.Q268])" office:value-type="float" office:value="0.0000198541320260981">
            <text:p>1.98541320260981E-005</text:p>
          </table:table-cell>
          <table:table-cell table:formula="of:=ABS([.P268]-[.R268])" office:value-type="float" office:value="0.0051927632057574">
            <text:p>0.0051927632</text:p>
          </table:table-cell>
          <table:table-cell table:formula="of:=ABS([.T268]-[.U268])" office:value-type="float" office:value="0.00619671775377398">
            <text:p>0.0061967178</text:p>
          </table:table-cell>
          <table:table-cell table:formula="of:=ABS([.T268]-[.V268])" office:value-type="float" office:value="0.138332729713774">
            <text:p>0.138332729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0102056592433875">
            <text:p>0.0102056592</text:p>
          </table:table-cell>
          <table:table-cell office:value-type="float" office:value="0.010207262961">
            <text:p>0.010207263</text:p>
          </table:table-cell>
          <table:table-cell office:value-type="float" office:value="0.0105259874361752">
            <text:p>0.0105259874</text:p>
          </table:table-cell>
          <table:table-cell/>
          <table:table-cell office:value-type="float" office:value="0.0630535926237537">
            <text:p>0.0630535926</text:p>
          </table:table-cell>
          <table:table-cell office:value-type="float" office:value="0.063095411344">
            <text:p>0.0630954113</text:p>
          </table:table-cell>
          <table:table-cell office:value-type="float" office:value="0.063053592961515">
            <text:p>0.063053593</text:p>
          </table:table-cell>
          <table:table-cell/>
          <table:table-cell table:formula="of:=ABS([.C269]-[.D269])" office:value-type="float" office:value="0.0000016037176125">
            <text:p>1.6037176125E-006</text:p>
          </table:table-cell>
          <table:table-cell table:formula="of:=ABS([.C269]-[.E269])" office:value-type="float" office:value="0.000320328192787727">
            <text:p>0.0003203282</text:p>
          </table:table-cell>
          <table:table-cell table:formula="of:=ABS([.G269]-[.H269])" office:value-type="float" office:value="0.0000418187202462922">
            <text:p>4.18187202462922E-005</text:p>
          </table:table-cell>
          <table:table-cell table:formula="of:=ABS([.G269]-[.I269])" office:value-type="float" office:value="0.000000000337761346669296">
            <text:p>3.37761346669296E-010</text:p>
          </table:table-cell>
          <table:table-cell/>
          <table:table-cell office:value-type="float" office:value="0.00918196592579045">
            <text:p>0.0091819659</text:p>
          </table:table-cell>
          <table:table-cell office:value-type="float" office:value="0.00872839879081">
            <text:p>0.0087283988</text:p>
          </table:table-cell>
          <table:table-cell office:value-type="float" office:value="0.0105259874361752">
            <text:p>0.0105259874</text:p>
          </table:table-cell>
          <table:table-cell/>
          <table:table-cell office:value-type="float" office:value="0.0577896492489745">
            <text:p>0.0577896492</text:p>
          </table:table-cell>
          <table:table-cell office:value-type="float" office:value="0.059470138225">
            <text:p>0.0594701382</text:p>
          </table:table-cell>
          <table:table-cell office:value-type="float" office:value="0.00872839879081">
            <text:p>0.0087283988</text:p>
          </table:table-cell>
          <table:table-cell/>
          <table:table-cell table:formula="of:=ABS([.P269]-[.Q269])" office:value-type="float" office:value="0.000453567134980452">
            <text:p>0.0004535671</text:p>
          </table:table-cell>
          <table:table-cell table:formula="of:=ABS([.P269]-[.R269])" office:value-type="float" office:value="0.00134402151038478">
            <text:p>0.0013440215</text:p>
          </table:table-cell>
          <table:table-cell table:formula="of:=ABS([.T269]-[.U269])" office:value-type="float" office:value="0.0016804889760255">
            <text:p>0.001680489</text:p>
          </table:table-cell>
          <table:table-cell table:formula="of:=ABS([.T269]-[.V269])" office:value-type="float" office:value="0.0490612504581645">
            <text:p>0.04906125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0]-[.D270])" office:value-type="float" office:value="0">
            <text:p>0</text:p>
          </table:table-cell>
          <table:table-cell table:formula="of:=ABS([.C270]-[.E270])" office:value-type="float" office:value="0">
            <text:p>0</text:p>
          </table:table-cell>
          <table:table-cell table:formula="of:=ABS([.G270]-[.H270])" office:value-type="float" office:value="0">
            <text:p>0</text:p>
          </table:table-cell>
          <table:table-cell table:formula="of:=ABS([.G270]-[.I27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0]-[.Q270])" office:value-type="float" office:value="0">
            <text:p>0</text:p>
          </table:table-cell>
          <table:table-cell table:formula="of:=ABS([.P270]-[.R270])" office:value-type="float" office:value="0">
            <text:p>0</text:p>
          </table:table-cell>
          <table:table-cell table:formula="of:=ABS([.T270]-[.U270])" office:value-type="float" office:value="0">
            <text:p>0</text:p>
          </table:table-cell>
          <table:table-cell table:formula="of:=ABS([.T270]-[.V270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000165004214546131">
            <text:p>0.0001650042</text:p>
          </table:table-cell>
          <table:table-cell office:value-type="float" office:value="0.00016606961424">
            <text:p>0.0001660696</text:p>
          </table:table-cell>
          <table:table-cell office:value-type="float" office:value="0.000165004198396816">
            <text:p>0.0001650042</text:p>
          </table:table-cell>
          <table:table-cell/>
          <table:table-cell table:formula="of:=ABS([.C271]-[.D271])" office:value-type="float" office:value="0">
            <text:p>0</text:p>
          </table:table-cell>
          <table:table-cell table:formula="of:=ABS([.C271]-[.E271])" office:value-type="float" office:value="0">
            <text:p>0</text:p>
          </table:table-cell>
          <table:table-cell table:formula="of:=ABS([.G271]-[.H271])" office:value-type="float" office:value="0.00000106539969386895">
            <text:p>1.06539969386895E-006</text:p>
          </table:table-cell>
          <table:table-cell table:formula="of:=ABS([.G271]-[.I271])" office:value-type="float" office:value="0.0000000000161493149853243">
            <text:p>1.61493149853243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150099823984893">
            <text:p>0.0001500998</text:p>
          </table:table-cell>
          <table:table-cell office:value-type="float" office:value="0.00016185691729">
            <text:p>0.0001618569</text:p>
          </table:table-cell>
          <table:table-cell office:value-type="float" office:value="0">
            <text:p>0</text:p>
          </table:table-cell>
          <table:table-cell/>
          <table:table-cell table:formula="of:=ABS([.P271]-[.Q271])" office:value-type="float" office:value="0">
            <text:p>0</text:p>
          </table:table-cell>
          <table:table-cell table:formula="of:=ABS([.P271]-[.R271])" office:value-type="float" office:value="0">
            <text:p>0</text:p>
          </table:table-cell>
          <table:table-cell table:formula="of:=ABS([.T271]-[.U271])" office:value-type="float" office:value="0.000011757093305107">
            <text:p>1.1757093305107E-005</text:p>
          </table:table-cell>
          <table:table-cell table:formula="of:=ABS([.T271]-[.V271])" office:value-type="float" office:value="0.000150099823984893">
            <text:p>0.000150099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2]-[.D272])" office:value-type="float" office:value="0">
            <text:p>0</text:p>
          </table:table-cell>
          <table:table-cell table:formula="of:=ABS([.C272]-[.E272])" office:value-type="float" office:value="0">
            <text:p>0</text:p>
          </table:table-cell>
          <table:table-cell table:formula="of:=ABS([.G272]-[.H272])" office:value-type="float" office:value="0">
            <text:p>0</text:p>
          </table:table-cell>
          <table:table-cell table:formula="of:=ABS([.G272]-[.I27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2]-[.Q272])" office:value-type="float" office:value="0">
            <text:p>0</text:p>
          </table:table-cell>
          <table:table-cell table:formula="of:=ABS([.P272]-[.R272])" office:value-type="float" office:value="0">
            <text:p>0</text:p>
          </table:table-cell>
          <table:table-cell table:formula="of:=ABS([.T272]-[.U272])" office:value-type="float" office:value="0">
            <text:p>0</text:p>
          </table:table-cell>
          <table:table-cell table:formula="of:=ABS([.T272]-[.V272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3]-[.D273])" office:value-type="float" office:value="0">
            <text:p>0</text:p>
          </table:table-cell>
          <table:table-cell table:formula="of:=ABS([.C273]-[.E273])" office:value-type="float" office:value="0">
            <text:p>0</text:p>
          </table:table-cell>
          <table:table-cell table:formula="of:=ABS([.G273]-[.H273])" office:value-type="float" office:value="0">
            <text:p>0</text:p>
          </table:table-cell>
          <table:table-cell table:formula="of:=ABS([.G273]-[.I27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3]-[.Q273])" office:value-type="float" office:value="0">
            <text:p>0</text:p>
          </table:table-cell>
          <table:table-cell table:formula="of:=ABS([.P273]-[.R273])" office:value-type="float" office:value="0">
            <text:p>0</text:p>
          </table:table-cell>
          <table:table-cell table:formula="of:=ABS([.T273]-[.U273])" office:value-type="float" office:value="0">
            <text:p>0</text:p>
          </table:table-cell>
          <table:table-cell table:formula="of:=ABS([.T273]-[.V273])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.000768695704571706">
            <text:p>0.0007686957</text:p>
          </table:table-cell>
          <table:table-cell office:value-type="float" office:value="0.00076598865225">
            <text:p>0.0007659887</text:p>
          </table:table-cell>
          <table:table-cell office:value-type="float" office:value="0.000746115125051664">
            <text:p>0.0007461151</text:p>
          </table:table-cell>
          <table:table-cell/>
          <table:table-cell office:value-type="float" office:value="0.000488845790766804">
            <text:p>0.0004888458</text:p>
          </table:table-cell>
          <table:table-cell office:value-type="float" office:value="0.000489515625">
            <text:p>0.0004895156</text:p>
          </table:table-cell>
          <table:table-cell office:value-type="float" office:value="0.000488845820780164">
            <text:p>0.0004888458</text:p>
          </table:table-cell>
          <table:table-cell/>
          <table:table-cell table:formula="of:=ABS([.C274]-[.D274])" office:value-type="float" office:value="0.00000270705232170601">
            <text:p>2.70705232170601E-006</text:p>
          </table:table-cell>
          <table:table-cell table:formula="of:=ABS([.C274]-[.E274])" office:value-type="float" office:value="0.0000225805795200419">
            <text:p>2.25805795200419E-005</text:p>
          </table:table-cell>
          <table:table-cell table:formula="of:=ABS([.G274]-[.H274])" office:value-type="float" office:value="0.000000669834233195887">
            <text:p>6.69834233195887E-007</text:p>
          </table:table-cell>
          <table:table-cell table:formula="of:=ABS([.G274]-[.I274])" office:value-type="float" office:value="0.0000000000300133600698166">
            <text:p>3.00133600698166E-011</text:p>
          </table:table-cell>
          <table:table-cell/>
          <table:table-cell office:value-type="float" office:value="0.000691633627411679">
            <text:p>0.0006916336</text:p>
          </table:table-cell>
          <table:table-cell office:value-type="float" office:value="0.00069252132964">
            <text:p>0.0006925213</text:p>
          </table:table-cell>
          <table:table-cell office:value-type="float" office:value="0.000746115125051664">
            <text:p>0.0007461151</text:p>
          </table:table-cell>
          <table:table-cell/>
          <table:table-cell office:value-type="float" office:value="0.000444182150987556">
            <text:p>0.0004441822</text:p>
          </table:table-cell>
          <table:table-cell office:value-type="float" office:value="0.00046517431041">
            <text:p>0.0004651743</text:p>
          </table:table-cell>
          <table:table-cell office:value-type="float" office:value="0.00069252132964">
            <text:p>0.0006925213</text:p>
          </table:table-cell>
          <table:table-cell/>
          <table:table-cell table:formula="of:=ABS([.P274]-[.Q274])" office:value-type="float" office:value="0.000000887702228321045">
            <text:p>8.87702228321045E-007</text:p>
          </table:table-cell>
          <table:table-cell table:formula="of:=ABS([.P274]-[.R274])" office:value-type="float" office:value="0.0000544814976399851">
            <text:p>5.44814976399851E-005</text:p>
          </table:table-cell>
          <table:table-cell table:formula="of:=ABS([.T274]-[.U274])" office:value-type="float" office:value="0.0000209921594224439">
            <text:p>2.09921594224439E-005</text:p>
          </table:table-cell>
          <table:table-cell table:formula="of:=ABS([.T274]-[.V274])" office:value-type="float" office:value="0.000248339178652444">
            <text:p>0.000248339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5]-[.D275])" office:value-type="float" office:value="0">
            <text:p>0</text:p>
          </table:table-cell>
          <table:table-cell table:formula="of:=ABS([.C275]-[.E275])" office:value-type="float" office:value="0">
            <text:p>0</text:p>
          </table:table-cell>
          <table:table-cell table:formula="of:=ABS([.G275]-[.H275])" office:value-type="float" office:value="0">
            <text:p>0</text:p>
          </table:table-cell>
          <table:table-cell table:formula="of:=ABS([.G275]-[.I27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5]-[.Q275])" office:value-type="float" office:value="0">
            <text:p>0</text:p>
          </table:table-cell>
          <table:table-cell table:formula="of:=ABS([.P275]-[.R275])" office:value-type="float" office:value="0">
            <text:p>0</text:p>
          </table:table-cell>
          <table:table-cell table:formula="of:=ABS([.T275]-[.U275])" office:value-type="float" office:value="0">
            <text:p>0</text:p>
          </table:table-cell>
          <table:table-cell table:formula="of:=ABS([.T275]-[.V275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276]-[.D276])" office:value-type="float" office:value="0">
            <text:p>0</text:p>
          </table:table-cell>
          <table:table-cell table:formula="of:=ABS([.C276]-[.E276])" office:value-type="float" office:value="0">
            <text:p>0</text:p>
          </table:table-cell>
          <table:table-cell table:formula="of:=ABS([.G276]-[.H276])" office:value-type="float" office:value="0">
            <text:p>0</text:p>
          </table:table-cell>
          <table:table-cell table:formula="of:=ABS([.G276]-[.I27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6]-[.Q276])" office:value-type="float" office:value="0">
            <text:p>0</text:p>
          </table:table-cell>
          <table:table-cell table:formula="of:=ABS([.P276]-[.R276])" office:value-type="float" office:value="0">
            <text:p>0</text:p>
          </table:table-cell>
          <table:table-cell table:formula="of:=ABS([.T276]-[.U276])" office:value-type="float" office:value="0">
            <text:p>0</text:p>
          </table:table-cell>
          <table:table-cell table:formula="of:=ABS([.T276]-[.V276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7]-[.D277])" office:value-type="float" office:value="0">
            <text:p>0</text:p>
          </table:table-cell>
          <table:table-cell table:formula="of:=ABS([.C277]-[.E277])" office:value-type="float" office:value="0">
            <text:p>0</text:p>
          </table:table-cell>
          <table:table-cell table:formula="of:=ABS([.G277]-[.H277])" office:value-type="float" office:value="0">
            <text:p>0</text:p>
          </table:table-cell>
          <table:table-cell table:formula="of:=ABS([.G277]-[.I277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277]-[.Q277])" office:value-type="float" office:value="0">
            <text:p>0</text:p>
          </table:table-cell>
          <table:table-cell table:formula="of:=ABS([.P277]-[.R277])" office:value-type="float" office:value="0">
            <text:p>0</text:p>
          </table:table-cell>
          <table:table-cell table:formula="of:=ABS([.T277]-[.U277])" office:value-type="float" office:value="0">
            <text:p>0</text:p>
          </table:table-cell>
          <table:table-cell table:formula="of:=ABS([.T277]-[.V277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8]-[.D278])" office:value-type="float" office:value="0">
            <text:p>0</text:p>
          </table:table-cell>
          <table:table-cell table:formula="of:=ABS([.C278]-[.E278])" office:value-type="float" office:value="0">
            <text:p>0</text:p>
          </table:table-cell>
          <table:table-cell table:formula="of:=ABS([.G278]-[.H278])" office:value-type="float" office:value="0">
            <text:p>0</text:p>
          </table:table-cell>
          <table:table-cell table:formula="of:=ABS([.G278]-[.I278]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8]-[.Q278])" office:value-type="float" office:value="0">
            <text:p>0</text:p>
          </table:table-cell>
          <table:table-cell table:formula="of:=ABS([.P278]-[.R278])" office:value-type="float" office:value="0">
            <text:p>0</text:p>
          </table:table-cell>
          <table:table-cell table:formula="of:=ABS([.T278]-[.U278])" office:value-type="float" office:value="0">
            <text:p>0</text:p>
          </table:table-cell>
          <table:table-cell table:formula="of:=ABS([.T278]-[.V278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79]-[.D279])" office:value-type="float" office:value="0">
            <text:p>0</text:p>
          </table:table-cell>
          <table:table-cell table:formula="of:=ABS([.C279]-[.E279])" office:value-type="float" office:value="0">
            <text:p>0</text:p>
          </table:table-cell>
          <table:table-cell table:formula="of:=ABS([.G279]-[.H279])" office:value-type="float" office:value="0">
            <text:p>0</text:p>
          </table:table-cell>
          <table:table-cell table:formula="of:=ABS([.G279]-[.I27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79]-[.Q279])" office:value-type="float" office:value="0">
            <text:p>0</text:p>
          </table:table-cell>
          <table:table-cell table:formula="of:=ABS([.P279]-[.R279])" office:value-type="float" office:value="0">
            <text:p>0</text:p>
          </table:table-cell>
          <table:table-cell table:formula="of:=ABS([.T279]-[.U279])" office:value-type="float" office:value="0">
            <text:p>0</text:p>
          </table:table-cell>
          <table:table-cell table:formula="of:=ABS([.T279]-[.V279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424425431664399">
            <text:p>4.24E-005</text:p>
          </table:table-cell>
          <table:table-cell office:value-type="float" office:value="0.0000424262033316">
            <text:p>4.24262033316E-005</text:p>
          </table:table-cell>
          <table:table-cell office:value-type="float" office:value="0.000042442540862436">
            <text:p>4.2442540862436E-005</text:p>
          </table:table-cell>
          <table:table-cell/>
          <table:table-cell table:formula="of:=ABS([.C280]-[.D280])" office:value-type="float" office:value="0">
            <text:p>0</text:p>
          </table:table-cell>
          <table:table-cell table:formula="of:=ABS([.C280]-[.E280])" office:value-type="float" office:value="0">
            <text:p>0</text:p>
          </table:table-cell>
          <table:table-cell table:formula="of:=ABS([.G280]-[.H280])" office:value-type="float" office:value="0.0000000163398348399031">
            <text:p>1.63398348399031E-008</text:p>
          </table:table-cell>
          <table:table-cell table:formula="of:=ABS([.G280]-[.I280])" office:value-type="float" office:value="0.00000000000230400389115678">
            <text:p>2.30400389115678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427838989673879">
            <text:p>4.28E-005</text:p>
          </table:table-cell>
          <table:table-cell office:value-type="float" office:value="0.0000447384401424">
            <text:p>4.47384401424E-005</text:p>
          </table:table-cell>
          <table:table-cell office:value-type="float" office:value="0">
            <text:p>0</text:p>
          </table:table-cell>
          <table:table-cell/>
          <table:table-cell table:formula="of:=ABS([.P280]-[.Q280])" office:value-type="float" office:value="0">
            <text:p>0</text:p>
          </table:table-cell>
          <table:table-cell table:formula="of:=ABS([.P280]-[.R280])" office:value-type="float" office:value="0">
            <text:p>0</text:p>
          </table:table-cell>
          <table:table-cell table:formula="of:=ABS([.T280]-[.U280])" office:value-type="float" office:value="0.00000195454117501209">
            <text:p>1.95454117501209E-006</text:p>
          </table:table-cell>
          <table:table-cell table:formula="of:=ABS([.T280]-[.V280])" office:value-type="float" office:value="0.0000427838989673879">
            <text:p>4.27838989673879E-0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0.326241145999265">
            <text:p>0.326241146</text:p>
          </table:table-cell>
          <table:table-cell office:value-type="float" office:value="0.326254588969">
            <text:p>0.326254589</text:p>
          </table:table-cell>
          <table:table-cell office:value-type="float" office:value="0.314821332747221">
            <text:p>0.3148213327</text:p>
          </table:table-cell>
          <table:table-cell/>
          <table:table-cell office:value-type="float" office:value="0.183400279955484">
            <text:p>0.18340028</text:p>
          </table:table-cell>
          <table:table-cell office:value-type="float" office:value="0.183480295716">
            <text:p>0.1834802957</text:p>
          </table:table-cell>
          <table:table-cell office:value-type="float" office:value="0.183400273133162">
            <text:p>0.1834002731</text:p>
          </table:table-cell>
          <table:table-cell/>
          <table:table-cell table:formula="of:=ABS([.C281]-[.D281])" office:value-type="float" office:value="0.0000134429697349892">
            <text:p>0.000013443</text:p>
          </table:table-cell>
          <table:table-cell table:formula="of:=ABS([.C281]-[.E281])" office:value-type="float" office:value="0.0114198132520439">
            <text:p>0.0114198133</text:p>
          </table:table-cell>
          <table:table-cell table:formula="of:=ABS([.G281]-[.H281])" office:value-type="float" office:value="0.0000800157605159724">
            <text:p>8.00157605159724E-005</text:p>
          </table:table-cell>
          <table:table-cell table:formula="of:=ABS([.G281]-[.I281])" office:value-type="float" office:value="0.00000000682232245696746">
            <text:p>6.82232245696746E-009</text:p>
          </table:table-cell>
          <table:table-cell/>
          <table:table-cell office:value-type="float" office:value="0.311072023327296">
            <text:p>0.3110720233</text:p>
          </table:table-cell>
          <table:table-cell office:value-type="float" office:value="0.3110181361">
            <text:p>0.3110181361</text:p>
          </table:table-cell>
          <table:table-cell office:value-type="float" office:value="0.314821332747221">
            <text:p>0.3148213327</text:p>
          </table:table-cell>
          <table:table-cell/>
          <table:table-cell office:value-type="float" office:value="0.17687209724764">
            <text:p>0.1768720972</text:p>
          </table:table-cell>
          <table:table-cell office:value-type="float" office:value="0.183022251721">
            <text:p>0.1830222517</text:p>
          </table:table-cell>
          <table:table-cell office:value-type="float" office:value="0.3110181361">
            <text:p>0.3110181361</text:p>
          </table:table-cell>
          <table:table-cell/>
          <table:table-cell table:formula="of:=ABS([.P281]-[.Q281])" office:value-type="float" office:value="0.0000538872272959901">
            <text:p>5.38872272959901E-005</text:p>
          </table:table-cell>
          <table:table-cell table:formula="of:=ABS([.P281]-[.R281])" office:value-type="float" office:value="0.00374930941992513">
            <text:p>0.0037493094</text:p>
          </table:table-cell>
          <table:table-cell table:formula="of:=ABS([.T281]-[.U281])" office:value-type="float" office:value="0.00615015447336001">
            <text:p>0.0061501545</text:p>
          </table:table-cell>
          <table:table-cell table:formula="of:=ABS([.T281]-[.V281])" office:value-type="float" office:value="0.13414603885236">
            <text:p>0.134146038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82]-[.D282])" office:value-type="float" office:value="0">
            <text:p>0</text:p>
          </table:table-cell>
          <table:table-cell table:formula="of:=ABS([.C282]-[.E282])" office:value-type="float" office:value="0">
            <text:p>0</text:p>
          </table:table-cell>
          <table:table-cell table:formula="of:=ABS([.G282]-[.H282])" office:value-type="float" office:value="0">
            <text:p>0</text:p>
          </table:table-cell>
          <table:table-cell table:formula="of:=ABS([.G282]-[.I28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82]-[.Q282])" office:value-type="float" office:value="0">
            <text:p>0</text:p>
          </table:table-cell>
          <table:table-cell table:formula="of:=ABS([.P282]-[.R282])" office:value-type="float" office:value="0">
            <text:p>0</text:p>
          </table:table-cell>
          <table:table-cell table:formula="of:=ABS([.T282]-[.U282])" office:value-type="float" office:value="0">
            <text:p>0</text:p>
          </table:table-cell>
          <table:table-cell table:formula="of:=ABS([.T282]-[.V282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83]-[.D283])" office:value-type="float" office:value="0">
            <text:p>0</text:p>
          </table:table-cell>
          <table:table-cell table:formula="of:=ABS([.C283]-[.E283])" office:value-type="float" office:value="0">
            <text:p>0</text:p>
          </table:table-cell>
          <table:table-cell table:formula="of:=ABS([.G283]-[.H283])" office:value-type="float" office:value="0">
            <text:p>0</text:p>
          </table:table-cell>
          <table:table-cell table:formula="of:=ABS([.G283]-[.I28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83]-[.Q283])" office:value-type="float" office:value="0">
            <text:p>0</text:p>
          </table:table-cell>
          <table:table-cell table:formula="of:=ABS([.P283]-[.R283])" office:value-type="float" office:value="0">
            <text:p>0</text:p>
          </table:table-cell>
          <table:table-cell table:formula="of:=ABS([.T283]-[.U283])" office:value-type="float" office:value="0">
            <text:p>0</text:p>
          </table:table-cell>
          <table:table-cell table:formula="of:=ABS([.T283]-[.V283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84]-[.D284])" office:value-type="float" office:value="0">
            <text:p>0</text:p>
          </table:table-cell>
          <table:table-cell table:formula="of:=ABS([.C284]-[.E284])" office:value-type="float" office:value="0">
            <text:p>0</text:p>
          </table:table-cell>
          <table:table-cell table:formula="of:=ABS([.G284]-[.H284])" office:value-type="float" office:value="0">
            <text:p>0</text:p>
          </table:table-cell>
          <table:table-cell table:formula="of:=ABS([.G284]-[.I28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84]-[.Q284])" office:value-type="float" office:value="0">
            <text:p>0</text:p>
          </table:table-cell>
          <table:table-cell table:formula="of:=ABS([.P284]-[.R284])" office:value-type="float" office:value="0">
            <text:p>0</text:p>
          </table:table-cell>
          <table:table-cell table:formula="of:=ABS([.T284]-[.U284])" office:value-type="float" office:value="0">
            <text:p>0</text:p>
          </table:table-cell>
          <table:table-cell table:formula="of:=ABS([.T284]-[.V284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85]-[.D285])" office:value-type="float" office:value="0">
            <text:p>0</text:p>
          </table:table-cell>
          <table:table-cell table:formula="of:=ABS([.C285]-[.E285])" office:value-type="float" office:value="0">
            <text:p>0</text:p>
          </table:table-cell>
          <table:table-cell table:formula="of:=ABS([.G285]-[.H285])" office:value-type="float" office:value="0">
            <text:p>0</text:p>
          </table:table-cell>
          <table:table-cell table:formula="of:=ABS([.G285]-[.I28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85]-[.Q285])" office:value-type="float" office:value="0">
            <text:p>0</text:p>
          </table:table-cell>
          <table:table-cell table:formula="of:=ABS([.P285]-[.R285])" office:value-type="float" office:value="0">
            <text:p>0</text:p>
          </table:table-cell>
          <table:table-cell table:formula="of:=ABS([.T285]-[.U285])" office:value-type="float" office:value="0">
            <text:p>0</text:p>
          </table:table-cell>
          <table:table-cell table:formula="of:=ABS([.T285]-[.V285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style-name="ce2" office:value-type="float" office:value="0.000000179500641807267">
            <text:p>1.80E-007</text:p>
          </table:table-cell>
          <table:table-cell office:value-type="float" office:value="0.000000179672558884">
            <text:p>1.79672558884E-007</text:p>
          </table:table-cell>
          <table:table-cell office:value-type="float" office:value="0.000000604955728521">
            <text:p>0.000000605</text:p>
          </table:table-cell>
          <table:table-cell/>
          <table:table-cell table:style-name="ce2" office:value-type="float" office:value="0.000000419347882669237">
            <text:p>4.19E-007</text:p>
          </table:table-cell>
          <table:table-cell office:value-type="float" office:value="0.000000420379766689">
            <text:p>4.20379766689E-007</text:p>
          </table:table-cell>
          <table:table-cell office:value-type="float" office:value="0.000000419348200041">
            <text:p>4.19348200041E-007</text:p>
          </table:table-cell>
          <table:table-cell/>
          <table:table-cell table:formula="of:=ABS([.C286]-[.D286])" office:value-type="float" office:value="0.000000000171917076733032">
            <text:p>1.71917076733032E-010</text:p>
          </table:table-cell>
          <table:table-cell table:formula="of:=ABS([.C286]-[.E286])" office:value-type="float" office:value="0.000000425455086713733">
            <text:p>4.25455086713733E-007</text:p>
          </table:table-cell>
          <table:table-cell table:formula="of:=ABS([.G286]-[.H286])" office:value-type="float" office:value="0.00000000103188401976303">
            <text:p>0.000000001</text:p>
          </table:table-cell>
          <table:table-cell table:formula="of:=ABS([.G286]-[.I286])" office:value-type="float" office:value="0.000000000000317371762957553">
            <text:p>3.17371762957553E-013</text:p>
          </table:table-cell>
          <table:table-cell/>
          <table:table-cell table:style-name="ce2" office:value-type="float" office:value="0.000000150340381607232">
            <text:p>1.50E-007</text:p>
          </table:table-cell>
          <table:table-cell office:value-type="float" office:value="0.000000159056594761">
            <text:p>1.59056594761E-007</text:p>
          </table:table-cell>
          <table:table-cell office:value-type="float" office:value="0.000000604955728521">
            <text:p>0.000000605</text:p>
          </table:table-cell>
          <table:table-cell/>
          <table:table-cell table:style-name="ce2" office:value-type="float" office:value="0.000000342594823830738">
            <text:p>3.43E-007</text:p>
          </table:table-cell>
          <table:table-cell office:value-type="float" office:value="0.000000375128075529">
            <text:p>3.75128075529E-007</text:p>
          </table:table-cell>
          <table:table-cell office:value-type="float" office:value="0.000000159056594761">
            <text:p>1.59056594761E-007</text:p>
          </table:table-cell>
          <table:table-cell/>
          <table:table-cell table:formula="of:=ABS([.P286]-[.Q286])" office:value-type="float" office:value="0.00000000871621315376802">
            <text:p>8.71621315376802E-009</text:p>
          </table:table-cell>
          <table:table-cell table:formula="of:=ABS([.P286]-[.R286])" office:value-type="float" office:value="0.000000454615346913768">
            <text:p>4.54615346913768E-007</text:p>
          </table:table-cell>
          <table:table-cell table:formula="of:=ABS([.T286]-[.U286])" office:value-type="float" office:value="0.0000000325332516982621">
            <text:p>3.25332516982621E-008</text:p>
          </table:table-cell>
          <table:table-cell table:formula="of:=ABS([.T286]-[.V286])" office:value-type="float" office:value="0.000000183538229069738">
            <text:p>1.83538229069738E-0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.000768695704571706">
            <text:p>0.0007686957</text:p>
          </table:table-cell>
          <table:table-cell office:value-type="float" office:value="0.00076598865225">
            <text:p>0.0007659887</text:p>
          </table:table-cell>
          <table:table-cell office:value-type="float" office:value="0.000751247963663409">
            <text:p>0.000751248</text:p>
          </table:table-cell>
          <table:table-cell/>
          <table:table-cell office:value-type="float" office:value="0.000493302749819792">
            <text:p>0.0004933027</text:p>
          </table:table-cell>
          <table:table-cell office:value-type="float" office:value="0.00049397729536">
            <text:p>0.0004939773</text:p>
          </table:table-cell>
          <table:table-cell office:value-type="float" office:value="0.0004933027565764">
            <text:p>0.0004933028</text:p>
          </table:table-cell>
          <table:table-cell/>
          <table:table-cell table:formula="of:=ABS([.C287]-[.D287])" office:value-type="float" office:value="0.00000270705232170601">
            <text:p>2.70705232170601E-006</text:p>
          </table:table-cell>
          <table:table-cell table:formula="of:=ABS([.C287]-[.E287])" office:value-type="float" office:value="0.0000174477409082969">
            <text:p>1.74477409082969E-005</text:p>
          </table:table-cell>
          <table:table-cell table:formula="of:=ABS([.G287]-[.H287])" office:value-type="float" office:value="0.000000674545540207939">
            <text:p>6.74545540207939E-007</text:p>
          </table:table-cell>
          <table:table-cell table:formula="of:=ABS([.G287]-[.I287])" office:value-type="float" office:value="0.00000000000675660807684941">
            <text:p>6.75660807684941E-012</text:p>
          </table:table-cell>
          <table:table-cell/>
          <table:table-cell office:value-type="float" office:value="0.000691633627411679">
            <text:p>0.0006916336</text:p>
          </table:table-cell>
          <table:table-cell office:value-type="float" office:value="0.00069252132964">
            <text:p>0.0006925213</text:p>
          </table:table-cell>
          <table:table-cell office:value-type="float" office:value="0.000751247963663409">
            <text:p>0.000751248</text:p>
          </table:table-cell>
          <table:table-cell/>
          <table:table-cell office:value-type="float" office:value="0.000450119413851139">
            <text:p>0.0004501194</text:p>
          </table:table-cell>
          <table:table-cell office:value-type="float" office:value="0.000470239225">
            <text:p>0.0004702392</text:p>
          </table:table-cell>
          <table:table-cell office:value-type="float" office:value="0.00069252132964">
            <text:p>0.0006925213</text:p>
          </table:table-cell>
          <table:table-cell/>
          <table:table-cell table:formula="of:=ABS([.P287]-[.Q287])" office:value-type="float" office:value="0.000000887702228321045">
            <text:p>8.87702228321045E-007</text:p>
          </table:table-cell>
          <table:table-cell table:formula="of:=ABS([.P287]-[.R287])" office:value-type="float" office:value="0.0000596143362517301">
            <text:p>5.96143362517301E-005</text:p>
          </table:table-cell>
          <table:table-cell table:formula="of:=ABS([.T287]-[.U287])" office:value-type="float" office:value="0.0000201198111488609">
            <text:p>2.01198111488609E-005</text:p>
          </table:table-cell>
          <table:table-cell table:formula="of:=ABS([.T287]-[.V287])" office:value-type="float" office:value="0.000242401915788861">
            <text:p>0.000242401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88]-[.D288])" office:value-type="float" office:value="0">
            <text:p>0</text:p>
          </table:table-cell>
          <table:table-cell table:formula="of:=ABS([.C288]-[.E288])" office:value-type="float" office:value="0">
            <text:p>0</text:p>
          </table:table-cell>
          <table:table-cell table:formula="of:=ABS([.G288]-[.H288])" office:value-type="float" office:value="0">
            <text:p>0</text:p>
          </table:table-cell>
          <table:table-cell table:formula="of:=ABS([.G288]-[.I28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88]-[.Q288])" office:value-type="float" office:value="0">
            <text:p>0</text:p>
          </table:table-cell>
          <table:table-cell table:formula="of:=ABS([.P288]-[.R288])" office:value-type="float" office:value="0">
            <text:p>0</text:p>
          </table:table-cell>
          <table:table-cell table:formula="of:=ABS([.T288]-[.U288])" office:value-type="float" office:value="0">
            <text:p>0</text:p>
          </table:table-cell>
          <table:table-cell table:formula="of:=ABS([.T288]-[.V288])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style-name="ce2" office:value-type="float" office:value="0.0000000192351383141544">
            <text:p>1.92E-008</text:p>
          </table:table-cell>
          <table:table-cell office:value-type="float" office:value="0.000000043340577856">
            <text:p>4.3340577856E-008</text:p>
          </table:table-cell>
          <table:table-cell office:value-type="float" office:value="0.0000003840528784">
            <text:p>3.840528784E-007</text:p>
          </table:table-cell>
          <table:table-cell/>
          <table:table-cell table:style-name="ce2" office:value-type="float" office:value="0.00000035638219104309">
            <text:p>3.56E-007</text:p>
          </table:table-cell>
          <table:table-cell office:value-type="float" office:value="0.000000802649352649">
            <text:p>8.02649352649E-007</text:p>
          </table:table-cell>
          <table:table-cell office:value-type="float" office:value="0.000000356382732484">
            <text:p>3.56382732484E-007</text:p>
          </table:table-cell>
          <table:table-cell/>
          <table:table-cell table:formula="of:=ABS([.C289]-[.D289])" office:value-type="float" office:value="0.0000000241054395418456">
            <text:p>2.41054395418456E-008</text:p>
          </table:table-cell>
          <table:table-cell table:formula="of:=ABS([.C289]-[.E289])" office:value-type="float" office:value="0.000000364817740085846">
            <text:p>3.64817740085846E-007</text:p>
          </table:table-cell>
          <table:table-cell table:formula="of:=ABS([.G289]-[.H289])" office:value-type="float" office:value="0.00000044626716160591">
            <text:p>4.4626716160591E-007</text:p>
          </table:table-cell>
          <table:table-cell table:formula="of:=ABS([.G289]-[.I289])" office:value-type="float" office:value="0.000000000000541440910140091">
            <text:p>5.41440910140091E-013</text:p>
          </table:table-cell>
          <table:table-cell/>
          <table:table-cell table:style-name="ce2" office:value-type="float" office:value="0.0000000159651953129078">
            <text:p>1.60E-008</text:p>
          </table:table-cell>
          <table:table-cell office:value-type="float" office:value="0.000000013009911721">
            <text:p>0.000000013</text:p>
          </table:table-cell>
          <table:table-cell office:value-type="float" office:value="0.0000003840528784">
            <text:p>3.840528784E-007</text:p>
          </table:table-cell>
          <table:table-cell/>
          <table:table-cell table:style-name="ce2" office:value-type="float" office:value="0.000000282000970210456">
            <text:p>2.82E-007</text:p>
          </table:table-cell>
          <table:table-cell office:value-type="float" office:value="0.000000240487256025">
            <text:p>2.40487256025E-007</text:p>
          </table:table-cell>
          <table:table-cell office:value-type="float" office:value="0.000000013009911721">
            <text:p>0.000000013</text:p>
          </table:table-cell>
          <table:table-cell/>
          <table:table-cell table:formula="of:=ABS([.P289]-[.Q289])" office:value-type="float" office:value="0.0000000029552835919078">
            <text:p>0.000000003</text:p>
          </table:table-cell>
          <table:table-cell table:formula="of:=ABS([.P289]-[.R289])" office:value-type="float" office:value="0.000000368087683087092">
            <text:p>3.68087683087092E-007</text:p>
          </table:table-cell>
          <table:table-cell table:formula="of:=ABS([.T289]-[.U289])" office:value-type="float" office:value="0.000000041513714185456">
            <text:p>4.1513714185456E-008</text:p>
          </table:table-cell>
          <table:table-cell table:formula="of:=ABS([.T289]-[.V289])" office:value-type="float" office:value="0.000000268991058489456">
            <text:p>0.000000269</text:p>
          </table:table-cell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290]-[.D290])" office:value-type="float" office:value="0">
            <text:p>0</text:p>
          </table:table-cell>
          <table:table-cell table:formula="of:=ABS([.C290]-[.E290])" office:value-type="float" office:value="0">
            <text:p>0</text:p>
          </table:table-cell>
          <table:table-cell table:formula="of:=ABS([.G290]-[.H290])" office:value-type="float" office:value="0">
            <text:p>0</text:p>
          </table:table-cell>
          <table:table-cell table:formula="of:=ABS([.G290]-[.I29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90]-[.Q290])" office:value-type="float" office:value="0">
            <text:p>0</text:p>
          </table:table-cell>
          <table:table-cell table:formula="of:=ABS([.P290]-[.R290])" office:value-type="float" office:value="0">
            <text:p>0</text:p>
          </table:table-cell>
          <table:table-cell table:formula="of:=ABS([.T290]-[.U290])" office:value-type="float" office:value="0">
            <text:p>0</text:p>
          </table:table-cell>
          <table:table-cell table:formula="of:=ABS([.T290]-[.V290])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91]-[.D291])" office:value-type="float" office:value="0">
            <text:p>0</text:p>
          </table:table-cell>
          <table:table-cell table:formula="of:=ABS([.C291]-[.E291])" office:value-type="float" office:value="0">
            <text:p>0</text:p>
          </table:table-cell>
          <table:table-cell table:formula="of:=ABS([.G291]-[.H291])" office:value-type="float" office:value="0">
            <text:p>0</text:p>
          </table:table-cell>
          <table:table-cell table:formula="of:=ABS([.G291]-[.I291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291]-[.Q291])" office:value-type="float" office:value="0">
            <text:p>0</text:p>
          </table:table-cell>
          <table:table-cell table:formula="of:=ABS([.P291]-[.R291])" office:value-type="float" office:value="0">
            <text:p>0</text:p>
          </table:table-cell>
          <table:table-cell table:formula="of:=ABS([.T291]-[.U291])" office:value-type="float" office:value="0">
            <text:p>0</text:p>
          </table:table-cell>
          <table:table-cell table:formula="of:=ABS([.T291]-[.V291])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92]-[.D292])" office:value-type="float" office:value="0">
            <text:p>0</text:p>
          </table:table-cell>
          <table:table-cell table:formula="of:=ABS([.C292]-[.E292])" office:value-type="float" office:value="0">
            <text:p>0</text:p>
          </table:table-cell>
          <table:table-cell table:formula="of:=ABS([.G292]-[.H292])" office:value-type="float" office:value="0">
            <text:p>0</text:p>
          </table:table-cell>
          <table:table-cell table:formula="of:=ABS([.G292]-[.I29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92]-[.Q292])" office:value-type="float" office:value="0">
            <text:p>0</text:p>
          </table:table-cell>
          <table:table-cell table:formula="of:=ABS([.P292]-[.R292])" office:value-type="float" office:value="0">
            <text:p>0</text:p>
          </table:table-cell>
          <table:table-cell table:formula="of:=ABS([.T292]-[.U292])" office:value-type="float" office:value="0">
            <text:p>0</text:p>
          </table:table-cell>
          <table:table-cell table:formula="of:=ABS([.T292]-[.V292])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93]-[.D293])" office:value-type="float" office:value="0">
            <text:p>0</text:p>
          </table:table-cell>
          <table:table-cell table:formula="of:=ABS([.C293]-[.E293])" office:value-type="float" office:value="0">
            <text:p>0</text:p>
          </table:table-cell>
          <table:table-cell table:formula="of:=ABS([.G293]-[.H293])" office:value-type="float" office:value="0">
            <text:p>0</text:p>
          </table:table-cell>
          <table:table-cell table:formula="of:=ABS([.G293]-[.I29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93]-[.Q293])" office:value-type="float" office:value="0">
            <text:p>0</text:p>
          </table:table-cell>
          <table:table-cell table:formula="of:=ABS([.P293]-[.R293])" office:value-type="float" office:value="0">
            <text:p>0</text:p>
          </table:table-cell>
          <table:table-cell table:formula="of:=ABS([.T293]-[.U293])" office:value-type="float" office:value="0">
            <text:p>0</text:p>
          </table:table-cell>
          <table:table-cell table:formula="of:=ABS([.T293]-[.V293])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94]-[.D294])" office:value-type="float" office:value="0">
            <text:p>0</text:p>
          </table:table-cell>
          <table:table-cell table:formula="of:=ABS([.C294]-[.E294])" office:value-type="float" office:value="0">
            <text:p>0</text:p>
          </table:table-cell>
          <table:table-cell table:formula="of:=ABS([.G294]-[.H294])" office:value-type="float" office:value="0">
            <text:p>0</text:p>
          </table:table-cell>
          <table:table-cell table:formula="of:=ABS([.G294]-[.I29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94]-[.Q294])" office:value-type="float" office:value="0">
            <text:p>0</text:p>
          </table:table-cell>
          <table:table-cell table:formula="of:=ABS([.P294]-[.R294])" office:value-type="float" office:value="0">
            <text:p>0</text:p>
          </table:table-cell>
          <table:table-cell table:formula="of:=ABS([.T294]-[.U294])" office:value-type="float" office:value="0">
            <text:p>0</text:p>
          </table:table-cell>
          <table:table-cell table:formula="of:=ABS([.T294]-[.V294])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office:value-type="float" office:value="0.000265401836965764">
            <text:p>0.0002654018</text:p>
          </table:table-cell>
          <table:table-cell office:value-type="float" office:value="0.00026544881476">
            <text:p>0.0002654488</text:p>
          </table:table-cell>
          <table:table-cell office:value-type="float" office:value="0.000265401861563281">
            <text:p>0.0002654019</text:p>
          </table:table-cell>
          <table:table-cell/>
          <table:table-cell table:formula="of:=ABS([.C295]-[.D295])" office:value-type="float" office:value="0">
            <text:p>0</text:p>
          </table:table-cell>
          <table:table-cell table:formula="of:=ABS([.C295]-[.E295])" office:value-type="float" office:value="0">
            <text:p>0</text:p>
          </table:table-cell>
          <table:table-cell table:formula="of:=ABS([.G295]-[.H295])" office:value-type="float" office:value="0.0000000469777942360065">
            <text:p>0.000000047</text:p>
          </table:table-cell>
          <table:table-cell table:formula="of:=ABS([.G295]-[.I295])" office:value-type="float" office:value="0.000000000024597516948624">
            <text:p>2.4597516948624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000244671574143202">
            <text:p>0.0002446716</text:p>
          </table:table-cell>
          <table:table-cell office:value-type="float" office:value="0.00025252705921">
            <text:p>0.0002525271</text:p>
          </table:table-cell>
          <table:table-cell office:value-type="float" office:value="0">
            <text:p>0</text:p>
          </table:table-cell>
          <table:table-cell/>
          <table:table-cell table:formula="of:=ABS([.P295]-[.Q295])" office:value-type="float" office:value="0">
            <text:p>0</text:p>
          </table:table-cell>
          <table:table-cell table:formula="of:=ABS([.P295]-[.R295])" office:value-type="float" office:value="0">
            <text:p>0</text:p>
          </table:table-cell>
          <table:table-cell table:formula="of:=ABS([.T295]-[.U295])" office:value-type="float" office:value="0.00000785548506679795">
            <text:p>7.85548506679795E-006</text:p>
          </table:table-cell>
          <table:table-cell table:formula="of:=ABS([.T295]-[.V295])" office:value-type="float" office:value="0.000244671574143202">
            <text:p>0.00024467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396821768411085">
            <text:p>3.97E-005</text:p>
          </table:table-cell>
          <table:table-cell office:value-type="float" office:value="0.0000399235686201">
            <text:p>3.99235686201E-005</text:p>
          </table:table-cell>
          <table:table-cell office:value-type="float" office:value="0.000039682175785641">
            <text:p>3.9682175785641E-005</text:p>
          </table:table-cell>
          <table:table-cell/>
          <table:table-cell table:formula="of:=ABS([.C296]-[.D296])" office:value-type="float" office:value="0">
            <text:p>0</text:p>
          </table:table-cell>
          <table:table-cell table:formula="of:=ABS([.C296]-[.E296])" office:value-type="float" office:value="0">
            <text:p>0</text:p>
          </table:table-cell>
          <table:table-cell table:formula="of:=ABS([.G296]-[.H296])" office:value-type="float" office:value="0.000000241391778991505">
            <text:p>2.41391778991505E-007</text:p>
          </table:table-cell>
          <table:table-cell table:formula="of:=ABS([.G296]-[.I296])" office:value-type="float" office:value="0.00000000000105546748776922">
            <text:p>1.05546748776922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361443593910073">
            <text:p>3.61E-005</text:p>
          </table:table-cell>
          <table:table-cell office:value-type="float" office:value="0.0000391317806916">
            <text:p>3.91317806916E-005</text:p>
          </table:table-cell>
          <table:table-cell office:value-type="float" office:value="0">
            <text:p>0</text:p>
          </table:table-cell>
          <table:table-cell/>
          <table:table-cell table:formula="of:=ABS([.P296]-[.Q296])" office:value-type="float" office:value="0">
            <text:p>0</text:p>
          </table:table-cell>
          <table:table-cell table:formula="of:=ABS([.P296]-[.R296])" office:value-type="float" office:value="0">
            <text:p>0</text:p>
          </table:table-cell>
          <table:table-cell table:formula="of:=ABS([.T296]-[.U296])" office:value-type="float" office:value="0.0000029874213005927">
            <text:p>2.9874213005927E-006</text:p>
          </table:table-cell>
          <table:table-cell table:formula="of:=ABS([.T296]-[.V296])" office:value-type="float" office:value="0.0000361443593910073">
            <text:p>3.61443593910073E-0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24777015851793">
            <text:p>1.25E-005</text:p>
          </table:table-cell>
          <table:table-cell office:value-type="float" office:value="0.0000124659131041">
            <text:p>1.24659131041E-005</text:p>
          </table:table-cell>
          <table:table-cell office:value-type="float" office:value="0.000012477701399641">
            <text:p>1.2477701399641E-005</text:p>
          </table:table-cell>
          <table:table-cell/>
          <table:table-cell table:formula="of:=ABS([.C297]-[.D297])" office:value-type="float" office:value="0">
            <text:p>0</text:p>
          </table:table-cell>
          <table:table-cell table:formula="of:=ABS([.C297]-[.E297])" office:value-type="float" office:value="0">
            <text:p>0</text:p>
          </table:table-cell>
          <table:table-cell table:formula="of:=ABS([.G297]-[.H297])" office:value-type="float" office:value="0.0000000117884810792989">
            <text:p>1.17884810792989E-008</text:p>
          </table:table-cell>
          <table:table-cell table:formula="of:=ABS([.G297]-[.I297])" office:value-type="float" office:value="0.000000000000185538296355934">
            <text:p>1.85538296355934E-01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88126528826135">
            <text:p>8.81E-006</text:p>
          </table:table-cell>
          <table:table-cell office:value-type="float" office:value="0.0000088806384016">
            <text:p>8.8806384016E-006</text:p>
          </table:table-cell>
          <table:table-cell office:value-type="float" office:value="0">
            <text:p>0</text:p>
          </table:table-cell>
          <table:table-cell/>
          <table:table-cell table:formula="of:=ABS([.P297]-[.Q297])" office:value-type="float" office:value="0">
            <text:p>0</text:p>
          </table:table-cell>
          <table:table-cell table:formula="of:=ABS([.P297]-[.R297])" office:value-type="float" office:value="0">
            <text:p>0</text:p>
          </table:table-cell>
          <table:table-cell table:formula="of:=ABS([.T297]-[.U297])" office:value-type="float" office:value="0.0000000679855189865014">
            <text:p>0.000000068</text:p>
          </table:table-cell>
          <table:table-cell table:formula="of:=ABS([.T297]-[.V297])" office:value-type="float" office:value="0.0000088126528826135">
            <text:p>8.8126528826135E-00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style-name="ce2" office:value-type="float" office:value="0.000000179500641807267">
            <text:p>1.80E-007</text:p>
          </table:table-cell>
          <table:table-cell office:value-type="float" office:value="0.000000179672558884">
            <text:p>1.79672558884E-007</text:p>
          </table:table-cell>
          <table:table-cell office:value-type="float" office:value="0.000035319462948324">
            <text:p>3.5319462948324E-005</text:p>
          </table:table-cell>
          <table:table-cell/>
          <table:table-cell table:style-name="ce2" office:value-type="float" office:value="0.0000199721198079386">
            <text:p>2.00E-005</text:p>
          </table:table-cell>
          <table:table-cell office:value-type="float" office:value="0.0000199918977129">
            <text:p>1.99918977129E-005</text:p>
          </table:table-cell>
          <table:table-cell office:value-type="float" office:value="0.000019972121884324">
            <text:p>1.9972121884324E-005</text:p>
          </table:table-cell>
          <table:table-cell/>
          <table:table-cell table:formula="of:=ABS([.C298]-[.D298])" office:value-type="float" office:value="0.000000000171917076733032">
            <text:p>1.71917076733032E-010</text:p>
          </table:table-cell>
          <table:table-cell table:formula="of:=ABS([.C298]-[.E298])" office:value-type="float" office:value="0.0000351399623065167">
            <text:p>0.00003514</text:p>
          </table:table-cell>
          <table:table-cell table:formula="of:=ABS([.G298]-[.H298])" office:value-type="float" office:value="0.0000000197779049614016">
            <text:p>1.97779049614016E-008</text:p>
          </table:table-cell>
          <table:table-cell table:formula="of:=ABS([.G298]-[.I298])" office:value-type="float" office:value="0.00000000000207638539608673">
            <text:p>2.07638539608673E-012</text:p>
          </table:table-cell>
          <table:table-cell/>
          <table:table-cell table:style-name="ce2" office:value-type="float" office:value="0.000000150340381607232">
            <text:p>1.50E-007</text:p>
          </table:table-cell>
          <table:table-cell office:value-type="float" office:value="0.000000159056594761">
            <text:p>1.59056594761E-007</text:p>
          </table:table-cell>
          <table:table-cell office:value-type="float" office:value="0.000035319462948324">
            <text:p>3.5319462948324E-005</text:p>
          </table:table-cell>
          <table:table-cell/>
          <table:table-cell table:style-name="ce2" office:value-type="float" office:value="0.0000176704106808075">
            <text:p>1.77E-005</text:p>
          </table:table-cell>
          <table:table-cell office:value-type="float" office:value="0.0000185110760025">
            <text:p>1.85110760025E-005</text:p>
          </table:table-cell>
          <table:table-cell office:value-type="float" office:value="0.000000159056594761">
            <text:p>1.59056594761E-007</text:p>
          </table:table-cell>
          <table:table-cell/>
          <table:table-cell table:formula="of:=ABS([.P298]-[.Q298])" office:value-type="float" office:value="0.00000000871621315376802">
            <text:p>8.71621315376802E-009</text:p>
          </table:table-cell>
          <table:table-cell table:formula="of:=ABS([.P298]-[.R298])" office:value-type="float" office:value="0.0000351691225667168">
            <text:p>3.51691225667168E-005</text:p>
          </table:table-cell>
          <table:table-cell table:formula="of:=ABS([.T298]-[.U298])" office:value-type="float" office:value="0.0000008406653216925">
            <text:p>8.406653216925E-007</text:p>
          </table:table-cell>
          <table:table-cell table:formula="of:=ABS([.T298]-[.V298])" office:value-type="float" office:value="0.0000175113540860465">
            <text:p>1.75113540860465E-0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299]-[.D299])" office:value-type="float" office:value="0">
            <text:p>0</text:p>
          </table:table-cell>
          <table:table-cell table:formula="of:=ABS([.C299]-[.E299])" office:value-type="float" office:value="0">
            <text:p>0</text:p>
          </table:table-cell>
          <table:table-cell table:formula="of:=ABS([.G299]-[.H299])" office:value-type="float" office:value="0">
            <text:p>0</text:p>
          </table:table-cell>
          <table:table-cell table:formula="of:=ABS([.G299]-[.I29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299]-[.Q299])" office:value-type="float" office:value="0">
            <text:p>0</text:p>
          </table:table-cell>
          <table:table-cell table:formula="of:=ABS([.P299]-[.R299])" office:value-type="float" office:value="0">
            <text:p>0</text:p>
          </table:table-cell>
          <table:table-cell table:formula="of:=ABS([.T299]-[.U299])" office:value-type="float" office:value="0">
            <text:p>0</text:p>
          </table:table-cell>
          <table:table-cell table:formula="of:=ABS([.T299]-[.V299])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0]-[.D300])" office:value-type="float" office:value="0">
            <text:p>0</text:p>
          </table:table-cell>
          <table:table-cell table:formula="of:=ABS([.C300]-[.E300])" office:value-type="float" office:value="0">
            <text:p>0</text:p>
          </table:table-cell>
          <table:table-cell table:formula="of:=ABS([.G300]-[.H300])" office:value-type="float" office:value="0">
            <text:p>0</text:p>
          </table:table-cell>
          <table:table-cell table:formula="of:=ABS([.G300]-[.I30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0]-[.Q300])" office:value-type="float" office:value="0">
            <text:p>0</text:p>
          </table:table-cell>
          <table:table-cell table:formula="of:=ABS([.P300]-[.R300])" office:value-type="float" office:value="0">
            <text:p>0</text:p>
          </table:table-cell>
          <table:table-cell table:formula="of:=ABS([.T300]-[.U300])" office:value-type="float" office:value="0">
            <text:p>0</text:p>
          </table:table-cell>
          <table:table-cell table:formula="of:=ABS([.T300]-[.V300])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style-name="ce2" office:value-type="float" office:value="0.0000000192351383141544">
            <text:p>1.92E-008</text:p>
          </table:table-cell>
          <table:table-cell office:value-type="float" office:value="0.000000043340577856">
            <text:p>4.3340577856E-008</text:p>
          </table:table-cell>
          <table:table-cell office:value-type="float" office:value="0.0000009459313081">
            <text:p>9.459313081E-007</text:p>
          </table:table-cell>
          <table:table-cell/>
          <table:table-cell table:style-name="ce2" office:value-type="float" office:value="0.000000935668877174736">
            <text:p>9.36E-007</text:p>
          </table:table-cell>
          <table:table-cell office:value-type="float" office:value="0.000000962759327209001">
            <text:p>9.62759327209001E-007</text:p>
          </table:table-cell>
          <table:table-cell office:value-type="float" office:value="0.00000093566929">
            <text:p>9.3566929E-007</text:p>
          </table:table-cell>
          <table:table-cell/>
          <table:table-cell table:formula="of:=ABS([.C301]-[.D301])" office:value-type="float" office:value="0.0000000241054395418456">
            <text:p>2.41054395418456E-008</text:p>
          </table:table-cell>
          <table:table-cell table:formula="of:=ABS([.C301]-[.E301])" office:value-type="float" office:value="0.000000926696169785846">
            <text:p>9.26696169785846E-007</text:p>
          </table:table-cell>
          <table:table-cell table:formula="of:=ABS([.G301]-[.H301])" office:value-type="float" office:value="0.0000000270904500342645">
            <text:p>2.70904500342645E-008</text:p>
          </table:table-cell>
          <table:table-cell table:formula="of:=ABS([.G301]-[.I301])" office:value-type="float" office:value="0.00000000000041282526421273">
            <text:p>4.1282526421273E-013</text:p>
          </table:table-cell>
          <table:table-cell/>
          <table:table-cell table:style-name="ce2" office:value-type="float" office:value="0.0000000159651953129078">
            <text:p>1.60E-008</text:p>
          </table:table-cell>
          <table:table-cell office:value-type="float" office:value="0.000000013009911721">
            <text:p>0.000000013</text:p>
          </table:table-cell>
          <table:table-cell office:value-type="float" office:value="0.0000009459313081">
            <text:p>9.459313081E-007</text:p>
          </table:table-cell>
          <table:table-cell/>
          <table:table-cell table:style-name="ce2" office:value-type="float" office:value="0.000000501997777859218">
            <text:p>5.02E-007</text:p>
          </table:table-cell>
          <table:table-cell office:value-type="float" office:value="0.000000551141427321">
            <text:p>5.51141427321E-007</text:p>
          </table:table-cell>
          <table:table-cell office:value-type="float" office:value="0.000000013009911721">
            <text:p>0.000000013</text:p>
          </table:table-cell>
          <table:table-cell/>
          <table:table-cell table:formula="of:=ABS([.P301]-[.Q301])" office:value-type="float" office:value="0.0000000029552835919078">
            <text:p>0.000000003</text:p>
          </table:table-cell>
          <table:table-cell table:formula="of:=ABS([.P301]-[.R301])" office:value-type="float" office:value="0.000000929966112787092">
            <text:p>0.00000093</text:p>
          </table:table-cell>
          <table:table-cell table:formula="of:=ABS([.T301]-[.U301])" office:value-type="float" office:value="0.0000000491436494617822">
            <text:p>4.91436494617822E-008</text:p>
          </table:table-cell>
          <table:table-cell table:formula="of:=ABS([.T301]-[.V301])" office:value-type="float" office:value="0.000000488987866138218">
            <text:p>0.0000004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2]-[.D302])" office:value-type="float" office:value="0">
            <text:p>0</text:p>
          </table:table-cell>
          <table:table-cell table:formula="of:=ABS([.C302]-[.E302])" office:value-type="float" office:value="0">
            <text:p>0</text:p>
          </table:table-cell>
          <table:table-cell table:formula="of:=ABS([.G302]-[.H302])" office:value-type="float" office:value="0">
            <text:p>0</text:p>
          </table:table-cell>
          <table:table-cell table:formula="of:=ABS([.G302]-[.I30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2]-[.Q302])" office:value-type="float" office:value="0">
            <text:p>0</text:p>
          </table:table-cell>
          <table:table-cell table:formula="of:=ABS([.P302]-[.R302])" office:value-type="float" office:value="0">
            <text:p>0</text:p>
          </table:table-cell>
          <table:table-cell table:formula="of:=ABS([.T302]-[.U302])" office:value-type="float" office:value="0">
            <text:p>0</text:p>
          </table:table-cell>
          <table:table-cell table:formula="of:=ABS([.T302]-[.V302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03]-[.D303])" office:value-type="float" office:value="0">
            <text:p>0</text:p>
          </table:table-cell>
          <table:table-cell table:formula="of:=ABS([.C303]-[.E303])" office:value-type="float" office:value="0">
            <text:p>0</text:p>
          </table:table-cell>
          <table:table-cell table:formula="of:=ABS([.G303]-[.H303])" office:value-type="float" office:value="0">
            <text:p>0</text:p>
          </table:table-cell>
          <table:table-cell table:formula="of:=ABS([.G303]-[.I30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3]-[.Q303])" office:value-type="float" office:value="0">
            <text:p>0</text:p>
          </table:table-cell>
          <table:table-cell table:formula="of:=ABS([.P303]-[.R303])" office:value-type="float" office:value="0">
            <text:p>0</text:p>
          </table:table-cell>
          <table:table-cell table:formula="of:=ABS([.T303]-[.U303])" office:value-type="float" office:value="0">
            <text:p>0</text:p>
          </table:table-cell>
          <table:table-cell table:formula="of:=ABS([.T303]-[.V303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4]-[.D304])" office:value-type="float" office:value="0">
            <text:p>0</text:p>
          </table:table-cell>
          <table:table-cell table:formula="of:=ABS([.C304]-[.E304])" office:value-type="float" office:value="0">
            <text:p>0</text:p>
          </table:table-cell>
          <table:table-cell table:formula="of:=ABS([.G304]-[.H304])" office:value-type="float" office:value="0">
            <text:p>0</text:p>
          </table:table-cell>
          <table:table-cell table:formula="of:=ABS([.G304]-[.I304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04]-[.Q304])" office:value-type="float" office:value="0">
            <text:p>0</text:p>
          </table:table-cell>
          <table:table-cell table:formula="of:=ABS([.P304]-[.R304])" office:value-type="float" office:value="0">
            <text:p>0</text:p>
          </table:table-cell>
          <table:table-cell table:formula="of:=ABS([.T304]-[.U304])" office:value-type="float" office:value="0">
            <text:p>0</text:p>
          </table:table-cell>
          <table:table-cell table:formula="of:=ABS([.T304]-[.V304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5]-[.D305])" office:value-type="float" office:value="0">
            <text:p>0</text:p>
          </table:table-cell>
          <table:table-cell table:formula="of:=ABS([.C305]-[.E305])" office:value-type="float" office:value="0">
            <text:p>0</text:p>
          </table:table-cell>
          <table:table-cell table:formula="of:=ABS([.G305]-[.H305])" office:value-type="float" office:value="0">
            <text:p>0</text:p>
          </table:table-cell>
          <table:table-cell table:formula="of:=ABS([.G305]-[.I30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5]-[.Q305])" office:value-type="float" office:value="0">
            <text:p>0</text:p>
          </table:table-cell>
          <table:table-cell table:formula="of:=ABS([.P305]-[.R305])" office:value-type="float" office:value="0">
            <text:p>0</text:p>
          </table:table-cell>
          <table:table-cell table:formula="of:=ABS([.T305]-[.U305])" office:value-type="float" office:value="0">
            <text:p>0</text:p>
          </table:table-cell>
          <table:table-cell table:formula="of:=ABS([.T305]-[.V305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6]-[.D306])" office:value-type="float" office:value="0">
            <text:p>0</text:p>
          </table:table-cell>
          <table:table-cell table:formula="of:=ABS([.C306]-[.E306])" office:value-type="float" office:value="0">
            <text:p>0</text:p>
          </table:table-cell>
          <table:table-cell table:formula="of:=ABS([.G306]-[.H306])" office:value-type="float" office:value="0">
            <text:p>0</text:p>
          </table:table-cell>
          <table:table-cell table:formula="of:=ABS([.G306]-[.I30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6]-[.Q306])" office:value-type="float" office:value="0">
            <text:p>0</text:p>
          </table:table-cell>
          <table:table-cell table:formula="of:=ABS([.P306]-[.R306])" office:value-type="float" office:value="0">
            <text:p>0</text:p>
          </table:table-cell>
          <table:table-cell table:formula="of:=ABS([.T306]-[.U306])" office:value-type="float" office:value="0">
            <text:p>0</text:p>
          </table:table-cell>
          <table:table-cell table:formula="of:=ABS([.T306]-[.V306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7]-[.D307])" office:value-type="float" office:value="0">
            <text:p>0</text:p>
          </table:table-cell>
          <table:table-cell table:formula="of:=ABS([.C307]-[.E307])" office:value-type="float" office:value="0">
            <text:p>0</text:p>
          </table:table-cell>
          <table:table-cell table:formula="of:=ABS([.G307]-[.H307])" office:value-type="float" office:value="0">
            <text:p>0</text:p>
          </table:table-cell>
          <table:table-cell table:formula="of:=ABS([.G307]-[.I30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7]-[.Q307])" office:value-type="float" office:value="0">
            <text:p>0</text:p>
          </table:table-cell>
          <table:table-cell table:formula="of:=ABS([.P307]-[.R307])" office:value-type="float" office:value="0">
            <text:p>0</text:p>
          </table:table-cell>
          <table:table-cell table:formula="of:=ABS([.T307]-[.U307])" office:value-type="float" office:value="0">
            <text:p>0</text:p>
          </table:table-cell>
          <table:table-cell table:formula="of:=ABS([.T307]-[.V307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8]-[.D308])" office:value-type="float" office:value="0">
            <text:p>0</text:p>
          </table:table-cell>
          <table:table-cell table:formula="of:=ABS([.C308]-[.E308])" office:value-type="float" office:value="0">
            <text:p>0</text:p>
          </table:table-cell>
          <table:table-cell table:formula="of:=ABS([.G308]-[.H308])" office:value-type="float" office:value="0">
            <text:p>0</text:p>
          </table:table-cell>
          <table:table-cell table:formula="of:=ABS([.G308]-[.I30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8]-[.Q308])" office:value-type="float" office:value="0">
            <text:p>0</text:p>
          </table:table-cell>
          <table:table-cell table:formula="of:=ABS([.P308]-[.R308])" office:value-type="float" office:value="0">
            <text:p>0</text:p>
          </table:table-cell>
          <table:table-cell table:formula="of:=ABS([.T308]-[.U308])" office:value-type="float" office:value="0">
            <text:p>0</text:p>
          </table:table-cell>
          <table:table-cell table:formula="of:=ABS([.T308]-[.V308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09]-[.D309])" office:value-type="float" office:value="0">
            <text:p>0</text:p>
          </table:table-cell>
          <table:table-cell table:formula="of:=ABS([.C309]-[.E309])" office:value-type="float" office:value="0">
            <text:p>0</text:p>
          </table:table-cell>
          <table:table-cell table:formula="of:=ABS([.G309]-[.H309])" office:value-type="float" office:value="0">
            <text:p>0</text:p>
          </table:table-cell>
          <table:table-cell table:formula="of:=ABS([.G309]-[.I30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09]-[.Q309])" office:value-type="float" office:value="0">
            <text:p>0</text:p>
          </table:table-cell>
          <table:table-cell table:formula="of:=ABS([.P309]-[.R309])" office:value-type="float" office:value="0">
            <text:p>0</text:p>
          </table:table-cell>
          <table:table-cell table:formula="of:=ABS([.T309]-[.U309])" office:value-type="float" office:value="0">
            <text:p>0</text:p>
          </table:table-cell>
          <table:table-cell table:formula="of:=ABS([.T309]-[.V309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0]-[.D310])" office:value-type="float" office:value="0">
            <text:p>0</text:p>
          </table:table-cell>
          <table:table-cell table:formula="of:=ABS([.C310]-[.E310])" office:value-type="float" office:value="0">
            <text:p>0</text:p>
          </table:table-cell>
          <table:table-cell table:formula="of:=ABS([.G310]-[.H310])" office:value-type="float" office:value="0">
            <text:p>0</text:p>
          </table:table-cell>
          <table:table-cell table:formula="of:=ABS([.G310]-[.I31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10]-[.Q310])" office:value-type="float" office:value="0">
            <text:p>0</text:p>
          </table:table-cell>
          <table:table-cell table:formula="of:=ABS([.P310]-[.R310])" office:value-type="float" office:value="0">
            <text:p>0</text:p>
          </table:table-cell>
          <table:table-cell table:formula="of:=ABS([.T310]-[.U310])" office:value-type="float" office:value="0">
            <text:p>0</text:p>
          </table:table-cell>
          <table:table-cell table:formula="of:=ABS([.T310]-[.V310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734223737424063">
            <text:p>7.34E-005</text:p>
          </table:table-cell>
          <table:table-cell office:value-type="float" office:value="0.0000735213642916">
            <text:p>7.35213642916E-005</text:p>
          </table:table-cell>
          <table:table-cell office:value-type="float" office:value="0.000073422379766596">
            <text:p>7.3422379766596E-005</text:p>
          </table:table-cell>
          <table:table-cell/>
          <table:table-cell table:formula="of:=ABS([.C311]-[.D311])" office:value-type="float" office:value="0">
            <text:p>0</text:p>
          </table:table-cell>
          <table:table-cell table:formula="of:=ABS([.C311]-[.E311])" office:value-type="float" office:value="0">
            <text:p>0</text:p>
          </table:table-cell>
          <table:table-cell table:formula="of:=ABS([.G311]-[.H311])" office:value-type="float" office:value="0.0000000989905491936925">
            <text:p>0.000000099</text:p>
          </table:table-cell>
          <table:table-cell table:formula="of:=ABS([.G311]-[.I311])" office:value-type="float" office:value="0.00000000000602418969201067">
            <text:p>6.02418969201067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662843161569779">
            <text:p>6.63E-005</text:p>
          </table:table-cell>
          <table:table-cell office:value-type="float" office:value="0.0000714117953025">
            <text:p>7.14117953025E-005</text:p>
          </table:table-cell>
          <table:table-cell office:value-type="float" office:value="0">
            <text:p>0</text:p>
          </table:table-cell>
          <table:table-cell/>
          <table:table-cell table:formula="of:=ABS([.P311]-[.Q311])" office:value-type="float" office:value="0">
            <text:p>0</text:p>
          </table:table-cell>
          <table:table-cell table:formula="of:=ABS([.P311]-[.R311])" office:value-type="float" office:value="0">
            <text:p>0</text:p>
          </table:table-cell>
          <table:table-cell table:formula="of:=ABS([.T311]-[.U311])" office:value-type="float" office:value="0.00000512747914552208">
            <text:p>5.12747914552208E-006</text:p>
          </table:table-cell>
          <table:table-cell table:formula="of:=ABS([.T311]-[.V311])" office:value-type="float" office:value="0.0000662843161569779">
            <text:p>6.62843161569779E-0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2]-[.D312])" office:value-type="float" office:value="0">
            <text:p>0</text:p>
          </table:table-cell>
          <table:table-cell table:formula="of:=ABS([.C312]-[.E312])" office:value-type="float" office:value="0">
            <text:p>0</text:p>
          </table:table-cell>
          <table:table-cell table:formula="of:=ABS([.G312]-[.H312])" office:value-type="float" office:value="0">
            <text:p>0</text:p>
          </table:table-cell>
          <table:table-cell table:formula="of:=ABS([.G312]-[.I31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12]-[.Q312])" office:value-type="float" office:value="0">
            <text:p>0</text:p>
          </table:table-cell>
          <table:table-cell table:formula="of:=ABS([.P312]-[.R312])" office:value-type="float" office:value="0">
            <text:p>0</text:p>
          </table:table-cell>
          <table:table-cell table:formula="of:=ABS([.T312]-[.U312])" office:value-type="float" office:value="0">
            <text:p>0</text:p>
          </table:table-cell>
          <table:table-cell table:formula="of:=ABS([.T312]-[.V312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30542106169">
            <text:p>3.0542106169E-006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3]-[.D313])" office:value-type="float" office:value="0">
            <text:p>0</text:p>
          </table:table-cell>
          <table:table-cell table:formula="of:=ABS([.C313]-[.E313])" office:value-type="float" office:value="0.0000030542106169">
            <text:p>3.0542106169E-006</text:p>
          </table:table-cell>
          <table:table-cell table:formula="of:=ABS([.G313]-[.H313])" office:value-type="float" office:value="0">
            <text:p>0</text:p>
          </table:table-cell>
          <table:table-cell table:formula="of:=ABS([.G313]-[.I31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13]-[.Q313])" office:value-type="float" office:value="0">
            <text:p>0</text:p>
          </table:table-cell>
          <table:table-cell table:formula="of:=ABS([.P313]-[.R313])" office:value-type="float" office:value="0">
            <text:p>0</text:p>
          </table:table-cell>
          <table:table-cell table:formula="of:=ABS([.T313]-[.U313])" office:value-type="float" office:value="0">
            <text:p>0</text:p>
          </table:table-cell>
          <table:table-cell table:formula="of:=ABS([.T313]-[.V313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219680418543807">
            <text:p>2.20E-006</text:p>
          </table:table-cell>
          <table:table-cell office:value-type="float" office:value="0.0000042054525184">
            <text:p>4.2054525184E-006</text:p>
          </table:table-cell>
          <table:table-cell office:value-type="float" office:value="0.000002196804194244">
            <text:p>2.196804194244E-006</text:p>
          </table:table-cell>
          <table:table-cell/>
          <table:table-cell table:formula="of:=ABS([.C314]-[.D314])" office:value-type="float" office:value="0">
            <text:p>0</text:p>
          </table:table-cell>
          <table:table-cell table:formula="of:=ABS([.C314]-[.E314])" office:value-type="float" office:value="0">
            <text:p>0</text:p>
          </table:table-cell>
          <table:table-cell table:formula="of:=ABS([.G314]-[.H314])" office:value-type="float" office:value="0.00000200864833296193">
            <text:p>2.00864833296193E-006</text:p>
          </table:table-cell>
          <table:table-cell table:formula="of:=ABS([.G314]-[.I314])" office:value-type="float" office:value="8.80593070250873E-015">
            <text:p>8.80593070250873E-0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030542106169">
            <text:p>3.0542106169E-006</text:p>
          </table:table-cell>
          <table:table-cell/>
          <table:table-cell table:style-name="ce2" office:value-type="float" office:value="0.00000183966582962722">
            <text:p>1.84E-006</text:p>
          </table:table-cell>
          <table:table-cell office:value-type="float" office:value="0.0000020313660676">
            <text:p>2.0313660676E-006</text:p>
          </table:table-cell>
          <table:table-cell office:value-type="float" office:value="0">
            <text:p>0</text:p>
          </table:table-cell>
          <table:table-cell/>
          <table:table-cell table:formula="of:=ABS([.P314]-[.Q314])" office:value-type="float" office:value="0">
            <text:p>0</text:p>
          </table:table-cell>
          <table:table-cell table:formula="of:=ABS([.P314]-[.R314])" office:value-type="float" office:value="0.0000030542106169">
            <text:p>3.0542106169E-006</text:p>
          </table:table-cell>
          <table:table-cell table:formula="of:=ABS([.T314]-[.U314])" office:value-type="float" office:value="0.00000019170023797278">
            <text:p>1.9170023797278E-007</text:p>
          </table:table-cell>
          <table:table-cell table:formula="of:=ABS([.T314]-[.V314])" office:value-type="float" office:value="0.00000183966582962722">
            <text:p>1.83966582962722E-006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15]-[.D315])" office:value-type="float" office:value="0">
            <text:p>0</text:p>
          </table:table-cell>
          <table:table-cell table:formula="of:=ABS([.C315]-[.E315])" office:value-type="float" office:value="0">
            <text:p>0</text:p>
          </table:table-cell>
          <table:table-cell table:formula="of:=ABS([.G315]-[.H315])" office:value-type="float" office:value="0">
            <text:p>0</text:p>
          </table:table-cell>
          <table:table-cell table:formula="of:=ABS([.G315]-[.I31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15]-[.Q315])" office:value-type="float" office:value="0">
            <text:p>0</text:p>
          </table:table-cell>
          <table:table-cell table:formula="of:=ABS([.P315]-[.R315])" office:value-type="float" office:value="0">
            <text:p>0</text:p>
          </table:table-cell>
          <table:table-cell table:formula="of:=ABS([.T315]-[.U315])" office:value-type="float" office:value="0">
            <text:p>0</text:p>
          </table:table-cell>
          <table:table-cell table:formula="of:=ABS([.T315]-[.V315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6]-[.D316])" office:value-type="float" office:value="0">
            <text:p>0</text:p>
          </table:table-cell>
          <table:table-cell table:formula="of:=ABS([.C316]-[.E316])" office:value-type="float" office:value="0">
            <text:p>0</text:p>
          </table:table-cell>
          <table:table-cell table:formula="of:=ABS([.G316]-[.H316])" office:value-type="float" office:value="0">
            <text:p>0</text:p>
          </table:table-cell>
          <table:table-cell table:formula="of:=ABS([.G316]-[.I316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16]-[.Q316])" office:value-type="float" office:value="0">
            <text:p>0</text:p>
          </table:table-cell>
          <table:table-cell table:formula="of:=ABS([.P316]-[.R316])" office:value-type="float" office:value="0">
            <text:p>0</text:p>
          </table:table-cell>
          <table:table-cell table:formula="of:=ABS([.T316]-[.U316])" office:value-type="float" office:value="0">
            <text:p>0</text:p>
          </table:table-cell>
          <table:table-cell table:formula="of:=ABS([.T316]-[.V316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7]-[.D317])" office:value-type="float" office:value="0">
            <text:p>0</text:p>
          </table:table-cell>
          <table:table-cell table:formula="of:=ABS([.C317]-[.E317])" office:value-type="float" office:value="0">
            <text:p>0</text:p>
          </table:table-cell>
          <table:table-cell table:formula="of:=ABS([.G317]-[.H317])" office:value-type="float" office:value="0">
            <text:p>0</text:p>
          </table:table-cell>
          <table:table-cell table:formula="of:=ABS([.G317]-[.I31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17]-[.Q317])" office:value-type="float" office:value="0">
            <text:p>0</text:p>
          </table:table-cell>
          <table:table-cell table:formula="of:=ABS([.P317]-[.R317])" office:value-type="float" office:value="0">
            <text:p>0</text:p>
          </table:table-cell>
          <table:table-cell table:formula="of:=ABS([.T317]-[.U317])" office:value-type="float" office:value="0">
            <text:p>0</text:p>
          </table:table-cell>
          <table:table-cell table:formula="of:=ABS([.T317]-[.V317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8]-[.D318])" office:value-type="float" office:value="0">
            <text:p>0</text:p>
          </table:table-cell>
          <table:table-cell table:formula="of:=ABS([.C318]-[.E318])" office:value-type="float" office:value="0">
            <text:p>0</text:p>
          </table:table-cell>
          <table:table-cell table:formula="of:=ABS([.G318]-[.H318])" office:value-type="float" office:value="0">
            <text:p>0</text:p>
          </table:table-cell>
          <table:table-cell table:formula="of:=ABS([.G318]-[.I31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18]-[.Q318])" office:value-type="float" office:value="0">
            <text:p>0</text:p>
          </table:table-cell>
          <table:table-cell table:formula="of:=ABS([.P318]-[.R318])" office:value-type="float" office:value="0">
            <text:p>0</text:p>
          </table:table-cell>
          <table:table-cell table:formula="of:=ABS([.T318]-[.U318])" office:value-type="float" office:value="0">
            <text:p>0</text:p>
          </table:table-cell>
          <table:table-cell table:formula="of:=ABS([.T318]-[.V318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19]-[.D319])" office:value-type="float" office:value="0">
            <text:p>0</text:p>
          </table:table-cell>
          <table:table-cell table:formula="of:=ABS([.C319]-[.E319])" office:value-type="float" office:value="0">
            <text:p>0</text:p>
          </table:table-cell>
          <table:table-cell table:formula="of:=ABS([.G319]-[.H319])" office:value-type="float" office:value="0">
            <text:p>0</text:p>
          </table:table-cell>
          <table:table-cell table:formula="of:=ABS([.G319]-[.I31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19]-[.Q319])" office:value-type="float" office:value="0">
            <text:p>0</text:p>
          </table:table-cell>
          <table:table-cell table:formula="of:=ABS([.P319]-[.R319])" office:value-type="float" office:value="0">
            <text:p>0</text:p>
          </table:table-cell>
          <table:table-cell table:formula="of:=ABS([.T319]-[.U319])" office:value-type="float" office:value="0">
            <text:p>0</text:p>
          </table:table-cell>
          <table:table-cell table:formula="of:=ABS([.T319]-[.V319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20]-[.D320])" office:value-type="float" office:value="0">
            <text:p>0</text:p>
          </table:table-cell>
          <table:table-cell table:formula="of:=ABS([.C320]-[.E320])" office:value-type="float" office:value="0">
            <text:p>0</text:p>
          </table:table-cell>
          <table:table-cell table:formula="of:=ABS([.G320]-[.H320])" office:value-type="float" office:value="0">
            <text:p>0</text:p>
          </table:table-cell>
          <table:table-cell table:formula="of:=ABS([.G320]-[.I32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20]-[.Q320])" office:value-type="float" office:value="0">
            <text:p>0</text:p>
          </table:table-cell>
          <table:table-cell table:formula="of:=ABS([.P320]-[.R320])" office:value-type="float" office:value="0">
            <text:p>0</text:p>
          </table:table-cell>
          <table:table-cell table:formula="of:=ABS([.T320]-[.U320])" office:value-type="float" office:value="0">
            <text:p>0</text:p>
          </table:table-cell>
          <table:table-cell table:formula="of:=ABS([.T320]-[.V320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21]-[.D321])" office:value-type="float" office:value="0">
            <text:p>0</text:p>
          </table:table-cell>
          <table:table-cell table:formula="of:=ABS([.C321]-[.E321])" office:value-type="float" office:value="0">
            <text:p>0</text:p>
          </table:table-cell>
          <table:table-cell table:formula="of:=ABS([.G321]-[.H321])" office:value-type="float" office:value="0">
            <text:p>0</text:p>
          </table:table-cell>
          <table:table-cell table:formula="of:=ABS([.G321]-[.I32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21]-[.Q321])" office:value-type="float" office:value="0">
            <text:p>0</text:p>
          </table:table-cell>
          <table:table-cell table:formula="of:=ABS([.P321]-[.R321])" office:value-type="float" office:value="0">
            <text:p>0</text:p>
          </table:table-cell>
          <table:table-cell table:formula="of:=ABS([.T321]-[.U321])" office:value-type="float" office:value="0">
            <text:p>0</text:p>
          </table:table-cell>
          <table:table-cell table:formula="of:=ABS([.T321]-[.V321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style-name="ce2" office:value-type="float" office:value="0.00000069349954900938">
            <text:p>6.93E-007</text:p>
          </table:table-cell>
          <table:table-cell office:value-type="float" office:value="0.000000694140588801">
            <text:p>6.94140588801E-007</text:p>
          </table:table-cell>
          <table:table-cell office:value-type="float" office:value="0.000007099304460304">
            <text:p>7.099304460304E-006</text:p>
          </table:table-cell>
          <table:table-cell/>
          <table:table-cell table:style-name="ce2" office:value-type="float" office:value="0.00000473579144045185">
            <text:p>4.74E-006</text:p>
          </table:table-cell>
          <table:table-cell office:value-type="float" office:value="0.0000047446423684">
            <text:p>4.7446423684E-006</text:p>
          </table:table-cell>
          <table:table-cell office:value-type="float" office:value="0.000004735789858969">
            <text:p>4.735789858969E-006</text:p>
          </table:table-cell>
          <table:table-cell/>
          <table:table-cell table:formula="of:=ABS([.C322]-[.D322])" office:value-type="float" office:value="0.0000000006410397916201">
            <text:p>6.410397916201E-010</text:p>
          </table:table-cell>
          <table:table-cell table:formula="of:=ABS([.C322]-[.E322])" office:value-type="float" office:value="0.00000640580491129462">
            <text:p>6.40580491129462E-006</text:p>
          </table:table-cell>
          <table:table-cell table:formula="of:=ABS([.G322]-[.H322])" office:value-type="float" office:value="0.00000000885092794815132">
            <text:p>8.85092794815132E-009</text:p>
          </table:table-cell>
          <table:table-cell table:formula="of:=ABS([.G322]-[.I322])" office:value-type="float" office:value="0.00000000000158148284998451">
            <text:p>1.58148284998451E-012</text:p>
          </table:table-cell>
          <table:table-cell/>
          <table:table-cell table:style-name="ce2" office:value-type="float" office:value="0.000000629305177049041">
            <text:p>6.29E-007</text:p>
          </table:table-cell>
          <table:table-cell office:value-type="float" office:value="0.000000794173274896">
            <text:p>7.94173274896E-007</text:p>
          </table:table-cell>
          <table:table-cell office:value-type="float" office:value="0.000007099304460304">
            <text:p>7.099304460304E-006</text:p>
          </table:table-cell>
          <table:table-cell/>
          <table:table-cell table:style-name="ce2" office:value-type="float" office:value="0.00000428448700617612">
            <text:p>4.28E-006</text:p>
          </table:table-cell>
          <table:table-cell office:value-type="float" office:value="0.0000058500129424">
            <text:p>0.00000585</text:p>
          </table:table-cell>
          <table:table-cell office:value-type="float" office:value="0.000000794173274896">
            <text:p>7.94173274896E-007</text:p>
          </table:table-cell>
          <table:table-cell/>
          <table:table-cell table:formula="of:=ABS([.P322]-[.Q322])" office:value-type="float" office:value="0.000000164868097846959">
            <text:p>1.64868097846959E-007</text:p>
          </table:table-cell>
          <table:table-cell table:formula="of:=ABS([.P322]-[.R322])" office:value-type="float" office:value="0.00000646999928325496">
            <text:p>0.00000647</text:p>
          </table:table-cell>
          <table:table-cell table:formula="of:=ABS([.T322]-[.U322])" office:value-type="float" office:value="0.00000156552593622388">
            <text:p>1.56552593622388E-006</text:p>
          </table:table-cell>
          <table:table-cell table:formula="of:=ABS([.T322]-[.V322])" office:value-type="float" office:value="0.00000349031373128012">
            <text:p>3.49031373128012E-0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675682142215863">
            <text:p>6.76E-005</text:p>
          </table:table-cell>
          <table:table-cell office:value-type="float" office:value="0.0000680144934681">
            <text:p>6.80144934681E-005</text:p>
          </table:table-cell>
          <table:table-cell office:value-type="float" office:value="0.000067568219160121">
            <text:p>6.7568219160121E-005</text:p>
          </table:table-cell>
          <table:table-cell/>
          <table:table-cell table:formula="of:=ABS([.C323]-[.D323])" office:value-type="float" office:value="0">
            <text:p>0</text:p>
          </table:table-cell>
          <table:table-cell table:formula="of:=ABS([.C323]-[.E323])" office:value-type="float" office:value="0">
            <text:p>0</text:p>
          </table:table-cell>
          <table:table-cell table:formula="of:=ABS([.G323]-[.H323])" office:value-type="float" office:value="0.000000446279246513691">
            <text:p>4.46279246513691E-007</text:p>
          </table:table-cell>
          <table:table-cell table:formula="of:=ABS([.G323]-[.I323])" office:value-type="float" office:value="0.00000000000493853468861404">
            <text:p>4.93853468861404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623191757438666">
            <text:p>6.23E-005</text:p>
          </table:table-cell>
          <table:table-cell office:value-type="float" office:value="0.00011235152016">
            <text:p>0.0001123515</text:p>
          </table:table-cell>
          <table:table-cell office:value-type="float" office:value="0">
            <text:p>0</text:p>
          </table:table-cell>
          <table:table-cell/>
          <table:table-cell table:formula="of:=ABS([.P323]-[.Q323])" office:value-type="float" office:value="0">
            <text:p>0</text:p>
          </table:table-cell>
          <table:table-cell table:formula="of:=ABS([.P323]-[.R323])" office:value-type="float" office:value="0">
            <text:p>0</text:p>
          </table:table-cell>
          <table:table-cell table:formula="of:=ABS([.T323]-[.U323])" office:value-type="float" office:value="0.0000500323444161334">
            <text:p>5.00323444161334E-005</text:p>
          </table:table-cell>
          <table:table-cell table:formula="of:=ABS([.T323]-[.V323])" office:value-type="float" office:value="0.0000623191757438666">
            <text:p>6.23191757438666E-0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24]-[.D324])" office:value-type="float" office:value="0">
            <text:p>0</text:p>
          </table:table-cell>
          <table:table-cell table:formula="of:=ABS([.C324]-[.E324])" office:value-type="float" office:value="0">
            <text:p>0</text:p>
          </table:table-cell>
          <table:table-cell table:formula="of:=ABS([.G324]-[.H324])" office:value-type="float" office:value="0">
            <text:p>0</text:p>
          </table:table-cell>
          <table:table-cell table:formula="of:=ABS([.G324]-[.I32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24]-[.Q324])" office:value-type="float" office:value="0">
            <text:p>0</text:p>
          </table:table-cell>
          <table:table-cell table:formula="of:=ABS([.P324]-[.R324])" office:value-type="float" office:value="0">
            <text:p>0</text:p>
          </table:table-cell>
          <table:table-cell table:formula="of:=ABS([.T324]-[.U324])" office:value-type="float" office:value="0">
            <text:p>0</text:p>
          </table:table-cell>
          <table:table-cell table:formula="of:=ABS([.T324]-[.V324])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style-name="ce2" office:value-type="float" office:value="0.0000000697465894392805">
            <text:p>6.97E-008</text:p>
          </table:table-cell>
          <table:table-cell office:value-type="float" office:value="0.000000069794770969">
            <text:p>6.9794770969E-008</text:p>
          </table:table-cell>
          <table:table-cell office:value-type="float" office:value="0.000060748711869316">
            <text:p>6.0748711869316E-005</text:p>
          </table:table-cell>
          <table:table-cell/>
          <table:table-cell table:style-name="ce2" office:value-type="float" office:value="0.000037987733892772">
            <text:p>3.80E-005</text:p>
          </table:table-cell>
          <table:table-cell office:value-type="float" office:value="0.0000380008136704">
            <text:p>3.80008136704E-005</text:p>
          </table:table-cell>
          <table:table-cell office:value-type="float" office:value="0.000037987733769561">
            <text:p>3.7987733769561E-005</text:p>
          </table:table-cell>
          <table:table-cell/>
          <table:table-cell table:formula="of:=ABS([.C325]-[.D325])" office:value-type="float" office:value="0.0000000000481815297195255">
            <text:p>4.81815297195255E-011</text:p>
          </table:table-cell>
          <table:table-cell table:formula="of:=ABS([.C325]-[.E325])" office:value-type="float" office:value="0.0000606789652798767">
            <text:p>0.000060679</text:p>
          </table:table-cell>
          <table:table-cell table:formula="of:=ABS([.G325]-[.H325])" office:value-type="float" office:value="0.0000000130797776280001">
            <text:p>1.30797776280001E-008</text:p>
          </table:table-cell>
          <table:table-cell table:formula="of:=ABS([.G325]-[.I325])" office:value-type="float" office:value="0.000000000000123210991377024">
            <text:p>1.23210991377024E-013</text:p>
          </table:table-cell>
          <table:table-cell/>
          <table:table-cell table:style-name="ce2" office:value-type="float" office:value="0.0000000635834575135381">
            <text:p>6.36E-008</text:p>
          </table:table-cell>
          <table:table-cell office:value-type="float" office:value="0.000000071535921444">
            <text:p>7.1535921444E-008</text:p>
          </table:table-cell>
          <table:table-cell office:value-type="float" office:value="0.000060748711869316">
            <text:p>6.0748711869316E-005</text:p>
          </table:table-cell>
          <table:table-cell/>
          <table:table-cell table:style-name="ce2" office:value-type="float" office:value="0.0000348562366299462">
            <text:p>3.49E-005</text:p>
          </table:table-cell>
          <table:table-cell office:value-type="float" office:value="0.0000428166070336">
            <text:p>4.28166070336E-005</text:p>
          </table:table-cell>
          <table:table-cell office:value-type="float" office:value="0.000000071535921444">
            <text:p>7.1535921444E-008</text:p>
          </table:table-cell>
          <table:table-cell/>
          <table:table-cell table:formula="of:=ABS([.P325]-[.Q325])" office:value-type="float" office:value="0.0000000079524639304619">
            <text:p>0.000000008</text:p>
          </table:table-cell>
          <table:table-cell table:formula="of:=ABS([.P325]-[.R325])" office:value-type="float" office:value="0.0000606851284118025">
            <text:p>6.06851284118025E-005</text:p>
          </table:table-cell>
          <table:table-cell table:formula="of:=ABS([.T325]-[.U325])" office:value-type="float" office:value="0.0000079603704036538">
            <text:p>7.9603704036538E-006</text:p>
          </table:table-cell>
          <table:table-cell table:formula="of:=ABS([.T325]-[.V325])" office:value-type="float" office:value="0.0000347847007085022">
            <text:p>3.47847007085022E-005</text:p>
          </table:table-cell>
        </table:table-row>
        <table:table-row table:style-name="ro2">
          <table:table-cell table:number-columns-repeated="2"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26]-[.D326])" office:value-type="float" office:value="0">
            <text:p>0</text:p>
          </table:table-cell>
          <table:table-cell table:formula="of:=ABS([.C326]-[.E326])" office:value-type="float" office:value="0">
            <text:p>0</text:p>
          </table:table-cell>
          <table:table-cell table:formula="of:=ABS([.G326]-[.H326])" office:value-type="float" office:value="0">
            <text:p>0</text:p>
          </table:table-cell>
          <table:table-cell table:formula="of:=ABS([.G326]-[.I32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26]-[.Q326])" office:value-type="float" office:value="0">
            <text:p>0</text:p>
          </table:table-cell>
          <table:table-cell table:formula="of:=ABS([.P326]-[.R326])" office:value-type="float" office:value="0">
            <text:p>0</text:p>
          </table:table-cell>
          <table:table-cell table:formula="of:=ABS([.T326]-[.U326])" office:value-type="float" office:value="0">
            <text:p>0</text:p>
          </table:table-cell>
          <table:table-cell table:formula="of:=ABS([.T326]-[.V326])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27]-[.D327])" office:value-type="float" office:value="0">
            <text:p>0</text:p>
          </table:table-cell>
          <table:table-cell table:formula="of:=ABS([.C327]-[.E327])" office:value-type="float" office:value="0">
            <text:p>0</text:p>
          </table:table-cell>
          <table:table-cell table:formula="of:=ABS([.G327]-[.H327])" office:value-type="float" office:value="0">
            <text:p>0</text:p>
          </table:table-cell>
          <table:table-cell table:formula="of:=ABS([.G327]-[.I327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27]-[.Q327])" office:value-type="float" office:value="0">
            <text:p>0</text:p>
          </table:table-cell>
          <table:table-cell table:formula="of:=ABS([.P327]-[.R327])" office:value-type="float" office:value="0">
            <text:p>0</text:p>
          </table:table-cell>
          <table:table-cell table:formula="of:=ABS([.T327]-[.U327])" office:value-type="float" office:value="0">
            <text:p>0</text:p>
          </table:table-cell>
          <table:table-cell table:formula="of:=ABS([.T327]-[.V327])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28]-[.D328])" office:value-type="float" office:value="0">
            <text:p>0</text:p>
          </table:table-cell>
          <table:table-cell table:formula="of:=ABS([.C328]-[.E328])" office:value-type="float" office:value="0">
            <text:p>0</text:p>
          </table:table-cell>
          <table:table-cell table:formula="of:=ABS([.G328]-[.H328])" office:value-type="float" office:value="0">
            <text:p>0</text:p>
          </table:table-cell>
          <table:table-cell table:formula="of:=ABS([.G328]-[.I32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28]-[.Q328])" office:value-type="float" office:value="0">
            <text:p>0</text:p>
          </table:table-cell>
          <table:table-cell table:formula="of:=ABS([.P328]-[.R328])" office:value-type="float" office:value="0">
            <text:p>0</text:p>
          </table:table-cell>
          <table:table-cell table:formula="of:=ABS([.T328]-[.U328])" office:value-type="float" office:value="0">
            <text:p>0</text:p>
          </table:table-cell>
          <table:table-cell table:formula="of:=ABS([.T328]-[.V328])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29]-[.D329])" office:value-type="float" office:value="0">
            <text:p>0</text:p>
          </table:table-cell>
          <table:table-cell table:formula="of:=ABS([.C329]-[.E329])" office:value-type="float" office:value="0">
            <text:p>0</text:p>
          </table:table-cell>
          <table:table-cell table:formula="of:=ABS([.G329]-[.H329])" office:value-type="float" office:value="0">
            <text:p>0</text:p>
          </table:table-cell>
          <table:table-cell table:formula="of:=ABS([.G329]-[.I32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29]-[.Q329])" office:value-type="float" office:value="0">
            <text:p>0</text:p>
          </table:table-cell>
          <table:table-cell table:formula="of:=ABS([.P329]-[.R329])" office:value-type="float" office:value="0">
            <text:p>0</text:p>
          </table:table-cell>
          <table:table-cell table:formula="of:=ABS([.T329]-[.U329])" office:value-type="float" office:value="0">
            <text:p>0</text:p>
          </table:table-cell>
          <table:table-cell table:formula="of:=ABS([.T329]-[.V329])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style-name="ce2" office:value-type="float" office:value="0.00000616784996077691">
            <text:p>6.17E-00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.0000312893088196291">
            <text:p>3.13E-005</text:p>
          </table:table-cell>
          <table:table-cell office:value-type="float" office:value="0.0000313223792896">
            <text:p>3.13223792896E-005</text:p>
          </table:table-cell>
          <table:table-cell office:value-type="float" office:value="0.000031289311879225">
            <text:p>3.1289311879225E-005</text:p>
          </table:table-cell>
          <table:table-cell/>
          <table:table-cell table:formula="of:=ABS([.C330]-[.D330])" office:value-type="float" office:value="0.00000616784996077691">
            <text:p>6.16784996077691E-006</text:p>
          </table:table-cell>
          <table:table-cell table:formula="of:=ABS([.C330]-[.E330])" office:value-type="float" office:value="0.00000616784996077691">
            <text:p>6.16784996077691E-006</text:p>
          </table:table-cell>
          <table:table-cell table:formula="of:=ABS([.G330]-[.H330])" office:value-type="float" office:value="0.0000000330704699709006">
            <text:p>3.30704699709006E-008</text:p>
          </table:table-cell>
          <table:table-cell table:formula="of:=ABS([.G330]-[.I330])" office:value-type="float" office:value="0.00000000000305959589803374">
            <text:p>3.05959589803374E-012</text:p>
          </table:table-cell>
          <table:table-cell/>
          <table:table-cell table:style-name="ce2" office:value-type="float" office:value="0.00000558381746240886">
            <text:p>5.58E-00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.0000282762059948645">
            <text:p>2.83E-005</text:p>
          </table:table-cell>
          <table:table-cell office:value-type="float" office:value="0.00003088469476">
            <text:p>3.088469476E-005</text:p>
          </table:table-cell>
          <table:table-cell office:value-type="float" office:value="0">
            <text:p>0</text:p>
          </table:table-cell>
          <table:table-cell/>
          <table:table-cell table:formula="of:=ABS([.P330]-[.Q330])" office:value-type="float" office:value="0.00000558381746240886">
            <text:p>5.58381746240886E-006</text:p>
          </table:table-cell>
          <table:table-cell table:formula="of:=ABS([.P330]-[.R330])" office:value-type="float" office:value="0.00000558381746240886">
            <text:p>5.58381746240886E-006</text:p>
          </table:table-cell>
          <table:table-cell table:formula="of:=ABS([.T330]-[.U330])" office:value-type="float" office:value="0.00000260848876513549">
            <text:p>2.60848876513549E-006</text:p>
          </table:table-cell>
          <table:table-cell table:formula="of:=ABS([.T330]-[.V330])" office:value-type="float" office:value="0.0000282762059948645">
            <text:p>2.82762059948645E-00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style-name="ce2" office:value-type="float" office:value="0.00000069349954900938">
            <text:p>6.93E-007</text:p>
          </table:table-cell>
          <table:table-cell office:value-type="float" office:value="0.000000694140588801">
            <text:p>6.94140588801E-007</text:p>
          </table:table-cell>
          <table:table-cell office:value-type="float" office:value="0.000005926342310464">
            <text:p>5.926342310464E-006</text:p>
          </table:table-cell>
          <table:table-cell/>
          <table:table-cell table:style-name="ce2" office:value-type="float" office:value="0.00000500811953119217">
            <text:p>5.01E-006</text:p>
          </table:table-cell>
          <table:table-cell office:value-type="float" office:value="0.0000050215431744">
            <text:p>5.0215431744E-006</text:p>
          </table:table-cell>
          <table:table-cell office:value-type="float" office:value="0.000005008120321689">
            <text:p>5.008120321689E-006</text:p>
          </table:table-cell>
          <table:table-cell/>
          <table:table-cell table:formula="of:=ABS([.C331]-[.D331])" office:value-type="float" office:value="0.0000000006410397916201">
            <text:p>6.410397916201E-010</text:p>
          </table:table-cell>
          <table:table-cell table:formula="of:=ABS([.C331]-[.E331])" office:value-type="float" office:value="0.00000523284276145462">
            <text:p>5.23284276145462E-006</text:p>
          </table:table-cell>
          <table:table-cell table:formula="of:=ABS([.G331]-[.H331])" office:value-type="float" office:value="0.0000000134236432078314">
            <text:p>1.34236432078314E-008</text:p>
          </table:table-cell>
          <table:table-cell table:formula="of:=ABS([.G331]-[.I331])" office:value-type="float" office:value="0.00000000000079049683025269">
            <text:p>7.9049683025269E-013</text:p>
          </table:table-cell>
          <table:table-cell/>
          <table:table-cell table:style-name="ce2" office:value-type="float" office:value="0.000000629305177049041">
            <text:p>6.29E-007</text:p>
          </table:table-cell>
          <table:table-cell office:value-type="float" office:value="0.000000794173274896">
            <text:p>7.94173274896E-007</text:p>
          </table:table-cell>
          <table:table-cell office:value-type="float" office:value="0.000005926342310464">
            <text:p>5.926342310464E-006</text:p>
          </table:table-cell>
          <table:table-cell/>
          <table:table-cell table:style-name="ce2" office:value-type="float" office:value="0.00000455569990924621">
            <text:p>4.56E-006</text:p>
          </table:table-cell>
          <table:table-cell office:value-type="float" office:value="0.0000065297114089">
            <text:p>6.5297114089E-006</text:p>
          </table:table-cell>
          <table:table-cell office:value-type="float" office:value="0.000000794173274896">
            <text:p>7.94173274896E-007</text:p>
          </table:table-cell>
          <table:table-cell/>
          <table:table-cell table:formula="of:=ABS([.P331]-[.Q331])" office:value-type="float" office:value="0.000000164868097846959">
            <text:p>1.64868097846959E-007</text:p>
          </table:table-cell>
          <table:table-cell table:formula="of:=ABS([.P331]-[.R331])" office:value-type="float" office:value="0.00000529703713341496">
            <text:p>0.000005297</text:p>
          </table:table-cell>
          <table:table-cell table:formula="of:=ABS([.T331]-[.U331])" office:value-type="float" office:value="0.00000197401149965379">
            <text:p>0.000001974</text:p>
          </table:table-cell>
          <table:table-cell table:formula="of:=ABS([.T331]-[.V331])" office:value-type="float" office:value="0.00000376152663435021">
            <text:p>3.76152663435021E-00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32]-[.D332])" office:value-type="float" office:value="0">
            <text:p>0</text:p>
          </table:table-cell>
          <table:table-cell table:formula="of:=ABS([.C332]-[.E332])" office:value-type="float" office:value="0">
            <text:p>0</text:p>
          </table:table-cell>
          <table:table-cell table:formula="of:=ABS([.G332]-[.H332])" office:value-type="float" office:value="0">
            <text:p>0</text:p>
          </table:table-cell>
          <table:table-cell table:formula="of:=ABS([.G332]-[.I33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32]-[.Q332])" office:value-type="float" office:value="0">
            <text:p>0</text:p>
          </table:table-cell>
          <table:table-cell table:formula="of:=ABS([.P332]-[.R332])" office:value-type="float" office:value="0">
            <text:p>0</text:p>
          </table:table-cell>
          <table:table-cell table:formula="of:=ABS([.T332]-[.U332])" office:value-type="float" office:value="0">
            <text:p>0</text:p>
          </table:table-cell>
          <table:table-cell table:formula="of:=ABS([.T332]-[.V332])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33]-[.D333])" office:value-type="float" office:value="0">
            <text:p>0</text:p>
          </table:table-cell>
          <table:table-cell table:formula="of:=ABS([.C333]-[.E333])" office:value-type="float" office:value="0">
            <text:p>0</text:p>
          </table:table-cell>
          <table:table-cell table:formula="of:=ABS([.G333]-[.H333])" office:value-type="float" office:value="0">
            <text:p>0</text:p>
          </table:table-cell>
          <table:table-cell table:formula="of:=ABS([.G333]-[.I33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33]-[.Q333])" office:value-type="float" office:value="0">
            <text:p>0</text:p>
          </table:table-cell>
          <table:table-cell table:formula="of:=ABS([.P333]-[.R333])" office:value-type="float" office:value="0">
            <text:p>0</text:p>
          </table:table-cell>
          <table:table-cell table:formula="of:=ABS([.T333]-[.U333])" office:value-type="float" office:value="0">
            <text:p>0</text:p>
          </table:table-cell>
          <table:table-cell table:formula="of:=ABS([.T333]-[.V333])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style-name="ce2" office:value-type="float" office:value="0.0000000697465894392805">
            <text:p>6.97E-008</text:p>
          </table:table-cell>
          <table:table-cell office:value-type="float" office:value="0.000000069794770969">
            <text:p>6.9794770969E-008</text:p>
          </table:table-cell>
          <table:table-cell office:value-type="float" office:value="0.000001750204640209">
            <text:p>1.750204640209E-006</text:p>
          </table:table-cell>
          <table:table-cell/>
          <table:table-cell table:style-name="ce2" office:value-type="float" office:value="0.00000116111175192498">
            <text:p>1.16E-006</text:p>
          </table:table-cell>
          <table:table-cell office:value-type="float" office:value="0.0000011762053209">
            <text:p>1.1762053209E-006</text:p>
          </table:table-cell>
          <table:table-cell office:value-type="float" office:value="0.000001161111847401">
            <text:p>1.161111847401E-006</text:p>
          </table:table-cell>
          <table:table-cell/>
          <table:table-cell table:formula="of:=ABS([.C334]-[.D334])" office:value-type="float" office:value="0.0000000000481815297195255">
            <text:p>4.81815297195255E-011</text:p>
          </table:table-cell>
          <table:table-cell table:formula="of:=ABS([.C334]-[.E334])" office:value-type="float" office:value="0.00000168045805076972">
            <text:p>1.68045805076972E-006</text:p>
          </table:table-cell>
          <table:table-cell table:formula="of:=ABS([.G334]-[.H334])" office:value-type="float" office:value="0.0000000150935689750199">
            <text:p>1.50935689750199E-008</text:p>
          </table:table-cell>
          <table:table-cell table:formula="of:=ABS([.G334]-[.I334])" office:value-type="float" office:value="0.0000000000000954760202613537">
            <text:p>9.54760202613537E-014</text:p>
          </table:table-cell>
          <table:table-cell/>
          <table:table-cell table:style-name="ce2" office:value-type="float" office:value="0.0000000635834575135381">
            <text:p>6.36E-008</text:p>
          </table:table-cell>
          <table:table-cell office:value-type="float" office:value="0.000000071535921444">
            <text:p>7.1535921444E-008</text:p>
          </table:table-cell>
          <table:table-cell office:value-type="float" office:value="0.000001750204640209">
            <text:p>1.750204640209E-006</text:p>
          </table:table-cell>
          <table:table-cell/>
          <table:table-cell table:style-name="ce2" office:value-type="float" office:value="0.00000106074935509174">
            <text:p>1.06E-006</text:p>
          </table:table-cell>
          <table:table-cell office:value-type="float" office:value="0.0000016994251044">
            <text:p>1.6994251044E-006</text:p>
          </table:table-cell>
          <table:table-cell office:value-type="float" office:value="0.000000071535921444">
            <text:p>7.1535921444E-008</text:p>
          </table:table-cell>
          <table:table-cell/>
          <table:table-cell table:formula="of:=ABS([.P334]-[.Q334])" office:value-type="float" office:value="0.0000000079524639304619">
            <text:p>0.000000008</text:p>
          </table:table-cell>
          <table:table-cell table:formula="of:=ABS([.P334]-[.R334])" office:value-type="float" office:value="0.00000168662118269546">
            <text:p>1.68662118269546E-006</text:p>
          </table:table-cell>
          <table:table-cell table:formula="of:=ABS([.T334]-[.U334])" office:value-type="float" office:value="0.00000063867574930826">
            <text:p>6.3867574930826E-007</text:p>
          </table:table-cell>
          <table:table-cell table:formula="of:=ABS([.T334]-[.V334])" office:value-type="float" office:value="0.00000098921343364774">
            <text:p>9.8921343364774E-0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35]-[.D335])" office:value-type="float" office:value="0">
            <text:p>0</text:p>
          </table:table-cell>
          <table:table-cell table:formula="of:=ABS([.C335]-[.E335])" office:value-type="float" office:value="0">
            <text:p>0</text:p>
          </table:table-cell>
          <table:table-cell table:formula="of:=ABS([.G335]-[.H335])" office:value-type="float" office:value="0">
            <text:p>0</text:p>
          </table:table-cell>
          <table:table-cell table:formula="of:=ABS([.G335]-[.I33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35]-[.Q335])" office:value-type="float" office:value="0">
            <text:p>0</text:p>
          </table:table-cell>
          <table:table-cell table:formula="of:=ABS([.P335]-[.R335])" office:value-type="float" office:value="0">
            <text:p>0</text:p>
          </table:table-cell>
          <table:table-cell table:formula="of:=ABS([.T335]-[.U335])" office:value-type="float" office:value="0">
            <text:p>0</text:p>
          </table:table-cell>
          <table:table-cell table:formula="of:=ABS([.T335]-[.V335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36]-[.D336])" office:value-type="float" office:value="0">
            <text:p>0</text:p>
          </table:table-cell>
          <table:table-cell table:formula="of:=ABS([.C336]-[.E336])" office:value-type="float" office:value="0">
            <text:p>0</text:p>
          </table:table-cell>
          <table:table-cell table:formula="of:=ABS([.G336]-[.H336])" office:value-type="float" office:value="0">
            <text:p>0</text:p>
          </table:table-cell>
          <table:table-cell table:formula="of:=ABS([.G336]-[.I33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36]-[.Q336])" office:value-type="float" office:value="0">
            <text:p>0</text:p>
          </table:table-cell>
          <table:table-cell table:formula="of:=ABS([.P336]-[.R336])" office:value-type="float" office:value="0">
            <text:p>0</text:p>
          </table:table-cell>
          <table:table-cell table:formula="of:=ABS([.T336]-[.U336])" office:value-type="float" office:value="0">
            <text:p>0</text:p>
          </table:table-cell>
          <table:table-cell table:formula="of:=ABS([.T336]-[.V336]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37]-[.D337])" office:value-type="float" office:value="0">
            <text:p>0</text:p>
          </table:table-cell>
          <table:table-cell table:formula="of:=ABS([.C337]-[.E337])" office:value-type="float" office:value="0">
            <text:p>0</text:p>
          </table:table-cell>
          <table:table-cell table:formula="of:=ABS([.G337]-[.H337])" office:value-type="float" office:value="0">
            <text:p>0</text:p>
          </table:table-cell>
          <table:table-cell table:formula="of:=ABS([.G337]-[.I337])" office:value-type="float" office:value="0">
            <text:p>0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37]-[.Q337])" office:value-type="float" office:value="0">
            <text:p>0</text:p>
          </table:table-cell>
          <table:table-cell table:formula="of:=ABS([.P337]-[.R337])" office:value-type="float" office:value="0">
            <text:p>0</text:p>
          </table:table-cell>
          <table:table-cell table:formula="of:=ABS([.T337]-[.U337])" office:value-type="float" office:value="0">
            <text:p>0</text:p>
          </table:table-cell>
          <table:table-cell table:formula="of:=ABS([.T337]-[.V337]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38]-[.D338])" office:value-type="float" office:value="0">
            <text:p>0</text:p>
          </table:table-cell>
          <table:table-cell table:formula="of:=ABS([.C338]-[.E338])" office:value-type="float" office:value="0">
            <text:p>0</text:p>
          </table:table-cell>
          <table:table-cell table:formula="of:=ABS([.G338]-[.H338])" office:value-type="float" office:value="0">
            <text:p>0</text:p>
          </table:table-cell>
          <table:table-cell table:formula="of:=ABS([.G338]-[.I33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38]-[.Q338])" office:value-type="float" office:value="0">
            <text:p>0</text:p>
          </table:table-cell>
          <table:table-cell table:formula="of:=ABS([.P338]-[.R338])" office:value-type="float" office:value="0">
            <text:p>0</text:p>
          </table:table-cell>
          <table:table-cell table:formula="of:=ABS([.T338]-[.U338])" office:value-type="float" office:value="0">
            <text:p>0</text:p>
          </table:table-cell>
          <table:table-cell table:formula="of:=ABS([.T338]-[.V338]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39]-[.D339])" office:value-type="float" office:value="0">
            <text:p>0</text:p>
          </table:table-cell>
          <table:table-cell table:formula="of:=ABS([.C339]-[.E339])" office:value-type="float" office:value="0">
            <text:p>0</text:p>
          </table:table-cell>
          <table:table-cell table:formula="of:=ABS([.G339]-[.H339])" office:value-type="float" office:value="0">
            <text:p>0</text:p>
          </table:table-cell>
          <table:table-cell table:formula="of:=ABS([.G339]-[.I33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39]-[.Q339])" office:value-type="float" office:value="0">
            <text:p>0</text:p>
          </table:table-cell>
          <table:table-cell table:formula="of:=ABS([.P339]-[.R339])" office:value-type="float" office:value="0">
            <text:p>0</text:p>
          </table:table-cell>
          <table:table-cell table:formula="of:=ABS([.T339]-[.U339])" office:value-type="float" office:value="0">
            <text:p>0</text:p>
          </table:table-cell>
          <table:table-cell table:formula="of:=ABS([.T339]-[.V339]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31562044581397">
            <text:p>3.16E-005</text:p>
          </table:table-cell>
          <table:table-cell office:value-type="float" office:value="0.0000316713449529">
            <text:p>3.16713449529E-005</text:p>
          </table:table-cell>
          <table:table-cell office:value-type="float" office:value="0.000031562047596121">
            <text:p>0.000031562</text:p>
          </table:table-cell>
          <table:table-cell/>
          <table:table-cell table:formula="of:=ABS([.C340]-[.D340])" office:value-type="float" office:value="0">
            <text:p>0</text:p>
          </table:table-cell>
          <table:table-cell table:formula="of:=ABS([.C340]-[.E340])" office:value-type="float" office:value="0">
            <text:p>0</text:p>
          </table:table-cell>
          <table:table-cell table:formula="of:=ABS([.G340]-[.H340])" office:value-type="float" office:value="0.000000109300371502995">
            <text:p>1.09300371502995E-007</text:p>
          </table:table-cell>
          <table:table-cell table:formula="of:=ABS([.G340]-[.I340])" office:value-type="float" office:value="0.00000000000301472399561603">
            <text:p>3.01472399561603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289737181482895">
            <text:p>2.90E-005</text:p>
          </table:table-cell>
          <table:table-cell office:value-type="float" office:value="0.0000512257981284">
            <text:p>5.12257981284E-005</text:p>
          </table:table-cell>
          <table:table-cell office:value-type="float" office:value="0">
            <text:p>0</text:p>
          </table:table-cell>
          <table:table-cell/>
          <table:table-cell table:formula="of:=ABS([.P340]-[.Q340])" office:value-type="float" office:value="0">
            <text:p>0</text:p>
          </table:table-cell>
          <table:table-cell table:formula="of:=ABS([.P340]-[.R340])" office:value-type="float" office:value="0">
            <text:p>0</text:p>
          </table:table-cell>
          <table:table-cell table:formula="of:=ABS([.T340]-[.U340])" office:value-type="float" office:value="0.0000222520799801105">
            <text:p>2.22520799801105E-005</text:p>
          </table:table-cell>
          <table:table-cell table:formula="of:=ABS([.T340]-[.V340])" office:value-type="float" office:value="0.0000289737181482895">
            <text:p>2.89737181482895E-0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41]-[.D341])" office:value-type="float" office:value="0">
            <text:p>0</text:p>
          </table:table-cell>
          <table:table-cell table:formula="of:=ABS([.C341]-[.E341])" office:value-type="float" office:value="0">
            <text:p>0</text:p>
          </table:table-cell>
          <table:table-cell table:formula="of:=ABS([.G341]-[.H341])" office:value-type="float" office:value="0">
            <text:p>0</text:p>
          </table:table-cell>
          <table:table-cell table:formula="of:=ABS([.G341]-[.I34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41]-[.Q341])" office:value-type="float" office:value="0">
            <text:p>0</text:p>
          </table:table-cell>
          <table:table-cell table:formula="of:=ABS([.P341]-[.R341])" office:value-type="float" office:value="0">
            <text:p>0</text:p>
          </table:table-cell>
          <table:table-cell table:formula="of:=ABS([.T341]-[.U341])" office:value-type="float" office:value="0">
            <text:p>0</text:p>
          </table:table-cell>
          <table:table-cell table:formula="of:=ABS([.T341]-[.V341]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42]-[.D342])" office:value-type="float" office:value="0">
            <text:p>0</text:p>
          </table:table-cell>
          <table:table-cell table:formula="of:=ABS([.C342]-[.E342])" office:value-type="float" office:value="0">
            <text:p>0</text:p>
          </table:table-cell>
          <table:table-cell table:formula="of:=ABS([.G342]-[.H342])" office:value-type="float" office:value="0">
            <text:p>0</text:p>
          </table:table-cell>
          <table:table-cell table:formula="of:=ABS([.G342]-[.I34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42]-[.Q342])" office:value-type="float" office:value="0">
            <text:p>0</text:p>
          </table:table-cell>
          <table:table-cell table:formula="of:=ABS([.P342]-[.R342])" office:value-type="float" office:value="0">
            <text:p>0</text:p>
          </table:table-cell>
          <table:table-cell table:formula="of:=ABS([.T342]-[.U342])" office:value-type="float" office:value="0">
            <text:p>0</text:p>
          </table:table-cell>
          <table:table-cell table:formula="of:=ABS([.T342]-[.V342]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0.00508555673269993">
            <text:p>0.0050855567</text:p>
          </table:table-cell>
          <table:table-cell office:value-type="float" office:value="0.00509095093081">
            <text:p>0.0050909509</text:p>
          </table:table-cell>
          <table:table-cell office:value-type="float" office:value="0.0049077128327049">
            <text:p>0.0049077128</text:p>
          </table:table-cell>
          <table:table-cell/>
          <table:table-cell office:value-type="float" office:value="0.00321208079985774">
            <text:p>0.0032120808</text:p>
          </table:table-cell>
          <table:table-cell office:value-type="float" office:value="0.00323402629225">
            <text:p>0.0032340263</text:p>
          </table:table-cell>
          <table:table-cell office:value-type="float" office:value="0.00321208078874928">
            <text:p>0.0032120808</text:p>
          </table:table-cell>
          <table:table-cell/>
          <table:table-cell table:formula="of:=ABS([.C343]-[.D343])" office:value-type="float" office:value="0.00000539419811006886">
            <text:p>5.39419811006886E-006</text:p>
          </table:table-cell>
          <table:table-cell table:formula="of:=ABS([.C343]-[.E343])" office:value-type="float" office:value="0.000177843899995029">
            <text:p>0.0001778439</text:p>
          </table:table-cell>
          <table:table-cell table:formula="of:=ABS([.G343]-[.H343])" office:value-type="float" office:value="0.0000219454923922591">
            <text:p>2.19454923922591E-005</text:p>
          </table:table-cell>
          <table:table-cell table:formula="of:=ABS([.G343]-[.I343])" office:value-type="float" office:value="0.000000000011108455735126">
            <text:p>1.1108455735126E-011</text:p>
          </table:table-cell>
          <table:table-cell/>
          <table:table-cell office:value-type="float" office:value="0.00467573524789604">
            <text:p>0.0046757352</text:p>
          </table:table-cell>
          <table:table-cell office:value-type="float" office:value="0.00746129708944">
            <text:p>0.0074612971</text:p>
          </table:table-cell>
          <table:table-cell office:value-type="float" office:value="0.0049077128327049">
            <text:p>0.0049077128</text:p>
          </table:table-cell>
          <table:table-cell/>
          <table:table-cell office:value-type="float" office:value="0.00295159106975978">
            <text:p>0.0029515911</text:p>
          </table:table-cell>
          <table:table-cell office:value-type="float" office:value="0.00512389682596">
            <text:p>0.0051238968</text:p>
          </table:table-cell>
          <table:table-cell office:value-type="float" office:value="0.00746129708944">
            <text:p>0.0074612971</text:p>
          </table:table-cell>
          <table:table-cell/>
          <table:table-cell table:formula="of:=ABS([.P343]-[.Q343])" office:value-type="float" office:value="0.00278556184154396">
            <text:p>0.0027855618</text:p>
          </table:table-cell>
          <table:table-cell table:formula="of:=ABS([.P343]-[.R343])" office:value-type="float" office:value="0.000231977584808861">
            <text:p>0.0002319776</text:p>
          </table:table-cell>
          <table:table-cell table:formula="of:=ABS([.T343]-[.U343])" office:value-type="float" office:value="0.00217230575620022">
            <text:p>0.0021723058</text:p>
          </table:table-cell>
          <table:table-cell table:formula="of:=ABS([.T343]-[.V343])" office:value-type="float" office:value="0.00450970601968022">
            <text:p>0.0045097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44]-[.D344])" office:value-type="float" office:value="0">
            <text:p>0</text:p>
          </table:table-cell>
          <table:table-cell table:formula="of:=ABS([.C344]-[.E344])" office:value-type="float" office:value="0">
            <text:p>0</text:p>
          </table:table-cell>
          <table:table-cell table:formula="of:=ABS([.G344]-[.H344])" office:value-type="float" office:value="0">
            <text:p>0</text:p>
          </table:table-cell>
          <table:table-cell table:formula="of:=ABS([.G344]-[.I34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44]-[.Q344])" office:value-type="float" office:value="0">
            <text:p>0</text:p>
          </table:table-cell>
          <table:table-cell table:formula="of:=ABS([.P344]-[.R344])" office:value-type="float" office:value="0">
            <text:p>0</text:p>
          </table:table-cell>
          <table:table-cell table:formula="of:=ABS([.T344]-[.U344])" office:value-type="float" office:value="0">
            <text:p>0</text:p>
          </table:table-cell>
          <table:table-cell table:formula="of:=ABS([.T344]-[.V344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45]-[.D345])" office:value-type="float" office:value="0">
            <text:p>0</text:p>
          </table:table-cell>
          <table:table-cell table:formula="of:=ABS([.C345]-[.E345])" office:value-type="float" office:value="0">
            <text:p>0</text:p>
          </table:table-cell>
          <table:table-cell table:formula="of:=ABS([.G345]-[.H345])" office:value-type="float" office:value="0">
            <text:p>0</text:p>
          </table:table-cell>
          <table:table-cell table:formula="of:=ABS([.G345]-[.I345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45]-[.Q345])" office:value-type="float" office:value="0">
            <text:p>0</text:p>
          </table:table-cell>
          <table:table-cell table:formula="of:=ABS([.P345]-[.R345])" office:value-type="float" office:value="0">
            <text:p>0</text:p>
          </table:table-cell>
          <table:table-cell table:formula="of:=ABS([.T345]-[.U345])" office:value-type="float" office:value="0">
            <text:p>0</text:p>
          </table:table-cell>
          <table:table-cell table:formula="of:=ABS([.T345]-[.V345])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46]-[.D346])" office:value-type="float" office:value="0">
            <text:p>0</text:p>
          </table:table-cell>
          <table:table-cell table:formula="of:=ABS([.C346]-[.E346])" office:value-type="float" office:value="0">
            <text:p>0</text:p>
          </table:table-cell>
          <table:table-cell table:formula="of:=ABS([.G346]-[.H346])" office:value-type="float" office:value="0">
            <text:p>0</text:p>
          </table:table-cell>
          <table:table-cell table:formula="of:=ABS([.G346]-[.I346]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46]-[.Q346])" office:value-type="float" office:value="0">
            <text:p>0</text:p>
          </table:table-cell>
          <table:table-cell table:formula="of:=ABS([.P346]-[.R346])" office:value-type="float" office:value="0">
            <text:p>0</text:p>
          </table:table-cell>
          <table:table-cell table:formula="of:=ABS([.T346]-[.U346])" office:value-type="float" office:value="0">
            <text:p>0</text:p>
          </table:table-cell>
          <table:table-cell table:formula="of:=ABS([.T346]-[.V346])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47]-[.D347])" office:value-type="float" office:value="0">
            <text:p>0</text:p>
          </table:table-cell>
          <table:table-cell table:formula="of:=ABS([.C347]-[.E347])" office:value-type="float" office:value="0">
            <text:p>0</text:p>
          </table:table-cell>
          <table:table-cell table:formula="of:=ABS([.G347]-[.H347])" office:value-type="float" office:value="0">
            <text:p>0</text:p>
          </table:table-cell>
          <table:table-cell table:formula="of:=ABS([.G347]-[.I347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47]-[.Q347])" office:value-type="float" office:value="0">
            <text:p>0</text:p>
          </table:table-cell>
          <table:table-cell table:formula="of:=ABS([.P347]-[.R347])" office:value-type="float" office:value="0">
            <text:p>0</text:p>
          </table:table-cell>
          <table:table-cell table:formula="of:=ABS([.T347]-[.U347])" office:value-type="float" office:value="0">
            <text:p>0</text:p>
          </table:table-cell>
          <table:table-cell table:formula="of:=ABS([.T347]-[.V347])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48]-[.D348])" office:value-type="float" office:value="0">
            <text:p>0</text:p>
          </table:table-cell>
          <table:table-cell table:formula="of:=ABS([.C348]-[.E348])" office:value-type="float" office:value="0">
            <text:p>0</text:p>
          </table:table-cell>
          <table:table-cell table:formula="of:=ABS([.G348]-[.H348])" office:value-type="float" office:value="0">
            <text:p>0</text:p>
          </table:table-cell>
          <table:table-cell table:formula="of:=ABS([.G348]-[.I34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48]-[.Q348])" office:value-type="float" office:value="0">
            <text:p>0</text:p>
          </table:table-cell>
          <table:table-cell table:formula="of:=ABS([.P348]-[.R348])" office:value-type="float" office:value="0">
            <text:p>0</text:p>
          </table:table-cell>
          <table:table-cell table:formula="of:=ABS([.T348]-[.U348])" office:value-type="float" office:value="0">
            <text:p>0</text:p>
          </table:table-cell>
          <table:table-cell table:formula="of:=ABS([.T348]-[.V348])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326860495689071">
            <text:p>3.27E-006</text:p>
          </table:table-cell>
          <table:table-cell office:value-type="float" office:value="0.00000327392836">
            <text:p>3.27392836E-006</text:p>
          </table:table-cell>
          <table:table-cell office:value-type="float" office:value="0.000003268603653184">
            <text:p>3.268603653184E-006</text:p>
          </table:table-cell>
          <table:table-cell/>
          <table:table-cell table:formula="of:=ABS([.C349]-[.D349])" office:value-type="float" office:value="0">
            <text:p>0</text:p>
          </table:table-cell>
          <table:table-cell table:formula="of:=ABS([.C349]-[.E349])" office:value-type="float" office:value="0">
            <text:p>0</text:p>
          </table:table-cell>
          <table:table-cell table:formula="of:=ABS([.G349]-[.H349])" office:value-type="float" office:value="0.00000000532340310928976">
            <text:p>5.32340310928976E-009</text:p>
          </table:table-cell>
          <table:table-cell table:formula="of:=ABS([.G349]-[.I349])" office:value-type="float" office:value="0.00000000000130370670940787">
            <text:p>1.30370670940787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111415600562046">
            <text:p>1.11E-006</text:p>
          </table:table-cell>
          <table:table-cell office:value-type="float" office:value="0.0000018045892225">
            <text:p>1.8045892225E-006</text:p>
          </table:table-cell>
          <table:table-cell office:value-type="float" office:value="0">
            <text:p>0</text:p>
          </table:table-cell>
          <table:table-cell/>
          <table:table-cell table:formula="of:=ABS([.P349]-[.Q349])" office:value-type="float" office:value="0">
            <text:p>0</text:p>
          </table:table-cell>
          <table:table-cell table:formula="of:=ABS([.P349]-[.R349])" office:value-type="float" office:value="0">
            <text:p>0</text:p>
          </table:table-cell>
          <table:table-cell table:formula="of:=ABS([.T349]-[.U349])" office:value-type="float" office:value="0.00000069043321687954">
            <text:p>6.9043321687954E-007</text:p>
          </table:table-cell>
          <table:table-cell table:formula="of:=ABS([.T349]-[.V349])" office:value-type="float" office:value="0.00000111415600562046">
            <text:p>1.11415600562046E-00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0.00508555673269993">
            <text:p>0.0050855567</text:p>
          </table:table-cell>
          <table:table-cell office:value-type="float" office:value="0.00509095093081">
            <text:p>0.0050909509</text:p>
          </table:table-cell>
          <table:table-cell office:value-type="float" office:value="0.00488215353946328">
            <text:p>0.0048821535</text:p>
          </table:table-cell>
          <table:table-cell/>
          <table:table-cell office:value-type="float" office:value="0.00336932504254056">
            <text:p>0.003369325</text:p>
          </table:table-cell>
          <table:table-cell office:value-type="float" office:value="0.00339094253124">
            <text:p>0.0033909425</text:p>
          </table:table-cell>
          <table:table-cell office:value-type="float" office:value="0.00336932511370854">
            <text:p>0.0033693251</text:p>
          </table:table-cell>
          <table:table-cell/>
          <table:table-cell table:formula="of:=ABS([.C350]-[.D350])" office:value-type="float" office:value="0.00000539419811006886">
            <text:p>5.39419811006886E-006</text:p>
          </table:table-cell>
          <table:table-cell table:formula="of:=ABS([.C350]-[.E350])" office:value-type="float" office:value="0.000203403193236648">
            <text:p>0.0002034032</text:p>
          </table:table-cell>
          <table:table-cell table:formula="of:=ABS([.G350]-[.H350])" office:value-type="float" office:value="0.0000216174886994397">
            <text:p>2.16174886994397E-005</text:p>
          </table:table-cell>
          <table:table-cell table:formula="of:=ABS([.G350]-[.I350])" office:value-type="float" office:value="0.0000000000711679842661794">
            <text:p>7.11679842661794E-011</text:p>
          </table:table-cell>
          <table:table-cell/>
          <table:table-cell office:value-type="float" office:value="0.00467573524789604">
            <text:p>0.0046757352</text:p>
          </table:table-cell>
          <table:table-cell office:value-type="float" office:value="0.00746129708944">
            <text:p>0.0074612971</text:p>
          </table:table-cell>
          <table:table-cell office:value-type="float" office:value="0.00488215353946328">
            <text:p>0.0048821535</text:p>
          </table:table-cell>
          <table:table-cell/>
          <table:table-cell office:value-type="float" office:value="0.0029878517005854">
            <text:p>0.0029878517</text:p>
          </table:table-cell>
          <table:table-cell office:value-type="float" office:value="0.00513664623616">
            <text:p>0.0051366462</text:p>
          </table:table-cell>
          <table:table-cell office:value-type="float" office:value="0.00746129708944">
            <text:p>0.0074612971</text:p>
          </table:table-cell>
          <table:table-cell/>
          <table:table-cell table:formula="of:=ABS([.P350]-[.Q350])" office:value-type="float" office:value="0.00278556184154396">
            <text:p>0.0027855618</text:p>
          </table:table-cell>
          <table:table-cell table:formula="of:=ABS([.P350]-[.R350])" office:value-type="float" office:value="0.000206418291567242">
            <text:p>0.0002064183</text:p>
          </table:table-cell>
          <table:table-cell table:formula="of:=ABS([.T350]-[.U350])" office:value-type="float" office:value="0.0021487945355746">
            <text:p>0.0021487945</text:p>
          </table:table-cell>
          <table:table-cell table:formula="of:=ABS([.T350]-[.V350])" office:value-type="float" office:value="0.0044734453888546">
            <text:p>0.004473445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51]-[.D351])" office:value-type="float" office:value="0">
            <text:p>0</text:p>
          </table:table-cell>
          <table:table-cell table:formula="of:=ABS([.C351]-[.E351])" office:value-type="float" office:value="0">
            <text:p>0</text:p>
          </table:table-cell>
          <table:table-cell table:formula="of:=ABS([.G351]-[.H351])" office:value-type="float" office:value="0">
            <text:p>0</text:p>
          </table:table-cell>
          <table:table-cell table:formula="of:=ABS([.G351]-[.I35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51]-[.Q351])" office:value-type="float" office:value="0">
            <text:p>0</text:p>
          </table:table-cell>
          <table:table-cell table:formula="of:=ABS([.P351]-[.R351])" office:value-type="float" office:value="0">
            <text:p>0</text:p>
          </table:table-cell>
          <table:table-cell table:formula="of:=ABS([.T351]-[.U351])" office:value-type="float" office:value="0">
            <text:p>0</text:p>
          </table:table-cell>
          <table:table-cell table:formula="of:=ABS([.T351]-[.V351])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6858171053721">
            <text:p>6.858171053721E-006</text:p>
          </table:table-cell>
          <table:table-cell/>
          <table:table-cell table:style-name="ce2" office:value-type="float" office:value="0.0000157384030099443">
            <text:p>1.57E-005</text:p>
          </table:table-cell>
          <table:table-cell office:value-type="float" office:value="0.0000354615486016">
            <text:p>3.54615486016E-005</text:p>
          </table:table-cell>
          <table:table-cell office:value-type="float" office:value="0.000015738406071556">
            <text:p>1.5738406071556E-005</text:p>
          </table:table-cell>
          <table:table-cell/>
          <table:table-cell table:formula="of:=ABS([.C352]-[.D352])" office:value-type="float" office:value="0">
            <text:p>0</text:p>
          </table:table-cell>
          <table:table-cell table:formula="of:=ABS([.C352]-[.E352])" office:value-type="float" office:value="0.000006858171053721">
            <text:p>6.858171053721E-006</text:p>
          </table:table-cell>
          <table:table-cell table:formula="of:=ABS([.G352]-[.H352])" office:value-type="float" office:value="0.0000197231455916557">
            <text:p>1.97231455916557E-005</text:p>
          </table:table-cell>
          <table:table-cell table:formula="of:=ABS([.G352]-[.I352])" office:value-type="float" office:value="0.00000000000306161170092294">
            <text:p>3.06161170092294E-0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06858171053721">
            <text:p>6.858171053721E-006</text:p>
          </table:table-cell>
          <table:table-cell/>
          <table:table-cell table:style-name="ce2" office:value-type="float" office:value="0.00000509323550120058">
            <text:p>5.09E-006</text:p>
          </table:table-cell>
          <table:table-cell office:value-type="float" office:value="0.0000061380558001">
            <text:p>6.1380558001E-006</text:p>
          </table:table-cell>
          <table:table-cell office:value-type="float" office:value="0">
            <text:p>0</text:p>
          </table:table-cell>
          <table:table-cell/>
          <table:table-cell table:formula="of:=ABS([.P352]-[.Q352])" office:value-type="float" office:value="0">
            <text:p>0</text:p>
          </table:table-cell>
          <table:table-cell table:formula="of:=ABS([.P352]-[.R352])" office:value-type="float" office:value="0.000006858171053721">
            <text:p>6.858171053721E-006</text:p>
          </table:table-cell>
          <table:table-cell table:formula="of:=ABS([.T352]-[.U352])" office:value-type="float" office:value="0.00000104482029889942">
            <text:p>1.04482029889942E-006</text:p>
          </table:table-cell>
          <table:table-cell table:formula="of:=ABS([.T352]-[.V352])" office:value-type="float" office:value="0.00000509323550120058">
            <text:p>5.09323550120058E-00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53]-[.D353])" office:value-type="float" office:value="0">
            <text:p>0</text:p>
          </table:table-cell>
          <table:table-cell table:formula="of:=ABS([.C353]-[.E353])" office:value-type="float" office:value="0">
            <text:p>0</text:p>
          </table:table-cell>
          <table:table-cell table:formula="of:=ABS([.G353]-[.H353])" office:value-type="float" office:value="0">
            <text:p>0</text:p>
          </table:table-cell>
          <table:table-cell table:formula="of:=ABS([.G353]-[.I35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53]-[.Q353])" office:value-type="float" office:value="0">
            <text:p>0</text:p>
          </table:table-cell>
          <table:table-cell table:formula="of:=ABS([.P353]-[.R353])" office:value-type="float" office:value="0">
            <text:p>0</text:p>
          </table:table-cell>
          <table:table-cell table:formula="of:=ABS([.T353]-[.U353])" office:value-type="float" office:value="0">
            <text:p>0</text:p>
          </table:table-cell>
          <table:table-cell table:formula="of:=ABS([.T353]-[.V353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54]-[.D354])" office:value-type="float" office:value="0">
            <text:p>0</text:p>
          </table:table-cell>
          <table:table-cell table:formula="of:=ABS([.C354]-[.E354])" office:value-type="float" office:value="0">
            <text:p>0</text:p>
          </table:table-cell>
          <table:table-cell table:formula="of:=ABS([.G354]-[.H354])" office:value-type="float" office:value="0">
            <text:p>0</text:p>
          </table:table-cell>
          <table:table-cell table:formula="of:=ABS([.G354]-[.I354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54]-[.Q354])" office:value-type="float" office:value="0">
            <text:p>0</text:p>
          </table:table-cell>
          <table:table-cell table:formula="of:=ABS([.P354]-[.R354])" office:value-type="float" office:value="0">
            <text:p>0</text:p>
          </table:table-cell>
          <table:table-cell table:formula="of:=ABS([.T354]-[.U354])" office:value-type="float" office:value="0">
            <text:p>0</text:p>
          </table:table-cell>
          <table:table-cell table:formula="of:=ABS([.T354]-[.V354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55]-[.D355])" office:value-type="float" office:value="0">
            <text:p>0</text:p>
          </table:table-cell>
          <table:table-cell table:formula="of:=ABS([.C355]-[.E355])" office:value-type="float" office:value="0">
            <text:p>0</text:p>
          </table:table-cell>
          <table:table-cell table:formula="of:=ABS([.G355]-[.H355])" office:value-type="float" office:value="0">
            <text:p>0</text:p>
          </table:table-cell>
          <table:table-cell table:formula="of:=ABS([.G355]-[.I355]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55]-[.Q355])" office:value-type="float" office:value="0">
            <text:p>0</text:p>
          </table:table-cell>
          <table:table-cell table:formula="of:=ABS([.P355]-[.R355])" office:value-type="float" office:value="0">
            <text:p>0</text:p>
          </table:table-cell>
          <table:table-cell table:formula="of:=ABS([.T355]-[.U355])" office:value-type="float" office:value="0">
            <text:p>0</text:p>
          </table:table-cell>
          <table:table-cell table:formula="of:=ABS([.T355]-[.V355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56]-[.D356])" office:value-type="float" office:value="0">
            <text:p>0</text:p>
          </table:table-cell>
          <table:table-cell table:formula="of:=ABS([.C356]-[.E356])" office:value-type="float" office:value="0">
            <text:p>0</text:p>
          </table:table-cell>
          <table:table-cell table:formula="of:=ABS([.G356]-[.H356])" office:value-type="float" office:value="0">
            <text:p>0</text:p>
          </table:table-cell>
          <table:table-cell table:formula="of:=ABS([.G356]-[.I35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56]-[.Q356])" office:value-type="float" office:value="0">
            <text:p>0</text:p>
          </table:table-cell>
          <table:table-cell table:formula="of:=ABS([.P356]-[.R356])" office:value-type="float" office:value="0">
            <text:p>0</text:p>
          </table:table-cell>
          <table:table-cell table:formula="of:=ABS([.T356]-[.U356])" office:value-type="float" office:value="0">
            <text:p>0</text:p>
          </table:table-cell>
          <table:table-cell table:formula="of:=ABS([.T356]-[.V356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2" office:value-type="float" office:value="0.0000393069029179173">
            <text:p>3.93E-00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00136806027901611">
            <text:p>0.000136806</text:p>
          </table:table-cell>
          <table:table-cell office:value-type="float" office:value="0.000137030436">
            <text:p>0.0001370304</text:p>
          </table:table-cell>
          <table:table-cell office:value-type="float" office:value="0.000136806030280921">
            <text:p>0.000136806</text:p>
          </table:table-cell>
          <table:table-cell/>
          <table:table-cell table:formula="of:=ABS([.C357]-[.D357])" office:value-type="float" office:value="0.0000393069029179173">
            <text:p>3.93069029179173E-005</text:p>
          </table:table-cell>
          <table:table-cell table:formula="of:=ABS([.C357]-[.E357])" office:value-type="float" office:value="0.0000393069029179173">
            <text:p>3.93069029179173E-005</text:p>
          </table:table-cell>
          <table:table-cell table:formula="of:=ABS([.G357]-[.H357])" office:value-type="float" office:value="0.000000224408098388961">
            <text:p>2.24408098388961E-007</text:p>
          </table:table-cell>
          <table:table-cell table:formula="of:=ABS([.G357]-[.I357])" office:value-type="float" office:value="0.0000000000023793099923012">
            <text:p>2.3793099923012E-012</text:p>
          </table:table-cell>
          <table:table-cell/>
          <table:table-cell table:style-name="ce2" office:value-type="float" office:value="0.0000263473700075144">
            <text:p>2.63E-00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office:value-type="float" office:value="0.0000807722876955422">
            <text:p>8.08E-005</text:p>
          </table:table-cell>
          <table:table-cell office:value-type="float" office:value="0.0000912321074025">
            <text:p>9.12321074025E-005</text:p>
          </table:table-cell>
          <table:table-cell office:value-type="float" office:value="0">
            <text:p>0</text:p>
          </table:table-cell>
          <table:table-cell/>
          <table:table-cell table:formula="of:=ABS([.P357]-[.Q357])" office:value-type="float" office:value="0.0000263473700075144">
            <text:p>2.63473700075144E-005</text:p>
          </table:table-cell>
          <table:table-cell table:formula="of:=ABS([.P357]-[.R357])" office:value-type="float" office:value="0.0000263473700075144">
            <text:p>2.63473700075144E-005</text:p>
          </table:table-cell>
          <table:table-cell table:formula="of:=ABS([.T357]-[.U357])" office:value-type="float" office:value="0.0000104598197069578">
            <text:p>1.04598197069578E-005</text:p>
          </table:table-cell>
          <table:table-cell table:formula="of:=ABS([.T357]-[.V357])" office:value-type="float" office:value="0.0000807722876955422">
            <text:p>8.07722876955422E-0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2358319205124">
            <text:p>2.358319205124E-006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58]-[.D358])" office:value-type="float" office:value="0">
            <text:p>0</text:p>
          </table:table-cell>
          <table:table-cell table:formula="of:=ABS([.C358]-[.E358])" office:value-type="float" office:value="0.000002358319205124">
            <text:p>2.358319205124E-006</text:p>
          </table:table-cell>
          <table:table-cell table:formula="of:=ABS([.G358]-[.H358])" office:value-type="float" office:value="0">
            <text:p>0</text:p>
          </table:table-cell>
          <table:table-cell table:formula="of:=ABS([.G358]-[.I35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58]-[.Q358])" office:value-type="float" office:value="0">
            <text:p>0</text:p>
          </table:table-cell>
          <table:table-cell table:formula="of:=ABS([.P358]-[.R358])" office:value-type="float" office:value="0">
            <text:p>0</text:p>
          </table:table-cell>
          <table:table-cell table:formula="of:=ABS([.T358]-[.U358])" office:value-type="float" office:value="0">
            <text:p>0</text:p>
          </table:table-cell>
          <table:table-cell table:formula="of:=ABS([.T358]-[.V358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861080917547723">
            <text:p>8.61E-006</text:p>
          </table:table-cell>
          <table:table-cell office:value-type="float" office:value="0.0000164801897764">
            <text:p>1.64801897764E-005</text:p>
          </table:table-cell>
          <table:table-cell office:value-type="float" office:value="0.000008610808998724">
            <text:p>8.610808998724E-006</text:p>
          </table:table-cell>
          <table:table-cell/>
          <table:table-cell table:formula="of:=ABS([.C359]-[.D359])" office:value-type="float" office:value="0">
            <text:p>0</text:p>
          </table:table-cell>
          <table:table-cell table:formula="of:=ABS([.C359]-[.E359])" office:value-type="float" office:value="0">
            <text:p>0</text:p>
          </table:table-cell>
          <table:table-cell table:formula="of:=ABS([.G359]-[.H359])" office:value-type="float" office:value="0.00000786938060092277">
            <text:p>7.86938060092277E-006</text:p>
          </table:table-cell>
          <table:table-cell table:formula="of:=ABS([.G359]-[.I359])" office:value-type="float" office:value="0.000000000000176753229768982">
            <text:p>1.76753229768982E-0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02358319205124">
            <text:p>2.358319205124E-006</text:p>
          </table:table-cell>
          <table:table-cell/>
          <table:table-cell table:style-name="ce2" office:value-type="float" office:value="0.00000440499662421764">
            <text:p>4.40E-006</text:p>
          </table:table-cell>
          <table:table-cell office:value-type="float" office:value="0.0000044343094084">
            <text:p>4.4343094084E-006</text:p>
          </table:table-cell>
          <table:table-cell office:value-type="float" office:value="0">
            <text:p>0</text:p>
          </table:table-cell>
          <table:table-cell/>
          <table:table-cell table:formula="of:=ABS([.P359]-[.Q359])" office:value-type="float" office:value="0">
            <text:p>0</text:p>
          </table:table-cell>
          <table:table-cell table:formula="of:=ABS([.P359]-[.R359])" office:value-type="float" office:value="0.000002358319205124">
            <text:p>2.358319205124E-006</text:p>
          </table:table-cell>
          <table:table-cell table:formula="of:=ABS([.T359]-[.U359])" office:value-type="float" office:value="0.0000000293127841823608">
            <text:p>2.93127841823608E-008</text:p>
          </table:table-cell>
          <table:table-cell table:formula="of:=ABS([.T359]-[.V359])" office:value-type="float" office:value="0.00000440499662421764">
            <text:p>0.000004405</text:p>
          </table:table-cell>
        </table:table-row>
        <table:table-row table:style-name="ro2">
          <table:table-cell table:number-columns-repeated="2"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60]-[.D360])" office:value-type="float" office:value="0">
            <text:p>0</text:p>
          </table:table-cell>
          <table:table-cell table:formula="of:=ABS([.C360]-[.E360])" office:value-type="float" office:value="0">
            <text:p>0</text:p>
          </table:table-cell>
          <table:table-cell table:formula="of:=ABS([.G360]-[.H360])" office:value-type="float" office:value="0">
            <text:p>0</text:p>
          </table:table-cell>
          <table:table-cell table:formula="of:=ABS([.G360]-[.I360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60]-[.Q360])" office:value-type="float" office:value="0">
            <text:p>0</text:p>
          </table:table-cell>
          <table:table-cell table:formula="of:=ABS([.P360]-[.R360])" office:value-type="float" office:value="0">
            <text:p>0</text:p>
          </table:table-cell>
          <table:table-cell table:formula="of:=ABS([.T360]-[.U360])" office:value-type="float" office:value="0">
            <text:p>0</text:p>
          </table:table-cell>
          <table:table-cell table:formula="of:=ABS([.T360]-[.V360])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61]-[.D361])" office:value-type="float" office:value="0">
            <text:p>0</text:p>
          </table:table-cell>
          <table:table-cell table:formula="of:=ABS([.C361]-[.E361])" office:value-type="float" office:value="0">
            <text:p>0</text:p>
          </table:table-cell>
          <table:table-cell table:formula="of:=ABS([.G361]-[.H361])" office:value-type="float" office:value="0">
            <text:p>0</text:p>
          </table:table-cell>
          <table:table-cell table:formula="of:=ABS([.G361]-[.I36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61]-[.Q361])" office:value-type="float" office:value="0">
            <text:p>0</text:p>
          </table:table-cell>
          <table:table-cell table:formula="of:=ABS([.P361]-[.R361])" office:value-type="float" office:value="0">
            <text:p>0</text:p>
          </table:table-cell>
          <table:table-cell table:formula="of:=ABS([.T361]-[.U361])" office:value-type="float" office:value="0">
            <text:p>0</text:p>
          </table:table-cell>
          <table:table-cell table:formula="of:=ABS([.T361]-[.V361])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62]-[.D362])" office:value-type="float" office:value="0">
            <text:p>0</text:p>
          </table:table-cell>
          <table:table-cell table:formula="of:=ABS([.C362]-[.E362])" office:value-type="float" office:value="0">
            <text:p>0</text:p>
          </table:table-cell>
          <table:table-cell table:formula="of:=ABS([.G362]-[.H362])" office:value-type="float" office:value="0">
            <text:p>0</text:p>
          </table:table-cell>
          <table:table-cell table:formula="of:=ABS([.G362]-[.I36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62]-[.Q362])" office:value-type="float" office:value="0">
            <text:p>0</text:p>
          </table:table-cell>
          <table:table-cell table:formula="of:=ABS([.P362]-[.R362])" office:value-type="float" office:value="0">
            <text:p>0</text:p>
          </table:table-cell>
          <table:table-cell table:formula="of:=ABS([.T362]-[.U362])" office:value-type="float" office:value="0">
            <text:p>0</text:p>
          </table:table-cell>
          <table:table-cell table:formula="of:=ABS([.T362]-[.V362])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63]-[.D363])" office:value-type="float" office:value="0">
            <text:p>0</text:p>
          </table:table-cell>
          <table:table-cell table:formula="of:=ABS([.C363]-[.E363])" office:value-type="float" office:value="0">
            <text:p>0</text:p>
          </table:table-cell>
          <table:table-cell table:formula="of:=ABS([.G363]-[.H363])" office:value-type="float" office:value="0">
            <text:p>0</text:p>
          </table:table-cell>
          <table:table-cell table:formula="of:=ABS([.G363]-[.I36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63]-[.Q363])" office:value-type="float" office:value="0">
            <text:p>0</text:p>
          </table:table-cell>
          <table:table-cell table:formula="of:=ABS([.P363]-[.R363])" office:value-type="float" office:value="0">
            <text:p>0</text:p>
          </table:table-cell>
          <table:table-cell table:formula="of:=ABS([.T363]-[.U363])" office:value-type="float" office:value="0">
            <text:p>0</text:p>
          </table:table-cell>
          <table:table-cell table:formula="of:=ABS([.T363]-[.V363])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64]-[.D364])" office:value-type="float" office:value="0">
            <text:p>0</text:p>
          </table:table-cell>
          <table:table-cell table:formula="of:=ABS([.C364]-[.E364])" office:value-type="float" office:value="0">
            <text:p>0</text:p>
          </table:table-cell>
          <table:table-cell table:formula="of:=ABS([.G364]-[.H364])" office:value-type="float" office:value="0">
            <text:p>0</text:p>
          </table:table-cell>
          <table:table-cell table:formula="of:=ABS([.G364]-[.I36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64]-[.Q364])" office:value-type="float" office:value="0">
            <text:p>0</text:p>
          </table:table-cell>
          <table:table-cell table:formula="of:=ABS([.P364]-[.R364])" office:value-type="float" office:value="0">
            <text:p>0</text:p>
          </table:table-cell>
          <table:table-cell table:formula="of:=ABS([.T364]-[.U364])" office:value-type="float" office:value="0">
            <text:p>0</text:p>
          </table:table-cell>
          <table:table-cell table:formula="of:=ABS([.T364]-[.V364])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910681883935524">
            <text:p>9.11E-005</text:p>
          </table:table-cell>
          <table:table-cell office:value-type="float" office:value="0.00020260960281">
            <text:p>0.0002026096</text:p>
          </table:table-cell>
          <table:table-cell office:value-type="float" office:value="0.000091068200077156">
            <text:p>9.1068200077156E-005</text:p>
          </table:table-cell>
          <table:table-cell/>
          <table:table-cell table:formula="of:=ABS([.C365]-[.D365])" office:value-type="float" office:value="0">
            <text:p>0</text:p>
          </table:table-cell>
          <table:table-cell table:formula="of:=ABS([.C365]-[.E365])" office:value-type="float" office:value="0">
            <text:p>0</text:p>
          </table:table-cell>
          <table:table-cell table:formula="of:=ABS([.G365]-[.H365])" office:value-type="float" office:value="0.000111541414416448">
            <text:p>0.0001115414</text:p>
          </table:table-cell>
          <table:table-cell table:formula="of:=ABS([.G365]-[.I365])" office:value-type="float" office:value="0.0000000000116836036017417">
            <text:p>1.16836036017417E-0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44248680762722">
            <text:p>4.42E-005</text:p>
          </table:table-cell>
          <table:table-cell office:value-type="float" office:value="0.0000570949494544">
            <text:p>5.70949494544E-005</text:p>
          </table:table-cell>
          <table:table-cell office:value-type="float" office:value="0">
            <text:p>0</text:p>
          </table:table-cell>
          <table:table-cell/>
          <table:table-cell table:formula="of:=ABS([.P365]-[.Q365])" office:value-type="float" office:value="0">
            <text:p>0</text:p>
          </table:table-cell>
          <table:table-cell table:formula="of:=ABS([.P365]-[.R365])" office:value-type="float" office:value="0">
            <text:p>0</text:p>
          </table:table-cell>
          <table:table-cell table:formula="of:=ABS([.T365]-[.U365])" office:value-type="float" office:value="0.000012846268691678">
            <text:p>1.2846268691678E-005</text:p>
          </table:table-cell>
          <table:table-cell table:formula="of:=ABS([.T365]-[.V365])" office:value-type="float" office:value="0.000044248680762722">
            <text:p>4.4248680762722E-005</text:p>
          </table:table-cell>
        </table:table-row>
        <table:table-row table:style-name="ro2">
          <table:table-cell table:number-columns-repeated="2"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66]-[.D366])" office:value-type="float" office:value="0">
            <text:p>0</text:p>
          </table:table-cell>
          <table:table-cell table:formula="of:=ABS([.C366]-[.E366])" office:value-type="float" office:value="0">
            <text:p>0</text:p>
          </table:table-cell>
          <table:table-cell table:formula="of:=ABS([.G366]-[.H366])" office:value-type="float" office:value="0">
            <text:p>0</text:p>
          </table:table-cell>
          <table:table-cell table:formula="of:=ABS([.G366]-[.I366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66]-[.Q366])" office:value-type="float" office:value="0">
            <text:p>0</text:p>
          </table:table-cell>
          <table:table-cell table:formula="of:=ABS([.P366]-[.R366])" office:value-type="float" office:value="0">
            <text:p>0</text:p>
          </table:table-cell>
          <table:table-cell table:formula="of:=ABS([.T366]-[.U366])" office:value-type="float" office:value="0">
            <text:p>0</text:p>
          </table:table-cell>
          <table:table-cell table:formula="of:=ABS([.T366]-[.V366])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67]-[.D367])" office:value-type="float" office:value="0">
            <text:p>0</text:p>
          </table:table-cell>
          <table:table-cell table:formula="of:=ABS([.C367]-[.E367])" office:value-type="float" office:value="0">
            <text:p>0</text:p>
          </table:table-cell>
          <table:table-cell table:formula="of:=ABS([.G367]-[.H367])" office:value-type="float" office:value="0">
            <text:p>0</text:p>
          </table:table-cell>
          <table:table-cell table:formula="of:=ABS([.G367]-[.I367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67]-[.Q367])" office:value-type="float" office:value="0">
            <text:p>0</text:p>
          </table:table-cell>
          <table:table-cell table:formula="of:=ABS([.P367]-[.R367])" office:value-type="float" office:value="0">
            <text:p>0</text:p>
          </table:table-cell>
          <table:table-cell table:formula="of:=ABS([.T367]-[.U367])" office:value-type="float" office:value="0">
            <text:p>0</text:p>
          </table:table-cell>
          <table:table-cell table:formula="of:=ABS([.T367]-[.V367])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68]-[.D368])" office:value-type="float" office:value="0">
            <text:p>0</text:p>
          </table:table-cell>
          <table:table-cell table:formula="of:=ABS([.C368]-[.E368])" office:value-type="float" office:value="0">
            <text:p>0</text:p>
          </table:table-cell>
          <table:table-cell table:formula="of:=ABS([.G368]-[.H368])" office:value-type="float" office:value="0">
            <text:p>0</text:p>
          </table:table-cell>
          <table:table-cell table:formula="of:=ABS([.G368]-[.I368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68]-[.Q368])" office:value-type="float" office:value="0">
            <text:p>0</text:p>
          </table:table-cell>
          <table:table-cell table:formula="of:=ABS([.P368]-[.R368])" office:value-type="float" office:value="0">
            <text:p>0</text:p>
          </table:table-cell>
          <table:table-cell table:formula="of:=ABS([.T368]-[.U368])" office:value-type="float" office:value="0">
            <text:p>0</text:p>
          </table:table-cell>
          <table:table-cell table:formula="of:=ABS([.T368]-[.V368])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69]-[.D369])" office:value-type="float" office:value="0">
            <text:p>0</text:p>
          </table:table-cell>
          <table:table-cell table:formula="of:=ABS([.C369]-[.E369])" office:value-type="float" office:value="0">
            <text:p>0</text:p>
          </table:table-cell>
          <table:table-cell table:formula="of:=ABS([.G369]-[.H369])" office:value-type="float" office:value="0">
            <text:p>0</text:p>
          </table:table-cell>
          <table:table-cell table:formula="of:=ABS([.G369]-[.I369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69]-[.Q369])" office:value-type="float" office:value="0">
            <text:p>0</text:p>
          </table:table-cell>
          <table:table-cell table:formula="of:=ABS([.P369]-[.R369])" office:value-type="float" office:value="0">
            <text:p>0</text:p>
          </table:table-cell>
          <table:table-cell table:formula="of:=ABS([.T369]-[.U369])" office:value-type="float" office:value="0">
            <text:p>0</text:p>
          </table:table-cell>
          <table:table-cell table:formula="of:=ABS([.T369]-[.V369])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112712569911753">
            <text:p>1.13E-005</text:p>
          </table:table-cell>
          <table:table-cell office:value-type="float" office:value="0.0000095082189316">
            <text:p>9.5082189316E-006</text:p>
          </table:table-cell>
          <table:table-cell office:value-type="float" office:value="0.000011271255138361">
            <text:p>1.1271255138361E-005</text:p>
          </table:table-cell>
          <table:table-cell/>
          <table:table-cell table:formula="of:=ABS([.C370]-[.D370])" office:value-type="float" office:value="0">
            <text:p>0</text:p>
          </table:table-cell>
          <table:table-cell table:formula="of:=ABS([.C370]-[.E370])" office:value-type="float" office:value="0">
            <text:p>0</text:p>
          </table:table-cell>
          <table:table-cell table:formula="of:=ABS([.G370]-[.H370])" office:value-type="float" office:value="0.0000017630380595753">
            <text:p>0.000001763</text:p>
          </table:table-cell>
          <table:table-cell table:formula="of:=ABS([.G370]-[.I370])" office:value-type="float" office:value="0.00000000000185281429887735">
            <text:p>1.85281429887735E-0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style-name="ce2" office:value-type="float" office:value="0.00000843577263287988">
            <text:p>8.44E-006</text:p>
          </table:table-cell>
          <table:table-cell office:value-type="float" office:value="0.00001144671889">
            <text:p>1.144671889E-005</text:p>
          </table:table-cell>
          <table:table-cell office:value-type="float" office:value="0">
            <text:p>0</text:p>
          </table:table-cell>
          <table:table-cell/>
          <table:table-cell table:formula="of:=ABS([.P370]-[.Q370])" office:value-type="float" office:value="0">
            <text:p>0</text:p>
          </table:table-cell>
          <table:table-cell table:formula="of:=ABS([.P370]-[.R370])" office:value-type="float" office:value="0">
            <text:p>0</text:p>
          </table:table-cell>
          <table:table-cell table:formula="of:=ABS([.T370]-[.U370])" office:value-type="float" office:value="0.00000301094625712012">
            <text:p>3.01094625712012E-006</text:p>
          </table:table-cell>
          <table:table-cell table:formula="of:=ABS([.T370]-[.V370])" office:value-type="float" office:value="0.00000843577263287988">
            <text:p>8.43577263287988E-006</text:p>
          </table:table-cell>
        </table:table-row>
        <table:table-row table:style-name="ro2">
          <table:table-cell table:number-columns-repeated="2"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71]-[.D371])" office:value-type="float" office:value="0">
            <text:p>0</text:p>
          </table:table-cell>
          <table:table-cell table:formula="of:=ABS([.C371]-[.E371])" office:value-type="float" office:value="0">
            <text:p>0</text:p>
          </table:table-cell>
          <table:table-cell table:formula="of:=ABS([.G371]-[.H371])" office:value-type="float" office:value="0">
            <text:p>0</text:p>
          </table:table-cell>
          <table:table-cell table:formula="of:=ABS([.G371]-[.I371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71]-[.Q371])" office:value-type="float" office:value="0">
            <text:p>0</text:p>
          </table:table-cell>
          <table:table-cell table:formula="of:=ABS([.P371]-[.R371])" office:value-type="float" office:value="0">
            <text:p>0</text:p>
          </table:table-cell>
          <table:table-cell table:formula="of:=ABS([.T371]-[.U371])" office:value-type="float" office:value="0">
            <text:p>0</text:p>
          </table:table-cell>
          <table:table-cell table:formula="of:=ABS([.T371]-[.V371])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72]-[.D372])" office:value-type="float" office:value="0">
            <text:p>0</text:p>
          </table:table-cell>
          <table:table-cell table:formula="of:=ABS([.C372]-[.E372])" office:value-type="float" office:value="0">
            <text:p>0</text:p>
          </table:table-cell>
          <table:table-cell table:formula="of:=ABS([.G372]-[.H372])" office:value-type="float" office:value="0">
            <text:p>0</text:p>
          </table:table-cell>
          <table:table-cell table:formula="of:=ABS([.G372]-[.I372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72]-[.Q372])" office:value-type="float" office:value="0">
            <text:p>0</text:p>
          </table:table-cell>
          <table:table-cell table:formula="of:=ABS([.P372]-[.R372])" office:value-type="float" office:value="0">
            <text:p>0</text:p>
          </table:table-cell>
          <table:table-cell table:formula="of:=ABS([.T372]-[.U372])" office:value-type="float" office:value="0">
            <text:p>0</text:p>
          </table:table-cell>
          <table:table-cell table:formula="of:=ABS([.T372]-[.V372])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73]-[.D373])" office:value-type="float" office:value="0">
            <text:p>0</text:p>
          </table:table-cell>
          <table:table-cell table:formula="of:=ABS([.C373]-[.E373])" office:value-type="float" office:value="0">
            <text:p>0</text:p>
          </table:table-cell>
          <table:table-cell table:formula="of:=ABS([.G373]-[.H373])" office:value-type="float" office:value="0">
            <text:p>0</text:p>
          </table:table-cell>
          <table:table-cell table:formula="of:=ABS([.G373]-[.I373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73]-[.Q373])" office:value-type="float" office:value="0">
            <text:p>0</text:p>
          </table:table-cell>
          <table:table-cell table:formula="of:=ABS([.P373]-[.R373])" office:value-type="float" office:value="0">
            <text:p>0</text:p>
          </table:table-cell>
          <table:table-cell table:formula="of:=ABS([.T373]-[.U373])" office:value-type="float" office:value="0">
            <text:p>0</text:p>
          </table:table-cell>
          <table:table-cell table:formula="of:=ABS([.T373]-[.V373])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74]-[.D374])" office:value-type="float" office:value="0">
            <text:p>0</text:p>
          </table:table-cell>
          <table:table-cell table:formula="of:=ABS([.C374]-[.E374])" office:value-type="float" office:value="0">
            <text:p>0</text:p>
          </table:table-cell>
          <table:table-cell table:formula="of:=ABS([.G374]-[.H374])" office:value-type="float" office:value="0">
            <text:p>0</text:p>
          </table:table-cell>
          <table:table-cell table:formula="of:=ABS([.G374]-[.I374])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74]-[.Q374])" office:value-type="float" office:value="0">
            <text:p>0</text:p>
          </table:table-cell>
          <table:table-cell table:formula="of:=ABS([.P374]-[.R374])" office:value-type="float" office:value="0">
            <text:p>0</text:p>
          </table:table-cell>
          <table:table-cell table:formula="of:=ABS([.T374]-[.U374])" office:value-type="float" office:value="0">
            <text:p>0</text:p>
          </table:table-cell>
          <table:table-cell table:formula="of:=ABS([.T374]-[.V374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75]-[.D375])" office:value-type="float" office:value="0">
            <text:p>0</text:p>
          </table:table-cell>
          <table:table-cell table:formula="of:=ABS([.C375]-[.E375])" office:value-type="float" office:value="0">
            <text:p>0</text:p>
          </table:table-cell>
          <table:table-cell table:formula="of:=ABS([.G375]-[.H375])" office:value-type="float" office:value="0">
            <text:p>0</text:p>
          </table:table-cell>
          <table:table-cell table:formula="of:=ABS([.G375]-[.I375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75]-[.Q375])" office:value-type="float" office:value="0">
            <text:p>0</text:p>
          </table:table-cell>
          <table:table-cell table:formula="of:=ABS([.P375]-[.R375])" office:value-type="float" office:value="0">
            <text:p>0</text:p>
          </table:table-cell>
          <table:table-cell table:formula="of:=ABS([.T375]-[.U375])" office:value-type="float" office:value="0">
            <text:p>0</text:p>
          </table:table-cell>
          <table:table-cell table:formula="of:=ABS([.T375]-[.V375])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C376]-[.D376])" office:value-type="float" office:value="0">
            <text:p>0</text:p>
          </table:table-cell>
          <table:table-cell table:formula="of:=ABS([.C376]-[.E376])" office:value-type="float" office:value="0">
            <text:p>0</text:p>
          </table:table-cell>
          <table:table-cell table:formula="of:=ABS([.G376]-[.H376])" office:value-type="float" office:value="0">
            <text:p>0</text:p>
          </table:table-cell>
          <table:table-cell table:formula="of:=ABS([.G376]-[.I376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ABS([.P376]-[.Q376])" office:value-type="float" office:value="0">
            <text:p>0</text:p>
          </table:table-cell>
          <table:table-cell table:formula="of:=ABS([.P376]-[.R376])" office:value-type="float" office:value="0">
            <text:p>0</text:p>
          </table:table-cell>
          <table:table-cell table:formula="of:=ABS([.T376]-[.U376])" office:value-type="float" office:value="0">
            <text:p>0</text:p>
          </table:table-cell>
          <table:table-cell table:formula="of:=ABS([.T376]-[.V376])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77]-[.D377])" office:value-type="float" office:value="0">
            <text:p>0</text:p>
          </table:table-cell>
          <table:table-cell table:formula="of:=ABS([.C377]-[.E377])" office:value-type="float" office:value="0">
            <text:p>0</text:p>
          </table:table-cell>
          <table:table-cell table:formula="of:=ABS([.G377]-[.H377])" office:value-type="float" office:value="0">
            <text:p>0</text:p>
          </table:table-cell>
          <table:table-cell table:formula="of:=ABS([.G377]-[.I377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77]-[.Q377])" office:value-type="float" office:value="0">
            <text:p>0</text:p>
          </table:table-cell>
          <table:table-cell table:formula="of:=ABS([.P377]-[.R377])" office:value-type="float" office:value="0">
            <text:p>0</text:p>
          </table:table-cell>
          <table:table-cell table:formula="of:=ABS([.T377]-[.U377])" office:value-type="float" office:value="0">
            <text:p>0</text:p>
          </table:table-cell>
          <table:table-cell table:formula="of:=ABS([.T377]-[.V377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78]-[.D378])" office:value-type="float" office:value="0">
            <text:p>0</text:p>
          </table:table-cell>
          <table:table-cell table:formula="of:=ABS([.C378]-[.E378])" office:value-type="float" office:value="0">
            <text:p>0</text:p>
          </table:table-cell>
          <table:table-cell table:formula="of:=ABS([.G378]-[.H378])" office:value-type="float" office:value="0">
            <text:p>0</text:p>
          </table:table-cell>
          <table:table-cell table:formula="of:=ABS([.G378]-[.I378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78]-[.Q378])" office:value-type="float" office:value="0">
            <text:p>0</text:p>
          </table:table-cell>
          <table:table-cell table:formula="of:=ABS([.P378]-[.R378])" office:value-type="float" office:value="0">
            <text:p>0</text:p>
          </table:table-cell>
          <table:table-cell table:formula="of:=ABS([.T378]-[.U378])" office:value-type="float" office:value="0">
            <text:p>0</text:p>
          </table:table-cell>
          <table:table-cell table:formula="of:=ABS([.T378]-[.V378])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79]-[.D379])" office:value-type="float" office:value="0">
            <text:p>0</text:p>
          </table:table-cell>
          <table:table-cell table:formula="of:=ABS([.C379]-[.E379])" office:value-type="float" office:value="0">
            <text:p>0</text:p>
          </table:table-cell>
          <table:table-cell table:formula="of:=ABS([.G379]-[.H379])" office:value-type="float" office:value="0">
            <text:p>0</text:p>
          </table:table-cell>
          <table:table-cell table:formula="of:=ABS([.G379]-[.I379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79]-[.Q379])" office:value-type="float" office:value="0">
            <text:p>0</text:p>
          </table:table-cell>
          <table:table-cell table:formula="of:=ABS([.P379]-[.R379])" office:value-type="float" office:value="0">
            <text:p>0</text:p>
          </table:table-cell>
          <table:table-cell table:formula="of:=ABS([.T379]-[.U379])" office:value-type="float" office:value="0">
            <text:p>0</text:p>
          </table:table-cell>
          <table:table-cell table:formula="of:=ABS([.T379]-[.V379])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formula="of:=ABS([.C380]-[.D380])" office:value-type="float" office:value="0">
            <text:p>0</text:p>
          </table:table-cell>
          <table:table-cell table:formula="of:=ABS([.C380]-[.E380])" office:value-type="float" office:value="0">
            <text:p>0</text:p>
          </table:table-cell>
          <table:table-cell table:formula="of:=ABS([.G380]-[.H380])" office:value-type="float" office:value="0">
            <text:p>0</text:p>
          </table:table-cell>
          <table:table-cell table:formula="of:=ABS([.G380]-[.I380])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80]-[.Q380])" office:value-type="float" office:value="0">
            <text:p>0</text:p>
          </table:table-cell>
          <table:table-cell table:formula="of:=ABS([.P380]-[.R380])" office:value-type="float" office:value="0">
            <text:p>0</text:p>
          </table:table-cell>
          <table:table-cell table:formula="of:=ABS([.T380]-[.U380])" office:value-type="float" office:value="0">
            <text:p>0</text:p>
          </table:table-cell>
          <table:table-cell table:formula="of:=ABS([.T380]-[.V380])" office:value-type="float" office:value="0">
            <text:p>0</text:p>
          </table:table-cell>
        </table:table-row>
        <table:table-row table:style-name="ro2">
          <table:table-cell table:number-columns-repeated="15"/>
          <table:table-cell/>
          <table:table-cell table:number-columns-repeated="2" office:value-type="float" office:value="0">
            <text:p>0</text:p>
          </table:table-cell>
          <table:table-cell/>
          <table:table-cell/>
          <table:table-cell table:number-columns-repeated="2" office:value-type="float" office:value="0">
            <text:p>0</text:p>
          </table:table-cell>
          <table:table-cell/>
          <table:table-cell table:formula="of:=ABS([.P381]-[.Q381])" office:value-type="float" office:value="0">
            <text:p>0</text:p>
          </table:table-cell>
          <table:table-cell table:formula="of:=ABS([.P381]-[.R381])" office:value-type="float" office:value="0">
            <text:p>0</text:p>
          </table:table-cell>
          <table:table-cell table:formula="of:=ABS([.T381]-[.U381])" office:value-type="float" office:value="0">
            <text:p>0</text:p>
          </table:table-cell>
          <table:table-cell table:formula="of:=ABS([.T381]-[.V381])" office:value-type="float" office:value="0">
            <text:p>0</text:p>
          </table:table-cell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7"/>
          <table:table-cell office:value-type="float" office:value="0">
            <text:p>0</text:p>
          </table:table-cell>
          <table:table-cell table:number-columns-repeated="9"/>
        </table:table-row>
        <table:table-row table:style-name="ro2" table:number-rows-repeated="1048173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8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4-02T16:18:40</meta:creation-date>
    <dc:date>2013-04-02T17:42:21</dc:date>
    <dc:creator>Stefan Janssen</dc:creator>
    <meta:editing-duration>PT7M50S</meta:editing-duration>
    <meta:editing-cycles>1</meta:editing-cycles>
    <meta:document-statistic meta:table-count="3" meta:cell-count="8370" meta:object-count="0"/>
    <meta:generator>LibreOffice/3.5$Linux_X86_64 LibreOffice_project/350m1$Build-2</meta:generator>
  </office:meta>
</office:document-meta>
</file>